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5.565cm"/>
    </style:style>
    <style:style style:name="co8" style:family="table-column">
      <style:table-column-properties fo:break-before="auto" style:column-width="4.75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4.012cm"/>
    </style:style>
    <style:style style:name="co13" style:family="table-column">
      <style:table-column-properties fo:break-before="auto" style:column-width="3.972cm"/>
    </style:style>
    <style:style style:name="co14" style:family="table-column">
      <style:table-column-properties fo:break-before="auto" style:column-width="2.148cm"/>
    </style:style>
    <style:style style:name="co15" style:family="table-column">
      <style:table-column-properties fo:break-before="auto" style:column-width="16.083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3.524cm"/>
    </style:style>
    <style:style style:name="co18" style:family="table-column">
      <style:table-column-properties fo:break-before="auto" style:column-width="4.055cm"/>
    </style:style>
    <style:style style:name="co19" style:family="table-column">
      <style:table-column-properties fo:break-before="auto" style:column-width="5.258cm"/>
    </style:style>
    <style:style style:name="co20" style:family="table-column">
      <style:table-column-properties fo:break-before="auto" style:column-width="3.272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3.468cm"/>
    </style:style>
    <style:style style:name="ro1" style:family="table-row">
      <style:table-row-properties style:row-height="1.238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9cm" fo:break-before="auto" style:use-optimal-row-height="true"/>
    </style:style>
    <style:style style:name="ro7" style:family="table-row">
      <style:table-row-properties style:row-height="1.349cm" fo:break-before="auto" style:use-optimal-row-height="true"/>
    </style:style>
    <style:style style:name="ro8" style:family="table-row">
      <style:table-row-properties style:row-height="1.799cm" fo:break-before="auto" style:use-optimal-row-height="true"/>
    </style:style>
    <style:style style:name="ro9" style:family="table-row">
      <style:table-row-properties style:row-height="2.249cm" fo:break-before="auto" style:use-optimal-row-height="true"/>
    </style:style>
    <style:style style:name="ro10" style:family="table-row">
      <style:table-row-properties style:row-height="2.699cm" fo:break-before="auto" style:use-optimal-row-height="true"/>
    </style:style>
    <style:style style:name="ro11" style:family="table-row">
      <style:table-row-properties style:row-height="1.376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ta1" style:family="table" style:master-page-name="PageStyle_5f_Subventions">
      <style:table-properties table:display="true" style:writing-mode="lr-tb"/>
    </style:style>
    <style:style style:name="ta2" style:family="table" style:master-page-name="PageStyle_5f_Par_20_thématique">
      <style:table-properties table:display="true" style:writing-mode="lr-tb"/>
    </style:style>
    <style:style style:name="ta3" style:family="table" style:master-page-name="PageStyle_5f_Détail_20_culture">
      <style:table-properties table:display="true" style:writing-mode="lr-tb"/>
    </style:style>
    <style:style style:name="ta4" style:family="table" style:master-page-name="PageStyle_5f_Détail_20_Spor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19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19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18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18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19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18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18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18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18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18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19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18">
      <style:table-cell-properties style:diagonal-bl-tr="none" style:diagonal-tl-br="none" fo:background-color="transparent" fo:border="0.088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088cm solid #000000" style:diagonal-bl-tr="none" style:diagonal-tl-br="none" fo:background-color="transparent" fo:border-left="none" fo:border-right="0.035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18">
      <style:table-cell-properties fo:border-bottom="none" style:diagonal-bl-tr="none" style:diagonal-tl-br="none" fo:background-color="transparent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18">
      <style:table-cell-properties fo:border-bottom="0.088cm solid #000000" style:diagonal-bl-tr="none" style:diagonal-tl-br="none" fo:background-color="transparent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19">
      <style:table-cell-properties fo:border-bottom="0.035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9">
      <style:table-cell-properties fo:border-bottom="0.088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18">
      <style:table-cell-properties fo:border-bottom="0.035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18">
      <style:table-cell-properties fo:border-bottom="0.035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18">
      <style:table-cell-properties fo:border-bottom="0.088cm solid #000000" style:diagonal-bl-tr="none" style:diagonal-tl-br="none" fo:background-color="transparent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7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19">
      <style:table-cell-properties fo:background-color="transparent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78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79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80" style:family="table-cell" style:parent-style-name="Default" style:data-style-name="N119"/>
    <style:style style:name="ce181" style:family="table-cell" style:parent-style-name="Default" style:data-style-name="N119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19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83" style:family="table-cell" style:parent-style-name="Default" style:data-style-name="N119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84" style:family="table-cell" style:parent-style-name="Default" style:data-style-name="N119">
      <style:table-cell-properties style:diagonal-bl-tr="none" style:diagonal-tl-br="none" fo:border="0.035cm solid #000000" style:rotation-align="none"/>
    </style:style>
    <style:style style:name="ce18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fo:border="0.035cm solid #000000" style:rotation-align="none"/>
    </style:style>
    <style:style style:name="ce18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 style:data-style-name="N119">
      <style:table-cell-properties style:glyph-orientation-vertical="0"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 style:data-style-name="N11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1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ackground-color="#969696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 style:data-style-name="N4">
      <style:table-cell-properties style:diagonal-bl-tr="none" style:diagonal-tl-br="none" fo:border="0.035cm solid #000000" style:rotation-align="none"/>
    </style:style>
    <style:style style:name="ce1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19">
      <style:table-cell-properties style:glyph-orientation-vertical="0" fo:border-bottom="0.088cm solid #000000" fo:background-color="#969696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ubventions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51"/>
        <table:table-column table:style-name="co3" table:default-cell-style-name="ce26"/>
        <table:table-column table:style-name="co4" table:default-cell-style-name="ce51"/>
        <table:table-column table:style-name="co5" table:default-cell-style-name="ce86"/>
        <table:table-column table:style-name="co6" table:default-cell-style-name="ce105"/>
        <table:table-column table:style-name="co7" table:default-cell-style-name="ce105"/>
        <table:table-column table:style-name="co8" table:default-cell-style-name="ce105"/>
        <table:table-column table:style-name="co9" table:number-columns-repeated="3" table:default-cell-style-name="ce105"/>
        <table:table-column table:style-name="co10" table:default-cell-style-name="ce163"/>
        <table:table-column table:style-name="co9" table:number-columns-repeated="244" table:default-cell-style-name="ce171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29" office:value-type="string">
            <text:p>Structure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om du projet</text:p>
          </table:table-cell>
          <table:table-cell table:style-name="ce64" office:value-type="string">
            <text:p>Montant</text:p>
          </table:table-cell>
          <table:table-cell table:style-name="ce88" office:value-type="string">
            <text:p>proposée 2014</text:p>
          </table:table-cell>
          <table:table-cell table:style-name="ce108" office:value-type="string">
            <text:p>Montant déjà attribué 2014</text:p>
          </table:table-cell>
          <table:table-cell table:style-name="ce108" office:value-type="string">
            <text:p>Etape</text:p>
          </table:table-cell>
          <table:table-cell table:style-name="ce108" office:value-type="string">
            <text:p>Exercice</text:p>
          </table:table-cell>
          <table:table-cell table:style-name="ce125" office:value-type="string">
            <text:p>Date de réalisation du projet</text:p>
          </table:table-cell>
          <table:table-cell table:style-name="ce125" office:value-type="string">
            <text:p>Montant Demandé 2014</text:p>
          </table:table-cell>
          <table:table-cell table:style-name="ce134" office:value-type="string">
            <text:p>Thématique</text:p>
          </table:table-cell>
          <table:table-cell table:style-name="ce166" table:number-columns-repeated="1012"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30" office:value-type="string">
            <text:p>ARTISANS DU MONDE</text:p>
          </table:table-cell>
          <table:table-cell table:style-name="ce54" office:value-type="string">
            <text:p>F</text:p>
          </table:table-cell>
          <table:table-cell table:style-name="ce30"/>
          <table:table-cell table:style-name="ce65" office:value-type="float" office:value="200">
            <text:p>200 €</text:p>
          </table:table-cell>
          <table:table-cell table:style-name="ce89"/>
          <table:table-cell table:style-name="ce98"/>
          <table:table-cell table:style-name="ce112" office:value-type="string">
            <text:p>Conseil Municipal</text:p>
          </table:table-cell>
          <table:table-cell table:style-name="ce112" office:value-type="float" office:value="2014">
            <text:p>2014</text:p>
          </table:table-cell>
          <table:table-cell table:style-name="ce112"/>
          <table:table-cell table:style-name="ce98" office:value-type="float" office:value="1000">
            <text:p>1 000,00</text:p>
          </table:table-cell>
          <table:table-cell table:style-name="ce135" office:value-type="string" table:number-columns-spanned="1" table:number-rows-spanned="33">
            <text:p>ACTIONS INTERNATIONALES ET JUMELAG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057">
            <text:p>1057</text:p>
          </table:table-cell>
          <table:table-cell table:style-name="ce31" office:value-type="string">
            <text:p>ASSIANA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JAPAN MATSURI OUTDOOR</text:p>
          </table:table-cell>
          <table:table-cell table:style-name="ce66" office:value-type="float" office:value="400">
            <text:p>400 €</text:p>
          </table:table-cell>
          <table:table-cell table:style-name="ce89"/>
          <table:table-cell table:style-name="ce98"/>
          <table:table-cell table:style-name="ce112" office:value-type="string">
            <text:p>Conseil Municipal</text:p>
          </table:table-cell>
          <table:table-cell table:style-name="ce112" office:value-type="float" office:value="2014">
            <text:p>2014</text:p>
          </table:table-cell>
          <table:table-cell table:style-name="ce112" office:value-type="string">
            <text:p>MAI 2014</text:p>
          </table:table-cell>
          <table:table-cell table:style-name="ce98" office:value-type="float" office:value="1930">
            <text:p>1 93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710">
            <text:p>1710</text:p>
          </table:table-cell>
          <table:table-cell table:style-name="ce31" office:value-type="string">
            <text:p>AMICALE ARMENIENNE DE MONTPELLIER ET LA REGION AAM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1000">
            <text:p>1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355">
            <text:p>4355</text:p>
          </table:table-cell>
          <table:table-cell table:style-name="ce31" office:value-type="string">
            <text:p>AMITIE FRANCO-VIETNAMIENNE COMITE HERAULT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Projet de coopération culturelle à Montpellier et prjets de solidarité au Vietnam</text:p>
          </table:table-cell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1/01/2014</text:p>
          </table:table-cell>
          <table:table-cell table:style-name="ce98" office:value-type="float" office:value="3500">
            <text:p>3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608">
            <text:p>1608</text:p>
          </table:table-cell>
          <table:table-cell table:style-name="ce31" office:value-type="string">
            <text:p>AMITIES FRANCO-COLOMBIENNES DE MONTPELLIER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échanges litteraires Mediterranéens Amérique Latine</text:p>
          </table:table-cell>
          <table:table-cell table:style-name="ce66" office:value-type="float" office:value="200">
            <text:p>2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1/10/2013-01/10/2014</text:p>
          </table:table-cell>
          <table:table-cell table:style-name="ce98" office:value-type="float" office:value="1000">
            <text:p>1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608">
            <text:p>1608</text:p>
          </table:table-cell>
          <table:table-cell table:style-name="ce31" office:value-type="string">
            <text:p>AMITIES FRANCO-COLOMBIENNES DE MONTPELLIER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SEMAINE CULTURELLE</text:p>
          </table:table-cell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8/04/2014</text:p>
          </table:table-cell>
          <table:table-cell table:style-name="ce98" office:value-type="float" office:value="1250">
            <text:p>1 25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608">
            <text:p>1608</text:p>
          </table:table-cell>
          <table:table-cell table:style-name="ce31" office:value-type="string">
            <text:p>AMITIES FRANCO-COLOMBIENNES DE MONTPELLIER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REGARDS SUR LE CINEMA DE COLOMBIE. GRAN CARIBE ET AMERIQUE DU SUD 8EME EDITION</text:p>
          </table:table-cell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<text:s/>13/12/2013</text:p>
          </table:table-cell>
          <table:table-cell table:style-name="ce98" office:value-type="float" office:value="1500">
            <text:p>1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00">
            <text:p>400</text:p>
          </table:table-cell>
          <table:table-cell table:style-name="ce31" office:value-type="string">
            <text:p>AMITIES RUSSES ET AVEC LES PEUPLES DE L'EX URSS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SEMAINE CULTURELLE RUSSE</text:p>
          </table:table-cell>
          <table:table-cell table:style-name="ce66" office:value-type="float" office:value="400">
            <text:p>4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1/05/2014</text:p>
          </table:table-cell>
          <table:table-cell table:style-name="ce98" office:value-type="float" office:value="1200">
            <text:p>1 2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826">
            <text:p>4826</text:p>
          </table:table-cell>
          <table:table-cell table:style-name="ce31" office:value-type="string">
            <text:p>ASSOCIATION COLONIA ESPAGNOLA DE MONTPELLIER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200">
            <text:p>2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1500">
            <text:p>1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2229">
            <text:p>2229</text:p>
          </table:table-cell>
          <table:table-cell table:style-name="ce31" office:value-type="string">
            <text:p>ASSOCIATION COOPERATIVE SENS DE VIE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<text:s/>CARNAVAL DE LA BIODIVERSITE FES</text:p>
          </table:table-cell>
          <table:table-cell table:style-name="ce66" office:value-type="float" office:value="750">
            <text:p>75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9 au 16/03/2014</text:p>
          </table:table-cell>
          <table:table-cell table:style-name="ce98" office:value-type="float" office:value="5000">
            <text:p>5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3746">
            <text:p>3746</text:p>
          </table:table-cell>
          <table:table-cell table:style-name="ce31" office:value-type="string">
            <text:p>ASSOCIATION UNI'SONS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JEUNESSE EN ARABESQUES</text:p>
          </table:table-cell>
          <table:table-cell table:style-name="ce66" office:value-type="float" office:value="3000">
            <text:p>3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18/05/2014</text:p>
          </table:table-cell>
          <table:table-cell table:style-name="ce98" office:value-type="float" office:value="10000">
            <text:p>10 000,00</text:p>
          </table:table-cell>
          <table:covered-table-cell table:style-name="ce136"/>
          <table:table-cell table:style-name="ce168"/>
          <table:table-cell table:number-columns-repeated="1011"/>
        </table:table-row>
        <table:table-row table:style-name="ro1">
          <table:table-cell table:style-name="ce3" office:value-type="float" office:value="1847">
            <text:p>1847</text:p>
          </table:table-cell>
          <table:table-cell table:style-name="ce31" office:value-type="string">
            <text:p>CENTRE DE DOCUMENTATION TIERS-MONDE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2700">
            <text:p>2 7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200">
            <text:p>3 2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2984">
            <text:p>2984</text:p>
          </table:table-cell>
          <table:table-cell table:style-name="ce31" office:value-type="string">
            <text:p>COUP DE SOLEIL LANGUEDOC-ROUSSILLON ASSOCIATION CULTURELLE FRANCE MAGHREB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"FILLES DE..."</text:p>
          </table:table-cell>
          <table:table-cell table:style-name="ce66" office:value-type="float" office:value="500">
            <text:p>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8/03/2014</text:p>
          </table:table-cell>
          <table:table-cell table:style-name="ce98" office:value-type="float" office:value="1000">
            <text:p>1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48">
            <text:p>548</text:p>
          </table:table-cell>
          <table:table-cell table:style-name="ce31" office:value-type="string">
            <text:p>EURO-GRECE FRANCE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1000">
            <text:p>1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000">
            <text:p>3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48">
            <text:p>548</text:p>
          </table:table-cell>
          <table:table-cell table:style-name="ce31" office:value-type="string">
            <text:p>EURO-GRECE FRANCE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manifestation artistique et culturelle dans le cadre du jumelage</text:p>
          </table:table-cell>
          <table:table-cell table:style-name="ce66" office:value-type="float" office:value="700">
            <text:p>7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du 3 au 7 avril 2014</text:p>
          </table:table-cell>
          <table:table-cell table:style-name="ce98" office:value-type="float" office:value="4500">
            <text:p>4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25">
            <text:p>425</text:p>
          </table:table-cell>
          <table:table-cell table:style-name="ce31" office:value-type="string">
            <text:p>FRANCE ALGERIE MEDITERRANEE FAM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500">
            <text:p>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500">
            <text:p>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073">
            <text:p>1073</text:p>
          </table:table-cell>
          <table:table-cell table:style-name="ce31" office:value-type="string">
            <text:p>FRANCE-ISRAEL - ALLIANCE GENERAL KOENIG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500">
            <text:p>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2000">
            <text:p>2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816">
            <text:p>4816</text:p>
          </table:table-cell>
          <table:table-cell table:style-name="ce31" office:value-type="string">
            <text:p>I DILETTANTI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00">
            <text:p>3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3756">
            <text:p>3756</text:p>
          </table:table-cell>
          <table:table-cell table:style-name="ce31" office:value-type="string">
            <text:p>LES AMIS DE LA BULGARIE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Exposition peinture. Maison relations internationales</text:p>
          </table:table-cell>
          <table:table-cell table:style-name="ce66" office:value-type="float" office:value="200">
            <text:p>2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fin juillet 2014</text:p>
          </table:table-cell>
          <table:table-cell table:style-name="ce98" office:value-type="float" office:value="1800">
            <text:p>1 8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677">
            <text:p>5677</text:p>
          </table:table-cell>
          <table:table-cell table:style-name="ce31" office:value-type="string">
            <text:p>LES AMIS DE MONTPELLIER BETHLEEM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200">
            <text:p>2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500">
            <text:p>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677">
            <text:p>5677</text:p>
          </table:table-cell>
          <table:table-cell table:style-name="ce31" office:value-type="string">
            <text:p>LES AMIS DE MONTPELLIER BETHLEEM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WEEKEND MONTPELLIER/BETHLEEM</text:p>
          </table:table-cell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1 ET 2 MARS 2014</text:p>
          </table:table-cell>
          <table:table-cell table:style-name="ce98" office:value-type="float" office:value="1500">
            <text:p>1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909">
            <text:p>909</text:p>
          </table:table-cell>
          <table:table-cell table:style-name="ce31" office:value-type="string">
            <text:p>LES DANSEUSES DU SINAI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SINAI SHOW</text:p>
          </table:table-cell>
          <table:table-cell table:style-name="ce66" office:value-type="float" office:value="300">
            <text:p>3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1er Février 2014</text:p>
          </table:table-cell>
          <table:table-cell table:style-name="ce98" office:value-type="float" office:value="2000">
            <text:p>2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396">
            <text:p>1396</text:p>
          </table:table-cell>
          <table:table-cell table:style-name="ce31" office:value-type="string">
            <text:p>MAISON DE HEIDELBERG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15000">
            <text:p>15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15000">
            <text:p>15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1397">
            <text:p>1397</text:p>
          </table:table-cell>
          <table:table-cell table:style-name="ce31" office:value-type="string">
            <text:p>MAISON DE L'EUROPE DE MONTPELLIER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20000">
            <text:p>20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42000">
            <text:p>42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56">
            <text:p>456</text:p>
          </table:table-cell>
          <table:table-cell table:style-name="ce31" office:value-type="string">
            <text:p>MAISON DES TIERS MONDES SOLIDARITE INTERNATIONALE MTMSI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8500">
            <text:p>8 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13000">
            <text:p>13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56">
            <text:p>456</text:p>
          </table:table-cell>
          <table:table-cell table:style-name="ce31" office:value-type="string">
            <text:p>MAISON DES TIERS MONDES SOLIDARITE INTERNATIONALE MTMSI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COLLOQUE "droits et souveraineté alimentaire"</text:p>
          </table:table-cell>
          <table:table-cell table:style-name="ce66" office:value-type="float" office:value="1400">
            <text:p>1 4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15/11/2014</text:p>
          </table:table-cell>
          <table:table-cell table:style-name="ce98" office:value-type="float" office:value="2000">
            <text:p>2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763">
            <text:p>4763</text:p>
          </table:table-cell>
          <table:table-cell table:style-name="ce31" office:value-type="string">
            <text:p>MONTPELLIER CUBA SOLIDARITE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500">
            <text:p>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1500">
            <text:p>1 5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3342">
            <text:p>3342</text:p>
          </table:table-cell>
          <table:table-cell table:style-name="ce31" office:value-type="string">
            <text:p>MONTPELLIER HERAULT QUEBEC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LA GRANDE VIREE COUNTRY CHANTEUSE GYLAINE TANGAY</text:p>
          </table:table-cell>
          <table:table-cell table:style-name="ce66" office:value-type="float" office:value="500">
            <text:p>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Aout 2014</text:p>
          </table:table-cell>
          <table:table-cell table:style-name="ce98" office:value-type="float" office:value="8865">
            <text:p>8 865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748">
            <text:p>5748</text:p>
          </table:table-cell>
          <table:table-cell table:style-name="ce31" office:value-type="string">
            <text:p>RACINES SUD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1000">
            <text:p>1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2000">
            <text:p>2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931">
            <text:p>931</text:p>
          </table:table-cell>
          <table:table-cell table:style-name="ce31" office:value-type="string">
            <text:p>SAINT-MARTIN GAZELEC MONTPELLIER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TOURNOI INTERNATIONAL VILLES JUMELEES</text:p>
          </table:table-cell>
          <table:table-cell table:style-name="ce66" office:value-type="float" office:value="3000">
            <text:p>3 0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DU 19 AU 21 AVRIL 2014</text:p>
          </table:table-cell>
          <table:table-cell table:style-name="ce98" office:value-type="float" office:value="11000">
            <text:p>11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3873">
            <text:p>3873</text:p>
          </table:table-cell>
          <table:table-cell table:style-name="ce31" office:value-type="string">
            <text:p>SERVICE DES TRADUCTEURS D'URGENCE STU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2500">
            <text:p>2 500 €</text:p>
          </table:table-cell>
          <table:table-cell table:style-name="ce90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000">
            <text:p>3 0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459">
            <text:p>459</text:p>
          </table:table-cell>
          <table:table-cell table:style-name="ce31" office:value-type="string">
            <text:p>TERRE DES HOMMES FRANCE TDHF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6" office:value-type="float" office:value="300">
            <text:p>300 €</text:p>
          </table:table-cell>
          <table:table-cell table:style-name="ce89"/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00">
            <text:p>300,00</text:p>
          </table:table-cell>
          <table:covered-table-cell table:style-name="ce136"/>
          <table:table-cell table:style-name="ce167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1" office:value-type="string">
            <text:p>UNICEF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7" office:value-type="float" office:value="700">
            <text:p>700 €</text:p>
          </table:table-cell>
          <table:table-cell table:style-name="ce91"/>
          <table:table-cell table:style-name="ce109"/>
          <table:table-cell table:style-name="ce113" office:value-type="string">
            <text:p>Conseil Municipal</text:p>
          </table:table-cell>
          <table:table-cell table:style-name="ce118" office:value-type="float" office:value="2014">
            <text:p>2014</text:p>
          </table:table-cell>
          <table:table-cell table:style-name="ce113"/>
          <table:table-cell table:style-name="ce127" office:value-type="float" office:value="1000">
            <text:p>1 000,00</text:p>
          </table:table-cell>
          <table:covered-table-cell table:style-name="ce137"/>
          <table:table-cell table:style-name="ce167"/>
          <table:table-cell table:number-columns-repeated="1011"/>
        </table:table-row>
        <table:table-row table:style-name="ro1">
          <table:table-cell table:style-name="ce5" office:value-type="string">
            <text:p><text:s/></text:p>
          </table:table-cell>
          <table:table-cell table:style-name="ce32"/>
          <table:table-cell table:style-name="ce55" office:value-type="string" table:number-columns-spanned="2" table:number-rows-spanned="1">
            <text:p>Total</text:p>
          </table:table-cell>
          <table:covered-table-cell table:style-name="ce57"/>
          <table:table-cell table:style-name="ce68" table:formula="of:=SUM([.E2:.E34])" office:value-type="float" office:value="66950">
            <text:p>66 950 €</text:p>
          </table:table-cell>
          <table:table-cell table:style-name="ce92"/>
          <table:table-cell table:style-name="ce110"/>
          <table:table-cell table:style-name="ce114"/>
          <table:table-cell table:style-name="ce119"/>
          <table:table-cell table:style-name="ce126"/>
          <table:table-cell table:style-name="ce128"/>
          <table:table-cell table:style-name="ce138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3"/>
          <table:table-cell table:style-name="ce56"/>
          <table:table-cell table:style-name="ce33"/>
          <table:table-cell table:style-name="ce69"/>
          <table:table-cell table:style-name="ce93"/>
          <table:table-cell table:style-name="ce104"/>
          <table:table-cell table:style-name="ce93"/>
          <table:table-cell table:style-name="ce120"/>
          <table:table-cell table:style-name="ce93"/>
          <table:table-cell table:style-name="ce104"/>
          <table:table-cell table:style-name="ce139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39"/>
          <table:table-cell table:style-name="ce167"/>
          <table:table-cell table:number-columns-repeated="1011"/>
        </table:table-row>
        <table:table-row table:style-name="ro1">
          <table:table-cell table:style-name="ce8" office:value-type="float" office:value="512">
            <text:p>512</text:p>
          </table:table-cell>
          <table:table-cell table:style-name="ce35" office:value-type="string">
            <text:p>AMICALE DES TRANSMETTEURS DU LANGUEDOC-ROUSSILLON </text:p>
          </table:table-cell>
          <table:table-cell table:style-name="ce22" office:value-type="string">
            <text:p>F</text:p>
          </table:table-cell>
          <table:table-cell table:style-name="ce35"/>
          <table:table-cell table:style-name="ce71" office:value-type="float" office:value="200">
            <text:p>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0" office:value-type="string" table:number-columns-spanned="1" table:number-rows-spanned="8">
            <text:p>ANCIENS COMBATTANTS / ECOMOBIL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760">
            <text:p>1760</text:p>
          </table:table-cell>
          <table:table-cell table:style-name="ce36" office:value-type="string">
            <text:p>ASSOCIATION DES COMBATTANTS DE L'UNION FRANCAIS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200">
            <text:p>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">
            <text:p>2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081">
            <text:p>1081</text:p>
          </table:table-cell>
          <table:table-cell table:style-name="ce36" office:value-type="string">
            <text:p>ASSOCIATION NATIONALE DES CHEMINOTS ANCIENS COMBATTAN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200">
            <text:p>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">
            <text:p>2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203">
            <text:p>1203</text:p>
          </table:table-cell>
          <table:table-cell table:style-name="ce36" office:value-type="string">
            <text:p>ASSOCIATION RHIN ET DANUB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200">
            <text:p>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">
            <text:p>2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540">
            <text:p>540</text:p>
          </table:table-cell>
          <table:table-cell table:style-name="ce36" office:value-type="string">
            <text:p>FEDERATION NATIONALE ANCIENS COMBATTANTS ALGERIE-MAROC-TUNISIE FNAC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1220">
            <text:p>1 22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">
            <text:p>1 4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204">
            <text:p>1204</text:p>
          </table:table-cell>
          <table:table-cell table:style-name="ce36" office:value-type="string">
            <text:p>FONDATION MARECHAL DE LATT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200">
            <text:p>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">
            <text:p>2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4845">
            <text:p>4845</text:p>
          </table:table-cell>
          <table:table-cell table:style-name="ce36" office:value-type="string">
            <text:p>SOUVENIR FRANCAIS COMI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500">
            <text:p>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4845">
            <text:p>4845</text:p>
          </table:table-cell>
          <table:table-cell table:style-name="ce36" office:value-type="string">
            <text:p>SOUVENIR FRANCAIS COMITE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NOVATION DES TOMBES ET STELES DES SOLDATS MORTS POUR LA FRANCE</text:p>
          </table:table-cell>
          <table:table-cell table:style-name="ce72" office:value-type="float" office:value="892">
            <text:p>892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8500">
            <text:p>8 5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10" office:value-type="string" table:number-columns-spanned="4" table:number-rows-spanned="1">
            <text:p>TOTAL</text:p>
          </table:table-cell>
          <table:covered-table-cell table:number-columns-repeated="3" table:style-name="ce10"/>
          <table:table-cell table:style-name="ce70" table:formula="of:=SUM([.E38:.E45])" office:value-type="float" office:value="3612">
            <text:p>3 612 €</text:p>
          </table:table-cell>
          <table:table-cell table:style-name="ce95"/>
          <table:table-cell table:style-name="ce96"/>
          <table:table-cell table:style-name="ce100"/>
          <table:table-cell table:style-name="ce121"/>
          <table:table-cell table:style-name="ce100"/>
          <table:table-cell table:style-name="ce96"/>
          <table:table-cell table:style-name="ce142"/>
          <table:table-cell table:style-name="ce167"/>
          <table:table-cell table:number-columns-repeated="1011"/>
        </table:table-row>
        <table:table-row table:style-name="ro1">
          <table:table-cell table:style-name="ce11"/>
          <table:table-cell table:style-name="ce37"/>
          <table:table-cell table:style-name="ce11"/>
          <table:table-cell table:style-name="ce37"/>
          <table:table-cell table:style-name="ce73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2" office:value-type="string">
            <text:p>Code</text:p>
          </table:table-cell>
          <table:table-cell table:style-name="ce12" office:value-type="string">
            <text:p>Structur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Nom du projet</text:p>
          </table:table-cell>
          <table:table-cell table:style-name="ce74" office:value-type="string">
            <text:p>Montant</text:p>
          </table:table-cell>
          <table:table-cell table:style-name="ce95"/>
          <table:table-cell table:style-name="ce96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34">
            <text:p>4534</text:p>
          </table:table-cell>
          <table:table-cell table:style-name="ce36" office:value-type="string">
            <text:p>LE VIEUX BICLOU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5"/>
          <table:table-cell table:style-name="ce96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0" office:value-type="string" table:number-columns-spanned="4" table:number-rows-spanned="1">
            <text:p>TOTAL</text:p>
          </table:table-cell>
          <table:covered-table-cell table:number-columns-repeated="3" table:style-name="ce10"/>
          <table:table-cell table:style-name="ce76" office:value-type="float" office:value="6000">
            <text:p>6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12">
            <text:p>3112</text:p>
          </table:table-cell>
          <table:table-cell table:style-name="ce36" office:value-type="string">
            <text:p>CAISSE DES ECOLES DE LA VILLE DE MONTPELLIER CA311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/>
          <table:table-cell table:style-name="ce84"/>
          <table:table-cell table:style-name="ce84" office:value-type="float" office:value="172000">
            <text:p>172 000 €</text:p>
          </table:table-cell>
          <table:table-cell table:style-name="ce100" office:value-type="string">
            <text:p>Notification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195000">
            <text:p>195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4"/>
          <table:table-cell table:style-name="ce37"/>
          <table:table-cell table:style-name="ce11"/>
          <table:table-cell table:style-name="ce37"/>
          <table:table-cell table:style-name="ce77"/>
          <table:table-cell table:style-name="ce97"/>
          <table:table-cell table:style-name="ce84"/>
          <table:table-cell table:style-name="ce100"/>
          <table:table-cell table:style-name="ce121"/>
          <table:table-cell table:style-name="ce100"/>
          <table:table-cell table:style-name="ce84"/>
          <table:table-cell table:style-name="ce142"/>
          <table:table-cell table:style-name="ce167"/>
          <table:table-cell table:number-columns-repeated="1011"/>
        </table:table-row>
        <table:table-row table:style-name="ro2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2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2971">
            <text:p>2971</text:p>
          </table:table-cell>
          <table:table-cell table:style-name="ce36" office:value-type="string">
            <text:p>ASSOCIATION DE MEDIATION PENALE MONTPELLIERA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5000">
            <text:p>5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4" office:value-type="string" table:number-columns-spanned="1" table:number-rows-spanned="18">
            <text:p>cohesion social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248">
            <text:p>1248</text:p>
          </table:table-cell>
          <table:table-cell table:style-name="ce36" office:value-type="string">
            <text:p>ASSOCIATION DES RESIDENTS D'ANTIGONE - ADR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GORA DES PROJETS </text:p>
          </table:table-cell>
          <table:table-cell table:style-name="ce72" office:value-type="float" office:value="1500">
            <text:p>1 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5202">
            <text:p>5202</text:p>
          </table:table-cell>
          <table:table-cell table:style-name="ce36" office:value-type="string">
            <text:p>ASSOCIATION JUSTICE POUR LE PETIT BA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4500">
            <text:p>4 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5765">
            <text:p>5765</text:p>
          </table:table-cell>
          <table:table-cell table:style-name="ce36" office:value-type="string">
            <text:p>COLLECTIF RUE PIERRE CARDEN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4000">
            <text:p>4 000 €</text:p>
          </table:table-cell>
          <table:table-cell table:style-name="ce95"/>
          <table:table-cell table:style-name="ce96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2190">
            <text:p>2190</text:p>
          </table:table-cell>
          <table:table-cell table:style-name="ce36" office:value-type="string">
            <text:p>COLLECTIF YVES DU MANOIR <text:s/>CYD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3000">
            <text:p>3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2920">
            <text:p>2920</text:p>
          </table:table-cell>
          <table:table-cell table:style-name="ce36" office:value-type="string">
            <text:p>COMITE D'ANIMATION ET DE PREVENTION GELY-FIGUERO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1000">
            <text:p>1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2920">
            <text:p>2920</text:p>
          </table:table-cell>
          <table:table-cell table:style-name="ce36" office:value-type="string">
            <text:p>COMITE D'ANIMATION ET DE PREVENTION GELY-FIGUEROLL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GELY 2014</text:p>
          </table:table-cell>
          <table:table-cell table:style-name="ce72" office:value-type="float" office:value="3000">
            <text:p>3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0">
            <text:p>5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110">
            <text:p>1110</text:p>
          </table:table-cell>
          <table:table-cell table:style-name="ce36" office:value-type="string">
            <text:p>COMPAGNIE ODETTE LOUIS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1000">
            <text:p>1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110">
            <text:p>1110</text:p>
          </table:table-cell>
          <table:table-cell table:style-name="ce36" office:value-type="string">
            <text:p>COMPAGNIE ODETTE LOUIS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OLE ARTISTIQUE SOCIAL ET DOLIDAIRE</text:p>
          </table:table-cell>
          <table:table-cell table:style-name="ce72" office:value-type="float" office:value="1000">
            <text:p>1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260">
            <text:p>2 26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3" office:value-type="float" office:value="5446">
            <text:p>5446</text:p>
          </table:table-cell>
          <table:table-cell table:style-name="ce31" office:value-type="string">
            <text:p>CREACTION CIE CREACTION (instruction technique)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Expidition Rêves# 2 Suite et fin</text:p>
          </table:table-cell>
          <table:table-cell table:style-name="ce66" office:value-type="float" office:value="3500">
            <text:p>3 500 €</text:p>
          </table:table-cell>
          <table:table-cell table:style-name="ce90"/>
          <table:table-cell table:style-name="ce98"/>
          <table:table-cell table:style-name="ce112" office:value-type="string">
            <text:p>Instruction technique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01/04/2014</text:p>
          </table:table-cell>
          <table:table-cell table:style-name="ce98" office:value-type="float" office:value="3500">
            <text:p>3 500,00</text:p>
          </table:table-cell>
          <table:covered-table-cell table:style-name="ce141"/>
          <table:table-cell table:style-name="ce169"/>
          <table:table-cell table:style-name="ce173" table:number-columns-repeated="1011"/>
        </table:table-row>
        <table:table-row table:style-name="ro1">
          <table:table-cell table:style-name="ce9" office:value-type="float" office:value="4908">
            <text:p>4908</text:p>
          </table:table-cell>
          <table:table-cell table:style-name="ce36" office:value-type="string">
            <text:p>FACE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5000">
            <text:p>5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4908">
            <text:p>4908</text:p>
          </table:table-cell>
          <table:table-cell table:style-name="ce36" office:value-type="string">
            <text:p>FACE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ACE CITE</text:p>
          </table:table-cell>
          <table:table-cell table:style-name="ce72" office:value-type="float" office:value="3000">
            <text:p>3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 janvier 2014 au 31 decembre 2014</text:p>
          </table:table-cell>
          <table:table-cell table:style-name="ce96" office:value-type="float" office:value="5000">
            <text:p>5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853">
            <text:p>1853</text:p>
          </table:table-cell>
          <table:table-cell table:style-name="ce36" office:value-type="string">
            <text:p>FEMMES ACTIVES LANGUEDOC 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1000">
            <text:p>1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250">
            <text:p>6 25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4478">
            <text:p>4478</text:p>
          </table:table-cell>
          <table:table-cell table:style-name="ce36" office:value-type="string">
            <text:p>IDENTITES ET PARTA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MAINE CULTURELLE BERBERE</text:p>
          </table:table-cell>
          <table:table-cell table:style-name="ce72" office:value-type="float" office:value="2000">
            <text:p>2 0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7/01/2014</text:p>
          </table:table-cell>
          <table:table-cell table:style-name="ce96" office:value-type="float" office:value="3000">
            <text:p>3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3574">
            <text:p>3574</text:p>
          </table:table-cell>
          <table:table-cell table:style-name="ce36" office:value-type="string">
            <text:p>MOUVEMENTS CITOYE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3500">
            <text:p>3 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9" office:value-type="float" office:value="1463">
            <text:p>1463</text:p>
          </table:table-cell>
          <table:table-cell table:style-name="ce36" office:value-type="string">
            <text:p>PEDAGOGIE ET PRIS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OURNAL D HECTOR</text:p>
          </table:table-cell>
          <table:table-cell table:style-name="ce72" office:value-type="float" office:value="500">
            <text:p>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-&gt;01/07/2014</text:p>
          </table:table-cell>
          <table:table-cell table:style-name="ce96" office:value-type="float" office:value="1000">
            <text:p>1 0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9">
            <text:p>429</text:p>
          </table:table-cell>
          <table:table-cell table:style-name="ce36" office:value-type="string">
            <text:p>RAIPO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3200">
            <text:p>3 2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800">
            <text:p>3 800,00</text:p>
          </table:table-cell>
          <table:covered-table-cell table:style-name="ce141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41">
            <text:p>4841</text:p>
          </table:table-cell>
          <table:table-cell table:style-name="ce36" office:value-type="string">
            <text:p>VIVRE ENSEMBLE EN CITOYENS QUARTIER DES CEVENNES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2" office:value-type="float" office:value="1500">
            <text:p>1 500 €</text:p>
          </table:table-cell>
          <table:table-cell table:style-name="ce95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5"/>
          <table:table-cell table:style-name="ce167"/>
          <table:table-cell table:number-columns-repeated="1011"/>
        </table:table-row>
        <table:table-row table:style-name="ro1">
          <table:table-cell table:style-name="ce15" table:number-columns-repeated="3"/>
          <table:table-cell table:style-name="ce15" office:value-type="string">
            <text:p>Total</text:p>
          </table:table-cell>
          <table:table-cell table:style-name="ce70" table:formula="of:=SUM([.E55:.E72])" office:value-type="float" office:value="47200">
            <text:p>47 200 €</text:p>
          </table:table-cell>
          <table:table-cell table:style-name="ce95"/>
          <table:table-cell table:style-name="ce96"/>
          <table:table-cell table:style-name="ce100"/>
          <table:table-cell table:style-name="ce121"/>
          <table:table-cell table:style-name="ce100"/>
          <table:table-cell table:style-name="ce96"/>
          <table:table-cell table:style-name="ce142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66">
            <text:p>2866</text:p>
          </table:table-cell>
          <table:table-cell table:style-name="ce36" office:value-type="string">
            <text:p>COMITE DES OEUVRES SOCIALES ET CULTURELLES PERSONNEL MUNICIPAL / COSC CA286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/>
          <table:table-cell table:style-name="ce84"/>
          <table:table-cell table:style-name="ce84" office:value-type="float" office:value="520000">
            <text:p>520 000 €</text:p>
          </table:table-cell>
          <table:table-cell table:style-name="ce100" office:value-type="string">
            <text:p>Notification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520000">
            <text:p>520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66">
            <text:p>2866</text:p>
          </table:table-cell>
          <table:table-cell table:style-name="ce36" office:value-type="string">
            <text:p>COMITE DES OEUVRES SOCIALES ET CULTURELLES PERSONNEL MUNICIPAL / COSC CA286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ons d'achats agents Noël 2014</text:p>
          </table:table-cell>
          <table:table-cell table:style-name="ce75" office:value-type="float" office:value="0">
            <text:p>0 €</text:p>
          </table:table-cell>
          <table:table-cell table:style-name="ce84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décembre 2014</text:p>
          </table:table-cell>
          <table:table-cell table:style-name="ce84" office:value-type="float" office:value="105000">
            <text:p>105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9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9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23">
            <text:p>4923</text:p>
          </table:table-cell>
          <table:table-cell table:style-name="ce36" office:value-type="string">
            <text:p>280 COMMUNICATI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7" office:value-type="string" table:number-columns-spanned="1" table:number-rows-spanned="444">
            <text:p>CULTUR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23">
            <text:p>4923</text:p>
          </table:table-cell>
          <table:table-cell table:style-name="ce36" office:value-type="string">
            <text:p>280 COMMUNICATIO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ULIE GORDEN &amp; THE DIGITAL ORCHESTRA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3/2013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43">
            <text:p>5643</text:p>
          </table:table-cell>
          <table:table-cell table:style-name="ce36" office:value-type="string">
            <text:p>A BAILAR TANG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43">
            <text:p>5643</text:p>
          </table:table-cell>
          <table:table-cell table:style-name="ce36" office:value-type="string">
            <text:p>A BAILAR TANG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MILONGA DU MUSEE / TANGO ET VIDEO IN SITU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Tout les mercredis soirs de Juin à Septembre</text:p>
          </table:table-cell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40">
            <text:p>3140</text:p>
          </table:table-cell>
          <table:table-cell table:style-name="ce36" office:value-type="string">
            <text:p>A CONTRE POIL DU SE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57">
            <text:p>857</text:p>
          </table:table-cell>
          <table:table-cell table:style-name="ce36" office:value-type="string">
            <text:p>A LA BARAK ATELIER DE PHOTOGRAPH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79">
            <text:p>1879</text:p>
          </table:table-cell>
          <table:table-cell table:style-name="ce36" office:value-type="string">
            <text:p>ACADEMIE DES SCIENCES ET DES LETTRES DE MONTPELLIER ASL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79">
            <text:p>1879</text:p>
          </table:table-cell>
          <table:table-cell table:style-name="ce36" office:value-type="string">
            <text:p>ACADEMIE DES SCIENCES ET DES LETTRES DE MONTPELLIER ASL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IX SABATIER D 'ESPEYRA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5/12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51">
            <text:p>5051</text:p>
          </table:table-cell>
          <table:table-cell table:style-name="ce36" office:value-type="string">
            <text:p>ACADEMIE INTERNATIONALE DE MUSIQU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17">
            <text:p>5517</text:p>
          </table:table-cell>
          <table:table-cell table:style-name="ce36" office:value-type="string">
            <text:p>ACCIDENTAL COMPANY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17">
            <text:p>5517</text:p>
          </table:table-cell>
          <table:table-cell table:style-name="ce36" office:value-type="string">
            <text:p>ACCIDENTAL COMPAN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TELIER LIBRE DE THEATRE GESTUE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0/09/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1">
            <text:p>5861</text:p>
          </table:table-cell>
          <table:table-cell table:style-name="ce36" office:value-type="string">
            <text:p>ACORD PRODUCTI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WESTERN HIP HOP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2014</text:p>
          </table:table-cell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85">
            <text:p>4185</text:p>
          </table:table-cell>
          <table:table-cell table:style-name="ce36" office:value-type="string">
            <text:p>ACTE CHANS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07">
            <text:p>1207</text:p>
          </table:table-cell>
          <table:table-cell table:style-name="ce36" office:value-type="string">
            <text:p>ACTION D'ESPA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I CA TE DIT QU ON PARL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/04/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7">
            <text:p>5827</text:p>
          </table:table-cell>
          <table:table-cell table:style-name="ce36" office:value-type="string">
            <text:p>ACTIONS MONTPELLIER MUSIQUE ENSEMBLE SOLIDAIRE AMM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71">
            <text:p>5171</text:p>
          </table:table-cell>
          <table:table-cell table:style-name="ce36" office:value-type="string">
            <text:p>ALETHEI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71">
            <text:p>5171</text:p>
          </table:table-cell>
          <table:table-cell table:style-name="ce36" office:value-type="string">
            <text:p>ALETHEI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RIE URBAI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14000">
            <text:p>1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32">
            <text:p>2432</text:p>
          </table:table-cell>
          <table:table-cell table:style-name="ce36" office:value-type="string">
            <text:p>ALLONS'Z'ENFANTS - CIE DIDIER THER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">
            <text:p>2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32">
            <text:p>2432</text:p>
          </table:table-cell>
          <table:table-cell table:style-name="ce36" office:value-type="string">
            <text:p>ALLONS'Z'ENFANTS - CIE DIDIER THER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éation de danse contemporaine.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90">
            <text:p>2390</text:p>
          </table:table-cell>
          <table:table-cell table:style-name="ce36" office:value-type="string">
            <text:p>ALMA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HUELLA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EPTEMBR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18">
            <text:p>3618</text:p>
          </table:table-cell>
          <table:table-cell table:style-name="ce36" office:value-type="string">
            <text:p>AMIS DE LA LIBRAIRIE LES CINQ CONTINEN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4">
            <text:p>444</text:p>
          </table:table-cell>
          <table:table-cell table:style-name="ce36" office:value-type="string">
            <text:p>AMIS DE L'ORGUE DES SAINTS FRANCO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6">
            <text:p>146</text:p>
          </table:table-cell>
          <table:table-cell table:style-name="ce36" office:value-type="string">
            <text:p>AMIS DE L'ORGUE ET CHÆURS DE LA CATHEDRA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46">
            <text:p>1246</text:p>
          </table:table-cell>
          <table:table-cell table:style-name="ce36" office:value-type="string">
            <text:p>AMISTATS MAX ROUQUET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37">
            <text:p>2037</text:p>
          </table:table-cell>
          <table:table-cell table:style-name="ce36" office:value-type="string">
            <text:p>ANIM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4">
            <text:p>5374</text:p>
          </table:table-cell>
          <table:table-cell table:style-name="ce36" office:value-type="string">
            <text:p>APAAAV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4">
            <text:p>5374</text:p>
          </table:table-cell>
          <table:table-cell table:style-name="ce36" office:value-type="string">
            <text:p>APAAAV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AISON CULTURELLE ANNEE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6">
            <text:p>5036</text:p>
          </table:table-cell>
          <table:table-cell table:style-name="ce36" office:value-type="string">
            <text:p>APERT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0">
            <text:p>9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23">
            <text:p>4723</text:p>
          </table:table-cell>
          <table:table-cell table:style-name="ce36" office:value-type="string">
            <text:p>APPEL DU GESTE ACTUE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59">
            <text:p>959</text:p>
          </table:table-cell>
          <table:table-cell table:style-name="ce36" office:value-type="string">
            <text:p>ARCHIVES DU MON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89">
            <text:p>4389</text:p>
          </table:table-cell>
          <table:table-cell table:style-name="ce36" office:value-type="string">
            <text:p>ARDE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57">
            <text:p>2057</text:p>
          </table:table-cell>
          <table:table-cell table:style-name="ce36" office:value-type="string">
            <text:p>ARS MUSICA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78">
            <text:p>4778</text:p>
          </table:table-cell>
          <table:table-cell table:style-name="ce36" office:value-type="string">
            <text:p>ART ET CREATION CHORALE AC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55">
            <text:p>3455</text:p>
          </table:table-cell>
          <table:table-cell table:style-name="ce36" office:value-type="string">
            <text:p>ARTEFACTDANS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 office:value-type="string">
            <text:p>ARTICHAUT - PRODUCTIONS CULTURELLES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70">
            <text:p>97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67">
            <text:p>5567</text:p>
          </table:table-cell>
          <table:table-cell table:style-name="ce36" office:value-type="string">
            <text:p>ARTOTHEQUE A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67">
            <text:p>5567</text:p>
          </table:table-cell>
          <table:table-cell table:style-name="ce36" office:value-type="string">
            <text:p>ARTOTHEQUE A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ATION EXPOSITIO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03">
            <text:p>3403</text:p>
          </table:table-cell>
          <table:table-cell table:style-name="ce36" office:value-type="string">
            <text:p>ASSO INTERNATIONALE SAINT ROCH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500">
            <text:p>5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92">
            <text:p>5192</text:p>
          </table:table-cell>
          <table:table-cell table:style-name="ce36" office:value-type="string">
            <text:p>ASSO RECHERCHE ENSEIGNEMENT LANGUES ANCIENNES MONTPELLIER ARELAM CA519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ournée de l'antiquité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-juin 2014</text:p>
          </table:table-cell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52">
            <text:p>3252</text:p>
          </table:table-cell>
          <table:table-cell table:style-name="ce36" office:value-type="string">
            <text:p>ASSOCIATION ACH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41">
            <text:p>4941</text:p>
          </table:table-cell>
          <table:table-cell table:style-name="ce36" office:value-type="string">
            <text:p>ASSOCIATION AMADE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41">
            <text:p>4941</text:p>
          </table:table-cell>
          <table:table-cell table:style-name="ce36" office:value-type="string">
            <text:p>ASSOCIATION AMADE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S NOTES ET DES MOT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6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66">
            <text:p>5766</text:p>
          </table:table-cell>
          <table:table-cell table:style-name="ce36" office:value-type="string">
            <text:p>ASSOCIATION ARCHITECTI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66">
            <text:p>5766</text:p>
          </table:table-cell>
          <table:table-cell table:style-name="ce36" office:value-type="string">
            <text:p>ASSOCIATION ARCHITECTIQU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ERCEPTION CONSCIENT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18">
            <text:p>5018</text:p>
          </table:table-cell>
          <table:table-cell table:style-name="ce36" office:value-type="string">
            <text:p>ASSOCIATION B MEDIA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51">
            <text:p>4951</text:p>
          </table:table-cell>
          <table:table-cell table:style-name="ce36" office:value-type="string">
            <text:p>ASSOCIATION BRUIT QUI COUR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4">
            <text:p>5034</text:p>
          </table:table-cell>
          <table:table-cell table:style-name="ce36" office:value-type="string">
            <text:p>ASSOCIATION CHICA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45">
            <text:p>3745</text:p>
          </table:table-cell>
          <table:table-cell table:style-name="ce36" office:value-type="string">
            <text:p>ASSOCIATION CHRETIENS ET CULTUR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15 EME FESTIVAL INTERRELIGIEUX DE MUSIQUES SACRE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AVRIL 2014</text:p>
          </table:table-cell>
          <table:table-cell table:style-name="ce96" office:value-type="float" office:value="17000">
            <text:p>1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50">
            <text:p>1250</text:p>
          </table:table-cell>
          <table:table-cell table:style-name="ce36" office:value-type="string">
            <text:p>ASSOCIATION COREE'GRAPH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65">
            <text:p>2265</text:p>
          </table:table-cell>
          <table:table-cell table:style-name="ce36" office:value-type="string">
            <text:p>ASSOCIATION CULTURELLE DES BERBERES DE KABYL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65">
            <text:p>2265</text:p>
          </table:table-cell>
          <table:table-cell table:style-name="ce36" office:value-type="string">
            <text:p>ASSOCIATION CULTURELLE DES BERBERES DE KABYLI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4eme CD des amis du chant Berbere de Kabyili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llet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65">
            <text:p>2265</text:p>
          </table:table-cell>
          <table:table-cell table:style-name="ce36" office:value-type="string">
            <text:p>ASSOCIATION CULTURELLE DES BERBERES DE KABYLI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maine culturelle Berbe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39">
            <text:p>3339</text:p>
          </table:table-cell>
          <table:table-cell table:style-name="ce36" office:value-type="string">
            <text:p>ASSOCIATION DES AMIS DU MUSEE LANGUEDOCIE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58">
            <text:p>5358</text:p>
          </table:table-cell>
          <table:table-cell table:style-name="ce36" office:value-type="string">
            <text:p>ASSOCIATION DES CAFES GEOGRAPHIQUES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44">
            <text:p>3944</text:p>
          </table:table-cell>
          <table:table-cell table:style-name="ce36" office:value-type="string">
            <text:p>ASSOCIATION DES CHOEURS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44">
            <text:p>3944</text:p>
          </table:table-cell>
          <table:table-cell table:style-name="ce36" office:value-type="string">
            <text:p>ASSOCIATION DES CHOEURS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ORALISSIMO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4/05/2014</text:p>
          </table:table-cell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66">
            <text:p>1966</text:p>
          </table:table-cell>
          <table:table-cell table:style-name="ce36" office:value-type="string">
            <text:p>ASSOCIATION DES PRODUCTEURS EDITEUR DE MUSIQUE EN LANGUEDOC ROUSS CA196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2">
            <text:p>432</text:p>
          </table:table-cell>
          <table:table-cell table:style-name="ce36" office:value-type="string">
            <text:p>ASSOCIATION DES PUPILLES DE L'ENSEIGNEMENT PUBLIC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Bulle Bleue : évènements appartés et ouvertur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14</text:p>
          </table:table-cell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2">
            <text:p>1902</text:p>
          </table:table-cell>
          <table:table-cell table:style-name="ce36" office:value-type="string">
            <text:p>ASSOCIATION DU NOUVEAU SAINTE-ANN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2ème Nuits de Saint Anne (Soirées musicales) - 3 Expositions au Cartrée Ste An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14000">
            <text:p>1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3">
            <text:p>5833</text:p>
          </table:table-cell>
          <table:table-cell table:style-name="ce36" office:value-type="string">
            <text:p>ASSOCIATION FESTAFIL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3">
            <text:p>5833</text:p>
          </table:table-cell>
          <table:table-cell table:style-name="ce36" office:value-type="string">
            <text:p>ASSOCIATION FESTAFIL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festafilm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7 au 30 novembre 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2">
            <text:p>382</text:p>
          </table:table-cell>
          <table:table-cell table:style-name="ce36" office:value-type="string">
            <text:p>ASSOCIATION JULES SONIC PROD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73">
            <text:p>1973</text:p>
          </table:table-cell>
          <table:table-cell table:style-name="ce36" office:value-type="string">
            <text:p>ASSOCIATION LES AMIS DU GRAIN DES MO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18">
            <text:p>5818</text:p>
          </table:table-cell>
          <table:table-cell table:style-name="ce36" office:value-type="string">
            <text:p>ASSOCIATION LIGHT MOTIV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EATION ET DIFFUSION D UN PROJET MUSICA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14-&gt;30/09/14</text:p>
          </table:table-cell>
          <table:table-cell table:style-name="ce96" office:value-type="float" office:value="4500">
            <text:p>4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5">
            <text:p>4755</text:p>
          </table:table-cell>
          <table:table-cell table:style-name="ce36" office:value-type="string">
            <text:p>ASSOCIATION LOLA PRODUC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5">
            <text:p>4755</text:p>
          </table:table-cell>
          <table:table-cell table:style-name="ce36" office:value-type="string">
            <text:p>ASSOCIATION LOLA PRODUC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UBSONICA OPEN AI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6/09/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5">
            <text:p>4755</text:p>
          </table:table-cell>
          <table:table-cell table:style-name="ce36" office:value-type="string">
            <text:p>ASSOCIATION LOLA PRODUC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UBSONICA OPEN AI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6/09/2014</text:p>
          </table:table-cell>
          <table:table-cell table:style-name="ce96" office:value-type="float" office:value="3900">
            <text:p>3 9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1">
            <text:p>511</text:p>
          </table:table-cell>
          <table:table-cell table:style-name="ce36" office:value-type="string">
            <text:p>ASSOCIATION MERIDIA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36">
            <text:p>3636</text:p>
          </table:table-cell>
          <table:table-cell table:style-name="ce36" office:value-type="string">
            <text:p>ASSOCIATION MONTPELLIERAINE POUR UN JUDAISME HUMANISTE ET LAI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19">
            <text:p>1919</text:p>
          </table:table-cell>
          <table:table-cell table:style-name="ce36" office:value-type="string">
            <text:p>ASSOCIATION POUR LE DEVELOPPEMENT D'UN OUTIL RADIOPHONIQUE ETUDI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8">
            <text:p>418</text:p>
          </table:table-cell>
          <table:table-cell table:style-name="ce36" office:value-type="string">
            <text:p>ASSOCIATION RAMA.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94">
            <text:p>2094</text:p>
          </table:table-cell>
          <table:table-cell table:style-name="ce36" office:value-type="string">
            <text:p>ASSOCIATION SI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ADEK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34">
            <text:p>5534</text:p>
          </table:table-cell>
          <table:table-cell table:style-name="ce36" office:value-type="string">
            <text:p>ASSOCIATION SPONTANE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inett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20">
            <text:p>5020</text:p>
          </table:table-cell>
          <table:table-cell table:style-name="ce36" office:value-type="string">
            <text:p>ASSOCIATION STELLA-MURRAY BROSCH PRODUCTI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56">
            <text:p>5156</text:p>
          </table:table-cell>
          <table:table-cell table:style-name="ce36" office:value-type="string">
            <text:p>ASSOCIATION TAF PRODUC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56">
            <text:p>5156</text:p>
          </table:table-cell>
          <table:table-cell table:style-name="ce36" office:value-type="string">
            <text:p>ASSOCIATION TAF PRODUCTI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BLUES SESSIO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9/03/2013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46">
            <text:p>3746</text:p>
          </table:table-cell>
          <table:table-cell table:style-name="ce36" office:value-type="string">
            <text:p>ASSOCIATION UNI'S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">
            <text:p>2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46">
            <text:p>3746</text:p>
          </table:table-cell>
          <table:table-cell table:style-name="ce36" office:value-type="string">
            <text:p>ASSOCIATION UNI'SO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ARABESQU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9/05/2014</text:p>
          </table:table-cell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13">
            <text:p>2113</text:p>
          </table:table-cell>
          <table:table-cell table:style-name="ce36" office:value-type="string">
            <text:p>ATELIER DE RECHERCHE THEATRALE - ART C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73">
            <text:p>4573</text:p>
          </table:table-cell>
          <table:table-cell table:style-name="ce36" office:value-type="string">
            <text:p>ATELIER DE RENCONTRE ET DE RECHERCHE COMPARATIVE EN ETHNOLOG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73">
            <text:p>4573</text:p>
          </table:table-cell>
          <table:table-cell table:style-name="ce36" office:value-type="string">
            <text:p>ATELIER DE RENCONTRE ET DE RECHERCHE COMPARATIVE EN ETHNOLOGI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 bistrot des Etnologu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9 octobre 2013 au 12 mai 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">
            <text:p>58</text:p>
          </table:table-cell>
          <table:table-cell table:style-name="ce36" office:value-type="string">
            <text:p>ATELIER THEATR'E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">
            <text:p>58</text:p>
          </table:table-cell>
          <table:table-cell table:style-name="ce36" office:value-type="string">
            <text:p>ATELIER THEATR'ELL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LADE DES MOT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380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2">
            <text:p>532</text:p>
          </table:table-cell>
          <table:table-cell table:style-name="ce36" office:value-type="string">
            <text:p>ATHO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2">
            <text:p>532</text:p>
          </table:table-cell>
          <table:table-cell table:style-name="ce36" office:value-type="string">
            <text:p>ATHOM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 TARTUFE DE MOLIE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4/02/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11">
            <text:p>4011</text:p>
          </table:table-cell>
          <table:table-cell table:style-name="ce36" office:value-type="string">
            <text:p>ATOUT CHOEU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33">
            <text:p>1733</text:p>
          </table:table-cell>
          <table:table-cell table:style-name="ce36" office:value-type="string">
            <text:p>ATOUT CLOW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65">
            <text:p>4265</text:p>
          </table:table-cell>
          <table:table-cell table:style-name="ce36" office:value-type="string">
            <text:p>ATTITU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5000">
            <text:p>5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65">
            <text:p>4265</text:p>
          </table:table-cell>
          <table:table-cell table:style-name="ce36" office:value-type="string">
            <text:p>ATTITUD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TTLE OF THE YEAR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4/05/2014</text:p>
          </table:table-cell>
          <table:table-cell table:style-name="ce96" office:value-type="float" office:value="40000">
            <text:p>4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78">
            <text:p>5078</text:p>
          </table:table-cell>
          <table:table-cell table:style-name="ce36" office:value-type="string">
            <text:p>AUTOUR DES AUTEURS, ASSOCIATION DES AUTEURS EN LANGUEDOC 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78">
            <text:p>5078</text:p>
          </table:table-cell>
          <table:table-cell table:style-name="ce36" office:value-type="string">
            <text:p>AUTOUR DES AUTEURS, ASSOCIATION DES AUTEURS EN LANGUEDOC ROUSSILLON CA507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VUE NUMERIQUE FUNAMBULE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5">
            <text:p>375</text:p>
          </table:table-cell>
          <table:table-cell table:style-name="ce36" office:value-type="string">
            <text:p>B.A. BACH CA37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91">
            <text:p>3991</text:p>
          </table:table-cell>
          <table:table-cell table:style-name="ce36" office:value-type="string">
            <text:p>BAGAGES D'ACTEURS THEATRE POESIE LITTERATURE CA39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54">
            <text:p>2254</text:p>
          </table:table-cell>
          <table:table-cell table:style-name="ce36" office:value-type="string">
            <text:p>BE FAST CA225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LBUM SALUT LES ANG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14">
            <text:p>3314</text:p>
          </table:table-cell>
          <table:table-cell table:style-name="ce36" office:value-type="string">
            <text:p>BLABLA PRODUCTION CA331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59">
            <text:p>2159</text:p>
          </table:table-cell>
          <table:table-cell table:style-name="ce36" office:value-type="string">
            <text:p>BOITE NOIRE UNITE DE RECHERCHE CONTEMPORAINE CA215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49">
            <text:p>5149</text:p>
          </table:table-cell>
          <table:table-cell table:style-name="ce36" office:value-type="string">
            <text:p>BRISCARTS CA514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84">
            <text:p>5684</text:p>
          </table:table-cell>
          <table:table-cell table:style-name="ce36" office:value-type="string">
            <text:p>BUREAU DES ARTS ET TERRITOIRES CA568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99">
            <text:p>4799</text:p>
          </table:table-cell>
          <table:table-cell table:style-name="ce36" office:value-type="string">
            <text:p>CABO MUNDO - CAP MONDE CA479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250">
            <text:p>12 25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99">
            <text:p>4799</text:p>
          </table:table-cell>
          <table:table-cell table:style-name="ce36" office:value-type="string">
            <text:p>CABO MUNDO - CAP MONDE CA479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HEBAIDE OU LES FRERES ENNEMI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4/2014</text:p>
          </table:table-cell>
          <table:table-cell table:style-name="ce96" office:value-type="float" office:value="9250">
            <text:p>9 25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44">
            <text:p>5044</text:p>
          </table:table-cell>
          <table:table-cell table:style-name="ce36" office:value-type="string">
            <text:p>CAFE DES AMIS DU JOURNAL L'HUMANITE AMIS HUMA 34 CA504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5">
            <text:p>565</text:p>
          </table:table-cell>
          <table:table-cell table:style-name="ce36" office:value-type="string">
            <text:p>CARRE MENTHE CA56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5">
            <text:p>565</text:p>
          </table:table-cell>
          <table:table-cell table:style-name="ce36" office:value-type="string">
            <text:p>CARRE MENTHE CA5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xposition spectacle "L'Orchestre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/01/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08">
            <text:p>5008</text:p>
          </table:table-cell>
          <table:table-cell table:style-name="ce36" office:value-type="string">
            <text:p>CASA AMADIS ASSO CULTURELLE DE LANGUE PORTUGAISE DE MONTPELLIER CA500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IVRES PAROLES LUSITANES REVOLUTION DES OEILLETS 1974-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2014</text:p>
          </table:table-cell>
          <table:table-cell table:style-name="ce96" office:value-type="float" office:value="2400">
            <text:p>2 4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70">
            <text:p>3270</text:p>
          </table:table-cell>
          <table:table-cell table:style-name="ce36" office:value-type="string">
            <text:p>CAUSE TOUJOURS CA3270!</text:p>
          </table:table-cell>
          <table:table-cell table:style-name="ce13" office:value-type="string">
            <text:p>F</text:p>
          </table:table-cell>
          <table:table-cell table:style-name="ce36" office:value-type="string">
            <text:p>Montpellier en lusophoni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29">
            <text:p>5129</text:p>
          </table:table-cell>
          <table:table-cell table:style-name="ce36" office:value-type="string">
            <text:p>CELEPHAIS - BLACK MAMBA CA512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67">
            <text:p>867</text:p>
          </table:table-cell>
          <table:table-cell table:style-name="ce36" office:value-type="string">
            <text:p>CELLANOVA.ORG CA86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SI#9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8-29-30 août 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3">
            <text:p>783</text:p>
          </table:table-cell>
          <table:table-cell table:style-name="ce36" office:value-type="string">
            <text:p>CENTRE COMMUNAUTAIRE ET CULTUREL JUIF CA78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5000">
            <text:p>5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3">
            <text:p>783</text:p>
          </table:table-cell>
          <table:table-cell table:style-name="ce36" office:value-type="string">
            <text:p>CENTRE COMMUNAUTAIRE ET CULTUREL JUIF CA7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IECE SHOAH 250 281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EPTEMBRE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3">
            <text:p>783</text:p>
          </table:table-cell>
          <table:table-cell table:style-name="ce36" office:value-type="string">
            <text:p>CENTRE COMMUNAUTAIRE ET CULTUREL JUIF CA7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IECE SHOAH 250 281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EPTEMBRE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3">
            <text:p>783</text:p>
          </table:table-cell>
          <table:table-cell table:style-name="ce36" office:value-type="string">
            <text:p>CENTRE COMMUNAUTAIRE ET CULTUREL JUIF CA7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IECE SHOAH 250 281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EPTEMBRE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39">
            <text:p>1939</text:p>
          </table:table-cell>
          <table:table-cell table:style-name="ce36" office:value-type="string">
            <text:p>CENTRE CULTUREL ESPERANTO DE MONTPELLIER CA193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40">
            <text:p>94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0">
            <text:p>390</text:p>
          </table:table-cell>
          <table:table-cell table:style-name="ce36" office:value-type="string">
            <text:p>CENTRE CULTUREL ITALIEN SOCIETA DANTE ALIGHIERI CA39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45">
            <text:p>3845</text:p>
          </table:table-cell>
          <table:table-cell table:style-name="ce36" office:value-type="string">
            <text:p>CENTRE DES ARTS DU CIRQUE BALTHAZAR CDAC CA384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19">
            <text:p>2119</text:p>
          </table:table-cell>
          <table:table-cell table:style-name="ce36" office:value-type="string">
            <text:p>CENTRE LACORDAIRE CA211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32">
            <text:p>2732</text:p>
          </table:table-cell>
          <table:table-cell table:style-name="ce36" office:value-type="string">
            <text:p>CERCLE ALGERIANISTE DE MONTPELLIER CA273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0">
            <text:p>500</text:p>
          </table:table-cell>
          <table:table-cell table:style-name="ce36" office:value-type="string">
            <text:p>CERCLE OCCITAN DE MONTPELLIER CA50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37">
            <text:p>4137</text:p>
          </table:table-cell>
          <table:table-cell table:style-name="ce36" office:value-type="string">
            <text:p>CERCLE ZETETIQUE LANGUEDOC ROUSSILLON CA413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NFERENCE DU Pr JACQUES VAN RILLA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6/03/2014</text:p>
          </table:table-cell>
          <table:table-cell table:style-name="ce96" office:value-type="float" office:value="600">
            <text:p>6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37">
            <text:p>4137</text:p>
          </table:table-cell>
          <table:table-cell table:style-name="ce36" office:value-type="string">
            <text:p>CERCLE ZETETIQUE LANGUEDOC ROUSSILLON CA413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AGNISATION DE L EDITION 2014 DE L UNIVERSITE D ETE DU CZL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8/06/2014</text:p>
          </table:table-cell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54">
            <text:p>5154</text:p>
          </table:table-cell>
          <table:table-cell table:style-name="ce36" office:value-type="string">
            <text:p>C'EST RARE FILM CA515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7 eme semaine du cinema suisse</text:p>
          </table:table-cell>
          <table:table-cell table:style-name="ce75"/>
          <table:table-cell table:style-name="ce96"/>
          <table:table-cell table:style-name="ce96" office:value-type="float" office:value="2000">
            <text:p>2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9 au 21 janvier 2014</text:p>
          </table:table-cell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4">
            <text:p>5804</text:p>
          </table:table-cell>
          <table:table-cell table:style-name="ce36" office:value-type="string">
            <text:p>CHAGALL SANS M CA580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71">
            <text:p>771</text:p>
          </table:table-cell>
          <table:table-cell table:style-name="ce36" office:value-type="string">
            <text:p>CHAMP LIBRE CA771!</text:p>
          </table:table-cell>
          <table:table-cell table:style-name="ce13" office:value-type="string">
            <text:p>P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1/06/2013</text:p>
          </table:table-cell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3">
            <text:p>5843</text:p>
          </table:table-cell>
          <table:table-cell table:style-name="ce36" office:value-type="string">
            <text:p>CHEEKY GROOVE CA584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30">
            <text:p>4630</text:p>
          </table:table-cell>
          <table:table-cell table:style-name="ce36" office:value-type="string">
            <text:p>CHOEUR D'O CA4630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ncert 2014 Choeur d'ô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ET OCTOBR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5">
            <text:p>465</text:p>
          </table:table-cell>
          <table:table-cell table:style-name="ce36" office:value-type="string">
            <text:p>CHOEUR LES CHOREGIENS CA46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5">
            <text:p>465</text:p>
          </table:table-cell>
          <table:table-cell table:style-name="ce36" office:value-type="string">
            <text:p>CHOEUR LES CHOREGIENS CA4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EATION D'ORFEO ET 3 CONCERTS DE CARMINA BURNA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ET JUIN 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44">
            <text:p>4544</text:p>
          </table:table-cell>
          <table:table-cell table:style-name="ce36" office:value-type="string">
            <text:p>CHOEUR OCCITAN DE MONTPELLIER NADALENCA CA454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44">
            <text:p>4544</text:p>
          </table:table-cell>
          <table:table-cell table:style-name="ce36" office:value-type="string">
            <text:p>CHOEUR OCCITAN DE MONTPELLIER NADALENCA CA454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ésistencia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à septembr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1">
            <text:p>151</text:p>
          </table:table-cell>
          <table:table-cell table:style-name="ce36" office:value-type="string">
            <text:p>CHOEUR UNIVERSITAIRE DE MONTPELLIER LR CA15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8">
            <text:p>148</text:p>
          </table:table-cell>
          <table:table-cell table:style-name="ce36" office:value-type="string">
            <text:p>CHOEURS DE L'ENCLOS CA14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8">
            <text:p>148</text:p>
          </table:table-cell>
          <table:table-cell table:style-name="ce36" office:value-type="string">
            <text:p>CHOEURS DE L'ENCLOS CA14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NTENAIRE DES CHOEURS DE L ENCLO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OCTOBRE 2016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37">
            <text:p>2137</text:p>
          </table:table-cell>
          <table:table-cell table:style-name="ce36" office:value-type="string">
            <text:p>CHORALE COR CANTO A CÆUR JOIE. CA213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86">
            <text:p>1986</text:p>
          </table:table-cell>
          <table:table-cell table:style-name="ce36" office:value-type="string">
            <text:p>CHORALE PROTESTANTE DE MONTPELLIER CA198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0">
            <text:p>5860</text:p>
          </table:table-cell>
          <table:table-cell table:style-name="ce36" office:value-type="string">
            <text:p>CIE EL TRICICLO CA586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9">
            <text:p>5849</text:p>
          </table:table-cell>
          <table:table-cell table:style-name="ce36" office:value-type="string">
            <text:p>CIE STROPH CA584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ALK ! ABOUT ME ...I'M FABOLOU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5/04/2013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64">
            <text:p>4964</text:p>
          </table:table-cell>
          <table:table-cell table:style-name="ce36" office:value-type="string">
            <text:p>CINEMUSIQUES CA496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13">
            <text:p>1113</text:p>
          </table:table-cell>
          <table:table-cell table:style-name="ce36" office:value-type="string">
            <text:p>CLAQUETTES EN VOGUE CA111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1">
            <text:p>161</text:p>
          </table:table-cell>
          <table:table-cell table:style-name="ce36" office:value-type="string">
            <text:p>CLUB LYRIQUE DE MONTPELLIER CA16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76">
            <text:p>1876</text:p>
          </table:table-cell>
          <table:table-cell table:style-name="ce36" office:value-type="string">
            <text:p>COEUR DE LIVRES CA187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0">
            <text:p>10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6">
            <text:p>5836</text:p>
          </table:table-cell>
          <table:table-cell table:style-name="ce36" office:value-type="string">
            <text:p>COLLECTIF DES CHANSONS FRAICHES CA583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BARET DES CHANSONS FRAICH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AVRIL OCTOBRE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61">
            <text:p>1461</text:p>
          </table:table-cell>
          <table:table-cell table:style-name="ce36" office:value-type="string">
            <text:p>COLLECTIF KOA CA146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NCONTRES KOA JAZZ FESTVAL 7 EME EDITI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/04/2014 AU 04/05/2014</text:p>
          </table:table-cell>
          <table:table-cell table:style-name="ce96" office:value-type="float" office:value="11000">
            <text:p>1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97">
            <text:p>797</text:p>
          </table:table-cell>
          <table:table-cell table:style-name="ce36" office:value-type="string">
            <text:p>COMEDIE MUSICALE AMELIE DEUX AILES CA79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200">
            <text:p>8 2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6">
            <text:p>76</text:p>
          </table:table-cell>
          <table:table-cell table:style-name="ce36" office:value-type="string">
            <text:p>COMITE DE QUARTIER SAINT ROCH ET ECUSSON CA7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CULTURELLE ET DIVERSIT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12">
            <text:p>4812</text:p>
          </table:table-cell>
          <table:table-cell table:style-name="ce36" office:value-type="string">
            <text:p>COMPAGNIE ADESSO E SEMPRE CA481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12">
            <text:p>4812</text:p>
          </table:table-cell>
          <table:table-cell table:style-name="ce36" office:value-type="string">
            <text:p>COMPAGNIE ADESSO E SEMPRE CA481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HYBRIDES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5/04/2014</text:p>
          </table:table-cell>
          <table:table-cell table:style-name="ce96" office:value-type="float" office:value="40000">
            <text:p>4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03">
            <text:p>2003</text:p>
          </table:table-cell>
          <table:table-cell table:style-name="ce36" office:value-type="string">
            <text:p>COMPAGNIE AUGUSTE SINGE CA200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03">
            <text:p>2003</text:p>
          </table:table-cell>
          <table:table-cell table:style-name="ce36" office:value-type="string">
            <text:p>COMPAGNIE AUGUSTE SINGE CA200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EAN PAUL NE CLOW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61">
            <text:p>3961</text:p>
          </table:table-cell>
          <table:table-cell table:style-name="ce36" office:value-type="string">
            <text:p>COMPAGNIE AURELIA CA396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52">
            <text:p>5052</text:p>
          </table:table-cell>
          <table:table-cell table:style-name="ce36" office:value-type="string">
            <text:p>COMPAGNIE AUTRE MINA CA505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01">
            <text:p>4101</text:p>
          </table:table-cell>
          <table:table-cell table:style-name="ce36" office:value-type="string">
            <text:p>COMPAGNIE BELLE PAGAILLE CA410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59">
            <text:p>5859</text:p>
          </table:table-cell>
          <table:table-cell table:style-name="ce36" office:value-type="string">
            <text:p>COMPAGNIE BIS ET TER CA585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68">
            <text:p>3668</text:p>
          </table:table-cell>
          <table:table-cell table:style-name="ce36" office:value-type="string">
            <text:p>COMPAGNIE COMME CA CA366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91">
            <text:p>4591</text:p>
          </table:table-cell>
          <table:table-cell table:style-name="ce36" office:value-type="string">
            <text:p>COMPAGNIE DE LA TRAVERSEE CA45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91">
            <text:p>4591</text:p>
          </table:table-cell>
          <table:table-cell table:style-name="ce36" office:value-type="string">
            <text:p>COMPAGNIE DE LA TRAVERSEE CA459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E LA CULTURE JUIV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 AU 23/02/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09">
            <text:p>5109</text:p>
          </table:table-cell>
          <table:table-cell table:style-name="ce36" office:value-type="string">
            <text:p>COMPAGNIE DE L'ASTROLABE CA510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09">
            <text:p>5109</text:p>
          </table:table-cell>
          <table:table-cell table:style-name="ce36" office:value-type="string">
            <text:p>COMPAGNIE DE L'ASTROLABE CA510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'IMPRIMERI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 toute l'année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71">
            <text:p>3471</text:p>
          </table:table-cell>
          <table:table-cell table:style-name="ce36" office:value-type="string">
            <text:p>COMPAGNIE DES NUITS PARTAGEES CA347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32">
            <text:p>4932</text:p>
          </table:table-cell>
          <table:table-cell table:style-name="ce36" office:value-type="string">
            <text:p>COMPAGNIE DORE CA493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65">
            <text:p>2965</text:p>
          </table:table-cell>
          <table:table-cell table:style-name="ce36" office:value-type="string">
            <text:p>COMPAGNIE IMAGINE CA29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HOAH 250 581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7">
            <text:p>5867</text:p>
          </table:table-cell>
          <table:table-cell table:style-name="ce36" office:value-type="string">
            <text:p>COMPAGNIE IMPERIAL CA586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7">
            <text:p>5867</text:p>
          </table:table-cell>
          <table:table-cell table:style-name="ce36" office:value-type="string">
            <text:p>COMPAGNIE IMPERIAL CA586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GALA "ENTRESORT EN-BALE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29">
            <text:p>5629</text:p>
          </table:table-cell>
          <table:table-cell table:style-name="ce36" office:value-type="string">
            <text:p>COMPAGNIE JANALOKA CA562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0">
            <text:p>6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29">
            <text:p>5629</text:p>
          </table:table-cell>
          <table:table-cell table:style-name="ce36" office:value-type="string">
            <text:p>COMPAGNIE JANALOKA CA562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ETAMORPHOSES MYTHES ET SONTES INDIE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6/11/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5">
            <text:p>5835</text:p>
          </table:table-cell>
          <table:table-cell table:style-name="ce36" office:value-type="string">
            <text:p>COMPAGNIE KATRINESK CA583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700">
            <text:p>1 7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99">
            <text:p>5499</text:p>
          </table:table-cell>
          <table:table-cell table:style-name="ce36" office:value-type="string">
            <text:p>COMPAGNIE LA HURLANTE CA549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GARDS EN BIAIS CREATION EN PARTAGE DEDIE A L ESPACE PUBLIC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13">
            <text:p>5513</text:p>
          </table:table-cell>
          <table:table-cell table:style-name="ce36" office:value-type="string">
            <text:p>COMPAGNIE LA VASTE ENTREPRISE CA551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6">
            <text:p>5476</text:p>
          </table:table-cell>
          <table:table-cell table:style-name="ce36" office:value-type="string">
            <text:p>COMPAGNIE L'APARTHEATRE CA547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43">
            <text:p>1143</text:p>
          </table:table-cell>
          <table:table-cell table:style-name="ce36" office:value-type="string">
            <text:p>COMPAGNIE LES GRISETTES CA114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16">
            <text:p>5016</text:p>
          </table:table-cell>
          <table:table-cell table:style-name="ce36" office:value-type="string">
            <text:p>COMPAGNIE LES PERLES DE VERRE CA501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16">
            <text:p>5016</text:p>
          </table:table-cell>
          <table:table-cell table:style-name="ce36" office:value-type="string">
            <text:p>COMPAGNIE LES PERLES DE VERRE CA501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AISON LA BAIGNOI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DECEMBRE 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83">
            <text:p>3283</text:p>
          </table:table-cell>
          <table:table-cell table:style-name="ce36" office:value-type="string">
            <text:p>COMPAGNIE LES TETES DE BOIS CA328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05">
            <text:p>5205</text:p>
          </table:table-cell>
          <table:table-cell table:style-name="ce36" office:value-type="string">
            <text:p>COMPAGNIE MOEBIUS CA520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10">
            <text:p>1110</text:p>
          </table:table-cell>
          <table:table-cell table:style-name="ce36" office:value-type="string">
            <text:p>COMPAGNIE ODETTE LOUISE CA1110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ACCORDEON PLURIE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74">
            <text:p>1774</text:p>
          </table:table-cell>
          <table:table-cell table:style-name="ce36" office:value-type="string">
            <text:p>COMPAGNIE PEPI MORENA CA177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74">
            <text:p>1774</text:p>
          </table:table-cell>
          <table:table-cell table:style-name="ce36" office:value-type="string">
            <text:p>COMPAGNIE PEPI MORENA CA177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Une vie rêvé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17">
            <text:p>3617</text:p>
          </table:table-cell>
          <table:table-cell table:style-name="ce36" office:value-type="string">
            <text:p>COMPAGNIE POINT DU JOUR CA361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6">
            <text:p>5866</text:p>
          </table:table-cell>
          <table:table-cell table:style-name="ce36" office:value-type="string">
            <text:p>COMPAGNIE THEATRALE FRANCOPHONE CA586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6">
            <text:p>5866</text:p>
          </table:table-cell>
          <table:table-cell table:style-name="ce36" office:value-type="string">
            <text:p>COMPAGNIE THEATRALE FRANCOPHONE CA586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TE PETITE HISTOIRE BLEU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54">
            <text:p>5554</text:p>
          </table:table-cell>
          <table:table-cell table:style-name="ce36" office:value-type="string">
            <text:p>COMPAGNIE THEATRE DU SUD CA555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54">
            <text:p>5554</text:p>
          </table:table-cell>
          <table:table-cell table:style-name="ce36" office:value-type="string">
            <text:p>COMPAGNIE THEATRE DU SUD CA555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IECE DE THEATRE "NEUF MOI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JUIN 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37">
            <text:p>4937</text:p>
          </table:table-cell>
          <table:table-cell table:style-name="ce36" office:value-type="string">
            <text:p>COMPAGNIE TIRE PAS LA NAPPE CA493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73">
            <text:p>5873</text:p>
          </table:table-cell>
          <table:table-cell table:style-name="ce36" office:value-type="string">
            <text:p>COMPAGNIE VAGABONDS CA587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EATI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10">
            <text:p>5110</text:p>
          </table:table-cell>
          <table:table-cell table:style-name="ce36" office:value-type="string">
            <text:p>COMPAGNIE VERTIGO CA511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11">
            <text:p>3311</text:p>
          </table:table-cell>
          <table:table-cell table:style-name="ce36" office:value-type="string">
            <text:p>COMPANIA INESPERADA CA331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7">
            <text:p>5847</text:p>
          </table:table-cell>
          <table:table-cell table:style-name="ce36" office:value-type="string">
            <text:p>CONDAMNES A REUSSIR CA584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7">
            <text:p>5847</text:p>
          </table:table-cell>
          <table:table-cell table:style-name="ce36" office:value-type="string">
            <text:p>CONDAMNES A REUSSIR CA584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TELIER D ECRITURE MUSIQUE ET CINEMA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46">
            <text:p>3846</text:p>
          </table:table-cell>
          <table:table-cell table:style-name="ce36" office:value-type="string">
            <text:p>CONFLUENCES. CA384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ernational de la guita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7/09/2014</text:p>
          </table:table-cell>
          <table:table-cell table:style-name="ce96" office:value-type="float" office:value="200000">
            <text:p>20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09">
            <text:p>2009</text:p>
          </table:table-cell>
          <table:table-cell table:style-name="ce36" office:value-type="string">
            <text:p>CORALEN CA200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22">
            <text:p>4922</text:p>
          </table:table-cell>
          <table:table-cell table:style-name="ce36" office:value-type="string">
            <text:p>COUVENT DES DOMINICAINS DE MONTPELLIER CA492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46">
            <text:p>5446</text:p>
          </table:table-cell>
          <table:table-cell table:style-name="ce36" office:value-type="string">
            <text:p>CREACTION CIE CREACTION CA544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xpédition Rêves # 2 suite et fi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4/2014</text:p>
          </table:table-cell>
          <table:table-cell table:style-name="ce96" office:value-type="float" office:value="5500">
            <text:p>5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46">
            <text:p>1946</text:p>
          </table:table-cell>
          <table:table-cell table:style-name="ce36" office:value-type="string">
            <text:p>CRESCENDOC CA194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15">
            <text:p>1215</text:p>
          </table:table-cell>
          <table:table-cell table:style-name="ce36" office:value-type="string">
            <text:p>CROQU'OREILLES DIVERGENCE CA121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71">
            <text:p>3671</text:p>
          </table:table-cell>
          <table:table-cell table:style-name="ce36" office:value-type="string">
            <text:p>CROUS - PASS'CULTURE CA367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SS'CULTU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0000">
            <text:p>4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17">
            <text:p>5817</text:p>
          </table:table-cell>
          <table:table-cell table:style-name="ce36" office:value-type="string">
            <text:p>CULTURE CLUB CA581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79">
            <text:p>4779</text:p>
          </table:table-cell>
          <table:table-cell table:style-name="ce36" office:value-type="string">
            <text:p>CULTURE SALSA CA477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842">
            <text:p>11 842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79">
            <text:p>4779</text:p>
          </table:table-cell>
          <table:table-cell table:style-name="ce36" office:value-type="string">
            <text:p>CULTURE SALSA CA477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DANSE POUR TOU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1 Octobre, 01 et 02 Novembre 2014</text:p>
          </table:table-cell>
          <table:table-cell table:style-name="ce96" office:value-type="float" office:value="9500">
            <text:p>9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86">
            <text:p>3786</text:p>
          </table:table-cell>
          <table:table-cell table:style-name="ce36" office:value-type="string">
            <text:p>DANSER BONHEUR CA378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86">
            <text:p>3786</text:p>
          </table:table-cell>
          <table:table-cell table:style-name="ce36" office:value-type="string">
            <text:p>DANSER BONHEUR CA378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OURNEES CULTURELLES ICI ET AILLEUR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AVRIL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63">
            <text:p>5263</text:p>
          </table:table-cell>
          <table:table-cell table:style-name="ce36" office:value-type="string">
            <text:p>DE BOUCHE A OREILLE CA526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10">
            <text:p>5510</text:p>
          </table:table-cell>
          <table:table-cell table:style-name="ce36" office:value-type="string">
            <text:p>DEDALUS CA551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92">
            <text:p>5492</text:p>
          </table:table-cell>
          <table:table-cell table:style-name="ce36" office:value-type="string">
            <text:p>DEEP MUSIC CA549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URN REMIX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/11/2013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41">
            <text:p>5141</text:p>
          </table:table-cell>
          <table:table-cell table:style-name="ce36" office:value-type="string">
            <text:p>DROMMARNA CA514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5">
            <text:p>5665</text:p>
          </table:table-cell>
          <table:table-cell table:style-name="ce36" office:value-type="string">
            <text:p>EN TRAITS LIBRES CA566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5">
            <text:p>5665</text:p>
          </table:table-cell>
          <table:table-cell table:style-name="ce36" office:value-type="string">
            <text:p>EN TRAITS LIBRES CA56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INTERNATIONAL AUTOUR DE LA MICRO-EDITI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3/09/2013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96">
            <text:p>3996</text:p>
          </table:table-cell>
          <table:table-cell table:style-name="ce36" office:value-type="string">
            <text:p>ENSEMBLE CHORAL UNIVERSITAIRE DE MONTPELLIER ECUME CA399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96">
            <text:p>3996</text:p>
          </table:table-cell>
          <table:table-cell table:style-name="ce36" office:value-type="string">
            <text:p>ENSEMBLE CHORAL UNIVERSITAIRE DE MONTPELLIER ECUME CA399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UBANEANDO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ER TRIMESTRE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6">
            <text:p>286</text:p>
          </table:table-cell>
          <table:table-cell table:style-name="ce36" office:value-type="string">
            <text:p>ENSEMBLE INSTRUMENTAL CONTREPOINT CA28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9">
            <text:p>149</text:p>
          </table:table-cell>
          <table:table-cell table:style-name="ce36" office:value-type="string">
            <text:p>ENSEMBLE VOCAL CLAIRE GARRONE CA14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9">
            <text:p>149</text:p>
          </table:table-cell>
          <table:table-cell table:style-name="ce36" office:value-type="string">
            <text:p>ENSEMBLE VOCAL CLAIRE GARRONE CA14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NTPELLIER - LA HAVANE AU MEME DIAPAS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3">
            <text:p>153</text:p>
          </table:table-cell>
          <table:table-cell table:style-name="ce36" office:value-type="string">
            <text:p>ENSEMBLE VOCAL DE MONTPELLIER CA15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 Messie de Haende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26">
            <text:p>4726</text:p>
          </table:table-cell>
          <table:table-cell table:style-name="ce36" office:value-type="string">
            <text:p>ENSEMBLE VOCAL L'ACCROCHE CHOEUR CA472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36" office:value-type="string">
            <text:p>ENTENTE AVICOLE DE L'HERAULT EAH CA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50">
            <text:p>75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09">
            <text:p>1709</text:p>
          </table:table-cell>
          <table:table-cell table:style-name="ce36" office:value-type="string">
            <text:p>EPSEDANSE CA170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ODUCTION ET TOURNEE DES CREATIONS CHOREGRAPHIQUES DU NID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E MAI A JUIN 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04">
            <text:p>3104</text:p>
          </table:table-cell>
          <table:table-cell table:style-name="ce36" office:value-type="string">
            <text:p>ETRE EN SCENE CA310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500">
            <text:p>8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64">
            <text:p>4364</text:p>
          </table:table-cell>
          <table:table-cell table:style-name="ce36" office:value-type="string">
            <text:p>EXIT COMPAGNIE CA436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 office:value-type="string">
            <text:p>FA SI LA MUSICAL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EATION D UNE ECOLE DE MUSIQUE CHANT DANS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78">
            <text:p>2378</text:p>
          </table:table-cell>
          <table:table-cell table:style-name="ce36" office:value-type="string">
            <text:p>FEDERATION DES RADIOS ASSOCIATIVES ET NON COMMERCIALES CA237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83">
            <text:p>1083</text:p>
          </table:table-cell>
          <table:table-cell table:style-name="ce36" office:value-type="string">
            <text:p>FEDERATION NATIONALE DES COMPAGNIES DE THEATRE AMATEUR CD 34 CA10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TION JEUNES COMEDIE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36" office:value-type="string">
            <text:p>FESTIVAL INTERNATIONAL DU CINEMA MEDITERRANEEN DE MONTPELLIER CINEMED CA10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90000">
            <text:p>29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">
            <text:p>48</text:p>
          </table:table-cell>
          <table:table-cell table:style-name="ce36" office:value-type="string">
            <text:p>FM PLUS ASSO PROTESTANTE DE RADIO-TELEVISION RADIO FM PLUS CA4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37">
            <text:p>1937</text:p>
          </table:table-cell>
          <table:table-cell table:style-name="ce36" office:value-type="string">
            <text:p>FOLIES LYRIQUES CA193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94">
            <text:p>4194</text:p>
          </table:table-cell>
          <table:table-cell table:style-name="ce36" office:value-type="string">
            <text:p>FONDS REGIONAL D'ART CONTEMPORAIN CA419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500">
            <text:p>5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0">
            <text:p>130</text:p>
          </table:table-cell>
          <table:table-cell table:style-name="ce36" office:value-type="string">
            <text:p>FRIENDS OF THE ANGLOPHONE LIBRARY CA13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59">
            <text:p>5059</text:p>
          </table:table-cell>
          <table:table-cell table:style-name="ce36" office:value-type="string">
            <text:p>GALERIE AL/MA CA505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81">
            <text:p>4081</text:p>
          </table:table-cell>
          <table:table-cell table:style-name="ce36" office:value-type="string">
            <text:p>GRAIN D'IMAGE CA408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OUTOGRAPHI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7/05 AU 01/06/2014</text:p>
          </table:table-cell>
          <table:table-cell table:style-name="ce96" office:value-type="float" office:value="35000">
            <text:p>3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86">
            <text:p>5386</text:p>
          </table:table-cell>
          <table:table-cell table:style-name="ce36" office:value-type="string">
            <text:p>GRAPHIE CA538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86">
            <text:p>5386</text:p>
          </table:table-cell>
          <table:table-cell table:style-name="ce36" office:value-type="string">
            <text:p>GRAPHIE CA538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crire à l'hopita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ée 2014</text:p>
          </table:table-cell>
          <table:table-cell table:style-name="ce96" office:value-type="float" office:value="1100">
            <text:p>1 1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62">
            <text:p>4962</text:p>
          </table:table-cell>
          <table:table-cell table:style-name="ce36" office:value-type="string">
            <text:p>GROGNON FRERES CA496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91">
            <text:p>4991</text:p>
          </table:table-cell>
          <table:table-cell table:style-name="ce36" office:value-type="string">
            <text:p>GROUPE NOCES DANSE IMAGES CA49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2">
            <text:p>152</text:p>
          </table:table-cell>
          <table:table-cell table:style-name="ce36" office:value-type="string">
            <text:p>GROUPE VOCAL ARLEQUIN CA15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2">
            <text:p>152</text:p>
          </table:table-cell>
          <table:table-cell table:style-name="ce36" office:value-type="string">
            <text:p>GROUPE VOCAL ARLEQUIN CA15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lassiChoeu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3/03/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97">
            <text:p>597</text:p>
          </table:table-cell>
          <table:table-cell table:style-name="ce36" office:value-type="string">
            <text:p>HORS COMMERCE CA59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500">
            <text:p>9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55">
            <text:p>5855</text:p>
          </table:table-cell>
          <table:table-cell table:style-name="ce36" office:value-type="string">
            <text:p>I SWING THE WORLD CA585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300">
            <text:p>2 3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1">
            <text:p>71</text:p>
          </table:table-cell>
          <table:table-cell table:style-name="ce36" office:value-type="string">
            <text:p>I.PROJET-ECHANGES INTERNATIONAUX CULTURE CITOYENNETE CA7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IERS LIEU CULTUREL ET ARTISTIQUE 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1">
            <text:p>71</text:p>
          </table:table-cell>
          <table:table-cell table:style-name="ce36" office:value-type="string">
            <text:p>I.PROJET-ECHANGES INTERNATIONAUX CULTURE CITOYENNETE CA7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S MOTS ET DES SO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47">
            <text:p>2747</text:p>
          </table:table-cell>
          <table:table-cell table:style-name="ce36" office:value-type="string">
            <text:p>ICONOSCOPE CA274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78">
            <text:p>4478</text:p>
          </table:table-cell>
          <table:table-cell table:style-name="ce36" office:value-type="string">
            <text:p>IDENTITES ET PARTAGE CA447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78">
            <text:p>4478</text:p>
          </table:table-cell>
          <table:table-cell table:style-name="ce36" office:value-type="string">
            <text:p>IDENTITES ET PARTAGE CA447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MAINE CULTURELLE BERBE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7/01/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68">
            <text:p>1968</text:p>
          </table:table-cell>
          <table:table-cell table:style-name="ce36" office:value-type="string">
            <text:p>IDEOKILOGRAMME CA196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68">
            <text:p>1968</text:p>
          </table:table-cell>
          <table:table-cell table:style-name="ce36" office:value-type="string">
            <text:p>IDEOKILOGRAMME CA196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OILA LA FRANCE PASSANT PAR VICHY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 AU 31/12/2014</text:p>
          </table:table-cell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91">
            <text:p>4191</text:p>
          </table:table-cell>
          <table:table-cell table:style-name="ce36" office:value-type="string">
            <text:p>ILLUSION ET MACADAM CA41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000">
            <text:p>2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91">
            <text:p>4191</text:p>
          </table:table-cell>
          <table:table-cell table:style-name="ce36" office:value-type="string">
            <text:p>ILLUSION ET MACADAM CA419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MONTPELLIER 100%</text:p>
          </table:table-cell>
          <table:table-cell table:style-name="ce75"/>
          <table:table-cell table:style-name="ce96"/>
          <table:table-cell table:style-name="ce96" office:value-type="float" office:value="40000">
            <text:p>40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/02/14</text:p>
          </table:table-cell>
          <table:table-cell table:style-name="ce96" office:value-type="float" office:value="45000">
            <text:p>4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72">
            <text:p>5672</text:p>
          </table:table-cell>
          <table:table-cell table:style-name="ce36" office:value-type="string">
            <text:p>INFRA CA567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27">
            <text:p>4527</text:p>
          </table:table-cell>
          <table:table-cell table:style-name="ce36" office:value-type="string">
            <text:p>INSTITUT EURO-MEDITERRANEEN UNIVERSITAIRE MAIMONIDE CA452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0">
            <text:p>6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69">
            <text:p>1969</text:p>
          </table:table-cell>
          <table:table-cell table:style-name="ce36" office:value-type="string">
            <text:p>INSTITUT PROTESTANT DE THEOLOGIE IPT CA196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2">
            <text:p>412</text:p>
          </table:table-cell>
          <table:table-cell table:style-name="ce36" office:value-type="string">
            <text:p>INTENSITES CA41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32">
            <text:p>5432</text:p>
          </table:table-cell>
          <table:table-cell table:style-name="ce36" office:value-type="string">
            <text:p>INTER'CAL CA543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32">
            <text:p>5432</text:p>
          </table:table-cell>
          <table:table-cell table:style-name="ce36" office:value-type="string">
            <text:p>INTER'CAL CA543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LA CHATAIG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36">
            <text:p>4936</text:p>
          </table:table-cell>
          <table:table-cell table:style-name="ce36" office:value-type="string">
            <text:p>INTERSTICES CA493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88">
            <text:p>5388</text:p>
          </table:table-cell>
          <table:table-cell table:style-name="ce36" office:value-type="string">
            <text:p>INTIME CAMARADE CA538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4">
            <text:p>154</text:p>
          </table:table-cell>
          <table:table-cell table:style-name="ce36" office:value-type="string">
            <text:p>JAM - JAZZ ACTION CA15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64">
            <text:p>3564</text:p>
          </table:table-cell>
          <table:table-cell table:style-name="ce36" office:value-type="string">
            <text:p>JAZZ CLUB MONTPELLIER JCM CA356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75">
            <text:p>5575</text:p>
          </table:table-cell>
          <table:table-cell table:style-name="ce36" office:value-type="string">
            <text:p>JE PARS A ZART CA557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79">
            <text:p>4279</text:p>
          </table:table-cell>
          <table:table-cell table:style-name="ce36" office:value-type="string">
            <text:p>J'OSE LIRE ET CLAIR DE PLUME CA427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u fil des Contes, de la Nature et des Animaux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à Mai 2014</text:p>
          </table:table-cell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81">
            <text:p>1281</text:p>
          </table:table-cell>
          <table:table-cell table:style-name="ce36" office:value-type="string">
            <text:p>KAINA CA128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5">
            <text:p>5845</text:p>
          </table:table-cell>
          <table:table-cell table:style-name="ce36" office:value-type="string">
            <text:p>KARKABOU PRODUCTION CA584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32">
            <text:p>5132</text:p>
          </table:table-cell>
          <table:table-cell table:style-name="ce36" office:value-type="string">
            <text:p>KINO MONTPELLIER CA513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KINO KABARET INTERNATIONAL DE MONTPELLI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utomne 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19">
            <text:p>5319</text:p>
          </table:table-cell>
          <table:table-cell table:style-name="ce36" office:value-type="string">
            <text:p>KLUB KLAMAUK CA531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75">
            <text:p>1175</text:p>
          </table:table-cell>
          <table:table-cell table:style-name="ce36" office:value-type="string">
            <text:p>KUMBAYA GOSPEL CHOIR CA117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iation au gospe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39">
            <text:p>5739</text:p>
          </table:table-cell>
          <table:table-cell table:style-name="ce36" office:value-type="string">
            <text:p>L ESCALE DE L HUMOUR PRODUCTION CA573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155">
            <text:p>8 155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39">
            <text:p>5739</text:p>
          </table:table-cell>
          <table:table-cell table:style-name="ce36" office:value-type="string">
            <text:p>L ESCALE DE L HUMOUR PRODUCTION CA573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L ESCALE DE L HUMOU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25/04 AU 12/05/2014</text:p>
          </table:table-cell>
          <table:table-cell table:style-name="ce96" office:value-type="float" office:value="165360">
            <text:p>165 36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61">
            <text:p>5361</text:p>
          </table:table-cell>
          <table:table-cell table:style-name="ce36" office:value-type="string">
            <text:p>L OREILLE ELECTRIQUE CA536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42">
            <text:p>5542</text:p>
          </table:table-cell>
          <table:table-cell table:style-name="ce36" office:value-type="string">
            <text:p>L USINE A REVES CA554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30">
            <text:p>3930</text:p>
          </table:table-cell>
          <table:table-cell table:style-name="ce36" office:value-type="string">
            <text:p>LA BOURREIO DEL CLAPAS CA393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01">
            <text:p>1201</text:p>
          </table:table-cell>
          <table:table-cell table:style-name="ce36" office:value-type="string">
            <text:p>LA BOUTIQUE D'ECRITURE ET CO CA120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">
            <text:p>2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74">
            <text:p>874</text:p>
          </table:table-cell>
          <table:table-cell table:style-name="ce36" office:value-type="string">
            <text:p>LA COMPAGNIE DE L'ECORCOBALISSE CA87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16">
            <text:p>5316</text:p>
          </table:table-cell>
          <table:table-cell table:style-name="ce36" office:value-type="string">
            <text:p>LA COMPAGNIE DES GRANDS ENFANTS CA531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25">
            <text:p>1625</text:p>
          </table:table-cell>
          <table:table-cell table:style-name="ce36" office:value-type="string">
            <text:p>LA COMPAGNIE DES SHERPAS CA162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94">
            <text:p>4994</text:p>
          </table:table-cell>
          <table:table-cell table:style-name="ce36" office:value-type="string">
            <text:p>LA COMPAGNIE DU CAPITAINE CA499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94">
            <text:p>4994</text:p>
          </table:table-cell>
          <table:table-cell table:style-name="ce36" office:value-type="string">
            <text:p>LA COMPAGNIE DU CAPITAINE CA499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8EME FESTIVAL D IMPROVISATION INTERGALACTIQUE DE MONTPELLI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08 AU 11 MAI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85">
            <text:p>3185</text:p>
          </table:table-cell>
          <table:table-cell table:style-name="ce36" office:value-type="string">
            <text:p>LA COMPAGNIE DU PAS'SAGE - RENCONTRES SCENE JEUNESSE CDP RSJ CA318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85">
            <text:p>3185</text:p>
          </table:table-cell>
          <table:table-cell table:style-name="ce36" office:value-type="string">
            <text:p>LA COMPAGNIE DU PAS'SAGE - RENCONTRES SCENE JEUNESSE CDP RSJ CA318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ectacle THEATRE D'OBJETS/JEUNE PUBLIC/MUSICAL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85">
            <text:p>3185</text:p>
          </table:table-cell>
          <table:table-cell table:style-name="ce36" office:value-type="string">
            <text:p>LA COMPAGNIE DU PAS'SAGE - RENCONTRES SCENE JEUNESSE CDP RSJ CA318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ectacle de THEATRE CIVIL CLOWNESQU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300">
            <text:p>2 3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45">
            <text:p>5045</text:p>
          </table:table-cell>
          <table:table-cell table:style-name="ce36" office:value-type="string">
            <text:p>LA COMPAGNIE MARITIME LA PILOTINE CA504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76">
            <text:p>1176</text:p>
          </table:table-cell>
          <table:table-cell table:style-name="ce36" office:value-type="string">
            <text:p>LA COMPAGNIE PROVISOIRE CA117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61">
            <text:p>5461</text:p>
          </table:table-cell>
          <table:table-cell table:style-name="ce36" office:value-type="string">
            <text:p>LA FACTION CA546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9">
            <text:p>529</text:p>
          </table:table-cell>
          <table:table-cell table:style-name="ce36" office:value-type="string">
            <text:p>LA FRICHE DE MIMI CA52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9">
            <text:p>529</text:p>
          </table:table-cell>
          <table:table-cell table:style-name="ce36" office:value-type="string">
            <text:p>LA FRICHE DE MIMI CA52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OURS DE FRICH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MAI DECEMBRE 2014</text:p>
          </table:table-cell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4">
            <text:p>5824</text:p>
          </table:table-cell>
          <table:table-cell table:style-name="ce36" office:value-type="string">
            <text:p>LA MAISON CA582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e croyais que mettre la main à la pâte d'écrivait mettre la main à la patt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-juin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26">
            <text:p>3426</text:p>
          </table:table-cell>
          <table:table-cell table:style-name="ce36" office:value-type="string">
            <text:p>LA MENTIRA CA342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1">
            <text:p>5661</text:p>
          </table:table-cell>
          <table:table-cell table:style-name="ce36" office:value-type="string">
            <text:p>LA NIVATYEP COMPAGNIE CA566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1">
            <text:p>5661</text:p>
          </table:table-cell>
          <table:table-cell table:style-name="ce36" office:value-type="string">
            <text:p>LA NIVATYEP COMPAGNIE CA566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 TES SOUHAIT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2">
            <text:p>5802</text:p>
          </table:table-cell>
          <table:table-cell table:style-name="ce36" office:value-type="string">
            <text:p>LA NOUVELLE AVENTURE CA580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OLLYOTT KROUSHNAKETT EN SCE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2">
            <text:p>5802</text:p>
          </table:table-cell>
          <table:table-cell table:style-name="ce36" office:value-type="string">
            <text:p>LA NOUVELLE AVENTURE CA580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ABBERWOCKY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2014</text:p>
          </table:table-cell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2">
            <text:p>5802</text:p>
          </table:table-cell>
          <table:table-cell table:style-name="ce36" office:value-type="string">
            <text:p>LA NOUVELLE AVENTURE CA580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IRELE ET LA SORCIER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13">
            <text:p>4813</text:p>
          </table:table-cell>
          <table:table-cell table:style-name="ce36" office:value-type="string">
            <text:p>LA POESIA CA481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14">
            <text:p>5814</text:p>
          </table:table-cell>
          <table:table-cell table:style-name="ce36" office:value-type="string">
            <text:p>LA RAFFINERIE CA581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59">
            <text:p>1659</text:p>
          </table:table-cell>
          <table:table-cell table:style-name="ce36" office:value-type="string">
            <text:p>LA SPHERE OBLIK CA165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55">
            <text:p>2255</text:p>
          </table:table-cell>
          <table:table-cell table:style-name="ce36" office:value-type="string">
            <text:p>LA STATION MAGNETIQUE (ANCIENNEMENT LE SONOTONE) CA225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55">
            <text:p>2255</text:p>
          </table:table-cell>
          <table:table-cell table:style-name="ce36" office:value-type="string">
            <text:p>LA STATION MAGNETIQUE (ANCIENNEMENT LE SONOTONE) CA225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ESSE-MOI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72">
            <text:p>4472</text:p>
          </table:table-cell>
          <table:table-cell table:style-name="ce36" office:value-type="string">
            <text:p>LA VISTA THEATRE DE LA MEDITERRANEE CA447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/>
          <table:table-cell table:style-name="ce96"/>
          <table:table-cell table:style-name="ce96" office:value-type="float" office:value="50000">
            <text:p>50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00">
            <text:p>6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72">
            <text:p>4472</text:p>
          </table:table-cell>
          <table:table-cell table:style-name="ce36" office:value-type="string">
            <text:p>LA VISTA THEATRE DE LA MEDITERRANEE CA447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SS VISTA</text:p>
          </table:table-cell>
          <table:table-cell table:style-name="ce75"/>
          <table:table-cell table:style-name="ce96"/>
          <table:table-cell table:style-name="ce96" office:value-type="float" office:value="15000">
            <text:p>15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AISON 13 / 14</text:p>
          </table:table-cell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64">
            <text:p>3064</text:p>
          </table:table-cell>
          <table:table-cell table:style-name="ce36" office:value-type="string">
            <text:p>LACHE LES MOTS CA306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05">
            <text:p>5105</text:p>
          </table:table-cell>
          <table:table-cell table:style-name="ce36" office:value-type="string">
            <text:p>L'ADRESSE CA510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67">
            <text:p>5367</text:p>
          </table:table-cell>
          <table:table-cell table:style-name="ce36" office:value-type="string">
            <text:p>L'AIRE CA536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1">
            <text:p>5831</text:p>
          </table:table-cell>
          <table:table-cell table:style-name="ce36" office:value-type="string">
            <text:p>LANGUE ET CULTURE FRANCAISES CA 583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1">
            <text:p>5831</text:p>
          </table:table-cell>
          <table:table-cell table:style-name="ce36" office:value-type="string">
            <text:p>LANGUE ET CULTURE FRANCAISES CA 583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URSE ITINERANTE POUR ETUDIANTS ETRANGERS- ETE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6/07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4">
            <text:p>4974</text:p>
          </table:table-cell>
          <table:table-cell table:style-name="ce36" office:value-type="string">
            <text:p>LANGUEDOC ROUSSILLON CINEMA CA497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4">
            <text:p>4974</text:p>
          </table:table-cell>
          <table:table-cell table:style-name="ce36" office:value-type="string">
            <text:p>LANGUEDOC ROUSSILLON CINEMA CA497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NTPELLIER CINEMA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53">
            <text:p>4953</text:p>
          </table:table-cell>
          <table:table-cell table:style-name="ce36" office:value-type="string">
            <text:p>L'ARC EN CIEL DES FAUBOURGS CA495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ES FANFARES DE MONTPELLI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4/06/2014</text:p>
          </table:table-cell>
          <table:table-cell table:style-name="ce96" office:value-type="float" office:value="18000">
            <text:p>1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19">
            <text:p>4819</text:p>
          </table:table-cell>
          <table:table-cell table:style-name="ce36" office:value-type="string">
            <text:p>L'ATALANTE CA481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7">
            <text:p>5807</text:p>
          </table:table-cell>
          <table:table-cell table:style-name="ce36" office:value-type="string">
            <text:p>L'AURA DANSE CA580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90">
            <text:p>1 49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10">
            <text:p>4010</text:p>
          </table:table-cell>
          <table:table-cell table:style-name="ce36" office:value-type="string">
            <text:p>L'AUTRE THEATRE CA4010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"TOUT COMMUNIQUE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E OCTOBRE A JUIN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3">
            <text:p>473</text:p>
          </table:table-cell>
          <table:table-cell table:style-name="ce36" office:value-type="string">
            <text:p>LE BAO CA47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06">
            <text:p>5106</text:p>
          </table:table-cell>
          <table:table-cell table:style-name="ce36" office:value-type="string">
            <text:p>LE CAFE DU COMPTOIR CA510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06">
            <text:p>5106</text:p>
          </table:table-cell>
          <table:table-cell table:style-name="ce36" office:value-type="string">
            <text:p>LE CAFE DU COMPTOIR CA510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OLUME 3 LE COMPTOIR DES FOU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5/06/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92">
            <text:p>992</text:p>
          </table:table-cell>
          <table:table-cell table:style-name="ce36" office:value-type="string">
            <text:p>LE CAMESCOPE APPRIVOISE - VIDEASTES AMATEURS MONTPELLIERAINS CA99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">
            <text:p>9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72">
            <text:p>5172</text:p>
          </table:table-cell>
          <table:table-cell table:style-name="ce36" office:value-type="string">
            <text:p>LE CHOEUR DES BALLADINS CA517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">
            <text:p>9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95">
            <text:p>1595</text:p>
          </table:table-cell>
          <table:table-cell table:style-name="ce36" office:value-type="string">
            <text:p>LE CRI DEVOT CA159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95">
            <text:p>1595</text:p>
          </table:table-cell>
          <table:table-cell table:style-name="ce36" office:value-type="string">
            <text:p>LE CRI DEVOT CA159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IVRE JUSQU'AU BOUT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10/200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20">
            <text:p>4520</text:p>
          </table:table-cell>
          <table:table-cell table:style-name="ce36" office:value-type="string">
            <text:p>LE GARAGE ELECTRIQUE CA452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72">
            <text:p>5872</text:p>
          </table:table-cell>
          <table:table-cell table:style-name="ce36" office:value-type="string">
            <text:p>LE JAMAIS LU FRANCE CA587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U JAMAIS LU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2800">
            <text:p>2 8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88">
            <text:p>4388</text:p>
          </table:table-cell>
          <table:table-cell table:style-name="ce36" office:value-type="string">
            <text:p>LE PASSE MURAILLE CA438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POP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/09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93">
            <text:p>2193</text:p>
          </table:table-cell>
          <table:table-cell table:style-name="ce36" office:value-type="string">
            <text:p>LE PETIT ATELIER MAISON DES FAMILLES CA219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20">
            <text:p>1620</text:p>
          </table:table-cell>
          <table:table-cell table:style-name="ce36" office:value-type="string">
            <text:p>LE PRINTEMPS DES COMEDIENS CA162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0">
            <text:p>10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9">
            <text:p>5839</text:p>
          </table:table-cell>
          <table:table-cell table:style-name="ce36" office:value-type="string">
            <text:p>LE TAFEUR CA583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8">
            <text:p>5848</text:p>
          </table:table-cell>
          <table:table-cell table:style-name="ce36" office:value-type="string">
            <text:p>LE THEATRE EN MOUVEMENT CA584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8">
            <text:p>5848</text:p>
          </table:table-cell>
          <table:table-cell table:style-name="ce36" office:value-type="string">
            <text:p>LE THEATRE EN MOUVEMENT CA584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ORTRAITS DE FEMM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A AVRIL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31">
            <text:p>1531</text:p>
          </table:table-cell>
          <table:table-cell table:style-name="ce36" office:value-type="string">
            <text:p>LECTURA E OC CA153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83">
            <text:p>4283</text:p>
          </table:table-cell>
          <table:table-cell table:style-name="ce36" office:value-type="string">
            <text:p>L'EKO DES GARRIGUES CA428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83">
            <text:p>4283</text:p>
          </table:table-cell>
          <table:table-cell table:style-name="ce36" office:value-type="string">
            <text:p>L'EKO DES GARRIGUES CA42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RTS SONORES : DES LYCEENS POETES ET MUSICIEN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3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57">
            <text:p>5657</text:p>
          </table:table-cell>
          <table:table-cell table:style-name="ce36" office:value-type="string">
            <text:p>L'ENJAMBEE CA565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7">
            <text:p>107</text:p>
          </table:table-cell>
          <table:table-cell table:style-name="ce36" office:value-type="string">
            <text:p>LES AMIS DE JEAN VIGO CA10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0">
            <text:p>80</text:p>
          </table:table-cell>
          <table:table-cell table:style-name="ce36" office:value-type="string">
            <text:p>LES AMIS DU MUSEE FABRE AMF CA8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95">
            <text:p>5095</text:p>
          </table:table-cell>
          <table:table-cell table:style-name="ce36" office:value-type="string">
            <text:p>LES CHIENS ANDALOUS CA509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95">
            <text:p>5095</text:p>
          </table:table-cell>
          <table:table-cell table:style-name="ce36" office:value-type="string">
            <text:p>LES CHIENS ANDALOUS CA509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013/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COORDINATION LOCALE ECOLE ET CINEMA 2013 2014</text:p>
          </table:table-cell>
          <table:table-cell table:style-name="ce96" office:value-type="float" office:value="2800">
            <text:p>2 8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0">
            <text:p>5830</text:p>
          </table:table-cell>
          <table:table-cell table:style-name="ce36" office:value-type="string">
            <text:p>LES EBRUITEURS CA5830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S VOIX DE L'OGRESS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MARS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22">
            <text:p>3022</text:p>
          </table:table-cell>
          <table:table-cell table:style-name="ce36" office:value-type="string">
            <text:p>LES ECRIVAINS MEDITERRANEENS CA302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650">
            <text:p>2 65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73">
            <text:p>3073</text:p>
          </table:table-cell>
          <table:table-cell table:style-name="ce36" office:value-type="string">
            <text:p>LES FOURMIS ROUSSES CA307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38">
            <text:p>5238</text:p>
          </table:table-cell>
          <table:table-cell table:style-name="ce36" office:value-type="string">
            <text:p>LES GALERIES DE MONTPELLIER CA523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RAWING ROOM 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2014 </text:p>
          </table:table-cell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83">
            <text:p>2683</text:p>
          </table:table-cell>
          <table:table-cell table:style-name="ce36" office:value-type="string">
            <text:p>LES GENS DU QUAI CA268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558">
            <text:p>2558</text:p>
          </table:table-cell>
          <table:table-cell table:style-name="ce36" office:value-type="string">
            <text:p>LES MURS D'AURELLE CA255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88">
            <text:p>1788</text:p>
          </table:table-cell>
          <table:table-cell table:style-name="ce36" office:value-type="string">
            <text:p>LES NUITS DU CHAT CA178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LES NUITS DU CHAT 11/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48">
            <text:p>1748</text:p>
          </table:table-cell>
          <table:table-cell table:style-name="ce36" office:value-type="string">
            <text:p>LES RENCONTRES DU COURT CA174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6 ème rencontres du court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6/27/28 septembre 2014</text:p>
          </table:table-cell>
          <table:table-cell table:style-name="ce96" office:value-type="float" office:value="15000">
            <text:p>1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16">
            <text:p>5616</text:p>
          </table:table-cell>
          <table:table-cell table:style-name="ce36" office:value-type="string">
            <text:p>LEVE TOI ET DANSE ! CA561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51">
            <text:p>3051</text:p>
          </table:table-cell>
          <table:table-cell table:style-name="ce36" office:value-type="string">
            <text:p>LEZ' ARTS M3 CA305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ADISAQU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4/25 mai 2014</text:p>
          </table:table-cell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82">
            <text:p>5382</text:p>
          </table:table-cell>
          <table:table-cell table:style-name="ce36" office:value-type="string">
            <text:p>L'INSOLENTE CA538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95">
            <text:p>1795</text:p>
          </table:table-cell>
          <table:table-cell table:style-name="ce36" office:value-type="string">
            <text:p>LIVING ROOM ESPACE DE CREATION CONTEMPORAINE CA179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200">
            <text:p>4 2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3">
            <text:p>5373</text:p>
          </table:table-cell>
          <table:table-cell table:style-name="ce36" office:value-type="string">
            <text:p>LO SAGE E LO FOL PROD CA537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IOTA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VRIL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55">
            <text:p>5055</text:p>
          </table:table-cell>
          <table:table-cell table:style-name="ce36" office:value-type="string">
            <text:p>LO TALHIER PARLAR -CENTRE FORMACION PROFESSIONALA OCCITAN CA505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42">
            <text:p>2242</text:p>
          </table:table-cell>
          <table:table-cell table:style-name="ce36" office:value-type="string">
            <text:p>L'OISEAU LYRE CA224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42">
            <text:p>2242</text:p>
          </table:table-cell>
          <table:table-cell table:style-name="ce36" office:value-type="string">
            <text:p>L'OISEAU LYRE CA224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ésidence artistiqu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3/2014</text:p>
          </table:table-cell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42">
            <text:p>2242</text:p>
          </table:table-cell>
          <table:table-cell table:style-name="ce36" office:value-type="string">
            <text:p>L'OISEAU LYRE CA224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ntes des deux riv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4/2014</text:p>
          </table:table-cell>
          <table:table-cell table:style-name="ce96" office:value-type="float" office:value="1330">
            <text:p>1 33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4">
            <text:p>184</text:p>
          </table:table-cell>
          <table:table-cell table:style-name="ce36" office:value-type="string">
            <text:p>LOU PARAGE DE MOUNT PELIE CA18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25">
            <text:p>4325</text:p>
          </table:table-cell>
          <table:table-cell table:style-name="ce36" office:value-type="string">
            <text:p>L'OUTIL THEATRE CA432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0">
            <text:p>9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25">
            <text:p>4325</text:p>
          </table:table-cell>
          <table:table-cell table:style-name="ce36" office:value-type="string">
            <text:p>L'OUTIL THEATRE CA432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IDE A LA CREATI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4/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9">
            <text:p>5039</text:p>
          </table:table-cell>
          <table:table-cell table:style-name="ce36" office:value-type="string">
            <text:p>MACHINE THEATRE CA503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36">
            <text:p>1136</text:p>
          </table:table-cell>
          <table:table-cell table:style-name="ce36" office:value-type="string">
            <text:p>MAISON DE LA GRAVURE MEDITERRANEE CA113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800">
            <text:p>2 8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36">
            <text:p>1136</text:p>
          </table:table-cell>
          <table:table-cell table:style-name="ce36" office:value-type="string">
            <text:p>MAISON DE LA GRAVURE MEDITERRANEE CA113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L ESTAMPE 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6/05/2014</text:p>
          </table:table-cell>
          <table:table-cell table:style-name="ce96" office:value-type="float" office:value="1475">
            <text:p>1 475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36">
            <text:p>1136</text:p>
          </table:table-cell>
          <table:table-cell table:style-name="ce36" office:value-type="string">
            <text:p>MAISON DE LA GRAVURE MEDITERRANEE CA113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EMOIRE D UN TERRITOIRE- MONTPELLIER GRAVE PAR CAROLINE BOUY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3/2014</text:p>
          </table:table-cell>
          <table:table-cell table:style-name="ce96" office:value-type="float" office:value="4280">
            <text:p>4 28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88">
            <text:p>3988</text:p>
          </table:table-cell>
          <table:table-cell table:style-name="ce36" office:value-type="string">
            <text:p>MAISON DE LA POESIE CA398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/>
          <table:table-cell table:style-name="ce96"/>
          <table:table-cell table:style-name="ce96" office:value-type="float" office:value="10000">
            <text:p>10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6000">
            <text:p>1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88">
            <text:p>3988</text:p>
          </table:table-cell>
          <table:table-cell table:style-name="ce36" office:value-type="string">
            <text:p>MAISON DE LA POESIE CA398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intemps des poètes</text:p>
          </table:table-cell>
          <table:table-cell table:style-name="ce75"/>
          <table:table-cell table:style-name="ce96"/>
          <table:table-cell table:style-name="ce96" office:value-type="float" office:value="5000">
            <text:p>5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8au23mars 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54">
            <text:p>5254</text:p>
          </table:table-cell>
          <table:table-cell table:style-name="ce36" office:value-type="string">
            <text:p>MARIE LOUISE BOUILLONNE CA525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91">
            <text:p>2291</text:p>
          </table:table-cell>
          <table:table-cell table:style-name="ce36" office:value-type="string">
            <text:p>MELI MELODIE CA22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98">
            <text:p>5398</text:p>
          </table:table-cell>
          <table:table-cell table:style-name="ce36" office:value-type="string">
            <text:p>MELTING POT MUSIC CA539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98">
            <text:p>5398</text:p>
          </table:table-cell>
          <table:table-cell table:style-name="ce36" office:value-type="string">
            <text:p>MELTING POT MUSIC CA5398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+2=5? L4INCROYABLE FESTIVAL 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/09/2014</text:p>
          </table:table-cell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8">
            <text:p>5828</text:p>
          </table:table-cell>
          <table:table-cell table:style-name="ce36" office:value-type="string">
            <text:p>MOJO PIN PRODUCTION CA582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37">
            <text:p>5537</text:p>
          </table:table-cell>
          <table:table-cell table:style-name="ce36" office:value-type="string">
            <text:p>MOM'ART FACTORY CA553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">
            <text:p>29</text:p>
          </table:table-cell>
          <table:table-cell table:style-name="ce36" office:value-type="string">
            <text:p>MONTPELLIER CONTACTS - RADIO CLAPAS CA2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1">
            <text:p>5821</text:p>
          </table:table-cell>
          <table:table-cell table:style-name="ce36" office:value-type="string">
            <text:p>MONTPELLIER HERAULT BREAKING CLUB CA582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715">
            <text:p>1 715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1">
            <text:p>5821</text:p>
          </table:table-cell>
          <table:table-cell table:style-name="ce36" office:value-type="string">
            <text:p>MONTPELLIER HERAULT BREAKING CLUB CA582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e danse Hip Hop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7">
            <text:p>297</text:p>
          </table:table-cell>
          <table:table-cell table:style-name="ce36" office:value-type="string">
            <text:p>MOTS PASSANTS CA29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">
            <text:p>3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82">
            <text:p>5682</text:p>
          </table:table-cell>
          <table:table-cell table:style-name="ce36" office:value-type="string">
            <text:p>MOUVEMENT INSOLITE CULTUREL ET ARTISTIQUE CA568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82">
            <text:p>5682</text:p>
          </table:table-cell>
          <table:table-cell table:style-name="ce36" office:value-type="string">
            <text:p>MOUVEMENT INSOLITE CULTUREL ET ARTISTIQUE CA568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DAL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HIVER PRINTEMPS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05">
            <text:p>5505</text:p>
          </table:table-cell>
          <table:table-cell table:style-name="ce36" office:value-type="string">
            <text:p>MOUVEMENTS PERPETUELS CA550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LAMEURS DES AREN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string">
            <text:p><text:s/>I</text:p>
          </table:table-cell>
          <table:table-cell table:style-name="ce36" office:value-type="string">
            <text:p>MOUVEMENTS SUR LA VILLE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26">
            <text:p>2326</text:p>
          </table:table-cell>
          <table:table-cell table:style-name="ce36" office:value-type="string">
            <text:p>MUSIC EVENTS CA232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/>
          <table:table-cell table:style-name="ce96"/>
          <table:table-cell table:style-name="ce96" office:value-type="float" office:value="125000">
            <text:p>125 000,00</text:p>
          </table:table-cell>
          <table:table-cell table:style-name="ce100" office:value-type="string">
            <text:p>Validation de l'échéancier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5000">
            <text:p>12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77">
            <text:p>4277</text:p>
          </table:table-cell>
          <table:table-cell table:style-name="ce36" office:value-type="string">
            <text:p>MUSIQUE ET VIN CA427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77">
            <text:p>4277</text:p>
          </table:table-cell>
          <table:table-cell table:style-name="ce36" office:value-type="string">
            <text:p>MUSIQUE ET VIN CA427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jaz et vi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55">
            <text:p>4955</text:p>
          </table:table-cell>
          <table:table-cell table:style-name="ce36" office:value-type="string">
            <text:p>MUSIQUES SANS FRONTIERES CA495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0">
            <text:p>8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55">
            <text:p>4955</text:p>
          </table:table-cell>
          <table:table-cell table:style-name="ce36" office:value-type="string">
            <text:p>MUSIQUES SANS FRONTIERES CA495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LWANE - Création musique et dans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55">
            <text:p>4955</text:p>
          </table:table-cell>
          <table:table-cell table:style-name="ce36" office:value-type="string">
            <text:p>MUSIQUES SANS FRONTIERES CA495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IFFUSION ORCHESTRE PHILARMONIQUE ANDALOU DE JERUSALEM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5/09/2014</text:p>
          </table:table-cell>
          <table:table-cell table:style-name="ce96" office:value-type="float" office:value="30000">
            <text:p>3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49">
            <text:p>5049</text:p>
          </table:table-cell>
          <table:table-cell table:style-name="ce36" office:value-type="string">
            <text:p>N.U. (NOS URGENCES) COLLECTIF D'ARTISTES CA504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4">
            <text:p>5474</text:p>
          </table:table-cell>
          <table:table-cell table:style-name="ce36" office:value-type="string">
            <text:p>NEDA, IRAN EN CHOEUR CA547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4">
            <text:p>5474</text:p>
          </table:table-cell>
          <table:table-cell table:style-name="ce36" office:value-type="string">
            <text:p>NEDA, IRAN EN CHOEUR CA547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ncert de Yalda solstice d'hiver avec les chorégiens de Montpelli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9/12/2014</text:p>
          </table:table-cell>
          <table:table-cell table:style-name="ce96" office:value-type="float" office:value="1200">
            <text:p>1 2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10">
            <text:p>1810</text:p>
          </table:table-cell>
          <table:table-cell table:style-name="ce36" office:value-type="string">
            <text:p>OAQADI ON A QUELQUE CHOSE A DIRE CA181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0">
            <text:p>200</text:p>
          </table:table-cell>
          <table:table-cell table:style-name="ce36" office:value-type="string">
            <text:p>OBJECTIF IMAGE MONTPELLIER CA20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83">
            <text:p>1783</text:p>
          </table:table-cell>
          <table:table-cell table:style-name="ce36" office:value-type="string">
            <text:p>OCTOPUS EXPRESSION CA178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NSIBILISATION A L'HISTOIRE DE MONTPELLIER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JUIN 2014</text:p>
          </table:table-cell>
          <table:table-cell table:style-name="ce96" office:value-type="float" office:value="4350">
            <text:p>4 35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5">
            <text:p>265</text:p>
          </table:table-cell>
          <table:table-cell table:style-name="ce36" office:value-type="string">
            <text:p>OPERA ET ORCHESTRE NATIONAL DE MONTPELLIER OONM CA2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s dans les écoles maternell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aison 2013 /2014</text:p>
          </table:table-cell>
          <table:table-cell table:style-name="ce96" office:value-type="float" office:value="20000">
            <text:p>2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5">
            <text:p>265</text:p>
          </table:table-cell>
          <table:table-cell table:style-name="ce36" office:value-type="string">
            <text:p>OPERA ET ORCHESTRE NATIONAL DE MONTPELLIER OONM CA265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ncert dans les maisons pour tou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aison 2013 /2014</text:p>
          </table:table-cell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08">
            <text:p>4708</text:p>
          </table:table-cell>
          <table:table-cell table:style-name="ce36" office:value-type="string">
            <text:p>OPERA JUNIOR CA470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89">
            <text:p>5689</text:p>
          </table:table-cell>
          <table:table-cell table:style-name="ce36" office:value-type="string">
            <text:p>PAHASKA CA568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67">
            <text:p>1867</text:p>
          </table:table-cell>
          <table:table-cell table:style-name="ce36" office:value-type="string">
            <text:p>PIC ET COLEGRAM CA186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9">
            <text:p>4979</text:p>
          </table:table-cell>
          <table:table-cell table:style-name="ce36" office:value-type="string">
            <text:p>POLYFOLIES CA497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9">
            <text:p>4979</text:p>
          </table:table-cell>
          <table:table-cell table:style-name="ce36" office:value-type="string">
            <text:p>POLYFOLIES CA497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s histoires extraordinair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56">
            <text:p>3156</text:p>
          </table:table-cell>
          <table:table-cell table:style-name="ce36" office:value-type="string">
            <text:p>PRIMESAUTIER THEATRE CA315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56">
            <text:p>3156</text:p>
          </table:table-cell>
          <table:table-cell table:style-name="ce36" office:value-type="string">
            <text:p>PRIMESAUTIER THEATRE CA315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un lapin qui se perd dans la nuit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77">
            <text:p>4377</text:p>
          </table:table-cell>
          <table:table-cell table:style-name="ce36" office:value-type="string">
            <text:p>PULX CA437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46">
            <text:p>5146</text:p>
          </table:table-cell>
          <table:table-cell table:style-name="ce36" office:value-type="string">
            <text:p>PYARE CA514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LKONY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9">
            <text:p>5379</text:p>
          </table:table-cell>
          <table:table-cell table:style-name="ce36" office:value-type="string">
            <text:p>QUASI INDESTRUCTIBLE PRODUCTION CA537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 QUOI JOUONS NOUS? EN CONCERT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2014</text:p>
          </table:table-cell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">
            <text:p>38</text:p>
          </table:table-cell>
          <table:table-cell table:style-name="ce36" office:value-type="string">
            <text:p>RADIO AVIVA 88 FM CA3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13">
            <text:p>5413</text:p>
          </table:table-cell>
          <table:table-cell table:style-name="ce36" office:value-type="string">
            <text:p>RAMBLIN' BASTRINGUE CA541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 SKELETON BAND - LA CASTAG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4/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7">
            <text:p>4977</text:p>
          </table:table-cell>
          <table:table-cell table:style-name="ce36" office:value-type="string">
            <text:p>RANK'ART CA497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7">
            <text:p>307</text:p>
          </table:table-cell>
          <table:table-cell table:style-name="ce36" office:value-type="string">
            <text:p>RCF MAGUELONE HERAULT CA30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81">
            <text:p>1781</text:p>
          </table:table-cell>
          <table:table-cell table:style-name="ce36" office:value-type="string">
            <text:p>REGARDS SUR LE CINEMA ALGERIEN CA178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GARDS SUR LE CINEMA ALGERIE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MAI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39">
            <text:p>5239</text:p>
          </table:table-cell>
          <table:table-cell table:style-name="ce36" office:value-type="string">
            <text:p>RHIZOME CA523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75">
            <text:p>5875</text:p>
          </table:table-cell>
          <table:table-cell table:style-name="ce36" office:value-type="string">
            <text:p>RHIZOME CA587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2">
            <text:p>5822</text:p>
          </table:table-cell>
          <table:table-cell table:style-name="ce36" office:value-type="string">
            <text:p>RIEN DE SPECIAL CA5822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SQUISS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5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40">
            <text:p>1240</text:p>
          </table:table-cell>
          <table:table-cell table:style-name="ce36" office:value-type="string">
            <text:p>SATELLITE CA124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4">
            <text:p>5834</text:p>
          </table:table-cell>
          <table:table-cell table:style-name="ce36" office:value-type="string">
            <text:p>SCREAM BOX PICTURES CA583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34">
            <text:p>5834</text:p>
          </table:table-cell>
          <table:table-cell table:style-name="ce36" office:value-type="string">
            <text:p>SCREAM BOX PICTURES CA5834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MERICAN FAST FOOD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3500">
            <text:p>3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01">
            <text:p>5401</text:p>
          </table:table-cell>
          <table:table-cell table:style-name="ce36" office:value-type="string">
            <text:p>SECTOR SEVEN CA540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03">
            <text:p>3203</text:p>
          </table:table-cell>
          <table:table-cell table:style-name="ce36" office:value-type="string">
            <text:p>SINA KAWA THEATRE CA320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57">
            <text:p>2857</text:p>
          </table:table-cell>
          <table:table-cell table:style-name="ce36" office:value-type="string">
            <text:p>SINGULIER PLURIEL CA285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57">
            <text:p>2857</text:p>
          </table:table-cell>
          <table:table-cell table:style-name="ce36" office:value-type="string">
            <text:p>SINGULIER PLURIEL CA285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AGABONDAGE ARTISTIQU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9/09/2013</text:p>
          </table:table-cell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71">
            <text:p>1171</text:p>
          </table:table-cell>
          <table:table-cell table:style-name="ce36" office:value-type="string">
            <text:p>SO BOLLYWOOD MONTPELLIER CA117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5eme journées du cinéma indien et bollywood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8, 29, 30 NOVEMBRE 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16">
            <text:p>616</text:p>
          </table:table-cell>
          <table:table-cell table:style-name="ce36" office:value-type="string">
            <text:p>SOCIETE ARCHEOLOGIQUE DE MONTPELLIER - MUSEE LANGUEDOCIEN CA61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16">
            <text:p>616</text:p>
          </table:table-cell>
          <table:table-cell table:style-name="ce36" office:value-type="string">
            <text:p>SOCIETE ARCHEOLOGIQUE DE MONTPELLIER - MUSEE LANGUEDOCIEN CA61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lloque sur les rites funéraires en Egypte ancienne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/11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45">
            <text:p>645</text:p>
          </table:table-cell>
          <table:table-cell table:style-name="ce36" office:value-type="string">
            <text:p>SOCIETE ASTRONOMIQUE DE MONTPELLIER - PIERRE VAURIOT CA64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300">
            <text:p>8 3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1">
            <text:p>491</text:p>
          </table:table-cell>
          <table:table-cell table:style-name="ce36" office:value-type="string">
            <text:p>SON E RESSON OCCITAN CA49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05">
            <text:p>3005</text:p>
          </table:table-cell>
          <table:table-cell table:style-name="ce36" office:value-type="string">
            <text:p>SONORITES CA300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66">
            <text:p>5266</text:p>
          </table:table-cell>
          <table:table-cell table:style-name="ce36" office:value-type="string">
            <text:p>SQUEEZE CA526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66">
            <text:p>5266</text:p>
          </table:table-cell>
          <table:table-cell table:style-name="ce36" office:value-type="string">
            <text:p>SQUEEZE CA5266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ZONE AUTONOMIE LITTERAIRE 4 EME EDITION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4 EME TRIMESTRE 2014</text:p>
          </table:table-cell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09">
            <text:p>5209</text:p>
          </table:table-cell>
          <table:table-cell table:style-name="ce36" office:value-type="string">
            <text:p>SUR L'AIR DE RIEN CA520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LBUM "CHANSONS OUBLIEES 1930-1939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77">
            <text:p>4577</text:p>
          </table:table-cell>
          <table:table-cell table:style-name="ce36" office:value-type="string">
            <text:p>TANG'HERAULT MONTPELLIER CA457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MONTPELLIER TANGOSUD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9/05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15">
            <text:p>1315</text:p>
          </table:table-cell>
          <table:table-cell table:style-name="ce36" office:value-type="string">
            <text:p>THEATRE DE LA REMISE CA1315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1">
            <text:p>231</text:p>
          </table:table-cell>
          <table:table-cell table:style-name="ce36" office:value-type="string">
            <text:p>THEATRE EN FLAMMES - CREATEF CA23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1">
            <text:p>231</text:p>
          </table:table-cell>
          <table:table-cell table:style-name="ce36" office:value-type="string">
            <text:p>THEATRE EN FLAMMES - CREATEF CA23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QUARTIER DES BEBES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1">
            <text:p>231</text:p>
          </table:table-cell>
          <table:table-cell table:style-name="ce36" office:value-type="string">
            <text:p>THEATRE EN FLAMMES - CREATEF CA231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ACM, ALBUM "TRAVERSER"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2014</text:p>
          </table:table-cell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7">
            <text:p>227</text:p>
          </table:table-cell>
          <table:table-cell table:style-name="ce36" office:value-type="string">
            <text:p>THEATRE TALHERS PRODUCTION LA RAMPE T.I.O CA22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0">
            <text:p>5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7">
            <text:p>227</text:p>
          </table:table-cell>
          <table:table-cell table:style-name="ce36" office:value-type="string">
            <text:p>THEATRE TALHERS PRODUCTION LA RAMPE T.I.O CA22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TION CULTURELLE ET LINGUISTIQUE DE THEATRE D OC JEUNES PUBLIC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1500">
            <text:p>1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49">
            <text:p>1949</text:p>
          </table:table-cell>
          <table:table-cell table:style-name="ce36" office:value-type="string">
            <text:p>THEAVIDA CA1949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idaFestiv' (EX FESTIVAL THEAVIDA)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ET NOVEMBRE 2014</text:p>
          </table:table-cell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10">
            <text:p>4610</text:p>
          </table:table-cell>
          <table:table-cell table:style-name="ce36" office:value-type="string">
            <text:p>TI CONODO CA4610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10">
            <text:p>4610</text:p>
          </table:table-cell>
          <table:table-cell table:style-name="ce36" office:value-type="string">
            <text:p>TI CONODO CA4610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LE KREYOL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7">
            <text:p>5037</text:p>
          </table:table-cell>
          <table:table-cell table:style-name="ce36" office:value-type="string">
            <text:p>TRANSIT COLLECTIF PHOTOGRAPHIQUE CA503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7">
            <text:p>5037</text:p>
          </table:table-cell>
          <table:table-cell table:style-name="ce36" office:value-type="string">
            <text:p>TRANSIT COLLECTIF PHOTOGRAPHIQUE CA5037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OJET RESILIENCE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33">
            <text:p>5733</text:p>
          </table:table-cell>
          <table:table-cell table:style-name="ce36" office:value-type="string">
            <text:p>TURBULENCES SONORES CA573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URBULENCES SONORES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4/2014</text:p>
          </table:table-cell>
          <table:table-cell table:style-name="ce96" office:value-type="float" office:value="2000">
            <text:p>2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14">
            <text:p>4214</text:p>
          </table:table-cell>
          <table:table-cell table:style-name="ce36" office:value-type="string">
            <text:p>U STRUCTURE NOUVELLE CA421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88">
            <text:p>5888</text:p>
          </table:table-cell>
          <table:table-cell table:style-name="ce36" office:value-type="string">
            <text:p>UN KILO D'ETINCELLES CA5888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88">
            <text:p>5888</text:p>
          </table:table-cell>
          <table:table-cell table:style-name="ce36" office:value-type="string">
            <text:p>UN KILO D'ETINCELLES CA5888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N MEC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ÉCEMBRE 2014</text:p>
          </table:table-cell>
          <table:table-cell table:style-name="ce96" office:value-type="float" office:value="4320">
            <text:p>4 32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74">
            <text:p>1274</text:p>
          </table:table-cell>
          <table:table-cell table:style-name="ce36" office:value-type="string">
            <text:p>UN ORGUE DANS LA VILLE CA127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100">
            <text:p>2 1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66">
            <text:p>1566</text:p>
          </table:table-cell>
          <table:table-cell table:style-name="ce36" office:value-type="string">
            <text:p>UNION DES ARTS PLASTIQUES DE LA MEDITERRANEE CA156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69">
            <text:p>2969</text:p>
          </table:table-cell>
          <table:table-cell table:style-name="ce36" office:value-type="string">
            <text:p>UNIVERSITE DE FIGUEROLLES CA296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71">
            <text:p>1071</text:p>
          </table:table-cell>
          <table:table-cell table:style-name="ce36" office:value-type="string">
            <text:p>UNIVERSITE PAUL VALERY MONTPELLIER III CA1071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19">
            <text:p>5019</text:p>
          </table:table-cell>
          <table:table-cell table:style-name="ce36" office:value-type="string">
            <text:p>VASISTAS CA501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49">
            <text:p>1149</text:p>
          </table:table-cell>
          <table:table-cell table:style-name="ce36" office:value-type="string">
            <text:p>VENT DU SUD CA1149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28">
            <text:p>4928</text:p>
          </table:table-cell>
          <table:table-cell table:style-name="ce36" office:value-type="string">
            <text:p>VILCANOTA CA4928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">
            <text:p>547</text:p>
          </table:table-cell>
          <table:table-cell table:style-name="ce36" office:value-type="string">
            <text:p>VOCALYS CA54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53">
            <text:p>5853</text:p>
          </table:table-cell>
          <table:table-cell table:style-name="ce36" office:value-type="string">
            <text:p>VOLCANIK PROD CA5853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53">
            <text:p>5853</text:p>
          </table:table-cell>
          <table:table-cell table:style-name="ce36" office:value-type="string">
            <text:p>VOLCANIK PROD CA5853!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ACANCES SCOLAIRES 2014</text:p>
          </table:table-cell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TELIER MUSICAL</text:p>
          </table:table-cell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17">
            <text:p>4817</text:p>
          </table:table-cell>
          <table:table-cell table:style-name="ce36" office:value-type="string">
            <text:p>VOX RAPIDO CA481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2">
            <text:p>5472</text:p>
          </table:table-cell>
          <table:table-cell table:style-name="ce36" office:value-type="string">
            <text:p>VOY'ELLES CHOEUR DE FEMMES DE MEDITERRANEE VOY'ELLES CA547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67">
            <text:p>4967</text:p>
          </table:table-cell>
          <table:table-cell table:style-name="ce36" office:value-type="string">
            <text:p>ZIGZAGS ARBATZ ET COMPAGNIE CA496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48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2">
            <text:p>5662</text:p>
          </table:table-cell>
          <table:table-cell table:style-name="ce36" office:value-type="string">
            <text:p>ZIPAKEU CA5662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0">
            <text:p>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covered-table-cell table:style-name="ce149"/>
          <table:table-cell table:style-name="ce167"/>
          <table:table-cell table:number-columns-repeated="1011"/>
        </table:table-row>
        <table:table-row table:style-name="ro1">
          <table:table-cell table:style-name="ce16" office:value-type="string" table:number-columns-spanned="4" table:number-rows-spanned="1">
            <text:p>TOTAL</text:p>
          </table:table-cell>
          <table:covered-table-cell table:number-columns-repeated="2" table:style-name="ce40"/>
          <table:covered-table-cell table:style-name="ce58"/>
          <table:table-cell table:style-name="ce75" table:formula="of:=SUM([.E79:.E522])" office:value-type="float" office:value="0">
            <text:p>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50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50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7" office:value-type="float" office:value="3328">
            <text:p>3328</text:p>
          </table:table-cell>
          <table:table-cell table:style-name="ce31" office:value-type="string">
            <text:p>ADIL DE L'HERAULT (pas saisi dans logiciel)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7" office:value-type="float" office:value="36000">
            <text:p>36 000 €</text:p>
          </table:table-cell>
          <table:table-cell table:style-name="ce98" office:value-type="string">
            <text:p>1 proposée</text:p>
          </table:table-cell>
          <table:table-cell table:style-name="ce98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36000">
            <text:p>36 000,00</text:p>
          </table:table-cell>
          <table:table-cell table:style-name="ce151" office:value-type="string" table:number-columns-spanned="1" table:number-rows-spanned="10">
            <text:p>DROIT LOGEMENT - CAUTION</text:p>
          </table:table-cell>
          <table:table-cell table:style-name="ce169"/>
          <table:table-cell table:style-name="ce173" table:number-columns-repeated="1011"/>
        </table:table-row>
        <table:table-row table:style-name="ro1">
          <table:table-cell table:style-name="ce13" office:value-type="float" office:value="2096">
            <text:p>2096</text:p>
          </table:table-cell>
          <table:table-cell table:style-name="ce36" office:value-type="string">
            <text:p>ASSO. INDEPENDANTE AIDE CITOYENNE PAR LE SOCIAL ET LE LOGEMENT AIA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0">
            <text:p>4900</text:p>
          </table:table-cell>
          <table:table-cell table:style-name="ce36" office:value-type="string">
            <text:p>ASSOCIATION NATIONALE COMPAGNONS BATISSEURS ETS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TELIER DE QUARTIER MONTPELLIER VILLE</text:p>
          </table:table-cell>
          <table:table-cell table:style-name="ce75" office:value-type="float" office:value="9000">
            <text:p>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 AU 31/12/2014</text:p>
          </table:table-cell>
          <table:table-cell table:style-name="ce96" office:value-type="float" office:value="14000">
            <text:p>14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59">
            <text:p>3259</text:p>
          </table:table-cell>
          <table:table-cell table:style-name="ce36" office:value-type="string">
            <text:p>CONCORDA LOG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3000">
            <text:p>3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3000">
            <text:p>33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39">
            <text:p>1139</text:p>
          </table:table-cell>
          <table:table-cell table:style-name="ce36" office:value-type="string">
            <text:p>CONFEDERATION NATIONALE DU LOGEMENT FEDERATION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100">
            <text:p>2 1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4">
            <text:p>244</text:p>
          </table:table-cell>
          <table:table-cell table:style-name="ce36" office:value-type="string">
            <text:p>CONSOMMATION LOGEMENT CADRE DE VIE DE MONTPELLIER CLCV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300">
            <text:p>7 300 €</text:p>
          </table:table-cell>
          <table:table-cell table:style-name="ce96"/>
          <table:table-cell table:style-name="ce96" office:value-type="float" office:value="0">
            <text:p>0,00</text:p>
          </table:table-cell>
          <table:table-cell table:style-name="ce100" office:value-type="string">
            <text:p>Notification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0">
            <text:p>9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47">
            <text:p>1347</text:p>
          </table:table-cell>
          <table:table-cell table:style-name="ce36" office:value-type="string">
            <text:p>ECOHABIT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">
            <text:p>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8">
            <text:p>4908</text:p>
          </table:table-cell>
          <table:table-cell table:style-name="ce36" office:value-type="string">
            <text:p>FACE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COMPAGNEMENT SOCIAL LOGEMENT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 janvier 2014 au 31 decembre 2014</text:p>
          </table:table-cell>
          <table:table-cell table:style-name="ce96" office:value-type="float" office:value="2500">
            <text:p>2 5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09">
            <text:p>2309</text:p>
          </table:table-cell>
          <table:table-cell table:style-name="ce36" office:value-type="string">
            <text:p>HABITER C'EST CHOISI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velopement projets habitat participatif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6 sessions 1 et 2 Trim 2014</text:p>
          </table:table-cell>
          <table:table-cell table:style-name="ce96" office:value-type="float" office:value="6000">
            <text:p>6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4">
            <text:p>4904</text:p>
          </table:table-cell>
          <table:table-cell table:style-name="ce36" office:value-type="string">
            <text:p>HABITER ENFI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526:.E535])" office:value-type="float" office:value="93100">
            <text:p>93 1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9"/>
          <table:table-cell table:style-name="ce41"/>
          <table:table-cell table:style-name="ce19"/>
          <table:table-cell table:style-name="ce41"/>
          <table:table-cell table:style-name="ce79"/>
          <table:table-cell table:style-name="ce99" table:number-columns-repeated="2"/>
          <table:table-cell table:style-name="ce115"/>
          <table:table-cell table:style-name="ce122"/>
          <table:table-cell table:style-name="ce115"/>
          <table:table-cell table:style-name="ce99"/>
          <table:table-cell table:style-name="ce15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30">
            <text:p>3230</text:p>
          </table:table-cell>
          <table:table-cell table:style-name="ce36" office:value-type="string">
            <text:p>MAISON DE L'ARCHITECTURE DU LANGUEDOC ROUSSILLON M'AL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0"/>
          <table:table-cell table:style-name="ce96" office:value-type="float" office:value="0">
            <text:p>0,00</text:p>
          </table:table-cell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29" office:value-type="float" office:value="5000">
            <text:p>5 000 €</text:p>
          </table:table-cell>
          <table:table-cell table:style-name="ce154" office:value-type="string">
            <text:p>ECONOMIE DES RESSOURCES ET DU PATRIMOIN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30">
            <text:p>3230</text:p>
          </table:table-cell>
          <table:table-cell table:style-name="ce36" office:value-type="string">
            <text:p>MAISON DE L'ARCHITECTURE DU LANGUEDOC ROUSSILLON M'A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NSIBILISATION SCOLAIRE A L ARCHITECTURE</text:p>
          </table:table-cell>
          <table:table-cell table:style-name="ce75" office:value-type="float" office:value="3000">
            <text:p>3 000 €</text:p>
          </table:table-cell>
          <table:table-cell table:style-name="ce100"/>
          <table:table-cell table:style-name="ce96" office:value-type="float" office:value="0">
            <text:p>0,00</text:p>
          </table:table-cell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3/2014</text:p>
          </table:table-cell>
          <table:table-cell table:style-name="ce129" office:value-type="float" office:value="2000">
            <text:p>2 000 €</text:p>
          </table:table-cell>
          <table:table-cell table:style-name="ce154" office:value-type="string">
            <text:p>ECONOMIE DES RESSOURCES ET DU PATRIMOIN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20" office:value-type="float" office:value="4254">
            <text:p>4254</text:p>
          </table:table-cell>
          <table:table-cell table:style-name="ce42" office:value-type="string">
            <text:p>PATRIMOINE ET ARCHITECTURE </text:p>
          </table:table-cell>
          <table:table-cell table:style-name="ce20" office:value-type="string">
            <text:p>F</text:p>
          </table:table-cell>
          <table:table-cell table:style-name="ce42"/>
          <table:table-cell table:style-name="ce80" office:value-type="float" office:value="1200">
            <text:p>1 200 €</text:p>
          </table:table-cell>
          <table:table-cell table:style-name="ce101"/>
          <table:table-cell table:style-name="ce103" office:value-type="float" office:value="0">
            <text:p>0,00</text:p>
          </table:table-cell>
          <table:table-cell table:style-name="ce101" office:value-type="string">
            <text:p>Instruction technique</text:p>
          </table:table-cell>
          <table:table-cell table:style-name="ce123" office:value-type="float" office:value="2014">
            <text:p>2014</text:p>
          </table:table-cell>
          <table:table-cell table:style-name="ce101"/>
          <table:table-cell table:style-name="ce130" office:value-type="float" office:value="1300">
            <text:p>1 300 €</text:p>
          </table:table-cell>
          <table:table-cell table:style-name="ce155" office:value-type="string">
            <text:p>ECONOMIE DES RESSOURCES ET DU PATRIMOIN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59" office:value-type="string">
            <text:p>Total</text:p>
          </table:table-cell>
          <table:table-cell table:style-name="ce76" table:formula="of:=SUM([.E539:.E541])" office:value-type="float" office:value="5700">
            <text:p>5 700 €</text:p>
          </table:table-cell>
          <table:table-cell table:style-name="ce93"/>
          <table:table-cell table:style-name="ce104"/>
          <table:table-cell table:style-name="ce93"/>
          <table:table-cell table:style-name="ce120"/>
          <table:table-cell table:style-name="ce93"/>
          <table:table-cell table:style-name="ce106"/>
          <table:table-cell table:style-name="ce139"/>
          <table:table-cell table:style-name="ce167"/>
          <table:table-cell table:number-columns-repeated="1011"/>
        </table:table-row>
        <table:table-row table:style-name="ro1">
          <table:table-cell table:style-name="ce14"/>
          <table:table-cell table:style-name="ce37"/>
          <table:table-cell table:style-name="ce11"/>
          <table:table-cell table:style-name="ce60"/>
          <table:table-cell table:style-name="ce81"/>
          <table:table-cell table:style-name="ce93"/>
          <table:table-cell table:style-name="ce104"/>
          <table:table-cell table:style-name="ce93"/>
          <table:table-cell table:style-name="ce120"/>
          <table:table-cell table:style-name="ce93"/>
          <table:table-cell table:style-name="ce106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59">
            <text:p>4559</text:p>
          </table:table-cell>
          <table:table-cell table:style-name="ce36" office:value-type="string">
            <text:p>ASSO DEPARTEMENTALE DE DEFENSE DES FAMILLES ET DE L'INDIVIDU ADFI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57" office:value-type="string" table:number-columns-spanned="1" table:number-rows-spanned="13">
            <text:p>EGALITE DES DROITS ET DEVOIRS - LUTTE CONTRE LES DISCRIMINATION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61">
            <text:p>661</text:p>
          </table:table-cell>
          <table:table-cell table:style-name="ce36" office:value-type="string">
            <text:p>ASSO DEPARTEMENTALE D'INFORMATION ET D'AIDE AUX VICTIM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000">
            <text:p>11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18">
            <text:p>4618</text:p>
          </table:table-cell>
          <table:table-cell table:style-name="ce36" office:value-type="string">
            <text:p>ASSOCIATION DES NOUVEAUX GAYS ET LESBIENNES ANGE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18">
            <text:p>518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">
            <text:p>65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18">
            <text:p>3318</text:p>
          </table:table-cell>
          <table:table-cell table:style-name="ce36" office:value-type="string">
            <text:p>ASSOCIATION NATIONALE LE REFUGE DELEGATION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50">
            <text:p>1150</text:p>
          </table:table-cell>
          <table:table-cell table:style-name="ce36" office:value-type="string">
            <text:p>CIMADE - SERVICE OECUMENIQUE D'ENTRAI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33">
            <text:p>5233</text:p>
          </table:table-cell>
          <table:table-cell table:style-name="ce36" office:value-type="string">
            <text:p>CONSEIL DEPARTEMENTAL DE L'ACCES AU DROIT CDA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51">
            <text:p>5751</text:p>
          </table:table-cell>
          <table:table-cell table:style-name="ce36" office:value-type="string">
            <text:p>CONTACT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86">
            <text:p>4786</text:p>
          </table:table-cell>
          <table:table-cell table:style-name="ce36" office:value-type="string">
            <text:p>LESBIAN AND GAY PRIDE LANGUEDOC-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4">
            <text:p>514</text:p>
          </table:table-cell>
          <table:table-cell table:style-name="ce36" office:value-type="string">
            <text:p>LIGUE DES DROITS DE L'HOMME ET DU CITOYE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9">
            <text:p>419</text:p>
          </table:table-cell>
          <table:table-cell table:style-name="ce36" office:value-type="string">
            <text:p>LIGUE INTERNATIONALE CONTRE LE RACISME ET L'ANTISEMITIS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53">
            <text:p>1253</text:p>
          </table:table-cell>
          <table:table-cell table:style-name="ce36" office:value-type="string">
            <text:p>ASSOCIATION PREVENTION ROUTIE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600">
            <text:p>1 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700">
            <text:p>1 7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53">
            <text:p>1253</text:p>
          </table:table-cell>
          <table:table-cell table:style-name="ce36" office:value-type="string">
            <text:p>ASSOCIATION PREVENTION ROUTIE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1 ER PRIX PISTE EDUCATION ROUTIERE</text:p>
          </table:table-cell>
          <table:table-cell table:style-name="ce75" office:value-type="float" office:value="200">
            <text:p>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2/05/2014</text:p>
          </table:table-cell>
          <table:table-cell table:style-name="ce96" office:value-type="float" office:value="200">
            <text:p>200,00</text:p>
          </table:table-cell>
          <table:covered-table-cell table:style-name="ce152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76">
            <text:p>2076</text:p>
          </table:table-cell>
          <table:table-cell table:style-name="ce36" office:value-type="string">
            <text:p>LIGUE CONTRE LA VIOLENCE ROUTIERE SECTION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covered-table-cell table:style-name="ce150"/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545:.E557])" office:value-type="float" office:value="44918">
            <text:p>44 918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9"/>
          <table:table-cell table:style-name="ce41"/>
          <table:table-cell table:style-name="ce19"/>
          <table:table-cell table:style-name="ce41"/>
          <table:table-cell table:style-name="ce79"/>
          <table:table-cell table:style-name="ce99" table:number-columns-repeated="2"/>
          <table:table-cell table:style-name="ce115"/>
          <table:table-cell table:style-name="ce122"/>
          <table:table-cell table:style-name="ce115"/>
          <table:table-cell table:style-name="ce99"/>
          <table:table-cell table:style-name="ce15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">
            <text:p>33</text:p>
          </table:table-cell>
          <table:table-cell table:style-name="ce36" office:value-type="string">
            <text:p>ASSO EURO MEDITERRANEENNE POUR LE TRAVAIL ET LES ECHANGES - AETE -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3000">
            <text:p>3 000,00</text:p>
          </table:table-cell>
          <table:table-cell table:style-name="ce158" office:value-type="string" table:number-columns-spanned="1" table:number-rows-spanned="20">
            <text:p>EMPLOI DEV ECO COMMERCIAL / EMPLOI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96">
            <text:p>1196</text:p>
          </table:table-cell>
          <table:table-cell table:style-name="ce36" office:value-type="string">
            <text:p>BG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ITESLAB</text:p>
          </table:table-cell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131" office:value-type="float" office:value="5000">
            <text:p>5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45">
            <text:p>2245</text:p>
          </table:table-cell>
          <table:table-cell table:style-name="ce36" office:value-type="string">
            <text:p>CLUB ENTREPRENARIAT RESSOURCES LANGUEDOC ROUSSILL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CUBATEUR SOCIAL 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2/2014</text:p>
          </table:table-cell>
          <table:table-cell table:style-name="ce131" office:value-type="float" office:value="2500">
            <text:p>2 5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7">
            <text:p>77</text:p>
          </table:table-cell>
          <table:table-cell table:style-name="ce36" office:value-type="string">
            <text:p>COMIDER - COMITE POUR LE DEVELOPPEMENT DE L'ECONOMIE REGIONA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ARKHETON DE L EMPLOI 2014</text:p>
          </table:table-cell>
          <table:table-cell table:style-name="ce75" office:value-type="float" office:value="2800">
            <text:p>2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6/10/2014</text:p>
          </table:table-cell>
          <table:table-cell table:style-name="ce131" office:value-type="float" office:value="3000">
            <text:p>3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25">
            <text:p>2725</text:p>
          </table:table-cell>
          <table:table-cell table:style-name="ce36" office:value-type="string">
            <text:p>CREER - MAISON DES CHOMEUR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6000">
            <text:p>6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8">
            <text:p>4908</text:p>
          </table:table-cell>
          <table:table-cell table:style-name="ce36" office:value-type="string">
            <text:p>FACE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COMPAGNEMENT VERS L'EMPLOI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ER JANVIER AU 31 DECEMBRE 2014</text:p>
          </table:table-cell>
          <table:table-cell table:style-name="ce131" office:value-type="float" office:value="7500">
            <text:p>7 5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8">
            <text:p>4908</text:p>
          </table:table-cell>
          <table:table-cell table:style-name="ce36" office:value-type="string">
            <text:p>FACE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ACE ENERGIE SPORT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ER JANVIER AU 31 DECEMBRE 2014</text:p>
          </table:table-cell>
          <table:table-cell table:style-name="ce131" office:value-type="float" office:value="5000">
            <text:p>5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21" office:value-type="float" office:value="5331">
            <text:p>5331</text:p>
          </table:table-cell>
          <table:table-cell table:style-name="ce43" office:value-type="string">
            <text:p>MILLENERGIES + 2500 euro pas saisi</text:p>
          </table:table-cell>
          <table:table-cell table:style-name="ce21" office:value-type="string">
            <text:p>F</text:p>
          </table:table-cell>
          <table:table-cell table:style-name="ce43"/>
          <table:table-cell table:style-name="ce82" office:value-type="float" office:value="7500">
            <text:p>7 500 €</text:p>
          </table:table-cell>
          <table:table-cell table:style-name="ce102" office:value-type="string">
            <text:p>1 proposée</text:p>
          </table:table-cell>
          <table:table-cell table:style-name="ce102"/>
          <table:table-cell table:style-name="ce116" office:value-type="string">
            <text:p>Conseil Municipal</text:p>
          </table:table-cell>
          <table:table-cell table:style-name="ce124" office:value-type="float" office:value="2014">
            <text:p>2014</text:p>
          </table:table-cell>
          <table:table-cell table:style-name="ce116"/>
          <table:table-cell table:style-name="ce132" office:value-type="float" office:value="10000">
            <text:p>10 000,00</text:p>
          </table:table-cell>
          <table:covered-table-cell table:style-name="ce159"/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4623">
            <text:p>4623</text:p>
          </table:table-cell>
          <table:table-cell table:style-name="ce36" office:value-type="string">
            <text:p>PLEIADES EMPLOI SERVICE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VELOPPEMENT DE L'EMPLOI A DOMICILE</text:p>
          </table:table-cell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131" office:value-type="float" office:value="15000">
            <text:p>15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0">
            <text:p>5840</text:p>
          </table:table-cell>
          <table:table-cell table:style-name="ce36" office:value-type="string">
            <text:p>ACA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4000">
            <text:p>4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40">
            <text:p>5840</text:p>
          </table:table-cell>
          <table:table-cell table:style-name="ce36" office:value-type="string">
            <text:p>ACA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ESERVATION DE LA NATURE ET ACTIVITES COMMERCIALES SUR LES MARCHES</text:p>
          </table:table-cell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131" office:value-type="float" office:value="4000">
            <text:p>4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1">
            <text:p>211</text:p>
          </table:table-cell>
          <table:table-cell table:style-name="ce36" office:value-type="string">
            <text:p>ARS FABRI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6000">
            <text:p>6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04">
            <text:p>5704</text:p>
          </table:table-cell>
          <table:table-cell table:style-name="ce36" office:value-type="string">
            <text:p>ASSOCIATION DES ANTIQUAIRES ET BROCANTEURS DE MONTPELLIER ET SA REG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3000">
            <text:p>3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04">
            <text:p>5704</text:p>
          </table:table-cell>
          <table:table-cell table:style-name="ce36" office:value-type="string">
            <text:p>ASSOCIATION DES ANTIQUAIRES ET BROCANTEURS DE MONTPELLIER ET SA REGI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REATION D UN SITE D INFORMATION ET DE SERVICE A LA VENTE</text:p>
          </table:table-cell>
          <table:table-cell table:style-name="ce75" office:value-type="float" office:value="2500">
            <text:p>2 5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8/2014</text:p>
          </table:table-cell>
          <table:table-cell table:style-name="ce131" office:value-type="float" office:value="4000">
            <text:p>4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64">
            <text:p>4664</text:p>
          </table:table-cell>
          <table:table-cell table:style-name="ce36" office:value-type="string">
            <text:p>ASSOCIATION DES MARCHES PAYSANS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300">
            <text:p>3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2">
            <text:p>5372</text:p>
          </table:table-cell>
          <table:table-cell table:style-name="ce36" office:value-type="string">
            <text:p>COMITE DE QUARTIER PORT MARIANNE SUD CQPM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INAUGURATION MARCHE PORT MARIANNE</text:p>
          </table:table-cell>
          <table:table-cell table:style-name="ce75" office:value-type="float" office:value="1200">
            <text:p>1 2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131" office:value-type="float" office:value="1600">
            <text:p>1 6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84">
            <text:p>1084</text:p>
          </table:table-cell>
          <table:table-cell table:style-name="ce36" office:value-type="string">
            <text:p>JEUNE CHAMBRE ECONOMIQU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2500">
            <text:p>2 5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46">
            <text:p>3546</text:p>
          </table:table-cell>
          <table:table-cell table:style-name="ce36" office:value-type="string">
            <text:p>LES VOIES DES PALA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2020">
            <text:p>2 02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35">
            <text:p>3135</text:p>
          </table:table-cell>
          <table:table-cell table:style-name="ce36" office:value-type="string">
            <text:p>QUARTIER DE L'ANCIEN COURRIER - ASSOCIATIONS DES COMMERCAN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4000">
            <text:p>4 000,00</text:p>
          </table:table-cell>
          <table:covered-table-cell table:style-name="ce159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9">
            <text:p>249</text:p>
          </table:table-cell>
          <table:table-cell table:style-name="ce36" office:value-type="string">
            <text:p>UFC QUE CHOISI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131" office:value-type="float" office:value="3000">
            <text:p>3 000,00</text:p>
          </table:table-cell>
          <table:covered-table-cell table:style-name="ce160"/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83" table:formula="of:=SUM([.E561:.E580])" office:value-type="float" office:value="57000">
            <text:p>57 000 €</text:p>
          </table:table-cell>
          <table:table-cell table:style-name="ce103" table:number-columns-repeated="2"/>
          <table:table-cell table:style-name="ce101"/>
          <table:table-cell table:style-name="ce123"/>
          <table:table-cell table:style-name="ce101"/>
          <table:table-cell table:style-name="ce133"/>
          <table:table-cell table:style-name="ce155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69"/>
          <table:table-cell table:style-name="ce104" table:number-columns-repeated="2"/>
          <table:table-cell table:style-name="ce93"/>
          <table:table-cell table:style-name="ce120"/>
          <table:table-cell table:style-name="ce93"/>
          <table:table-cell table:style-name="ce104"/>
          <table:table-cell table:style-name="ce139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69">
            <text:p>4469</text:p>
          </table:table-cell>
          <table:table-cell table:style-name="ce36" office:value-type="string">
            <text:p>CONSEIL DE PROTECTION FELINE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EXCLUSION ANIMAL DANS LA VILLE / ANIMAL DANS LA VILL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70">
            <text:p>5170</text:p>
          </table:table-cell>
          <table:table-cell table:style-name="ce36" office:value-type="string">
            <text:p>SOS NATU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EXCLUSION ANIMAL DANS LA VILLE / ANIMAL DANS LA VILL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04">
            <text:p>4104</text:p>
          </table:table-cell>
          <table:table-cell table:style-name="ce36" office:value-type="string">
            <text:p>VETERINAIRES POUR TOUS LANGUEDOC 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EXCLUSION ANIMAL DANS LA VILLE / ANIMAL DANS LA VILL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61" office:value-type="string">
            <text:p>Total</text:p>
          </table:table-cell>
          <table:table-cell table:style-name="ce78" table:formula="of:=SUM([.E584:.E586])" office:value-type="float" office:value="6000">
            <text:p>6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61"/>
          <table:table-cell table:style-name="ce78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10">
            <text:p>2110</text:p>
          </table:table-cell>
          <table:table-cell table:style-name="ce36" office:value-type="string">
            <text:p>A COEUR OUVER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03">
            <text:p>4703</text:p>
          </table:table-cell>
          <table:table-cell table:style-name="ce36" office:value-type="string">
            <text:p>AMICALE DU NI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18">
            <text:p>1118</text:p>
          </table:table-cell>
          <table:table-cell table:style-name="ce36" office:value-type="string">
            <text:p>ATD QUART-MONDE COMI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42">
            <text:p>1942</text:p>
          </table:table-cell>
          <table:table-cell table:style-name="ce36" office:value-type="string">
            <text:p>BANQUE ALIMENTAIRE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000">
            <text:p>22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13">
            <text:p>1913</text:p>
          </table:table-cell>
          <table:table-cell table:style-name="ce36" office:value-type="string">
            <text:p>CONFERENCE SAINTE CROIX ASSOCIATION SAINT VINCENT DE PAU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">
            <text:p>3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">
            <text:p>45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48">
            <text:p>5448</text:p>
          </table:table-cell>
          <table:table-cell table:style-name="ce36" office:value-type="string">
            <text:p>CULTURE ET SPORTS SOLIDAIRES 34 <text:s/>CSS 34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0">
            <text:p>7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64">
            <text:p>1664</text:p>
          </table:table-cell>
          <table:table-cell table:style-name="ce36" office:value-type="string">
            <text:p>L'AVITARE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5000">
            <text:p>8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7000">
            <text:p>87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59">
            <text:p>3359</text:p>
          </table:table-cell>
          <table:table-cell table:style-name="ce36" office:value-type="string">
            <text:p>MOUVEMENT DU NI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0">
            <text:p>7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93">
            <text:p>1493</text:p>
          </table:table-cell>
          <table:table-cell table:style-name="ce36" office:value-type="string">
            <text:p>RESTAURANTS DU COEUR - RELAIS DU COEU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0">
            <text:p>6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0">
            <text:p>80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66">
            <text:p>666</text:p>
          </table:table-cell>
          <table:table-cell table:style-name="ce36" office:value-type="string">
            <text:p>SECOURS CATHOLI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000">
            <text:p>1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0">
            <text:p>40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68">
            <text:p>1068</text:p>
          </table:table-cell>
          <table:table-cell table:style-name="ce36" office:value-type="string">
            <text:p>SECOURS POPULAIRE FRANCAIS MONTPELLIER SPF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4000">
            <text:p>3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4000">
            <text:p>54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35">
            <text:p>2835</text:p>
          </table:table-cell>
          <table:table-cell table:style-name="ce36" office:value-type="string">
            <text:p>SOLIDARITE DOM TOM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0">
            <text:p>2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4000">
            <text:p>34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35">
            <text:p>2835</text:p>
          </table:table-cell>
          <table:table-cell table:style-name="ce36" office:value-type="string">
            <text:p>SOLIDARITE DOM TOM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BILITE PAR LA CULTURE 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7000">
            <text:p>7 0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63">
            <text:p>5863</text:p>
          </table:table-cell>
          <table:table-cell table:style-name="ce36" office:value-type="string">
            <text:p>SOS SDF LES AMOUREUX DE LA V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">
            <text:p>300,00</text:p>
          </table:table-cell>
          <table:table-cell table:style-name="ce143" office:value-type="string">
            <text:p>EXCLUSION ANIMAL DANS LA VILLE / EXCLUSION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590:.E603])" office:value-type="float" office:value="253650">
            <text:p>253 65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56">
            <text:p>756</text:p>
          </table:table-cell>
          <table:table-cell table:style-name="ce36" office:value-type="string">
            <text:p>AMICALE DES RETRAITES MUNICIPAUX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84" office:value-type="float" office:value="3500">
            <text:p>3 500 €</text:p>
          </table:table-cell>
          <table:table-cell/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3500">
            <text:p>3 5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8">
            <text:p>248</text:p>
          </table:table-cell>
          <table:table-cell table:style-name="ce36" office:value-type="string">
            <text:p>ASSOCIATION FORCE OUVRIERE CONSOMMATEURS - AFO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84" office:value-type="float" office:value="1100">
            <text:p>1 100 €</text:p>
          </table:table-cell>
          <table:table-cell/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5000">
            <text:p>5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40">
            <text:p>240</text:p>
          </table:table-cell>
          <table:table-cell table:style-name="ce36" office:value-type="string">
            <text:p>CFDT UNION LOCA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84" office:value-type="float" office:value="4700">
            <text:p>4 700 €</text:p>
          </table:table-cell>
          <table:table-cell/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10000">
            <text:p>10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97">
            <text:p>2797</text:p>
          </table:table-cell>
          <table:table-cell table:style-name="ce36" office:value-type="string">
            <text:p>FEDERATION SYNDICALE UNITAIRE FSU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84" office:value-type="float" office:value="2800">
            <text:p>2 800 €</text:p>
          </table:table-cell>
          <table:table-cell/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3300">
            <text:p>3 3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02">
            <text:p>1302</text:p>
          </table:table-cell>
          <table:table-cell table:style-name="ce36" office:value-type="string">
            <text:p>UNION LOCALE CFE-CGC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1400">
            <text:p>1 40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2200">
            <text:p>2 2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2">
            <text:p>232</text:p>
          </table:table-cell>
          <table:table-cell table:style-name="ce36" office:value-type="string">
            <text:p>UNION LOCALE CFTC DE MONTPELLIER ET ENVIRONS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450">
            <text:p>45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500">
            <text:p>5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7">
            <text:p>237</text:p>
          </table:table-cell>
          <table:table-cell table:style-name="ce36" office:value-type="string">
            <text:p>UNION LOCALE CGT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4700">
            <text:p>4 70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10000">
            <text:p>10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14">
            <text:p>4914</text:p>
          </table:table-cell>
          <table:table-cell table:style-name="ce36" office:value-type="string">
            <text:p>UNION SYNDICALE SOLIDAIRES 34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2800">
            <text:p>2 80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3000">
            <text:p>3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73">
            <text:p>1273</text:p>
          </table:table-cell>
          <table:table-cell table:style-name="ce36" office:value-type="string">
            <text:p>UNITE POLICE SNPT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850">
            <text:p>85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2000">
            <text:p>2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2">
            <text:p>392</text:p>
          </table:table-cell>
          <table:table-cell table:style-name="ce36" office:value-type="string">
            <text:p>UNSA EDUCATION 34 - FEN 34 </text:p>
          </table:table-cell>
          <table:table-cell table:style-name="ce13" office:value-type="string">
            <text:p>F</text:p>
          </table:table-cell>
          <table:table-cell table:style-name="ce36"/>
          <table:table-cell table:number-columns-repeated="2" table:style-name="ce84" office:value-type="float" office:value="2800">
            <text:p>2 800 €</text:p>
          </table:table-cell>
          <table:table-cell table:style-name="ce84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84" office:value-type="float" office:value="3000">
            <text:p>3 000 €</text:p>
          </table:table-cell>
          <table:table-cell table:style-name="ce143" office:value-type="string">
            <text:p>FINANC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61" office:value-type="string">
            <text:p>Total</text:p>
          </table:table-cell>
          <table:table-cell table:style-name="ce78" table:formula="of:=SUM([.E607:.E616])" office:value-type="float" office:value="25100">
            <text:p>25 100 €</text:p>
          </table:table-cell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61"/>
          <table:table-cell table:style-name="ce78"/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Thématique</text:p>
          </table:table-cell>
          <table:table-cell table:style-name="ce70" office:value-type="string">
            <text:p>Montant</text:p>
          </table:table-cell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22" office:value-type="float" office:value="64" table:number-columns-spanned="1" table:number-rows-spanned="3">
            <text:p>64</text:p>
          </table:table-cell>
          <table:table-cell table:style-name="ce44" office:value-type="string" table:number-columns-spanned="1" table:number-rows-spanned="3">
            <text:p>Adages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Petite enfance</text:p>
          </table:table-cell>
          <table:table-cell table:style-name="ce75" office:value-type="float" office:value="7500">
            <text:p>7 500 €</text:p>
          </table:table-cell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covered-table-cell table:style-name="ce11"/>
          <table:covered-table-cell table:style-name="ce45"/>
          <table:table-cell table:style-name="ce13" office:value-type="string">
            <text:p>F</text:p>
          </table:table-cell>
          <table:table-cell table:style-name="ce13" office:value-type="string">
            <text:p>Solidarité</text:p>
          </table:table-cell>
          <table:table-cell table:style-name="ce75" office:value-type="float" office:value="5000">
            <text:p>5 000 €</text:p>
          </table:table-cell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covered-table-cell table:style-name="ce6"/>
          <table:covered-table-cell table:style-name="ce46"/>
          <table:table-cell table:style-name="ce13" office:value-type="string">
            <text:p>F</text:p>
          </table:table-cell>
          <table:table-cell table:style-name="ce13" office:value-type="string">
            <text:p>Jeunesse</text:p>
          </table:table-cell>
          <table:table-cell table:style-name="ce75" office:value-type="float" office:value="1000">
            <text:p>1 000 €</text:p>
          </table:table-cell>
          <table:table-cell table:style-name="ce84" table:number-columns-repeated="2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61" office:value-type="string">
            <text:p>Total</text:p>
          </table:table-cell>
          <table:table-cell table:style-name="ce78" table:formula="of:=SUM([.E620:.E622])" office:value-type="float" office:value="13500">
            <text:p>13 500 €</text:p>
          </table:table-cell>
          <table:table-cell table:style-name="ce106"/>
          <table:table-cell table:style-name="ce84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14"/>
          <table:table-cell table:style-name="ce37"/>
          <table:table-cell table:style-name="ce11"/>
          <table:table-cell table:style-name="ce62"/>
          <table:table-cell table:style-name="ce81"/>
          <table:table-cell table:style-name="ce106"/>
          <table:table-cell table:style-name="ce84"/>
          <table:table-cell table:style-name="ce100"/>
          <table:table-cell table:style-name="ce121"/>
          <table:table-cell table:style-name="ce100"/>
          <table:table-cell table:style-name="ce84"/>
          <table:table-cell table:style-name="ce156"/>
          <table:table-cell table:style-name="ce167"/>
          <table:table-cell table:number-columns-repeated="1011"/>
        </table:table-row>
        <table:table-row table:style-name="ro1">
          <table:table-cell table:style-name="ce23" office:value-type="string">
            <text:p>Code</text:p>
          </table:table-cell>
          <table:table-cell table:style-name="ce47" office:value-type="string">
            <text:p>Structur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om du projet</text:p>
          </table:table-cell>
          <table:table-cell table:style-name="ce85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61">
            <text:p>4861</text:p>
          </table:table-cell>
          <table:table-cell table:style-name="ce36" office:value-type="string">
            <text:p>AMETHYS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97">
            <text:p>697</text:p>
          </table:table-cell>
          <table:table-cell table:style-name="ce36" office:value-type="string">
            <text:p>APSH 34 - ASSOCIATION POUR PERSONNES EN SITUATION DE HANDICAP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03">
            <text:p>703</text:p>
          </table:table-cell>
          <table:table-cell table:style-name="ce36" office:value-type="string">
            <text:p>ASSOCIATION DES DONNEURS DE VOIX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400">
            <text:p>2 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400">
            <text:p>2 4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36">
            <text:p>2136</text:p>
          </table:table-cell>
          <table:table-cell table:style-name="ce36" office:value-type="string">
            <text:p>ASSOCIATION GROUPE D ENTRAIDE MUTUEL GEM LESSEP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ORTES OUVERTES DU GEM-FËTE DES VOISINS DU 30 MAI 2014</text:p>
          </table:table-cell>
          <table:table-cell table:style-name="ce75" office:value-type="float" office:value="800">
            <text:p>800 €</text:p>
          </table:table-cell>
          <table:table-cell table:style-name="ce96" table:number-columns-repeated="2"/>
          <table:table-cell table:style-name="ce100" office:value-type="string">
            <text:p>Demand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0 mai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99">
            <text:p>2099</text:p>
          </table:table-cell>
          <table:table-cell table:style-name="ce36" office:value-type="string">
            <text:p>ASSOCIATION SOCIOCULTURELLE BILINGUE FREDERIC PEYS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table:number-columns-repeated="2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757">
            <text:p>5 757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46">
            <text:p>3246</text:p>
          </table:table-cell>
          <table:table-cell table:style-name="ce36" office:value-type="string">
            <text:p>ATELIER HANDICAP HABITA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00">
            <text:p>700</text:p>
          </table:table-cell>
          <table:table-cell table:style-name="ce36" office:value-type="string">
            <text:p>AUXILIAIRE DES AVEUG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52">
            <text:p>4652</text:p>
          </table:table-cell>
          <table:table-cell table:style-name="ce36" office:value-type="string">
            <text:p>CAP HORIZON C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7" office:value-type="float" office:value="309">
            <text:p>309</text:p>
          </table:table-cell>
          <table:table-cell table:style-name="ce31" office:value-type="string">
            <text:p>CENTRES D'ENTRAINEMENT AUX METHODES D'EDUCATION ACTIVES - CEMEA -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DIFFERENT COMME TOUT LE MONDE (instruction technique)</text:p>
          </table:table-cell>
          <table:table-cell table:style-name="ce67" office:value-type="float" office:value="12000">
            <text:p>12 000 €</text:p>
          </table:table-cell>
          <table:table-cell table:style-name="ce98" table:number-columns-repeated="2"/>
          <table:table-cell table:style-name="ce112" office:value-type="string">
            <text:p>Instruction technique</text:p>
          </table:table-cell>
          <table:table-cell table:style-name="ce117" office:value-type="float" office:value="2014">
            <text:p>2014</text:p>
          </table:table-cell>
          <table:table-cell table:style-name="ce112" office:value-type="string">
            <text:p>fevrier 2014</text:p>
          </table:table-cell>
          <table:table-cell table:style-name="ce98" office:value-type="float" office:value="22800">
            <text:p>22 800,00</text:p>
          </table:table-cell>
          <table:table-cell table:style-name="ce161" office:value-type="string">
            <text:p>HANDICAP</text:p>
          </table:table-cell>
          <table:table-cell table:style-name="ce169"/>
          <table:table-cell table:style-name="ce173" table:number-columns-repeated="1011"/>
        </table:table-row>
        <table:table-row table:style-name="ro1">
          <table:table-cell table:style-name="ce13" office:value-type="float" office:value="696">
            <text:p>696</text:p>
          </table:table-cell>
          <table:table-cell table:style-name="ce36" office:value-type="string">
            <text:p>COMITE LIAISON DES ASSOCIATIONS DE PERSONNES HANDICAPEES CA696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99">
            <text:p>699</text:p>
          </table:table-cell>
          <table:table-cell table:style-name="ce36" office:value-type="string">
            <text:p>FEDERATION DES AVEUGLES ET AMBLYOPES DE FRANCE - LANGUEDOC 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99">
            <text:p>699</text:p>
          </table:table-cell>
          <table:table-cell table:style-name="ce36" office:value-type="string">
            <text:p>FEDERATION DES AVEUGLES ET AMBLYOPES DE FRANCE - LANGUEDOC ROUSSILL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CESSIBILITE</text:p>
          </table:table-cell>
          <table:table-cell table:style-name="ce75" office:value-type="float" office:value="1400">
            <text:p>1 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0">
            <text:p>5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43">
            <text:p>1543</text:p>
          </table:table-cell>
          <table:table-cell table:style-name="ce36" office:value-type="string">
            <text:p>FNATH ACCIDENTES DE LA VIE SECTION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80">
            <text:p>5180</text:p>
          </table:table-cell>
          <table:table-cell table:style-name="ce36" office:value-type="string">
            <text:p>GHAND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93">
            <text:p>693</text:p>
          </table:table-cell>
          <table:table-cell table:style-name="ce36" office:value-type="string">
            <text:p>GIHP GROUPEMENT POUR L'INSERTION DES HANDICAPES PHYSIQUES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SSEMBLEE GENERALE JUIN 2014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2900">
            <text:p>2 9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21">
            <text:p>1621</text:p>
          </table:table-cell>
          <table:table-cell table:style-name="ce36" office:value-type="string">
            <text:p>MOHICANS CREER DU LIEN PAR DES ACTIONS ECO-CITOYENN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TIONS POUR CREER DU LIEN ENTRE PERSONNES</text:p>
          </table:table-cell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27">
            <text:p>2827</text:p>
          </table:table-cell>
          <table:table-cell table:style-name="ce36" office:value-type="string">
            <text:p>SESAME AUTISME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">
            <text:p>582</text:p>
          </table:table-cell>
          <table:table-cell table:style-name="ce36" office:value-type="string">
            <text:p>SURDI 34 DEFICIENTS AUDITIF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">
            <text:p>582</text:p>
          </table:table-cell>
          <table:table-cell table:style-name="ce36" office:value-type="string">
            <text:p>SURDI 34 DEFICIENTS AUDITIF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tivités culturelles et sportives adaptées aux malentendants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9/2013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75">
            <text:p>5475</text:p>
          </table:table-cell>
          <table:table-cell table:style-name="ce36" office:value-type="string">
            <text:p>UNION DES SENIORS SOURDS MONTPELLIER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7" office:value-type="float" office:value="1058">
            <text:p>1058</text:p>
          </table:table-cell>
          <table:table-cell table:style-name="ce31" office:value-type="string">
            <text:p>APF34 </text:p>
          </table:table-cell>
          <table:table-cell table:style-name="ce17"/>
          <table:table-cell table:style-name="ce31" office:value-type="string">
            <text:p>Pas saisi dans logiciel</text:p>
          </table:table-cell>
          <table:table-cell table:style-name="ce67" office:value-type="float" office:value="15500">
            <text:p>15 500 €</text:p>
          </table:table-cell>
          <table:table-cell table:style-name="ce98" table:number-columns-repeated="2"/>
          <table:table-cell table:style-name="ce112"/>
          <table:table-cell table:style-name="ce117"/>
          <table:table-cell table:style-name="ce112"/>
          <table:table-cell table:style-name="ce98"/>
          <table:table-cell table:style-name="ce161"/>
          <table:table-cell table:style-name="ce169"/>
          <table:table-cell table:style-name="ce173" table:number-columns-repeated="1011"/>
        </table:table-row>
        <table:table-row table:style-name="ro1">
          <table:table-cell table:style-name="ce13" office:value-type="float" office:value="5470">
            <text:p>5470</text:p>
          </table:table-cell>
          <table:table-cell table:style-name="ce36" office:value-type="string">
            <text:p>UNION POUR LA PROMOTION DE TOUS LES TALENT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OMOTION COMMUNICATION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HANDICAP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 office:value-type="string">
            <text:p><text:s/></text:p>
          </table:table-cell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626:.E647])" office:value-type="float" office:value="82500">
            <text:p>82 5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 table:number-rows-repeated="2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0">
            <text:p>290</text:p>
          </table:table-cell>
          <table:table-cell table:style-name="ce36" office:value-type="string">
            <text:p>ARGO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et ateliers "help! à l'emj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04">
            <text:p>2004</text:p>
          </table:table-cell>
          <table:table-cell table:style-name="ce36" office:value-type="string">
            <text:p>ASSOCIATION JEUNES PHOBOS ET PAILLADE NORD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CES DES JEUNES A LA VIE DE LA CITE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01/012014 au 31/12/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25">
            <text:p>625</text:p>
          </table:table-cell>
          <table:table-cell table:style-name="ce36" office:value-type="string">
            <text:p>ECLAIREURS ET ECLAIREUSES DE FRA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800">
            <text:p>2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5">
            <text:p>195</text:p>
          </table:table-cell>
          <table:table-cell table:style-name="ce36" office:value-type="string">
            <text:p>ECLAIREUSES ECLAIREURS UNIONISTES DE FRA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5">
            <text:p>195</text:p>
          </table:table-cell>
          <table:table-cell table:style-name="ce36" office:value-type="string">
            <text:p>ECLAIREUSES ECLAIREURS UNIONISTES DE FRAN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SSEMBLEE GENERALE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5-26/01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0">
            <text:p>5370</text:p>
          </table:table-cell>
          <table:table-cell table:style-name="ce36" office:value-type="string">
            <text:p>ENV AGROTECH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lloque env agrotech <text:s/>le 5.02.2014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2/02/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75">
            <text:p>3675</text:p>
          </table:table-cell>
          <table:table-cell table:style-name="ce36" office:value-type="string">
            <text:p>ESSOR SAVOIRS ET PARTAG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300">
            <text:p>4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800">
            <text:p>6 8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75">
            <text:p>3675</text:p>
          </table:table-cell>
          <table:table-cell table:style-name="ce36" office:value-type="string">
            <text:p>ESSOR SAVOIRS ET PARTA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MAINE DES ARTS AU PETIT BARD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6/04/2014</text:p>
          </table:table-cell>
          <table:table-cell table:style-name="ce96" office:value-type="float" office:value="2200">
            <text:p>2 2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10">
            <text:p>5210</text:p>
          </table:table-cell>
          <table:table-cell table:style-name="ce36" office:value-type="string">
            <text:p>MDA 34 - GROUPEMENT DE COOPERATION SOCIALE ET MEDICO SOCIALE MAISON DES ADOLESCENTS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0">
            <text:p>3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88">
            <text:p>4488</text:p>
          </table:table-cell>
          <table:table-cell table:style-name="ce36" office:value-type="string">
            <text:p>MONTPELLIER CONTRE LA VIOLE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4">
            <text:p>4754</text:p>
          </table:table-cell>
          <table:table-cell table:style-name="ce36" office:value-type="string">
            <text:p>RESEAU ACTIONS JEUNES L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">
            <text:p>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4">
            <text:p>4754</text:p>
          </table:table-cell>
          <table:table-cell table:style-name="ce36" office:value-type="string">
            <text:p>RESEAU ACTIONS JEUNES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OUR AVOIR LE CHOIX, INSCRIS TOI !</text:p>
          </table:table-cell>
          <table:table-cell table:style-name="ce75" office:value-type="float" office:value="250">
            <text:p>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33">
            <text:p>633</text:p>
          </table:table-cell>
          <table:table-cell table:style-name="ce36" office:value-type="string">
            <text:p>SCOUTS ET GUIDES DE FRA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67">
            <text:p>4867</text:p>
          </table:table-cell>
          <table:table-cell table:style-name="ce36" office:value-type="string">
            <text:p>SOS JEU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800">
            <text:p>9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67">
            <text:p>4867</text:p>
          </table:table-cell>
          <table:table-cell table:style-name="ce36" office:value-type="string">
            <text:p>SOS JEUN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VD INTEGRER LA JUSTICE A L'EDUCATION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7"/>
          <table:table-cell table:style-name="ce31" office:value-type="string">
            <text:p>AS paillade</text:p>
          </table:table-cell>
          <table:table-cell table:style-name="ce17"/>
          <table:table-cell table:style-name="ce31"/>
          <table:table-cell table:style-name="ce67" office:value-type="float" office:value="1000">
            <text:p>1 000 €</text:p>
          </table:table-cell>
          <table:table-cell table:style-name="ce98" table:number-columns-repeated="2"/>
          <table:table-cell table:style-name="ce112"/>
          <table:table-cell table:style-name="ce117"/>
          <table:table-cell table:style-name="ce112"/>
          <table:table-cell table:style-name="ce98"/>
          <table:table-cell table:style-name="ce161"/>
          <table:table-cell table:style-name="ce169"/>
          <table:table-cell table:style-name="ce173" table:number-columns-repeated="1011"/>
        </table:table-row>
        <table:table-row table:style-name="ro1">
          <table:table-cell table:style-name="ce13" office:value-type="float" office:value="586">
            <text:p>586</text:p>
          </table:table-cell>
          <table:table-cell table:style-name="ce36" office:value-type="string">
            <text:p>UEAM UNEF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800">
            <text:p>5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JEUNESSE / VILLE ETUDI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 office:value-type="string">
            <text:p><text:s/></text:p>
          </table:table-cell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652:.E668])" office:value-type="float" office:value="67100">
            <text:p>67 1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24" office:value-type="string">
            <text:p>Code</text:p>
          </table:table-cell>
          <table:table-cell table:style-name="ce48" office:value-type="string">
            <text:p>Structur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13">
            <text:p>5813</text:p>
          </table:table-cell>
          <table:table-cell table:style-name="ce36" office:value-type="string">
            <text:p>FEDERATION REGIONALE DES UTILISATEURS DU LIB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NCONTRES MONDIALES DU LOGICIEL LIBRE 2014</text:p>
          </table:table-cell>
          <table:table-cell table:style-name="ce75" office:value-type="float" office:value="30000">
            <text:p>3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5 au 11 Juillet 2014</text:p>
          </table:table-cell>
          <table:table-cell table:style-name="ce96" office:value-type="float" office:value="35000">
            <text:p>35 000,00</text:p>
          </table:table-cell>
          <table:table-cell table:style-name="ce143" office:value-type="string">
            <text:p>MONTPELLIER TERRITOIRE NUMER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41">
            <text:p>1641</text:p>
          </table:table-cell>
          <table:table-cell table:style-name="ce36" office:value-type="string">
            <text:p>MONTPEL'LIB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50">
            <text:p>2 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633">
            <text:p>3 633,00</text:p>
          </table:table-cell>
          <table:table-cell table:style-name="ce143" office:value-type="string">
            <text:p>MONTPELLIER TERRITOIRE NUMER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41">
            <text:p>1641</text:p>
          </table:table-cell>
          <table:table-cell table:style-name="ce36" office:value-type="string">
            <text:p>MONTPEL'LIB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ALON + CARTOPARTIES</text:p>
          </table:table-cell>
          <table:table-cell table:style-name="ce75" office:value-type="float" office:value="1750">
            <text:p>1 7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MONTPELLIER TERRITOIRE NUMER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7"/>
          <table:table-cell table:style-name="ce17" office:value-type="string">
            <text:p>CNRS</text:p>
          </table:table-cell>
          <table:table-cell table:style-name="ce17"/>
          <table:table-cell table:style-name="ce31"/>
          <table:table-cell table:style-name="ce67" office:value-type="float" office:value="50000">
            <text:p>50 000 €</text:p>
          </table:table-cell>
          <table:table-cell table:style-name="ce98" table:number-columns-repeated="2"/>
          <table:table-cell table:style-name="ce112"/>
          <table:table-cell table:style-name="ce117"/>
          <table:table-cell table:style-name="ce112"/>
          <table:table-cell table:style-name="ce98"/>
          <table:table-cell table:style-name="ce161"/>
          <table:table-cell table:style-name="ce169"/>
          <table:table-cell table:style-name="ce173" table:number-columns-repeated="1011"/>
        </table:table-row>
        <table:table-row table:style-name="ro1">
          <table:table-cell table:style-name="ce15" table:number-columns-repeated="3"/>
          <table:table-cell table:style-name="ce15" office:value-type="string">
            <text:p>Total</text:p>
          </table:table-cell>
          <table:table-cell table:style-name="ce78" table:formula="of:=SUM([.E672:.E675])" office:value-type="float" office:value="84000">
            <text:p>84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9">
            <text:p>1909</text:p>
          </table:table-cell>
          <table:table-cell table:style-name="ce36" office:value-type="string">
            <text:p>CENTRE D'INFORMATION DES DROITS DES FEMMES ET FAMILLES - CIDFF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0">
            <text:p>1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9">
            <text:p>1909</text:p>
          </table:table-cell>
          <table:table-cell table:style-name="ce36" office:value-type="string">
            <text:p>CENTRE D'INFORMATION DES DROITS DES FEMMES ET FAMILLES - CIDFF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ERVENTIONS EGALITE FILLES GARCONS EN ECOLE ELEMENTAIRE MONTPELLIER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5000">
            <text:p>5 0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44">
            <text:p>4744</text:p>
          </table:table-cell>
          <table:table-cell table:style-name="ce36" office:value-type="string">
            <text:p>CHEVRE FEUILLE ETOILEE EDITI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7">
            <text:p>5377</text:p>
          </table:table-cell>
          <table:table-cell table:style-name="ce36" office:value-type="string">
            <text:p>CICAD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IEU RESSOURCE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77">
            <text:p>777</text:p>
          </table:table-cell>
          <table:table-cell table:style-name="ce36" office:value-type="string">
            <text:p>MOUVEMENT FRANCAIS POUR LE PLANNING FAMILI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900">
            <text:p>8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0">
            <text:p>9 0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">
            <text:p>55</text:p>
          </table:table-cell>
          <table:table-cell table:style-name="ce36" office:value-type="string">
            <text:p>UNION FEMININE CIVIQUE ET SOCIA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table-cell table:style-name="ce143" office:value-type="string">
            <text:p>PETITE ENFANCE DROITS DES FEMMES / DROITS DES FEMMES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7">
            <text:p>497</text:p>
          </table:table-cell>
          <table:table-cell table:style-name="ce36" office:value-type="string">
            <text:p>ASSOCIATION ANIM'FRIMOUSS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75">
            <text:p>675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89">
            <text:p>689</text:p>
          </table:table-cell>
          <table:table-cell table:style-name="ce36" office:value-type="string">
            <text:p>ASSOCIATION LANGUEDOCIENNE POUR LA JEUNESS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200">
            <text:p>7 2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46">
            <text:p>846</text:p>
          </table:table-cell>
          <table:table-cell table:style-name="ce36" office:value-type="string">
            <text:p>BENJAMINS MEDI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46">
            <text:p>846</text:p>
          </table:table-cell>
          <table:table-cell table:style-name="ce36" office:value-type="string">
            <text:p>BENJAMINS MEDI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LLECTION LIVRES NUMERIQUES ENFANTS SOURD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29">
            <text:p>5229</text:p>
          </table:table-cell>
          <table:table-cell table:style-name="ce36" office:value-type="string">
            <text:p>COLLECTIF DES CRECHES ASSOCIATIVES ET PARENTALES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75">
            <text:p>3075</text:p>
          </table:table-cell>
          <table:table-cell table:style-name="ce36" office:value-type="string">
            <text:p>FAMILLE RURALES FEDERATION DEPARTEMENTALE DE L'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AVORISER LA MIXITE SOCIALE. PREVENTION ET APPUI AUX FAMILLES FRAGILES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01">
            <text:p>3901</text:p>
          </table:table-cell>
          <table:table-cell table:style-name="ce36" office:value-type="string">
            <text:p>HALTE POU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300">
            <text:p>4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01">
            <text:p>3901</text:p>
          </table:table-cell>
          <table:table-cell table:style-name="ce36" office:value-type="string">
            <text:p>HALTE POU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CUEIL SPECIFIQUE, DES LE PLUS JEUNE AGE DANS LA VIE SOCIALE</text:p>
          </table:table-cell>
          <table:table-cell table:style-name="ce75" office:value-type="float" office:value="2114">
            <text:p>2 114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6000">
            <text:p>16 0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9">
            <text:p>409</text:p>
          </table:table-cell>
          <table:table-cell table:style-name="ce36" office:value-type="string">
            <text:p>JOUONS EN LUDOTHEQ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630">
            <text:p>4 63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70">
            <text:p>4770</text:p>
          </table:table-cell>
          <table:table-cell table:style-name="ce36" office:value-type="string">
            <text:p>RIROLI </text:p>
          </table:table-cell>
          <table:table-cell table:style-name="ce13" office:value-type="string">
            <text:p>F</text:p>
          </table:table-cell>
          <table:table-cell table:style-name="ce36" office:value-type="string">
            <text:p>ACCUEIL SPECIFIQUE, DES LE PLUS JEUNE AGE DANS LA VIE SOCIALE</text:p>
          </table:table-cell>
          <table:table-cell table:style-name="ce75" office:value-type="float" office:value="600">
            <text:p>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PETITE ENFANCE DROITS DES FEMMES / PETITE ENFANC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 office:value-type="string">
            <text:p><text:s/></text:p>
          </table:table-cell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679:.E694])" office:value-type="float" office:value="49514">
            <text:p>49 514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Natur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">
            <text:p>31</text:p>
          </table:table-cell>
          <table:table-cell table:style-name="ce36" office:value-type="string">
            <text:p>SOCIETE D'HORTICULTURE ET D'HISTOIRE NATURELLE DE L'HERAULT SHHN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5/2014</text:p>
          </table:table-cell>
          <table:table-cell table:style-name="ce96" office:value-type="float" office:value="5000">
            <text:p>5 0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2">
            <text:p>262</text:p>
          </table:table-cell>
          <table:table-cell table:style-name="ce36" office:value-type="string">
            <text:p>LES ECOLOGISTES DE L'EUZIE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LA BIODIVERSIT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4">
            <text:p>344</text:p>
          </table:table-cell>
          <table:table-cell table:style-name="ce36" office:value-type="string">
            <text:p>TERRE NOURRICIE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61">
            <text:p>1261</text:p>
          </table:table-cell>
          <table:table-cell table:style-name="ce36" office:value-type="string">
            <text:p>ATELIER PERMANENT D'INITIATION A L'ENVIRONNEMENT URBAIN APIEU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57">
            <text:p>1457</text:p>
          </table:table-cell>
          <table:table-cell table:style-name="ce36" office:value-type="string">
            <text:p>MOSSON COULEE VER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31">
            <text:p>4031</text:p>
          </table:table-cell>
          <table:table-cell table:style-name="ce36" office:value-type="string">
            <text:p>ETAT DES LIEUX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1900">
            <text:p>1 9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12">
            <text:p>4612</text:p>
          </table:table-cell>
          <table:table-cell table:style-name="ce36" office:value-type="string">
            <text:p>ASSOCIATION DES PARCS ET JARDI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emps des jardins en Languedoc-Roussillon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800">
            <text:p>3 8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43">
            <text:p>5343</text:p>
          </table:table-cell>
          <table:table-cell table:style-name="ce36" office:value-type="string">
            <text:p>LA HUERTA LIB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PRINTEMPS ET AUTOMNE 2014</text:p>
          </table:table-cell>
          <table:table-cell table:style-name="ce96" office:value-type="float" office:value="1600">
            <text:p>1 6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5">
            <text:p>5375</text:p>
          </table:table-cell>
          <table:table-cell table:style-name="ce36" office:value-type="string">
            <text:p>SEMILLA, LES JARDINIERS PLANETAIR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ARDIN DE LA REIN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QUALITE ESPACE PUBLIC ECOLOGI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67">
            <text:p>5667</text:p>
          </table:table-cell>
          <table:table-cell table:style-name="ce36" office:value-type="string">
            <text:p>LE VOILE DE NEPTUN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LA BIODIVERSIT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102"/>
          <table:table-cell table:style-name="ce116"/>
          <table:table-cell table:style-name="ce124"/>
          <table:table-cell table:style-name="ce116"/>
          <table:table-cell table:style-name="ce102"/>
          <table:table-cell table:style-name="ce162"/>
          <table:table-cell table:style-name="ce170"/>
          <table:table-cell table:style-name="ce174" table:number-columns-repeated="1011"/>
        </table:table-row>
        <table:table-row table:style-name="ro1">
          <table:table-cell table:style-name="ce17"/>
          <table:table-cell table:style-name="ce31" office:value-type="string">
            <text:p>HORTI FM </text:p>
          </table:table-cell>
          <table:table-cell table:style-name="ce17" office:value-type="string">
            <text:p>P</text:p>
          </table:table-cell>
          <table:table-cell table:style-name="ce31" office:value-type="string">
            <text:p>SEVE 2014</text:p>
          </table:table-cell>
          <table:table-cell table:style-name="ce67" office:value-type="float" office:value="3000">
            <text:p>3 000 €</text:p>
          </table:table-cell>
          <table:table-cell table:style-name="ce98" table:number-columns-repeated="2"/>
          <table:table-cell table:style-name="ce112"/>
          <table:table-cell table:style-name="ce117"/>
          <table:table-cell table:style-name="ce112"/>
          <table:table-cell table:style-name="ce98"/>
          <table:table-cell table:style-name="ce161"/>
          <table:table-cell table:style-name="ce169"/>
          <table:table-cell table:style-name="ce173" table:number-columns-repeated="1011"/>
        </table:table-row>
        <table:table-row table:style-name="ro1">
          <table:table-cell table:style-name="ce17"/>
          <table:table-cell table:style-name="ce31" office:value-type="string">
            <text:p>HORTI FM </text:p>
          </table:table-cell>
          <table:table-cell table:style-name="ce17" office:value-type="string">
            <text:p>F</text:p>
          </table:table-cell>
          <table:table-cell table:style-name="ce31"/>
          <table:table-cell table:style-name="ce67" office:value-type="float" office:value="500">
            <text:p>500 €</text:p>
          </table:table-cell>
          <table:table-cell table:style-name="ce98" table:number-columns-repeated="2"/>
          <table:table-cell table:style-name="ce112" office:value-type="string">
            <text:p>Conseil Municipal</text:p>
          </table:table-cell>
          <table:table-cell table:style-name="ce117" office:value-type="float" office:value="2014">
            <text:p>2014</text:p>
          </table:table-cell>
          <table:table-cell table:style-name="ce112"/>
          <table:table-cell table:style-name="ce98" office:value-type="float" office:value="2000">
            <text:p>2 000,00</text:p>
          </table:table-cell>
          <table:table-cell table:style-name="ce161" office:value-type="string">
            <text:p>QUALITE ESPACE PUBLIC ECOLOGIE</text:p>
          </table:table-cell>
          <table:table-cell table:style-name="ce169"/>
          <table:table-cell table:style-name="ce173" table:number-columns-repeated="1011"/>
        </table:table-row>
        <table:table-row table:style-name="ro1">
          <table:table-cell table:style-name="ce25"/>
          <table:table-cell table:style-name="ce49" table:number-columns-repeated="2"/>
          <table:table-cell table:style-name="ce63" office:value-type="string">
            <text:p>Total</text:p>
          </table:table-cell>
          <table:table-cell table:style-name="ce78" table:formula="of:=SUM([.E698:.E709])" office:value-type="float" office:value="14000">
            <text:p>14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37">
            <text:p>2037</text:p>
          </table:table-cell>
          <table:table-cell table:style-name="ce36" office:value-type="string">
            <text:p>ANIM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IME OUT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A JUIN 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21">
            <text:p>3421</text:p>
          </table:table-cell>
          <table:table-cell table:style-name="ce36" office:value-type="string">
            <text:p>APEDYS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73">
            <text:p>3473</text:p>
          </table:table-cell>
          <table:table-cell table:style-name="ce36" office:value-type="string">
            <text:p>ARDI ASSOCIATION RENAISSANCE DEVELOPPEMENT INSERTION 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44">
            <text:p>644</text:p>
          </table:table-cell>
          <table:table-cell table:style-name="ce36" office:value-type="string">
            <text:p>ASSOCIATION DE PARENTS D'ELEVES ENSEIGNEMENT PUBLIC PEEP 34 CA644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00">
            <text:p>1 1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32">
            <text:p>3932</text:p>
          </table:table-cell>
          <table:table-cell table:style-name="ce36" office:value-type="string">
            <text:p>ASSOCIATION DES CEVENNES INSERTION, LOISIRS ET EDUCATION - AC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000">
            <text:p>1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0">
            <text:p>1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2">
            <text:p>1902</text:p>
          </table:table-cell>
          <table:table-cell table:style-name="ce36" office:value-type="string">
            <text:p>ASSOCIATION DU NOUVEAU SAINTE-ANN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rnaval et fête de l'école Lamartin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8/05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50">
            <text:p>5850</text:p>
          </table:table-cell>
          <table:table-cell table:style-name="ce36" office:value-type="string">
            <text:p>ASSOCIATION PARENTS D'ELEVES SENGHOR JOY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CHESTRE POUR CARNAVAL + DEGUISEMENT ET GOUTER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86">
            <text:p>1386</text:p>
          </table:table-cell>
          <table:table-cell table:style-name="ce36" office:value-type="string">
            <text:p>ASSOCIATION POUR L'ENSEIGNEMENT AUX MALADES OU ACCIDENT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00">
            <text:p>1 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46">
            <text:p>3746</text:p>
          </table:table-cell>
          <table:table-cell table:style-name="ce36" office:value-type="string">
            <text:p>ASSOCIATION UNI'SO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EUNESSE EN ARABESQUE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2/05/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61">
            <text:p>1261</text:p>
          </table:table-cell>
          <table:table-cell table:style-name="ce36" office:value-type="string">
            <text:p>ATELIER PERMANENT D'INITIATION A L'ENVIRONNEMENT URBAIN APIEU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CTIONS CLASSES DE VILLE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1000">
            <text:p>11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61">
            <text:p>1261</text:p>
          </table:table-cell>
          <table:table-cell table:style-name="ce36" office:value-type="string">
            <text:p>ATELIER PERMANENT D'INITIATION A L'ENVIRONNEMENT URBAIN APIEU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SSON AU FIL DES SAISON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9">
            <text:p>309</text:p>
          </table:table-cell>
          <table:table-cell table:style-name="ce36" office:value-type="string">
            <text:p>CENTRES D'ENTRAINEMENT AUX METHODES D'EDUCATION ACTIVES - CEMEA -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9">
            <text:p>309</text:p>
          </table:table-cell>
          <table:table-cell table:style-name="ce36" office:value-type="string">
            <text:p>CENTRES D'ENTRAINEMENT AUX METHODES D'EDUCATION ACTIVES - CEMEA -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U FILM D EDUCATION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77">
            <text:p>3777</text:p>
          </table:table-cell>
          <table:table-cell table:style-name="ce36" office:value-type="string">
            <text:p>CITE CITOYEN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36" office:value-type="string">
            <text:p>CLRISTALS LES PETITS DEBROUILLARD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36" office:value-type="string">
            <text:p>CLRISTALS LES PETITS DEBROUILLARD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E SCIENCE TOUR AU PETIT BARD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LLET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07">
            <text:p>5207</text:p>
          </table:table-cell>
          <table:table-cell table:style-name="ce36" office:value-type="string">
            <text:p>COLLECTIF EDUCATION POPULAIRE ET TRANSFO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30">
            <text:p>1330</text:p>
          </table:table-cell>
          <table:table-cell table:style-name="ce36" office:value-type="string">
            <text:p>COMITE DE L'HERAULT D'EDUCATION POUR LA SANTE CH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ervention éducative pour la santé en mileu scolaire et périscolaire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rs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9">
            <text:p>789</text:p>
          </table:table-cell>
          <table:table-cell table:style-name="ce36" office:value-type="string">
            <text:p>COMITE DEPARTEMENTAL UFOLEP 34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AJEF Dispositif d'Accompagnement des Jeunes vers l'Emploi et la Formation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12">
            <text:p>5012</text:p>
          </table:table-cell>
          <table:table-cell table:style-name="ce36" office:value-type="string">
            <text:p>COMPAGNIE MINIBU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ur la route avec Anabelle la Coccinelle</text:p>
          </table:table-cell>
          <table:table-cell table:style-name="ce75" office:value-type="float" office:value="2600">
            <text:p>2 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3 au 17 Octobre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61">
            <text:p>3461</text:p>
          </table:table-cell>
          <table:table-cell table:style-name="ce36" office:value-type="string">
            <text:p>CONVERGENCES 34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EUSSITE EDUCATIVE</text:p>
          </table:table-cell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5">
            <text:p>525</text:p>
          </table:table-cell>
          <table:table-cell table:style-name="ce36" office:value-type="string">
            <text:p>ECOLE ELEMENTAIRE LEOPOLD-SEDAR-SENGHOR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JUMELAGE BEN SOUDAI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 ERE SEMAINE AVRIL OU MAI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5">
            <text:p>525</text:p>
          </table:table-cell>
          <table:table-cell table:style-name="ce36" office:value-type="string">
            <text:p>ECOLE ELEMENTAIRE LEOPOLD-SEDAR-SENGHOR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IQUE NIQUE REPUBLICAIN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4/05/2013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11">
            <text:p>5211</text:p>
          </table:table-cell>
          <table:table-cell table:style-name="ce36" office:value-type="string">
            <text:p>ENFANTS PRECOCES SURDOUES - HAUT POTENTIEL INTELLECTUEL L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11">
            <text:p>5211</text:p>
          </table:table-cell>
          <table:table-cell table:style-name="ce36" office:value-type="string">
            <text:p>ENFANTS PRECOCES SURDOUES - HAUT POTENTIEL INTELLECTUEL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EDIATION ET REMEDIATION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7351">
            <text:p>7 351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42">
            <text:p>642</text:p>
          </table:table-cell>
          <table:table-cell table:style-name="ce36" office:value-type="string">
            <text:p>FEDERATION DES CONSEILS DE PARENTS D'ELEVES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0">
            <text:p>7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36" office:value-type="string">
            <text:p>FESTIVAL INTERNATIONAL DU CINEMA MEDITERRANEEN DE MONTPELLIER CINEMED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JEUNE PUBLIC FEVRIER 2014</text:p>
          </table:table-cell>
          <table:table-cell table:style-name="ce75" office:value-type="float" office:value="7000">
            <text:p>7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/02/2014</text:p>
          </table:table-cell>
          <table:table-cell table:style-name="ce96" office:value-type="float" office:value="7000">
            <text:p>7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94">
            <text:p>2294</text:p>
          </table:table-cell>
          <table:table-cell table:style-name="ce36" office:value-type="string">
            <text:p>GROUPE FRANCAIS D'EDUCATION NOUVELLE LR <text:s/>GFEN LANGUEDOC.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12">
            <text:p>3012</text:p>
          </table:table-cell>
          <table:table-cell table:style-name="ce36" office:value-type="string">
            <text:p>INTERNATIONAL EDUCATION ASSOCIATION OF MONTPELLIER OUTBOUN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81">
            <text:p>1281</text:p>
          </table:table-cell>
          <table:table-cell table:style-name="ce36" office:value-type="string">
            <text:p>KAIN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SPACE DE CREATION AUDIOVISUEL DE PROXIMITE</text:p>
          </table:table-cell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 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05">
            <text:p>5305</text:p>
          </table:table-cell>
          <table:table-cell table:style-name="ce36" office:value-type="string">
            <text:p>LA MAISON THEAT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88">
            <text:p>4388</text:p>
          </table:table-cell>
          <table:table-cell table:style-name="ce36" office:value-type="string">
            <text:p>LE PASSE MURAIL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TELIER JEUNESSE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7">
            <text:p>467</text:p>
          </table:table-cell>
          <table:table-cell table:style-name="ce36" office:value-type="string">
            <text:p>LE RELAIS - MAISON DES ENFANTS DANS LA VI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83">
            <text:p>5483</text:p>
          </table:table-cell>
          <table:table-cell table:style-name="ce36" office:value-type="string">
            <text:p>LES AMIS DE JU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36">
            <text:p>3536</text:p>
          </table:table-cell>
          <table:table-cell table:style-name="ce36" office:value-type="string">
            <text:p>LES AMIS DE LA MEMOIRE PEDAGOGI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">
            <text:p>4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36">
            <text:p>3536</text:p>
          </table:table-cell>
          <table:table-cell table:style-name="ce36" office:value-type="string">
            <text:p>LES AMIS DE LA MEMOIRE PEDAGOGIQU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FE JUIN 2014 COMEDIE DU LIVRE</text:p>
          </table:table-cell>
          <table:table-cell table:style-name="ce75" office:value-type="float" office:value="450">
            <text:p>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450">
            <text:p>45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98">
            <text:p>5498</text:p>
          </table:table-cell>
          <table:table-cell table:style-name="ce36" office:value-type="string">
            <text:p>LES BAMBINS DE VASC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COUVERTE DE LA MUSIQUE D AMERIQUE DU SUD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2">
            <text:p>262</text:p>
          </table:table-cell>
          <table:table-cell table:style-name="ce36" office:value-type="string">
            <text:p>LES ECOLOGISTES DE L'EUZIE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S SCOLAIRES</text:p>
          </table:table-cell>
          <table:table-cell table:style-name="ce75" office:value-type="float" office:value="1300">
            <text:p>1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SCOLAIRE 2013/2014</text:p>
          </table:table-cell>
          <table:table-cell table:style-name="ce96" office:value-type="float" office:value="2600">
            <text:p>2 6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97">
            <text:p>5097</text:p>
          </table:table-cell>
          <table:table-cell table:style-name="ce36" office:value-type="string">
            <text:p>LES ENFANTS D'HELE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0">
            <text:p>14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69">
            <text:p>1469</text:p>
          </table:table-cell>
          <table:table-cell table:style-name="ce36" office:value-type="string">
            <text:p>LES FRANCAS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69">
            <text:p>1469</text:p>
          </table:table-cell>
          <table:table-cell table:style-name="ce36" office:value-type="string">
            <text:p>LES FRANCAS DE L'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EVENIR POUR EDUQUER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21">
            <text:p>1621</text:p>
          </table:table-cell>
          <table:table-cell table:style-name="ce36" office:value-type="string">
            <text:p>MOHICANS CREER DU LIEN PAR DES ACTIONS ECO-CITOYEN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19">
            <text:p>919</text:p>
          </table:table-cell>
          <table:table-cell table:style-name="ce36" office:value-type="string">
            <text:p>MUC ESCRIM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ERVENTION ECOLE LAMARTINE</text:p>
          </table:table-cell>
          <table:table-cell table:style-name="ce75" office:value-type="float" office:value="2300">
            <text:p>2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72">
            <text:p>5272</text:p>
          </table:table-cell>
          <table:table-cell table:style-name="ce36" office:value-type="string">
            <text:p>OCCE ECOLE TERES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4">
            <text:p>4754</text:p>
          </table:table-cell>
          <table:table-cell table:style-name="ce36" office:value-type="string">
            <text:p>RESEAU ACTIONS JEUNES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RIER C'EST PAS SORCIER</text:p>
          </table:table-cell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4">
            <text:p>344</text:p>
          </table:table-cell>
          <table:table-cell table:style-name="ce36" office:value-type="string">
            <text:p>TERRE NOURRICIE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IEN MANGER AFFAIRE POUR TOUS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3/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14">
            <text:p>1814</text:p>
          </table:table-cell>
          <table:table-cell table:style-name="ce36" office:value-type="string">
            <text:p>UNION DEPARTEMENTALE DES DELEGUES DE L' EDUCATION NATIONA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IX DE LA LAICITE</text:p>
          </table:table-cell>
          <table:table-cell table:style-name="ce75" office:value-type="float" office:value="200">
            <text:p>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1/05/2014</text:p>
          </table:table-cell>
          <table:table-cell table:style-name="ce96" office:value-type="float" office:value="200">
            <text:p>2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14">
            <text:p>1814</text:p>
          </table:table-cell>
          <table:table-cell table:style-name="ce36" office:value-type="string">
            <text:p>UNION DEPARTEMENTALE DES DELEGUES DE L' EDUCATION NATIONA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">
            <text:p>7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85">
            <text:p>5385</text:p>
          </table:table-cell>
          <table:table-cell table:style-name="ce36" office:value-type="string">
            <text:p>ZADIGOZIN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éveloppement de l'accueil des 0-16ans au café des enfants</text:p>
          </table:table-cell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REUSSITE EDUC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713:.E762])" office:value-type="float" office:value="106200">
            <text:p>106 2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81">
            <text:p>681</text:p>
          </table:table-cell>
          <table:table-cell table:style-name="ce36" office:value-type="string">
            <text:p>AFD 34 ASSOCIATION DES DIABETIQUES DE L'HERAULT AFD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03">
            <text:p>1803</text:p>
          </table:table-cell>
          <table:table-cell table:style-name="ce36" office:value-type="string">
            <text:p>AFM COORDINATION TELETHON AF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32">
            <text:p>5532</text:p>
          </table:table-cell>
          <table:table-cell table:style-name="ce36" office:value-type="string">
            <text:p>ALLO PARENTS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GROUPES DE PAROLES ET SOUTIEN POUR PARENTS DE JEUNES ENFANTS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4">
            <text:p>164</text:p>
          </table:table-cell>
          <table:table-cell table:style-name="ce36" office:value-type="string">
            <text:p>AMICALE LANGUEDOC ROUSSILLON DES INSUFFISANTS RESPIRATOIR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2">
            <text:p>132</text:p>
          </table:table-cell>
          <table:table-cell table:style-name="ce36" office:value-type="string">
            <text:p>AMIS DE LA BIBLIOTHEQUE DES HOPITAUX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38">
            <text:p>5638</text:p>
          </table:table-cell>
          <table:table-cell table:style-name="ce36" office:value-type="string">
            <text:p>ARCOPRED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903">
            <text:p>4903</text:p>
          </table:table-cell>
          <table:table-cell table:style-name="ce36" office:value-type="string">
            <text:p>ASSOCIATION DE CARDIOLOGIE DU LANGUEDOC-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20">
            <text:p>5520</text:p>
          </table:table-cell>
          <table:table-cell table:style-name="ce36" office:value-type="string">
            <text:p>ASSOCIATION DE PREVENTION EN ORTHOPHONIE DE L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UN BEBE UN LIVRE</text:p>
          </table:table-cell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EME JEUDI DE NOVEMBRE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00">
            <text:p>4200</text:p>
          </table:table-cell>
          <table:table-cell table:style-name="ce36" office:value-type="string">
            <text:p>ASSOCIATION ENV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15">
            <text:p>5615</text:p>
          </table:table-cell>
          <table:table-cell table:style-name="ce36" office:value-type="string">
            <text:p>ASSOCIATION FRANCAISE POUR LES FAMILLES DE DONNEURS D'ORGANES - AFF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0">
            <text:p>3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52">
            <text:p>4452</text:p>
          </table:table-cell>
          <table:table-cell table:style-name="ce36" office:value-type="string">
            <text:p>ASSOCIATION POUR LE DEVELOPPEMENT DES SOINS PALLIATIFS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8">
            <text:p>578</text:p>
          </table:table-cell>
          <table:table-cell table:style-name="ce36" office:value-type="string">
            <text:p>AVENIR SAN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8">
            <text:p>578</text:p>
          </table:table-cell>
          <table:table-cell table:style-name="ce36" office:value-type="string">
            <text:p>AVENIR SANT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OS ANGELS DE LA NUECH</text:p>
          </table:table-cell>
          <table:table-cell table:style-name="ce75" office:value-type="float" office:value="12000">
            <text:p>1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9/01/2014 AU 13/12/2014</text:p>
          </table:table-cell>
          <table:table-cell table:style-name="ce96" office:value-type="float" office:value="20000">
            <text:p>20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24">
            <text:p>1024</text:p>
          </table:table-cell>
          <table:table-cell table:style-name="ce36" office:value-type="string">
            <text:p>CHEMINS DES ALLIANC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">
            <text:p>4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56">
            <text:p>1956</text:p>
          </table:table-cell>
          <table:table-cell table:style-name="ce36" office:value-type="string">
            <text:p>COMITE FEMININ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76">
            <text:p>2776</text:p>
          </table:table-cell>
          <table:table-cell table:style-name="ce36" office:value-type="string">
            <text:p>DECLIC FAMILLES ET TOXICOMANI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03">
            <text:p>5803</text:p>
          </table:table-cell>
          <table:table-cell table:style-name="ce36" office:value-type="string">
            <text:p>ENTREE DE SECOUR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20">
            <text:p>4120</text:p>
          </table:table-cell>
          <table:table-cell table:style-name="ce36" office:value-type="string">
            <text:p>EPILEPSIE FRA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82">
            <text:p>2882</text:p>
          </table:table-cell>
          <table:table-cell table:style-name="ce36" office:value-type="string">
            <text:p>ETINCELLE LANGUEDOC-ROUSSILL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OGRAMME PERSONNALISE D'ACCOMPAGNEMENT POUR LES FEMMES ATTEINTES DE CANCER</text:p>
          </table:table-cell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26">
            <text:p>5726</text:p>
          </table:table-cell>
          <table:table-cell table:style-name="ce36" office:value-type="string">
            <text:p>FRANCE ADOT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500">
            <text:p>3 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48">
            <text:p>1948</text:p>
          </table:table-cell>
          <table:table-cell table:style-name="ce36" office:value-type="string">
            <text:p>FRANCE ALZHEIMER HERAULT FA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27">
            <text:p>3527</text:p>
          </table:table-cell>
          <table:table-cell table:style-name="ce36" office:value-type="string">
            <text:p>GROUPE DES APHASIQUES DE MONTPELLIER ET DE L'HERAULT CA3527!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24">
            <text:p>5124</text:p>
          </table:table-cell>
          <table:table-cell table:style-name="ce36" office:value-type="string">
            <text:p>HOMEOPATHIE POUR TOU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">
            <text:p>3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80">
            <text:p>1480</text:p>
          </table:table-cell>
          <table:table-cell table:style-name="ce36" office:value-type="string">
            <text:p>INFO DON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800">
            <text:p>2 8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">
            <text:p>155</text:p>
          </table:table-cell>
          <table:table-cell table:style-name="ce36" office:value-type="string">
            <text:p>INTERVALLE - JALMALV <text:s/>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23">
            <text:p>723</text:p>
          </table:table-cell>
          <table:table-cell table:style-name="ce36" office:value-type="string">
            <text:p>JALMAV CRERSI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57">
            <text:p>657</text:p>
          </table:table-cell>
          <table:table-cell table:style-name="ce36" office:value-type="string">
            <text:p>LA CORDE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38">
            <text:p>5538</text:p>
          </table:table-cell>
          <table:table-cell table:style-name="ce36" office:value-type="string">
            <text:p>LA SANTE DE LA FAMI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20">
            <text:p>720</text:p>
          </table:table-cell>
          <table:table-cell table:style-name="ce36" office:value-type="string">
            <text:p>LIGUE CONTRE LE CANCER COMITE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3">
            <text:p>233</text:p>
          </table:table-cell>
          <table:table-cell table:style-name="ce36" office:value-type="string">
            <text:p>MA VI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ALADIES CHRONIQUES ET ACTIVITEES PHYSIQUES ADAPTEE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3600">
            <text:p>3 6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42">
            <text:p>4242</text:p>
          </table:table-cell>
          <table:table-cell table:style-name="ce36" office:value-type="string">
            <text:p>MEDECINS DU MON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34">
            <text:p>1734</text:p>
          </table:table-cell>
          <table:table-cell table:style-name="ce36" office:value-type="string">
            <text:p>MUSIK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14">
            <text:p>2814</text:p>
          </table:table-cell>
          <table:table-cell table:style-name="ce36" office:value-type="string">
            <text:p>OPERES DU COEUR ET MALADES CARDIAQ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45">
            <text:p>1945</text:p>
          </table:table-cell>
          <table:table-cell table:style-name="ce36" office:value-type="string">
            <text:p>PHARMACIE HUMANITAIRE INTERNATIONALE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0">
            <text:p>4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94">
            <text:p>3794</text:p>
          </table:table-cell>
          <table:table-cell table:style-name="ce36" office:value-type="string">
            <text:p>PREVENTION ET SOIN DES ADDICTIONS (BRANCHE DE PEPA SOS DROGUE) <text:s/>PEP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748">
            <text:p>9 748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74">
            <text:p>2874</text:p>
          </table:table-cell>
          <table:table-cell table:style-name="ce36" office:value-type="string">
            <text:p>REDUIRE LES RISQ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25">
            <text:p>1425</text:p>
          </table:table-cell>
          <table:table-cell table:style-name="ce36" office:value-type="string">
            <text:p>RIRE CLOWNS POUR ENFANTS HOSPITALIS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74">
            <text:p>674</text:p>
          </table:table-cell>
          <table:table-cell table:style-name="ce36" office:value-type="string">
            <text:p>SOS AMITIES MONTPELLIER LANGUEDO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300">
            <text:p>1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63">
            <text:p>1763</text:p>
          </table:table-cell>
          <table:table-cell table:style-name="ce36" office:value-type="string">
            <text:p>SOS RETINITE FRA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17">
            <text:p>3317</text:p>
          </table:table-cell>
          <table:table-cell table:style-name="ce36" office:value-type="string">
            <text:p>SPHERES SOINS PALLIATIFS HOPITAL ET RESEAUX EXTERNES DE SAN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AN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82">
            <text:p>5882</text:p>
          </table:table-cell>
          <table:table-cell table:style-name="ce36" office:value-type="string">
            <text:p>ESPACE RENAISSANCE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0">
            <text:p>25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5" office:value-type="string" table:number-columns-spanned="4" table:number-rows-spanned="1">
            <text:p><text:s text:c="91"/>Total</text:p>
          </table:table-cell>
          <table:covered-table-cell table:number-columns-repeated="2" table:style-name="ce50"/>
          <table:covered-table-cell table:style-name="ce63"/>
          <table:table-cell table:style-name="ce78" table:formula="of:=SUM([.E766:.E806])" office:value-type="float" office:value="137000">
            <text:p>137 00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29">
            <text:p>4529</text:p>
          </table:table-cell>
          <table:table-cell table:style-name="ce36" office:value-type="string">
            <text:p>AIDE AUX PERSONNES EN DIFICULT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50">
            <text:p>2 7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55">
            <text:p>1755</text:p>
          </table:table-cell>
          <table:table-cell table:style-name="ce36" office:value-type="string">
            <text:p>APAJ CENTRE GITA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950">
            <text:p>11 95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06">
            <text:p>1106</text:p>
          </table:table-cell>
          <table:table-cell table:style-name="ce36" office:value-type="string">
            <text:p>ASSOCIATION D'AIDE AUX FAMILLES D'HOSPITALISES LA PASQUIE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000">
            <text:p>22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00">
            <text:p>2800</text:p>
          </table:table-cell>
          <table:table-cell table:style-name="ce36" office:value-type="string">
            <text:p>ASSOCIATION NOUA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42">
            <text:p>1742</text:p>
          </table:table-cell>
          <table:table-cell table:style-name="ce36" office:value-type="string">
            <text:p>ASTRE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73">
            <text:p>4773</text:p>
          </table:table-cell>
          <table:table-cell table:style-name="ce36" office:value-type="string">
            <text:p>DEFI - DEVELOPPEMENT, FORMATION, INSER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82">
            <text:p>2882</text:p>
          </table:table-cell>
          <table:table-cell table:style-name="ce36" office:value-type="string">
            <text:p>ETINCELLE LANGUEDOC-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79">
            <text:p>4279</text:p>
          </table:table-cell>
          <table:table-cell table:style-name="ce36" office:value-type="string">
            <text:p>J'OSE LIRE ET CLAIR DE PLU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300">
            <text:p>1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618">
            <text:p>618</text:p>
          </table:table-cell>
          <table:table-cell table:style-name="ce36" office:value-type="string">
            <text:p>LA CLE DES CHAN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36">
            <text:p>4636</text:p>
          </table:table-cell>
          <table:table-cell table:style-name="ce36" office:value-type="string">
            <text:p>LE PEYROU LES SENIORS EN AC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01">
            <text:p>2101</text:p>
          </table:table-cell>
          <table:table-cell table:style-name="ce36" office:value-type="string">
            <text:p>LIEUX RESSOURCES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0">
            <text:p>14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39">
            <text:p>1539</text:p>
          </table:table-cell>
          <table:table-cell table:style-name="ce36" office:value-type="string">
            <text:p>PAIN DE L'ESPOIR PE C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63">
            <text:p>4163</text:p>
          </table:table-cell>
          <table:table-cell table:style-name="ce36" office:value-type="string">
            <text:p>VIA VOLTAI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8000">
            <text:p>1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8000">
            <text:p>18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48">
            <text:p>4048</text:p>
          </table:table-cell>
          <table:table-cell table:style-name="ce36" office:value-type="string">
            <text:p>VISITE MALADES ETABLISSEMENTS HOSPITALIERS VME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OLIDARIT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810:.E823])" office:value-type="float" office:value="61050">
            <text:p>61 050 €</text:p>
          </table:table-cell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13"/>
          <table:table-cell table:style-name="ce36"/>
          <table:table-cell table:style-name="ce13"/>
          <table:table-cell table:style-name="ce36"/>
          <table:table-cell table:style-name="ce75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00">
            <text:p>5400</text:p>
          </table:table-cell>
          <table:table-cell table:style-name="ce36" office:value-type="string">
            <text:p>A.K SPORT (EX : GRINGO TOP TEAM)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500">
            <text:p>11 5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9270">
            <text:p>19 27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31">
            <text:p>2831</text:p>
          </table:table-cell>
          <table:table-cell table:style-name="ce36" office:value-type="string">
            <text:p>AEROCLUB DE L'HERAULT LANGUEDOC ROUSSILL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 LA DECOUVERTE DE LA 3EME DIMENSION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3/04/2014</text:p>
          </table:table-cell>
          <table:table-cell table:style-name="ce96" office:value-type="float" office:value="3800">
            <text:p>3 8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20">
            <text:p>4720</text:p>
          </table:table-cell>
          <table:table-cell table:style-name="ce36" office:value-type="string">
            <text:p>AGGLOMERATION MONTPELLIER SPORT D'ORIENTATION DE L'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RTOGRAPHIE ET ENRICHISSEMENT DES PPO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55">
            <text:p>2055</text:p>
          </table:table-cell>
          <table:table-cell table:style-name="ce36" office:value-type="string">
            <text:p>AIKIDO CLUB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table:number-columns-repeated="2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85">
            <text:p>985</text:p>
          </table:table-cell>
          <table:table-cell table:style-name="ce36" office:value-type="string">
            <text:p>AMICALE BOULES LA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4380">
            <text:p>4380</text:p>
          </table:table-cell>
          <table:table-cell table:style-name="ce36" office:value-type="string">
            <text:p>AQUALOVE SAUVETA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SPORTIF "LA TETE ENTRE LES JAMBES"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FEVRIER, OCTOBRE, AVRIL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style-name="ce174" table:number-columns-repeated="1010"/>
        </table:table-row>
        <table:table-row table:style-name="ro1">
          <table:table-cell table:style-name="ce13" office:value-type="float" office:value="1187">
            <text:p>1187</text:p>
          </table:table-cell>
          <table:table-cell table:style-name="ce36" office:value-type="string">
            <text:p>ARCEAUX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500">
            <text:p>14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187">
            <text:p>1187</text:p>
          </table:table-cell>
          <table:table-cell table:style-name="ce36" office:value-type="string">
            <text:p>ARCEAUX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FOOT VACANCES</text:p>
          </table:table-cell>
          <table:table-cell table:style-name="ce75" office:value-type="float" office:value="2800">
            <text:p>2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PAQUES TOUSSAINT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1187">
            <text:p>1187</text:p>
          </table:table-cell>
          <table:table-cell table:style-name="ce36" office:value-type="string">
            <text:p>ARCEAUX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REGIONAL DE FOOTBALL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9/05/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14">
            <text:p>914</text:p>
          </table:table-cell>
          <table:table-cell table:style-name="ce36" office:value-type="string">
            <text:p>ASLJ MONTPELLIER CROIX D'ARGENT VOLLEY BEACH VOLLEY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0">
            <text:p>3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3000">
            <text:p>4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14">
            <text:p>914</text:p>
          </table:table-cell>
          <table:table-cell table:style-name="ce36" office:value-type="string">
            <text:p>ASLJ MONTPELLIER CROIX D'ARGENT VOLLEY BEACH VOLLE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COLLECTIF ET REPORTER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4500">
            <text:p>4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style-name="ce174" table:number-columns-repeated="1010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9300">
            <text:p>69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5000">
            <text:p>7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ES JAMBES</text:p>
          </table:table-cell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QUAGYM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SKET BALL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OOTBALL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ENNI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2639">
            <text:p>2639</text:p>
          </table:table-cell>
          <table:table-cell table:style-name="ce36" office:value-type="string">
            <text:p>ASSO PRESIDENTS PETANQUE SECTEUR MONTPELLIER VI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813">
            <text:p>1813</text:p>
          </table:table-cell>
          <table:table-cell table:style-name="ce36" office:value-type="string">
            <text:p>ASSOCIATION AXE SPOR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ROJET LA TETE ET LES JAMBES + SAMEDI MATIN AU PARC MONTCALM</text:p>
          </table:table-cell>
          <table:table-cell table:style-name="ce75" office:value-type="float" office:value="1700">
            <text:p>1 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700">
            <text:p>1 7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5565">
            <text:p>5565</text:p>
          </table:table-cell>
          <table:table-cell table:style-name="ce36" office:value-type="string">
            <text:p>ASSOCIATION CULTURELLE ET SPORTIVE MONTPELLIER OUTRE M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3160">
            <text:p>3160</text:p>
          </table:table-cell>
          <table:table-cell table:style-name="ce36" office:value-type="string">
            <text:p>ASSOCIATION DES QUARTIERS DES MARELS II, PERGOLA, AIGUELONGU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2300">
            <text:p>2 3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5086">
            <text:p>5086</text:p>
          </table:table-cell>
          <table:table-cell table:style-name="ce36" office:value-type="string">
            <text:p>ASSOCIATION FOOT-FAUTEUILS - LES FAUTEUILS DE FEU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004">
            <text:p>2004</text:p>
          </table:table-cell>
          <table:table-cell table:style-name="ce36" office:value-type="string">
            <text:p>ASSOCIATION JEUNES PHOBOS ET PAILLADE NO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3001">
            <text:p>3001</text:p>
          </table:table-cell>
          <table:table-cell table:style-name="ce36" office:value-type="string">
            <text:p>ASSOCIATION LES FOULEES DU MILLENAI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3088">
            <text:p>3088</text:p>
          </table:table-cell>
          <table:table-cell table:style-name="ce36" office:value-type="string">
            <text:p>ASSOCIATION LOISIRS FIGUERO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95">
            <text:p>95</text:p>
          </table:table-cell>
          <table:table-cell table:style-name="ce36" office:value-type="string">
            <text:p>ASSOCIATION SOCIO-CULTURELLE DES JEUNES SPORTIFS DE MONTPELLIER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630">
            <text:p>7 63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913">
            <text:p>4913</text:p>
          </table:table-cell>
          <table:table-cell table:style-name="ce36" office:value-type="string">
            <text:p>ASSOCIATION SPORTIVE ATLAS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0">
            <text:p>1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8000">
            <text:p>3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75">
            <text:p>4875</text:p>
          </table:table-cell>
          <table:table-cell table:style-name="ce36" office:value-type="string">
            <text:p>ASSOCIATION SPORTIVE DE CELLENEUV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">
            <text:p>7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75">
            <text:p>4875</text:p>
          </table:table-cell>
          <table:table-cell table:style-name="ce36" office:value-type="string">
            <text:p>ASSOCIATION SPORTIVE DE CELLENEUV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ATION DE TOURNOI ANNUEL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 table:number-columns-repeated="1011"/>
        </table:table-row>
        <table:table-row table:style-name="ro1">
          <table:table-cell table:style-name="ce13" office:value-type="float" office:value="4875">
            <text:p>4875</text:p>
          </table:table-cell>
          <table:table-cell table:style-name="ce36" office:value-type="string">
            <text:p>ASSOCIATION SPORTIVE DE CELLENEUV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SPORTIFS</text:p>
          </table:table-cell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5/11/2014</text:p>
          </table:table-cell>
          <table:table-cell table:style-name="ce96" office:value-type="float" office:value="1200">
            <text:p>1 2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1230">
            <text:p>1230</text:p>
          </table:table-cell>
          <table:table-cell table:style-name="ce36" office:value-type="string">
            <text:p>ASSOCIATION SPORTIVE DES BEAUX-ARTS MONTPELLIER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800">
            <text:p>27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8000">
            <text:p>2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230">
            <text:p>1230</text:p>
          </table:table-cell>
          <table:table-cell table:style-name="ce36" office:value-type="string">
            <text:p>ASSOCIATION SPORTIVE DES BEAUX-ARTS MONTPELLIER OMNISPORT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montpellier sport (LA TETE ET LES JAMBES)</text:p>
          </table:table-cell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 à Avril 2014</text:p>
          </table:table-cell>
          <table:table-cell table:style-name="ce96" office:value-type="float" office:value="3800">
            <text:p>3 8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1230">
            <text:p>1230</text:p>
          </table:table-cell>
          <table:table-cell table:style-name="ce36" office:value-type="string">
            <text:p>ASSOCIATION SPORTIVE DES BEAUX-ARTS MONTPELLIER OMNISPORT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'asbam au collèg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Tout les lundis mardi, jeudi et vendredi de 16a18h de l'année scolaire</text:p>
          </table:table-cell>
          <table:table-cell table:style-name="ce96" office:value-type="float" office:value="1900">
            <text:p>1 9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466">
            <text:p>2466</text:p>
          </table:table-cell>
          <table:table-cell table:style-name="ce36" office:value-type="string">
            <text:p>ASSOCIATION SPORTIVE DES CEVEN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200">
            <text:p>3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561">
            <text:p>4561</text:p>
          </table:table-cell>
          <table:table-cell table:style-name="ce36" office:value-type="string">
            <text:p>ASSOCIATION SPORTIVE EMPLOYES MUNICIPAUX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500">
            <text:p>1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0">
            <text:p>13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4806">
            <text:p>4806</text:p>
          </table:table-cell>
          <table:table-cell table:style-name="ce36" office:value-type="string">
            <text:p>ASSOCIATION SPORTIVE ET CULTURELLE PAILLADE MERCURE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0">
            <text:p>6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06">
            <text:p>4806</text:p>
          </table:table-cell>
          <table:table-cell table:style-name="ce36" office:value-type="string">
            <text:p>ASSOCIATION SPORTIVE ET CULTURELLE PAILLADE MERCU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football Montpellier Sports</text:p>
          </table:table-cell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, Pâques et Toussaint 2014</text:p>
          </table:table-cell>
          <table:table-cell table:style-name="ce96" office:value-type="float" office:value="2900">
            <text:p>2 9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4265">
            <text:p>4265</text:p>
          </table:table-cell>
          <table:table-cell table:style-name="ce36" office:value-type="string">
            <text:p>ATTITUD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LUB SPORTIF SKATE ET BMX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3081">
            <text:p>3081</text:p>
          </table:table-cell>
          <table:table-cell table:style-name="ce36" office:value-type="string">
            <text:p>BLEU VERTIG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">
            <text:p>3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3081">
            <text:p>3081</text:p>
          </table:table-cell>
          <table:table-cell table:style-name="ce36" office:value-type="string">
            <text:p>BLEU VERTI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ESCALADE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5527">
            <text:p>5527</text:p>
          </table:table-cell>
          <table:table-cell table:style-name="ce36" office:value-type="string">
            <text:p>BOWLING CLUB DES SOURDS DE MONTPELLIER BCS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011">
            <text:p>1011</text:p>
          </table:table-cell>
          <table:table-cell table:style-name="ce36" office:value-type="string">
            <text:p>BOZENDO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S SPORTS ET DES QUARTIERS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tous les samedi du 03/05/2014 au 12/07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SPORTS/PARTENARIAT</text:p>
          </table:table-cell>
          <table:table-cell table:style-name="ce170"/>
          <table:table-cell table:style-name="ce174" table:number-columns-repeated="1011"/>
        </table:table-row>
        <table:table-row table:style-name="ro1">
          <table:table-cell table:style-name="ce13" office:value-type="float" office:value="3398">
            <text:p>3398</text:p>
          </table:table-cell>
          <table:table-cell table:style-name="ce36" office:value-type="string">
            <text:p>BUJINKAN DOJO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50">
            <text:p>1 9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5187">
            <text:p>5187</text:p>
          </table:table-cell>
          <table:table-cell table:style-name="ce36" office:value-type="string">
            <text:p>CARREFOUR DES CIVILISATIONS AC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">
            <text:p>7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3845">
            <text:p>3845</text:p>
          </table:table-cell>
          <table:table-cell table:style-name="ce36" office:value-type="string">
            <text:p>CENTRE DES ARTS DU CIRQUE BALTHAZAR CDA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POUR TOU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PRINTEMPS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63">
            <text:p>963</text:p>
          </table:table-cell>
          <table:table-cell table:style-name="ce36" office:value-type="string">
            <text:p>CEP MONTPELLIER GY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1000">
            <text:p>3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9390">
            <text:p>39 39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63">
            <text:p>963</text:p>
          </table:table-cell>
          <table:table-cell table:style-name="ce36" office:value-type="string">
            <text:p>CEP MONTPELLIER GY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POUR TOU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AISON 2013/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748">
            <text:p>4748</text:p>
          </table:table-cell>
          <table:table-cell table:style-name="ce36" office:value-type="string">
            <text:p>CHEMIN DES CIM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748">
            <text:p>4748</text:p>
          </table:table-cell>
          <table:table-cell table:style-name="ce36" office:value-type="string">
            <text:p>CHEMIN DES CIM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SI GALEM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9/31 aout 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71">
            <text:p>971</text:p>
          </table:table-cell>
          <table:table-cell table:style-name="ce36" office:value-type="string">
            <text:p>CLAPAS PETANQUE BOULISTE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">
            <text:p>4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113">
            <text:p>1113</text:p>
          </table:table-cell>
          <table:table-cell table:style-name="ce36" office:value-type="string">
            <text:p>CLAQUETTES EN VOGU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ES JAMBES, CLAQUETTES ET ANGLAI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36" office:value-type="string">
            <text:p>CLRISTALS LES PETITS DEBROUILLARD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es jambe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avril, octobre 2014</text:p>
          </table:table-cell>
          <table:table-cell table:style-name="ce96" office:value-type="float" office:value="3300">
            <text:p>3 3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21">
            <text:p>4821</text:p>
          </table:table-cell>
          <table:table-cell table:style-name="ce36" office:value-type="string">
            <text:p>CLUB DES SUPPORTERS BLUE FOX DU MONTPELLIER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819">
            <text:p>1819</text:p>
          </table:table-cell>
          <table:table-cell table:style-name="ce36" office:value-type="string">
            <text:p>CLUB SPORTIF BOULIS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50">
            <text:p>2 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50">
            <text:p>2 2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70">
            <text:p>4870</text:p>
          </table:table-cell>
          <table:table-cell table:style-name="ce36" office:value-type="string">
            <text:p>CLUB SPORTIF DES SOURDS DE MONTPELLIER ET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700">
            <text:p>2 7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549">
            <text:p>1549</text:p>
          </table:table-cell>
          <table:table-cell table:style-name="ce36" office:value-type="string">
            <text:p>COMITE DEPARTEMENTAL DU SPORT ADAPTE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1785">
            <text:p>1785</text:p>
          </table:table-cell>
          <table:table-cell table:style-name="ce36" office:value-type="string">
            <text:p>COMITE D'ORGANISATION FORUM SPORTIF ET CULTUREL - COFSE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800">
            <text:p>11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000">
            <text:p>2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72">
            <text:p>72</text:p>
          </table:table-cell>
          <table:table-cell table:style-name="ce36" office:value-type="string">
            <text:p>CROIX D'ARGENT BASKET CA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000">
            <text:p>27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2000">
            <text:p>3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72">
            <text:p>72</text:p>
          </table:table-cell>
          <table:table-cell table:style-name="ce36" office:value-type="string">
            <text:p>CROIX D'ARGENT BASKET CA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SPORT 2014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470">
            <text:p>2470</text:p>
          </table:table-cell>
          <table:table-cell table:style-name="ce36" office:value-type="string">
            <text:p>CROIX D'ARGENT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">
            <text:p>4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5610">
            <text:p>5610</text:p>
          </table:table-cell>
          <table:table-cell table:style-name="ce36" office:value-type="string">
            <text:p>DES FOULEES VOU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URSES SOLIDAIRES, JOURNEE INTERNATIONALE DES DROITS DE L'ENFANT</text:p>
          </table:table-cell>
          <table:table-cell table:style-name="ce75" office:value-type="float" office:value="500">
            <text:p>5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NOVEMBRE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300">
            <text:p>7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ESSATHLON 2013/2014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/2013 A 07/2014</text:p>
          </table:table-cell>
          <table:table-cell table:style-name="ce96" office:value-type="float" office:value="5500">
            <text:p>5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, Pâques, printemps et Toussaint 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3634">
            <text:p>3634</text:p>
          </table:table-cell>
          <table:table-cell table:style-name="ce36" office:value-type="string">
            <text:p>ECOLE DE BOWLING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450">
            <text:p>2 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3634">
            <text:p>3634</text:p>
          </table:table-cell>
          <table:table-cell table:style-name="ce36" office:value-type="string">
            <text:p>ECOLE DE BOWLING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itiation au Bowling dans le cadre de stages montpellier sports</text:p>
          </table:table-cell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5683">
            <text:p>5683</text:p>
          </table:table-cell>
          <table:table-cell table:style-name="ce36" office:value-type="string">
            <text:p>ECOLE DE JUDO DE MONTPELLIER AGGLOMERATI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SPORT POUR TOU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897">
            <text:p>4897</text:p>
          </table:table-cell>
          <table:table-cell table:style-name="ce36" office:value-type="string">
            <text:p>ENERGIE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4233">
            <text:p>4233</text:p>
          </table:table-cell>
          <table:table-cell table:style-name="ce36" office:value-type="string">
            <text:p>ENTENTE CHEMINOTS LANTISSARG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50">
            <text:p>2 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50">
            <text:p>2 2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78">
            <text:p>978</text:p>
          </table:table-cell>
          <table:table-cell table:style-name="ce36" office:value-type="string">
            <text:p>ENTENTE SPORTIVE BOULIS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50">
            <text:p>1 9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100">
            <text:p>2 1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978">
            <text:p>978</text:p>
          </table:table-cell>
          <table:table-cell table:style-name="ce36" office:value-type="string">
            <text:p>ENTENTE SPORTIVE BOULISTE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GRAND PRIX DE BOULISTE DE MONTPELLIER</text:p>
          </table:table-cell>
          <table:table-cell table:style-name="ce75" office:value-type="float" office:value="8000">
            <text:p>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4 ET 5 OCTOBRE 2014</text:p>
          </table:table-cell>
          <table:table-cell table:style-name="ce96" office:value-type="float" office:value="8900">
            <text:p>8 9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5442">
            <text:p>5442</text:p>
          </table:table-cell>
          <table:table-cell table:style-name="ce36" office:value-type="string">
            <text:p>EURSL MONTPELLIER AGGLOMERATION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3000">
            <text:p>22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0">
            <text:p>25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/>
          <table:table-cell table:number-columns-repeated="1010"/>
        </table:table-row>
        <table:table-row table:style-name="ro1">
          <table:table-cell table:style-name="ce13" office:value-type="float" office:value="2066">
            <text:p>2066</text:p>
          </table:table-cell>
          <table:table-cell table:style-name="ce36" office:value-type="string">
            <text:p>FETE LE MUR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000">
            <text:p>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000">
            <text:p>9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2">
            <text:p>102</text:p>
          </table:table-cell>
          <table:table-cell table:style-name="ce36" office:value-type="string">
            <text:p>FOOTBALL CLUB PETIT BA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0">
            <text:p>3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4000">
            <text:p>4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2">
            <text:p>102</text:p>
          </table:table-cell>
          <table:table-cell table:style-name="ce36" office:value-type="string">
            <text:p>FOOTBALL CLUB PETIT BARD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football Montpellier Sports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67">
            <text:p>3367</text:p>
          </table:table-cell>
          <table:table-cell table:style-name="ce36" office:value-type="string">
            <text:p>GENERATION MILLENAI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TP SPORT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ERE SEMAINES VACANCES SCOLAIRES HIVER PRINTEMPS TOUSSAINT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67">
            <text:p>5167</text:p>
          </table:table-cell>
          <table:table-cell table:style-name="ce36" office:value-type="string">
            <text:p>GENERATION TAEKWON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900">
            <text:p>5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6000">
            <text:p>16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67">
            <text:p>5167</text:p>
          </table:table-cell>
          <table:table-cell table:style-name="ce36" office:value-type="string">
            <text:p>GENERATION TAEKWON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ORTIE DE SKI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35">
            <text:p>5635</text:p>
          </table:table-cell>
          <table:table-cell table:style-name="ce36" office:value-type="string">
            <text:p>GOREE BASKET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35">
            <text:p>5635</text:p>
          </table:table-cell>
          <table:table-cell table:style-name="ce36" office:value-type="string">
            <text:p>GOREE BASKET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DECOUVERTE BASKET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3/03/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49">
            <text:p>3649</text:p>
          </table:table-cell>
          <table:table-cell table:style-name="ce36" office:value-type="string">
            <text:p>GYMNASTIQUE VOLONTAIRE SECTION D'ALC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80">
            <text:p>38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62">
            <text:p>3762</text:p>
          </table:table-cell>
          <table:table-cell table:style-name="ce36" office:value-type="string">
            <text:p>ICE ROLLER SCHOOL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SPORTS</text:p>
          </table:table-cell>
          <table:table-cell table:style-name="ce75" office:value-type="float" office:value="1800">
            <text:p>1 8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saison 2013 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98">
            <text:p>5698</text:p>
          </table:table-cell>
          <table:table-cell table:style-name="ce36" office:value-type="string">
            <text:p>INSTITUT DE BOXE PIEDS POING MONTPELLIERAI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INTURE MONDIALE DE CHAUSSFIGHT</text:p>
          </table:table-cell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 table:number-columns-repeated="1011"/>
        </table:table-row>
        <table:table-row table:style-name="ro1">
          <table:table-cell table:style-name="ce13" office:value-type="float" office:value="4533">
            <text:p>4533</text:p>
          </table:table-cell>
          <table:table-cell table:style-name="ce36" office:value-type="string">
            <text:p>JEUNESSE SANS FRONTIER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50">
            <text:p>1 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82">
            <text:p>1682</text:p>
          </table:table-cell>
          <table:table-cell table:style-name="ce36" office:value-type="string">
            <text:p>JITA KYOEI JUDO 34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, Pâques et Toussaint 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75">
            <text:p>2275</text:p>
          </table:table-cell>
          <table:table-cell table:style-name="ce36" office:value-type="string">
            <text:p>KEEP KUL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ICIPATION AUX STAGES SPORTIFS "LA TETE ET LES JAMBES " 2014</text:p>
          </table:table-cell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- AVRIL - OCTOBRE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2">
            <text:p>5032</text:p>
          </table:table-cell>
          <table:table-cell table:style-name="ce36" office:value-type="string">
            <text:p>LA BOULE CATALANE GELY FIGUERO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32">
            <text:p>5032</text:p>
          </table:table-cell>
          <table:table-cell table:style-name="ce36" office:value-type="string">
            <text:p>LA BOULE CATALANE GELY FIGUEROLL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allenge HERNANDEZ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été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34">
            <text:p>1234</text:p>
          </table:table-cell>
          <table:table-cell table:style-name="ce36" office:value-type="string">
            <text:p>LA BOULE DU LANTISSARG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0">
            <text:p>7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47">
            <text:p>4547</text:p>
          </table:table-cell>
          <table:table-cell table:style-name="ce36" office:value-type="string">
            <text:p>LA MAISON DU JU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47">
            <text:p>4547</text:p>
          </table:table-cell>
          <table:table-cell table:style-name="ce36" office:value-type="string">
            <text:p>LA MAISON DU JU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associatif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35">
            <text:p>1935</text:p>
          </table:table-cell>
          <table:table-cell table:style-name="ce36" office:value-type="string">
            <text:p>LES CHEVALIERS DE LA GAU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COLE DE PECHE - LA TETE ET LES JAMBE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97">
            <text:p>5697</text:p>
          </table:table-cell>
          <table:table-cell table:style-name="ce36" office:value-type="string">
            <text:p>LINE SERVI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SLACKLINE DISPOSITIF SPORT EN FAMILL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 AU 26/04/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95">
            <text:p>1195</text:p>
          </table:table-cell>
          <table:table-cell table:style-name="ce36" office:value-type="string">
            <text:p>LIONS CLUB MONTPELLIER LANGUEDO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0 KM DE MONTPELLIER 2014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0/11/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7">
            <text:p>577</text:p>
          </table:table-cell>
          <table:table-cell table:style-name="ce36" office:value-type="string">
            <text:p>MALBOSC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800">
            <text:p>2 8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01">
            <text:p>4701</text:p>
          </table:table-cell>
          <table:table-cell table:style-name="ce36" office:value-type="string">
            <text:p>MFA MONTPELLIER FOOTBALL AMERICAIN LES HURRICA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01">
            <text:p>4701</text:p>
          </table:table-cell>
          <table:table-cell table:style-name="ce36" office:value-type="string">
            <text:p>MFA MONTPELLIER FOOTBALL AMERICAIN LES HURRICAN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EMAINE SPORT U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38">
            <text:p>1238</text:p>
          </table:table-cell>
          <table:table-cell table:style-name="ce36" office:value-type="string">
            <text:p>MONTPELLIER A M JU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900">
            <text:p>2 9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23">
            <text:p>5223</text:p>
          </table:table-cell>
          <table:table-cell table:style-name="ce36" office:value-type="string">
            <text:p>MONTPELLIER AGGLO ATHLETIC MEDITERRANEE <text:s/>M2AM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00">
            <text:p>9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0">
            <text:p>10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223">
            <text:p>5223</text:p>
          </table:table-cell>
          <table:table-cell table:style-name="ce36" office:value-type="string">
            <text:p>MONTPELLIER AGGLO ATHLETIC MEDITERRANEE <text:s/>M2AM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, Pâques et Toussaint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64">
            <text:p>864</text:p>
          </table:table-cell>
          <table:table-cell table:style-name="ce36" office:value-type="string">
            <text:p>MONTPELLIER AGGLOMERATION CANOE KAYAK U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800">
            <text:p>2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64">
            <text:p>864</text:p>
          </table:table-cell>
          <table:table-cell table:style-name="ce36" office:value-type="string">
            <text:p>MONTPELLIER AGGLOMERATION CANOE KAYAK U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CANOË, DESCENTE DU LEZ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/05/2014</text:p>
          </table:table-cell>
          <table:table-cell table:style-name="ce96" office:value-type="float" office:value="6000">
            <text:p>6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12">
            <text:p>4012</text:p>
          </table:table-cell>
          <table:table-cell table:style-name="ce36" office:value-type="string">
            <text:p>MONTPELLIER AGGLOMERATION FUTS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12">
            <text:p>4012</text:p>
          </table:table-cell>
          <table:table-cell table:style-name="ce36" office:value-type="string">
            <text:p>MONTPELLIER AGGLOMERATION FUTSAL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</text:p>
          </table:table-cell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91">
            <text:p>1891</text:p>
          </table:table-cell>
          <table:table-cell table:style-name="ce36" office:value-type="string">
            <text:p>MONTPELLIER AGGLOMERATION GR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GRS et baby GR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14">
            <text:p>3914</text:p>
          </table:table-cell>
          <table:table-cell table:style-name="ce36" office:value-type="string">
            <text:p>MONTPELLIER AGGLOMERATION HOCKEY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s pour tous</text:p>
          </table:table-cell>
          <table:table-cell table:style-name="ce75" office:value-type="float" office:value="2700">
            <text:p>2 7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 au 25 Octobre 2013 / 3 au 7 Mars 2014 / 28 au 2 Mai 2014</text:p>
          </table:table-cell>
          <table:table-cell table:style-name="ce96" office:value-type="float" office:value="2700">
            <text:p>2 7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59">
            <text:p>3059</text:p>
          </table:table-cell>
          <table:table-cell table:style-name="ce36" office:value-type="string">
            <text:p>MONTPELLIER AGGLOMERATION PLONGEE UNIVERSITE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de découverte de la plongée subaquatique</text:p>
          </table:table-cell>
          <table:table-cell table:style-name="ce75" office:value-type="float" office:value="2200">
            <text:p>2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Eté 2014</text:p>
          </table:table-cell>
          <table:table-cell table:style-name="ce96" office:value-type="float" office:value="2200">
            <text:p>2 2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59">
            <text:p>3659</text:p>
          </table:table-cell>
          <table:table-cell table:style-name="ce36" office:value-type="string">
            <text:p>MONTPELLIER AGGLOMERATION TAEKWON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000">
            <text:p>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59">
            <text:p>3659</text:p>
          </table:table-cell>
          <table:table-cell table:style-name="ce36" office:value-type="string">
            <text:p>MONTPELLIER AGGLOMERATION TAEKWON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NTRE DE FORMATION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 PARTIR DE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59">
            <text:p>3659</text:p>
          </table:table-cell>
          <table:table-cell table:style-name="ce36" office:value-type="string">
            <text:p>MONTPELLIER AGGLOMERATION TAEKWON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TAEKWONDO VACANCES SCOLAIRES 2014</text:p>
          </table:table-cell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4500">
            <text:p>4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28">
            <text:p>1928</text:p>
          </table:table-cell>
          <table:table-cell table:style-name="ce36" office:value-type="string">
            <text:p>MONTPELLIER AGGLOMERATION TRIATHLON MA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triathlon la tete et les jambe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2014</text:p>
          </table:table-cell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8">
            <text:p>278</text:p>
          </table:table-cell>
          <table:table-cell table:style-name="ce36" office:value-type="string">
            <text:p>MONTPELLIER ARC CLUB MA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0">
            <text:p>7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8">
            <text:p>278</text:p>
          </table:table-cell>
          <table:table-cell table:style-name="ce36" office:value-type="string">
            <text:p>MONTPELLIER ARC CLUB MA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POUR TOUS ROBIN DES BOI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8">
            <text:p>278</text:p>
          </table:table-cell>
          <table:table-cell table:style-name="ce36" office:value-type="string">
            <text:p>MONTPELLIER ARC CLUB MA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NJ MONTPELLIERAINE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6/07/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18">
            <text:p>1918</text:p>
          </table:table-cell>
          <table:table-cell table:style-name="ce36" office:value-type="string">
            <text:p>MONTPELLIER ATHLETIC RUNNING CLUB MAR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500">
            <text:p>4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69">
            <text:p>769</text:p>
          </table:table-cell>
          <table:table-cell table:style-name="ce36" office:value-type="string">
            <text:p>MONTPELLIER BADMINTON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69">
            <text:p>769</text:p>
          </table:table-cell>
          <table:table-cell table:style-name="ce36" office:value-type="string">
            <text:p>MONTPELLIER BADMINTON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BC TOUR </text:p>
          </table:table-cell>
          <table:table-cell table:style-name="ce75" office:value-type="float" office:value="900">
            <text:p>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9/03/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69">
            <text:p>769</text:p>
          </table:table-cell>
          <table:table-cell table:style-name="ce36" office:value-type="string">
            <text:p>MONTPELLIER BADMINTON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17">
            <text:p>1417</text:p>
          </table:table-cell>
          <table:table-cell table:style-name="ce36" office:value-type="string">
            <text:p>MONTPELLIER BASEBALL UNIVERSITE CLUB, LES BARRACUDAS DU LEZ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17">
            <text:p>1417</text:p>
          </table:table-cell>
          <table:table-cell table:style-name="ce36" office:value-type="string">
            <text:p>MONTPELLIER BASEBALL UNIVERSITE CLUB, LES BARRACUDAS DU LEZ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Sport pour tou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68">
            <text:p>3568</text:p>
          </table:table-cell>
          <table:table-cell table:style-name="ce36" office:value-type="string">
            <text:p>MONTPELLIER BASKET MOSS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6000">
            <text:p>1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150">
            <text:p>20 1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68">
            <text:p>3568</text:p>
          </table:table-cell>
          <table:table-cell table:style-name="ce36" office:value-type="string">
            <text:p>MONTPELLIER BASKET MOSS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S SPORT 2014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02">
            <text:p>702</text:p>
          </table:table-cell>
          <table:table-cell table:style-name="ce36" office:value-type="string">
            <text:p>MONTPELLIER BEACH VOLLE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V Beach Masters</text:p>
          </table:table-cell>
          <table:table-cell table:style-name="ce75" office:value-type="float" office:value="6000">
            <text:p>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120000">
            <text:p>12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02">
            <text:p>702</text:p>
          </table:table-cell>
          <table:table-cell table:style-name="ce36" office:value-type="string">
            <text:p>MONTPELLIER BEACH VOLLE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Eté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40">
            <text:p>2140</text:p>
          </table:table-cell>
          <table:table-cell table:style-name="ce36" office:value-type="string">
            <text:p>MONTPELLIER CHAMBERTE HANDBALL MCH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00">
            <text:p>1 1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40">
            <text:p>2140</text:p>
          </table:table-cell>
          <table:table-cell table:style-name="ce36" office:value-type="string">
            <text:p>MONTPELLIER CHAMBERTE HANDBALL MCH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vacances scolaires pour tou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/avril et Toussaint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60">
            <text:p>2260</text:p>
          </table:table-cell>
          <table:table-cell table:style-name="ce36" office:value-type="string">
            <text:p>MONTPELLIER CLUB HANDISPOR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000">
            <text:p>1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1000">
            <text:p>2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60">
            <text:p>2260</text:p>
          </table:table-cell>
          <table:table-cell table:style-name="ce36" office:value-type="string">
            <text:p>MONTPELLIER CLUB HANDISPOR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OURNEE DU MCH</text:p>
          </table:table-cell>
          <table:table-cell table:style-name="ce75" office:value-type="float" office:value="1000">
            <text:p>1 000 €</text:p>
          </table:table-cell>
          <table:table-cell table:style-name="ce96" table:number-columns-repeated="2"/>
          <table:table-cell table:style-name="ce100" office:value-type="string">
            <text:p>Instruction terminée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08">
            <text:p>3808</text:p>
          </table:table-cell>
          <table:table-cell table:style-name="ce36" office:value-type="string">
            <text:p>MONTPELLIER CULTURE SPORT ADAPTE MCSA.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0">
            <text:p>3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08">
            <text:p>3808</text:p>
          </table:table-cell>
          <table:table-cell table:style-name="ce36" office:value-type="string">
            <text:p>MONTPELLIER CULTURE SPORT ADAPTE MCSA.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acun sa foulée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/04/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56">
            <text:p>4556</text:p>
          </table:table-cell>
          <table:table-cell table:style-name="ce36" office:value-type="string">
            <text:p>MONTPELLIER EAUX VIVES CANOE-KAYAK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800">
            <text:p>5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500">
            <text:p>7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56">
            <text:p>4556</text:p>
          </table:table-cell>
          <table:table-cell table:style-name="ce36" office:value-type="string">
            <text:p>MONTPELLIER EAUX VIVES CANOE-KAYAK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POUR TOUS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43">
            <text:p>4643</text:p>
          </table:table-cell>
          <table:table-cell table:style-name="ce36" office:value-type="string">
            <text:p>MONTPELLIER FUNNY RIDER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43">
            <text:p>4643</text:p>
          </table:table-cell>
          <table:table-cell table:style-name="ce36" office:value-type="string">
            <text:p>MONTPELLIER FUNNY RIDER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ATION COURSE ROLLER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/DIMANCHE/MARDI/JEUDI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46">
            <text:p>1746</text:p>
          </table:table-cell>
          <table:table-cell table:style-name="ce36" office:value-type="string">
            <text:p>MONTPELLIER HAEDONG KUM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A JAMBE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8">
            <text:p>128</text:p>
          </table:table-cell>
          <table:table-cell table:style-name="ce36" office:value-type="string">
            <text:p>MONTPELLIER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0">
            <text:p>7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0">
            <text:p>10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04">
            <text:p>1104</text:p>
          </table:table-cell>
          <table:table-cell table:style-name="ce36" office:value-type="string">
            <text:p>MONTPELLIER HERAULT SPORT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3000">
            <text:p>1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style-name="ce175" table:number-columns-repeated="1011"/>
        </table:table-row>
        <table:table-row table:style-name="ro1">
          <table:table-cell table:style-name="ce13" office:value-type="float" office:value="284">
            <text:p>284</text:p>
          </table:table-cell>
          <table:table-cell table:style-name="ce36" office:value-type="string">
            <text:p>MONTPELLIER INL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33">
            <text:p>3833</text:p>
          </table:table-cell>
          <table:table-cell table:style-name="ce36" office:value-type="string">
            <text:p>MONTPELLIER LANGUEDOC CYCLIS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0">
            <text:p>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33">
            <text:p>3833</text:p>
          </table:table-cell>
          <table:table-cell table:style-name="ce36" office:value-type="string">
            <text:p>MONTPELLIER LANGUEDOC CYCLISM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"LA TETE ET LES JAMBES" + COPRODUCTION EVENEMENTS SPORTIF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274">
            <text:p>2274</text:p>
          </table:table-cell>
          <table:table-cell table:style-name="ce36" office:value-type="string">
            <text:p>MONTPELLIER MONOCYC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VILLE MONTPELLIER ET VILLE A VELO</text:p>
          </table:table-cell>
          <table:table-cell table:style-name="ce75" office:value-type="float" office:value="1800">
            <text:p>1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, AVRIL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76">
            <text:p>4176</text:p>
          </table:table-cell>
          <table:table-cell table:style-name="ce36" office:value-type="string">
            <text:p>MONTPELLIER NATATION SYNCHRONISEE MNS.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8">
            <text:p>788</text:p>
          </table:table-cell>
          <table:table-cell table:style-name="ce36" office:value-type="string">
            <text:p>MONTPELLIER PAILLADE NATA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88">
            <text:p>788</text:p>
          </table:table-cell>
          <table:table-cell table:style-name="ce36" office:value-type="string">
            <text:p>MONTPELLIER PAILLADE NATATIO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SOLIDAIRE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84">
            <text:p>984</text:p>
          </table:table-cell>
          <table:table-cell table:style-name="ce36" office:value-type="string">
            <text:p>MONTPELLIER PETANQUE SAINT MARTIN MPS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700">
            <text:p>3 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800">
            <text:p>3 8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25">
            <text:p>1225</text:p>
          </table:table-cell>
          <table:table-cell table:style-name="ce36" office:value-type="string">
            <text:p>MONTPELLIER PETIT BARD FUTS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0">
            <text:p>1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">
            <text:p>2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25">
            <text:p>1225</text:p>
          </table:table-cell>
          <table:table-cell table:style-name="ce36" office:value-type="string">
            <text:p>MONTPELLIER PETIT BARD FUTSAL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VACANCE SCOLAIRE 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2014</text:p>
          </table:table-cell>
          <table:table-cell table:style-name="ce96" office:value-type="float" office:value="3500">
            <text:p>3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33">
            <text:p>3933</text:p>
          </table:table-cell>
          <table:table-cell table:style-name="ce36" office:value-type="string">
            <text:p>MONTPELLIER ROLLER HOCKEY CLUB MRH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500">
            <text:p>10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68">
            <text:p>5368</text:p>
          </table:table-cell>
          <table:table-cell table:style-name="ce36" office:value-type="string">
            <text:p>MONTPELLIER RUGBY CLUB <text:s/>SASP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8000">
            <text:p>118 000 €</text:p>
          </table:table-cell>
          <table:table-cell table:style-name="ce96" table:number-columns-repeated="2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00">
            <text:p>14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50">
            <text:p>1850</text:p>
          </table:table-cell>
          <table:table-cell table:style-name="ce36" office:value-type="string">
            <text:p>MONTPELLIER RUGBY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2000">
            <text:p>11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5000">
            <text:p>11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28">
            <text:p>1828</text:p>
          </table:table-cell>
          <table:table-cell table:style-name="ce36" office:value-type="string">
            <text:p>MONTPELLIER TANDEM CLUB HANDISPORT MTC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41">
            <text:p>1541</text:p>
          </table:table-cell>
          <table:table-cell table:style-name="ce36" office:value-type="string">
            <text:p>MONTPELLIER TENNIS DE TAB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000">
            <text:p>27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8000">
            <text:p>28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41">
            <text:p>1541</text:p>
          </table:table-cell>
          <table:table-cell table:style-name="ce36" office:value-type="string">
            <text:p>MONTPELLIER TENNIS DE TAB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en partenariat avec Montpellier Sports.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015">
            <text:p>3015</text:p>
          </table:table-cell>
          <table:table-cell table:style-name="ce36" office:value-type="string">
            <text:p>MONTPELLIER VIET VO DA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PORT POUR TOUS MONT CALM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A JUILLET 2014</text:p>
          </table:table-cell>
          <table:table-cell table:style-name="ce96" office:value-type="float" office:value="1100">
            <text:p>1 1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34">
            <text:p>5734</text:p>
          </table:table-cell>
          <table:table-cell table:style-name="ce36" office:value-type="string">
            <text:p>MONTPELLIER XIII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0">
            <text:p>4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02">
            <text:p>5002</text:p>
          </table:table-cell>
          <table:table-cell table:style-name="ce36" office:value-type="string">
            <text:p>MOSSON FULL CONTAC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002">
            <text:p>5002</text:p>
          </table:table-cell>
          <table:table-cell table:style-name="ce36" office:value-type="string">
            <text:p>MOSSON FULL CONTAC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SPORT</text:p>
          </table:table-cell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45">
            <text:p>845</text:p>
          </table:table-cell>
          <table:table-cell table:style-name="ce36" office:value-type="string">
            <text:p>MUC AVIRON UNIVERSITE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0">
            <text:p>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19">
            <text:p>919</text:p>
          </table:table-cell>
          <table:table-cell table:style-name="ce36" office:value-type="string">
            <text:p>MUC ESCRI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1300">
            <text:p>21 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0">
            <text:p>25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19">
            <text:p>919</text:p>
          </table:table-cell>
          <table:table-cell table:style-name="ce36" office:value-type="string">
            <text:p>MUC ESCRIM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ES JAMBES</text:p>
          </table:table-cell>
          <table:table-cell table:style-name="ce75" office:value-type="float" office:value="600">
            <text:p>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EVRIER ET PAQUES</text:p>
          </table:table-cell>
          <table:table-cell table:style-name="ce96" office:value-type="float" office:value="1200">
            <text:p>1 2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67">
            <text:p>967</text:p>
          </table:table-cell>
          <table:table-cell table:style-name="ce36" office:value-type="string">
            <text:p>MUC HANDBALL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HANDBALL POUR LES JEUNES FILLES DE ST MARTIN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26">
            <text:p>926</text:p>
          </table:table-cell>
          <table:table-cell table:style-name="ce36" office:value-type="string">
            <text:p>MUC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6000">
            <text:p>8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91150">
            <text:p>91 1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31">
            <text:p>3131</text:p>
          </table:table-cell>
          <table:table-cell table:style-name="ce36" office:value-type="string">
            <text:p>MUC SKATEBOARD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"la tête et les jambes"</text:p>
          </table:table-cell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3250">
            <text:p>3 2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17">
            <text:p>917</text:p>
          </table:table-cell>
          <table:table-cell table:style-name="ce36" office:value-type="string">
            <text:p>MUC VOLLEY-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000">
            <text:p>19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0">
            <text:p>4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94">
            <text:p>794</text:p>
          </table:table-cell>
          <table:table-cell table:style-name="ce36" office:value-type="string">
            <text:p>OCCITANIE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71">
            <text:p>1771</text:p>
          </table:table-cell>
          <table:table-cell table:style-name="ce36" office:value-type="string">
            <text:p>ODYSSEUM BOWLING CLUB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BY DECOUVERTE</text:p>
          </table:table-cell>
          <table:table-cell table:style-name="ce75" office:value-type="float" office:value="2500">
            <text:p>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22">
            <text:p>2722</text:p>
          </table:table-cell>
          <table:table-cell table:style-name="ce36" office:value-type="string">
            <text:p>PETANQUE CLUB MONTPELLIER CELLENEUV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22">
            <text:p>5722</text:p>
          </table:table-cell>
          <table:table-cell table:style-name="ce36" office:value-type="string">
            <text:p>PRATIQUES EDUCATIVES ET PLAISIRS SPORTIF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Montpellier Sport</text:p>
          </table:table-cell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171">
            <text:p>4171</text:p>
          </table:table-cell>
          <table:table-cell table:style-name="ce36" office:value-type="string">
            <text:p>PROFESSION SPORT &amp; LOISIRS 34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Montpellier Sport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anvier à Septembre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08">
            <text:p>2608</text:p>
          </table:table-cell>
          <table:table-cell table:style-name="ce36" office:value-type="string">
            <text:p>RACING-CLUB LEMASSON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08">
            <text:p>2608</text:p>
          </table:table-cell>
          <table:table-cell table:style-name="ce36" office:value-type="string">
            <text:p>RACING-CLUB LEMASSON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NATIONAL ET INTERNATIONAL + ECHANGE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1/05/2014</text:p>
          </table:table-cell>
          <table:table-cell table:style-name="ce96" office:value-type="float" office:value="4000">
            <text:p>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08">
            <text:p>2608</text:p>
          </table:table-cell>
          <table:table-cell table:style-name="ce36" office:value-type="string">
            <text:p>RACING-CLUB LEMASSON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VACANCES SCOLAIRE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2/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20">
            <text:p>2320</text:p>
          </table:table-cell>
          <table:table-cell table:style-name="ce36" office:value-type="string">
            <text:p>RIMBAUD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489">
            <text:p>4489</text:p>
          </table:table-cell>
          <table:table-cell table:style-name="ce36" office:value-type="string">
            <text:p>RING ATHLETIQUE DU PETIT BA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55">
            <text:p>4555</text:p>
          </table:table-cell>
          <table:table-cell table:style-name="ce36" office:value-type="string">
            <text:p>ROLL' SCHOOL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 TROTINETTE ET ROLLER FREESTYL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3/03/14-&gt;07/03/2014 ET 28/04/14-&gt;02/05/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31">
            <text:p>931</text:p>
          </table:table-cell>
          <table:table-cell table:style-name="ce36" office:value-type="string">
            <text:p>SAINT-MARTIN GAZELEC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500">
            <text:p>1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0">
            <text:p>14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31">
            <text:p>931</text:p>
          </table:table-cell>
          <table:table-cell table:style-name="ce36" office:value-type="string">
            <text:p>SAINT-MARTIN GAZELEC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INTERNATIONAL DE FOOTBALL</text:p>
          </table:table-cell>
          <table:table-cell table:style-name="ce75" office:value-type="float" office:value="10000">
            <text:p>1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U 19 AU 21 AVRIL 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31">
            <text:p>931</text:p>
          </table:table-cell>
          <table:table-cell table:style-name="ce36" office:value-type="string">
            <text:p>SAINT-MARTIN GAZELEC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TAGES EN PARTENARIAT AVEC LA MAIRIE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SCOLAIRES 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03">
            <text:p>1403</text:p>
          </table:table-cell>
          <table:table-cell table:style-name="ce36" office:value-type="string">
            <text:p>SARBACANE DE L'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200">
            <text:p>2 2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03">
            <text:p>1403</text:p>
          </table:table-cell>
          <table:table-cell table:style-name="ce36" office:value-type="string">
            <text:p>SARBACANE DE L' 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Baby souffle en formes et en couleurs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43">
            <text:p>5443</text:p>
          </table:table-cell>
          <table:table-cell table:style-name="ce36" office:value-type="string">
            <text:p>SASP MONTPELLIER HERAULT SPORT CLUB <text:s/>SASP MHS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00">
            <text:p>9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00">
            <text:p>10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54">
            <text:p>2954</text:p>
          </table:table-cell>
          <table:table-cell table:style-name="ce36" office:value-type="string">
            <text:p>SCALATA-NATUR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activités familles printemps été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printemps / été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79">
            <text:p>979</text:p>
          </table:table-cell>
          <table:table-cell table:style-name="ce36" office:value-type="string">
            <text:p>SOCIETE BOULISTE MONTPELLIERA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79">
            <text:p>979</text:p>
          </table:table-cell>
          <table:table-cell table:style-name="ce36" office:value-type="string">
            <text:p>SOCIETE BOULISTE MONTPELLIERAIN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ER LE CHALLANGE EN SOUVENIR B.GASSET</text:p>
          </table:table-cell>
          <table:table-cell table:style-name="ce75" office:value-type="float" office:value="450">
            <text:p>4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5/04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97">
            <text:p>897</text:p>
          </table:table-cell>
          <table:table-cell table:style-name="ce36" office:value-type="string">
            <text:p>SOCIETE DE TIR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800">
            <text:p>1 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842">
            <text:p>842</text:p>
          </table:table-cell>
          <table:table-cell table:style-name="ce36" office:value-type="string">
            <text:p>SPELEO CLUB ALPIN LANGUEDOCIE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ONTPELLIER SPORT</text:p>
          </table:table-cell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91">
            <text:p>4291</text:p>
          </table:table-cell>
          <table:table-cell table:style-name="ce36" office:value-type="string">
            <text:p>SPORT INSERTION JEUNES <text:s/>SIJM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91">
            <text:p>4291</text:p>
          </table:table-cell>
          <table:table-cell table:style-name="ce36" office:value-type="string">
            <text:p>SPORT INSERTION JEUNES <text:s/>SIJM 34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1900">
            <text:p>1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février, pâques, Toussaint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84">
            <text:p>1584</text:p>
          </table:table-cell>
          <table:table-cell table:style-name="ce36" office:value-type="string">
            <text:p>SPORT QUILLES MONTPELLIER SQ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">
            <text:p>9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502">
            <text:p>2502</text:p>
          </table:table-cell>
          <table:table-cell table:style-name="ce36" office:value-type="string">
            <text:p>SPORT TAMBOURIN CLUB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">
            <text:p>9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502">
            <text:p>2502</text:p>
          </table:table-cell>
          <table:table-cell table:style-name="ce36" office:value-type="string">
            <text:p>SPORT TAMBOURIN CLUB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 / 2 ACTION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2/2013</text:p>
          </table:table-cell>
          <table:table-cell table:style-name="ce96" office:value-type="float" office:value="3300">
            <text:p>3 3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20">
            <text:p>1420</text:p>
          </table:table-cell>
          <table:table-cell table:style-name="ce36" office:value-type="string">
            <text:p>STADE LUNARET NORD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1000">
            <text:p>11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20">
            <text:p>1420</text:p>
          </table:table-cell>
          <table:table-cell table:style-name="ce36" office:value-type="string">
            <text:p>STADE LUNARET NORD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Partenariat Montpellier Sports</text:p>
          </table:table-cell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vacances fevrier, Pâques et Toussaint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23">
            <text:p>3823</text:p>
          </table:table-cell>
          <table:table-cell table:style-name="ce36" office:value-type="string">
            <text:p>TAKEMUSU AIKI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ETE ET LES JAMBES</text:p>
          </table:table-cell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92">
            <text:p>1192</text:p>
          </table:table-cell>
          <table:table-cell table:style-name="ce36" office:value-type="string">
            <text:p>TENNIS CLUB DE LA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6000">
            <text:p>26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0">
            <text:p>30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192">
            <text:p>1192</text:p>
          </table:table-cell>
          <table:table-cell table:style-name="ce36" office:value-type="string">
            <text:p>TENNIS CLUB DE LA PAILLAD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OPEN</text:p>
          </table:table-cell>
          <table:table-cell table:style-name="ce75" office:value-type="float" office:value="1950">
            <text:p>1 9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7 MAI AU 6 JUIN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534">
            <text:p>3534</text:p>
          </table:table-cell>
          <table:table-cell table:style-name="ce36" office:value-type="string">
            <text:p>UNION MONTPELLIERAINE POUR LE DEVELOPPEMENT DU SPORT ET DE LA CULTU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0">
            <text:p>6 0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34">
            <text:p>1634</text:p>
          </table:table-cell>
          <table:table-cell table:style-name="ce36" office:value-type="string">
            <text:p>VOLLEY LOISIR MONTPELLIER VL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9" office:value-type="float" office:value="1634">
            <text:p>1634</text:p>
          </table:table-cell>
          <table:table-cell table:style-name="ce41" office:value-type="string">
            <text:p>VOLLEY LOISIR MONTPELLIER VLM </text:p>
          </table:table-cell>
          <table:table-cell table:style-name="ce19" office:value-type="string">
            <text:p>P</text:p>
          </table:table-cell>
          <table:table-cell table:style-name="ce41" office:value-type="string">
            <text:p>DEVELOPPEMENT VOLLEY JEUNES LICENCIES</text:p>
          </table:table-cell>
          <table:table-cell table:style-name="ce79" office:value-type="float" office:value="250">
            <text:p>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DEBUT MAI 2014</text:p>
          </table:table-cell>
          <table:table-cell table:style-name="ce96" office:value-type="float" office:value="250">
            <text:p>250,00</text:p>
          </table:table-cell>
          <table:table-cell table:style-name="ce143" office:value-type="string">
            <text:p>SPORTS/PARTENARIAT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0" table:formula="of:=SUM([.E827:.E1025])" office:value-type="float" office:value="1725280">
            <text:p>1 725 280 €</text:p>
          </table:table-cell>
          <table:table-cell table:style-name="ce95" table:formula="of:=[.E1026]+9700" office:value-type="float" office:value="1734980">
            <text:p>1 734 980,00</text:p>
          </table:table-cell>
          <table:table-cell table:style-name="ce96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38"/>
          <table:table-cell table:style-name="ce69"/>
          <table:table-cell table:style-name="ce96" table:number-columns-repeated="2"/>
          <table:table-cell table:style-name="ce100"/>
          <table:table-cell table:style-name="ce121"/>
          <table:table-cell table:style-name="ce100"/>
          <table:table-cell table:style-name="ce96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style-name="ce7" office:value-type="string">
            <text:p>Code</text:p>
          </table:table-cell>
          <table:table-cell table:style-name="ce34" office:value-type="string">
            <text:p>Structur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Nom du projet</text:p>
          </table:table-cell>
          <table:table-cell table:style-name="ce70" office:value-type="string">
            <text:p>Montant</text:p>
          </table:table-cell>
          <table:table-cell table:style-name="ce94" office:value-type="string">
            <text:p>proposée 2014</text:p>
          </table:table-cell>
          <table:table-cell table:style-name="ce111" office:value-type="string">
            <text:p>Montant déjà attribué 2014</text:p>
          </table:table-cell>
          <table:table-cell table:style-name="ce111" office:value-type="string">
            <text:p>Etape</text:p>
          </table:table-cell>
          <table:table-cell table:style-name="ce111" office:value-type="string">
            <text:p>Exercice</text:p>
          </table:table-cell>
          <table:table-cell table:style-name="ce12" office:value-type="string">
            <text:p>Date de réalisation du projet</text:p>
          </table:table-cell>
          <table:table-cell table:style-name="ce12" office:value-type="string">
            <text:p>Montant Demandé 2014</text:p>
          </table:table-cell>
          <table:table-cell table:style-name="ce146" office:value-type="string">
            <text:p>Thématiqu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840">
            <text:p>4840</text:p>
          </table:table-cell>
          <table:table-cell table:style-name="ce36" office:value-type="string">
            <text:p>ADEQV QUARTIERS PETIT BARD PERGOLA ADEQV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72">
            <text:p>1772</text:p>
          </table:table-cell>
          <table:table-cell table:style-name="ce36" office:value-type="string">
            <text:p>ALGER CLUB LES ENFANTS LES AM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01">
            <text:p>2301</text:p>
          </table:table-cell>
          <table:table-cell table:style-name="ce36" office:value-type="string">
            <text:p>AMICALE BELABBESIENNE D'AIDE ET SOLIDARITE LABAS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94">
            <text:p>1894</text:p>
          </table:table-cell>
          <table:table-cell table:style-name="ce36" office:value-type="string">
            <text:p>AMICALE DES ANCIENS DU MAROC EN LANGUEDOC AAM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06">
            <text:p>2706</text:p>
          </table:table-cell>
          <table:table-cell table:style-name="ce36" office:value-type="string">
            <text:p>AMICALE DES LOCATAIRES DU PAS-DU-LOUP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">
            <text:p>4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1">
            <text:p>361</text:p>
          </table:table-cell>
          <table:table-cell table:style-name="ce36" office:value-type="string">
            <text:p>AMICALE DES LOZERIENS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2">
            <text:p>92</text:p>
          </table:table-cell>
          <table:table-cell table:style-name="ce36" office:value-type="string">
            <text:p>AMICALE DES RETRAITES LOU CLAPA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2">
            <text:p>92</text:p>
          </table:table-cell>
          <table:table-cell table:style-name="ce36" office:value-type="string">
            <text:p>AMICALE DES RETRAITES LOU CLAPA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RNAVAL LOU CLAPAS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4/03/2014</text:p>
          </table:table-cell>
          <table:table-cell table:style-name="ce96" office:value-type="float" office:value="600">
            <text:p>6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698">
            <text:p>2698</text:p>
          </table:table-cell>
          <table:table-cell table:style-name="ce36" office:value-type="string">
            <text:p>AMICALE FRANCAIS D'OUTRE-MER ET LEURS AM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53">
            <text:p>1453</text:p>
          </table:table-cell>
          <table:table-cell table:style-name="ce36" office:value-type="string">
            <text:p>AMICALE HERAULTAISE DES ENFANTS DE BONE ET DE CONSTANT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98">
            <text:p>2198</text:p>
          </table:table-cell>
          <table:table-cell table:style-name="ce36" office:value-type="string">
            <text:p>ANFANOMA - FRANCAIS D'AFRIQUE DU NORD ET D'OUTRE MER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47">
            <text:p>4747</text:p>
          </table:table-cell>
          <table:table-cell table:style-name="ce36" office:value-type="string">
            <text:p>ANIMATION ET VIE DES AUBES AV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47">
            <text:p>4747</text:p>
          </table:table-cell>
          <table:table-cell table:style-name="ce36" office:value-type="string">
            <text:p>ANIMATION ET VIE DES AUBES AV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UBESSION D ARTISTES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MAI 2014</text:p>
          </table:table-cell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82">
            <text:p>5182</text:p>
          </table:table-cell>
          <table:table-cell table:style-name="ce36" office:value-type="string">
            <text:p>ASSO DES RIVERAINS DE LA RUE DE FONTCOUVERTE ET RUES ADJACENT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791">
            <text:p>3791</text:p>
          </table:table-cell>
          <table:table-cell table:style-name="ce36" office:value-type="string">
            <text:p>ASSOCIATION A L'ECOUTE SAINT MARTIN PRES D'ARE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7">
            <text:p>1907</text:p>
          </table:table-cell>
          <table:table-cell table:style-name="ce36" office:value-type="string">
            <text:p>ASSOCIATION CULTURELLE JUDEO MUSULMANE DU LANGUEDOC 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12">
            <text:p>2012</text:p>
          </table:table-cell>
          <table:table-cell table:style-name="ce36" office:value-type="string">
            <text:p>ASSOCIATION DE QUARTIER BEAUX-ARTS PIERRE ROUG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12">
            <text:p>2012</text:p>
          </table:table-cell>
          <table:table-cell table:style-name="ce36" office:value-type="string">
            <text:p>ASSOCIATION DE QUARTIER BEAUX-ARTS PIERRE ROU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ête de quartier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39">
            <text:p>4339</text:p>
          </table:table-cell>
          <table:table-cell table:style-name="ce36" office:value-type="string">
            <text:p>ASSOCIATION DE QUARTIER PUECH VILLA LES BASTID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39">
            <text:p>4339</text:p>
          </table:table-cell>
          <table:table-cell table:style-name="ce36" office:value-type="string">
            <text:p>ASSOCIATION DE QUARTIER PUECH VILLA LES BASTIDES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QUIPEMENT DE L ASSOCIATION EN INFORMATIQUE ET INTERNET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60">
            <text:p>3160</text:p>
          </table:table-cell>
          <table:table-cell table:style-name="ce36" office:value-type="string">
            <text:p>ASSOCIATION DES QUARTIERS DES MARELS II, PERGOLA, AIGUELONG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60">
            <text:p>3160</text:p>
          </table:table-cell>
          <table:table-cell table:style-name="ce36" office:value-type="string">
            <text:p>ASSOCIATION DES QUARTIERS DES MARELS II, PERGOLA, AIGUELONGU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XPOSITION PHOTO UNE MEILLEUR CONNAISSANCE CATALAN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2500">
            <text:p>2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48">
            <text:p>1248</text:p>
          </table:table-cell>
          <table:table-cell table:style-name="ce36" office:value-type="string">
            <text:p>ASSOCIATION DES RESIDENTS D'ANTIGONE - ADR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48">
            <text:p>1248</text:p>
          </table:table-cell>
          <table:table-cell table:style-name="ce36" office:value-type="string">
            <text:p>ASSOCIATION DES RESIDENTS D'ANTIGONE - ADRA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TIGONE DES PEINTRES</text:p>
          </table:table-cell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/04/2014</text:p>
          </table:table-cell>
          <table:table-cell table:style-name="ce96" office:value-type="float" office:value="400">
            <text:p>4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02">
            <text:p>1902</text:p>
          </table:table-cell>
          <table:table-cell table:style-name="ce36" office:value-type="string">
            <text:p>ASSOCIATION DU NOUVEAU SAINTE-AN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4">
            <text:p>474</text:p>
          </table:table-cell>
          <table:table-cell table:style-name="ce36" office:value-type="string">
            <text:p>ASSOCIATION LA GERB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3000">
            <text:p>1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0">
            <text:p>15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8">
            <text:p>388</text:p>
          </table:table-cell>
          <table:table-cell table:style-name="ce36" office:value-type="string">
            <text:p>ASSOCIATION SPORTIVE ET CULTURELLE CROIX D'ARGENT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">
            <text:p>6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15">
            <text:p>515</text:p>
          </table:table-cell>
          <table:table-cell table:style-name="ce36" office:value-type="string">
            <text:p>AVF MONTPELLIER (ACCUEIL DES VILLES FRANCAISES MONTPELLIER)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63">
            <text:p>5463</text:p>
          </table:table-cell>
          <table:table-cell table:style-name="ce36" office:value-type="string">
            <text:p>BAGAT'ELLES COMITE DE QUARTIER BAGATE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94">
            <text:p>1 394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63">
            <text:p>5463</text:p>
          </table:table-cell>
          <table:table-cell table:style-name="ce36" office:value-type="string">
            <text:p>BAGAT'ELLES COMITE DE QUARTIER BAGATEL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RNAVAL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9/03/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35">
            <text:p>4535</text:p>
          </table:table-cell>
          <table:table-cell table:style-name="ce36" office:value-type="string">
            <text:p>BIEN VIVRE AU COURREAU ET AU PLAN CABA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79">
            <text:p>3679</text:p>
          </table:table-cell>
          <table:table-cell table:style-name="ce36" office:value-type="string">
            <text:p>BOUT'ENTRAI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79">
            <text:p>3679</text:p>
          </table:table-cell>
          <table:table-cell table:style-name="ce36" office:value-type="string">
            <text:p>BOUT'ENTRAI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INEMA DE QUARTIER EN PLEIN AIR ET REPAS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3 Juillet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29">
            <text:p>1029</text:p>
          </table:table-cell>
          <table:table-cell table:style-name="ce36" office:value-type="string">
            <text:p>CENTRE 665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500">
            <text:p>12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500">
            <text:p>12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430">
            <text:p>1430</text:p>
          </table:table-cell>
          <table:table-cell table:style-name="ce36" office:value-type="string">
            <text:p>CENTRE D'ANIMATION CULTURELLE DU QUARTIER SAINT FRANCO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32">
            <text:p>3632</text:p>
          </table:table-cell>
          <table:table-cell table:style-name="ce36" office:value-type="string">
            <text:p>CERCLE CULTUREL AMIS DE MALTE DU LR ET AMICALE ANCIENS DE TUNISI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324">
            <text:p>3324</text:p>
          </table:table-cell>
          <table:table-cell table:style-name="ce36" office:value-type="string">
            <text:p>CERCLE DES ANCIENS DE L'ETOILE BLEU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">
            <text:p>4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">
            <text:p>4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30">
            <text:p>1530</text:p>
          </table:table-cell>
          <table:table-cell table:style-name="ce36" office:value-type="string">
            <text:p>CLUB DE LA PRESSE MONTPELLIER LANGUEDOC-ROUSSILL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0">
            <text:p>20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0">
            <text:p>20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038">
            <text:p>4038</text:p>
          </table:table-cell>
          <table:table-cell table:style-name="ce36" office:value-type="string">
            <text:p>CLUB PYRAMIDE PHILAE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">
            <text:p>3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37">
            <text:p>4737</text:p>
          </table:table-cell>
          <table:table-cell table:style-name="ce36" office:value-type="string">
            <text:p>CLUB QUESTION POUR UN CHAMPION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ANNUEL INTER CLUBS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/03/2014</text:p>
          </table:table-cell>
          <table:table-cell table:style-name="ce96" office:value-type="float" office:value="600">
            <text:p>6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60">
            <text:p>5460</text:p>
          </table:table-cell>
          <table:table-cell table:style-name="ce36" office:value-type="string">
            <text:p>COLLECTIF DE COORDINATION DES COMITES DE QUARTIER DE MPL CCCQ.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460">
            <text:p>5460</text:p>
          </table:table-cell>
          <table:table-cell table:style-name="ce36" office:value-type="string">
            <text:p>COLLECTIF DE COORDINATION DES COMITES DE QUARTIER DE MPL CCCQ.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EDITION PLAQUETT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3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578">
            <text:p>5578</text:p>
          </table:table-cell>
          <table:table-cell table:style-name="ce36" office:value-type="string">
            <text:p>COMITE ASSOCIATIF DE LA RAUZE SAYSSE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">
            <text:p>3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SOUTIEN SCOLAIRE</text:p>
          </table:table-cell>
          <table:table-cell table:style-name="ce75" office:value-type="float" office:value="200">
            <text:p>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9/2013 A 07/2014</text:p>
          </table:table-cell>
          <table:table-cell table:style-name="ce96" office:value-type="float" office:value="200">
            <text:p>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ARNAVAL</text:p>
          </table:table-cell>
          <table:table-cell table:style-name="ce75" office:value-type="float" office:value="250">
            <text:p>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2/03/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NOEL</text:p>
          </table:table-cell>
          <table:table-cell table:style-name="ce75" office:value-type="float" office:value="300">
            <text:p>3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4/12/2013</text:p>
          </table:table-cell>
          <table:table-cell table:style-name="ce96" office:value-type="float" office:value="300">
            <text:p>3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IDE GRENIER</text:p>
          </table:table-cell>
          <table:table-cell table:style-name="ce75" office:value-type="float" office:value="100">
            <text:p>1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5/05/2014</text:p>
          </table:table-cell>
          <table:table-cell table:style-name="ce96" office:value-type="float" office:value="100">
            <text:p>1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554">
            <text:p>1554</text:p>
          </table:table-cell>
          <table:table-cell table:style-name="ce36" office:value-type="string">
            <text:p>COMITE DE QUARTIER AIGUELONGUE ET JUSTICE EN CHÆUR AJ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PRES MIDI FEUX</text:p>
          </table:table-cell>
          <table:table-cell table:style-name="ce75" office:value-type="float" office:value="150">
            <text:p>1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3/2014</text:p>
          </table:table-cell>
          <table:table-cell table:style-name="ce96" office:value-type="float" office:value="150">
            <text:p>15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89">
            <text:p>5789</text:p>
          </table:table-cell>
          <table:table-cell table:style-name="ce36" office:value-type="string">
            <text:p>COMITE DE QUARTIER CITE ASTRU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605">
            <text:p>4605</text:p>
          </table:table-cell>
          <table:table-cell table:style-name="ce36" office:value-type="string">
            <text:p>COMITE DE QUARTIER CLERONDEGAMB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">
            <text:p>65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11">
            <text:p>2011</text:p>
          </table:table-cell>
          <table:table-cell table:style-name="ce36" office:value-type="string">
            <text:p>COMITE DE QUARTIER CROIX D'ARGENT-SABI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Instruction technique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2">
            <text:p>322</text:p>
          </table:table-cell>
          <table:table-cell table:style-name="ce36" office:value-type="string">
            <text:p>COMITE DE QUARTIER DE CELLENEUV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50">
            <text:p>75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2">
            <text:p>322</text:p>
          </table:table-cell>
          <table:table-cell table:style-name="ce36" office:value-type="string">
            <text:p>COMITE DE QUARTIER DE CELLENEUV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 ET SUIVI QUALITE DU MARCHE DE PRODUCTEUR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NNEE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5">
            <text:p>325</text:p>
          </table:table-cell>
          <table:table-cell table:style-name="ce36" office:value-type="string">
            <text:p>COMITE DE QUARTIER DE LA CHAMBER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25">
            <text:p>325</text:p>
          </table:table-cell>
          <table:table-cell table:style-name="ce36" office:value-type="string">
            <text:p>COMITE DE QUARTIER DE LA CHAMBERT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OEUX 2014/ REPAS QUARTIER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8/01/2014 ET 14/06/2014</text:p>
          </table:table-cell>
          <table:table-cell table:style-name="ce96" office:value-type="float" office:value="1500">
            <text:p>1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40">
            <text:p>3440</text:p>
          </table:table-cell>
          <table:table-cell table:style-name="ce36" office:value-type="string">
            <text:p>COMITE DE QUARTIER DE TOURNEZY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440">
            <text:p>3440</text:p>
          </table:table-cell>
          <table:table-cell table:style-name="ce36" office:value-type="string">
            <text:p>COMITE DE QUARTIER DE TOURNEZ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U QUARTIER</text:p>
          </table:table-cell>
          <table:table-cell table:style-name="ce75" office:value-type="float" office:value="250">
            <text:p>2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250">
            <text:p>25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40">
            <text:p>1340</text:p>
          </table:table-cell>
          <table:table-cell table:style-name="ce36" office:value-type="string">
            <text:p>COMITE DE QUARTIER DES CEVENNES ET ENVIRO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40">
            <text:p>1340</text:p>
          </table:table-cell>
          <table:table-cell table:style-name="ce36" office:value-type="string">
            <text:p>COMITE DE QUARTIER DES CEVENNES ET ENVIRO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QUARTIER CEVENNES ET ENVIRONS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OU SEPTEMBRE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19">
            <text:p>219</text:p>
          </table:table-cell>
          <table:table-cell table:style-name="ce36" office:value-type="string">
            <text:p>COMITE DE QUARTIER DES HAUTS DE MASSA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17">
            <text:p>5717</text:p>
          </table:table-cell>
          <table:table-cell table:style-name="ce36" office:value-type="string">
            <text:p>COMITE DE QUARTIER HAUTS DE BOUTONNE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80">
            <text:p>1780</text:p>
          </table:table-cell>
          <table:table-cell table:style-name="ce36" office:value-type="string">
            <text:p>COMITE DE QUARTIER LES AIGUERELLES LA RAUZ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780">
            <text:p>1780</text:p>
          </table:table-cell>
          <table:table-cell table:style-name="ce36" office:value-type="string">
            <text:p>COMITE DE QUARTIER LES AIGUERELLES LA RAUZ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MITE DE QUARTIER LES AIGUERELLES LA RAUZE</text:p>
          </table:table-cell>
          <table:table-cell table:style-name="ce75" office:value-type="float" office:value="200">
            <text:p>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8/06/2014</text:p>
          </table:table-cell>
          <table:table-cell table:style-name="ce96" office:value-type="float" office:value="200">
            <text:p>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94">
            <text:p>4594</text:p>
          </table:table-cell>
          <table:table-cell table:style-name="ce36" office:value-type="string">
            <text:p>COMITE DE QUARTIER LES AMOUREUX DE CANDO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594">
            <text:p>4594</text:p>
          </table:table-cell>
          <table:table-cell table:style-name="ce36" office:value-type="string">
            <text:p>COMITE DE QUARTIER LES AMOUREUX DE CANDOLL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"Les amoureux de Candolle font leurs printemps"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2014</text:p>
          </table:table-cell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6">
            <text:p>5826</text:p>
          </table:table-cell>
          <table:table-cell table:style-name="ce36" office:value-type="string">
            <text:p>COMITE DE QUARTIER LES AUB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300">
            <text:p>1 3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680">
            <text:p>3680</text:p>
          </table:table-cell>
          <table:table-cell table:style-name="ce36" office:value-type="string">
            <text:p>COMITE DE QUARTIER MION ASSOCIA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96">
            <text:p>2796</text:p>
          </table:table-cell>
          <table:table-cell table:style-name="ce36" office:value-type="string">
            <text:p>COMITE DE QUARTIER PASQUIER - DON BOSCO PD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796">
            <text:p>2796</text:p>
          </table:table-cell>
          <table:table-cell table:style-name="ce36" office:value-type="string">
            <text:p>COMITE DE QUARTIER PASQUIER - DON BOSCO PD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LA SAINT JEAN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4/06/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6">
            <text:p>396</text:p>
          </table:table-cell>
          <table:table-cell table:style-name="ce36" office:value-type="string">
            <text:p>COMITE DE QUARTIER POMPIGNANE - LES AUB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400">
            <text:p>1 4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372">
            <text:p>5372</text:p>
          </table:table-cell>
          <table:table-cell table:style-name="ce36" office:value-type="string">
            <text:p>COMITE DE QUARTIER PORT MARIANNE SUD CQPM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75">
            <text:p>875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34">
            <text:p>4234</text:p>
          </table:table-cell>
          <table:table-cell table:style-name="ce36" office:value-type="string">
            <text:p>COMITE DE QUARTIER RICHT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34">
            <text:p>4234</text:p>
          </table:table-cell>
          <table:table-cell table:style-name="ce36" office:value-type="string">
            <text:p>COMITE DE QUARTIER RICHT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ête de la musique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/06/2014</text:p>
          </table:table-cell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948">
            <text:p>948</text:p>
          </table:table-cell>
          <table:table-cell table:style-name="ce36" office:value-type="string">
            <text:p>COMITE DE QUARTIER ROCAMBALE OUEST.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50">
            <text:p>4250</text:p>
          </table:table-cell>
          <table:table-cell table:style-name="ce36" office:value-type="string">
            <text:p>COMITE DE QUARTIER SAINT CLEMEN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800">
            <text:p>8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76">
            <text:p>76</text:p>
          </table:table-cell>
          <table:table-cell table:style-name="ce36" office:value-type="string">
            <text:p>COMITE DE QUARTIER SAINT ROCH ET ECUSS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7">
            <text:p>317</text:p>
          </table:table-cell>
          <table:table-cell table:style-name="ce36" office:value-type="string">
            <text:p>COMITE DE QUARTIER TASTAVIN-LEMASSON-MAS DREVON-MARQUEROS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71">
            <text:p>1671</text:p>
          </table:table-cell>
          <table:table-cell table:style-name="ce36" office:value-type="string">
            <text:p>COMITE DES FETES DE LA VILL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000">
            <text:p>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984">
            <text:p>1984</text:p>
          </table:table-cell>
          <table:table-cell table:style-name="ce36" office:value-type="string">
            <text:p>COMITE ENVIRONNEMENT URBAIN EQUIPEMENT NATURE - CEVE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83">
            <text:p>283</text:p>
          </table:table-cell>
          <table:table-cell table:style-name="ce36" office:value-type="string">
            <text:p>COMITE PROSPECTIVE ET CONCERTATIONS DU MILLENAIRE ER QUARTIERS 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846">
            <text:p>3846</text:p>
          </table:table-cell>
          <table:table-cell table:style-name="ce36" office:value-type="string">
            <text:p>CONFLUENCES.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international de la guitare dans les maisons pour tous</text:p>
          </table:table-cell>
          <table:table-cell table:style-name="ce75" office:value-type="float" office:value="5000">
            <text:p>5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7/09/2014</text:p>
          </table:table-cell>
          <table:table-cell table:style-name="ce96" office:value-type="float" office:value="10000">
            <text:p>10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87">
            <text:p>1687</text:p>
          </table:table-cell>
          <table:table-cell table:style-name="ce36" office:value-type="string">
            <text:p>CROIX D'ARGENT PLU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687">
            <text:p>1687</text:p>
          </table:table-cell>
          <table:table-cell table:style-name="ce36" office:value-type="string">
            <text:p>CROIX D'ARGENT PLU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GIR AVEC ART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AVRIL 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36" office:value-type="string">
            <text:p>FRANCE BENEVOLAT MONTPELLIER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50">
            <text:p>1 5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550">
            <text:p>1 55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6">
            <text:p>296</text:p>
          </table:table-cell>
          <table:table-cell table:style-name="ce36" office:value-type="string">
            <text:p>JASMIN D'ORIEN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">
            <text:p>8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6">
            <text:p>296</text:p>
          </table:table-cell>
          <table:table-cell table:style-name="ce36" office:value-type="string">
            <text:p>JASMIN D'ORIEN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voyage en famille a port aventura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0/11/12 mars 2014</text:p>
          </table:table-cell>
          <table:table-cell table:style-name="ce96" office:value-type="float" office:value="2000">
            <text:p>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957">
            <text:p>2957</text:p>
          </table:table-cell>
          <table:table-cell table:style-name="ce36" office:value-type="string">
            <text:p>LA BARONNIE DE CARAVET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82">
            <text:p>182</text:p>
          </table:table-cell>
          <table:table-cell table:style-name="ce36" office:value-type="string">
            <text:p>LA GARRIGA LENGADOCIANA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150">
            <text:p>2 15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2500">
            <text:p>2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013">
            <text:p>2013</text:p>
          </table:table-cell>
          <table:table-cell table:style-name="ce36" office:value-type="string">
            <text:p>LA PENA DEI CLAPA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820">
            <text:p>5820</text:p>
          </table:table-cell>
          <table:table-cell table:style-name="ce36" office:value-type="string">
            <text:p>LA TEJERA-LES GENETS ET LEURS AMI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2">
            <text:p>122</text:p>
          </table:table-cell>
          <table:table-cell table:style-name="ce36" office:value-type="string">
            <text:p>MAJORETTES DE MONTPELLIER DITES MAJOR'S GIRL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500">
            <text:p>6 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1">
            <text:p>121</text:p>
          </table:table-cell>
          <table:table-cell table:style-name="ce36" office:value-type="string">
            <text:p>MAJORETTES IMPERIALES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4000">
            <text:p>4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33">
            <text:p>1233</text:p>
          </table:table-cell>
          <table:table-cell table:style-name="ce36" office:value-type="string">
            <text:p>MALBOSC BOUGE COMITE DE QUART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33">
            <text:p>1233</text:p>
          </table:table-cell>
          <table:table-cell table:style-name="ce36" office:value-type="string">
            <text:p>MALBOSC BOUGE COMITE DE QUART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AITES DU SPORT</text:p>
          </table:table-cell>
          <table:table-cell table:style-name="ce75" office:value-type="float" office:value="200">
            <text:p>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1/06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233">
            <text:p>1233</text:p>
          </table:table-cell>
          <table:table-cell table:style-name="ce36" office:value-type="string">
            <text:p>MALBOSC BOUGE COMITE DE QUART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TELIER D ECRITURE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01/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40">
            <text:p>3940</text:p>
          </table:table-cell>
          <table:table-cell table:style-name="ce36" office:value-type="string">
            <text:p>MARE NOSTRU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940">
            <text:p>3940</text:p>
          </table:table-cell>
          <table:table-cell table:style-name="ce36" office:value-type="string">
            <text:p>MARE NOSTRU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Animations musicales dans le quartier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Printemps Eté Automne</text:p>
          </table:table-cell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8">
            <text:p>428</text:p>
          </table:table-cell>
          <table:table-cell table:style-name="ce36" office:value-type="string">
            <text:p>MOUVEMENT DE LA PAIX - COMI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600">
            <text:p>6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4">
            <text:p>424</text:p>
          </table:table-cell>
          <table:table-cell table:style-name="ce36" office:value-type="string">
            <text:p>MOUVEMENT POUR UNE ALTERNATIVE NON-VIOLENT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34">
            <text:p>434</text:p>
          </table:table-cell>
          <table:table-cell table:style-name="ce36" office:value-type="string">
            <text:p>MOUVEMENT UNIFIE DES RAPATRI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05">
            <text:p>2305</text:p>
          </table:table-cell>
          <table:table-cell table:style-name="ce36" office:value-type="string">
            <text:p>MOZAIK OUTRE M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3000">
            <text:p>3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2305">
            <text:p>2305</text:p>
          </table:table-cell>
          <table:table-cell table:style-name="ce36" office:value-type="string">
            <text:p>MOZAIK OUTRE M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STIVAL D OUTRE MER 2014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3000">
            <text:p>3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203">
            <text:p>4203</text:p>
          </table:table-cell>
          <table:table-cell table:style-name="ce36" office:value-type="string">
            <text:p>OPIFA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1014">
            <text:p>1014</text:p>
          </table:table-cell>
          <table:table-cell table:style-name="ce36" office:value-type="string">
            <text:p>ORANIE 83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">
            <text:p>1 2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24">
            <text:p>5624</text:p>
          </table:table-cell>
          <table:table-cell table:style-name="ce36" office:value-type="string">
            <text:p>OVALIE PROVIDENC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624">
            <text:p>5624</text:p>
          </table:table-cell>
          <table:table-cell table:style-name="ce36" office:value-type="string">
            <text:p>OVALIE PROVIDENC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FETE DE QUARTIER: VIDE GRENIER + CONCERT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ETE 2014</text:p>
          </table:table-cell>
          <table:table-cell table:style-name="ce96" office:value-type="float" office:value="700">
            <text:p>7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03">
            <text:p>5703</text:p>
          </table:table-cell>
          <table:table-cell table:style-name="ce36" office:value-type="string">
            <text:p>PLAYM'HERAULT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RASSEMBLEMENT NATIONAL ET INTERNATIONAL DE COLLECTIONNEURS DE PLAYMOBILS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JUIN 2014</text:p>
          </table:table-cell>
          <table:table-cell table:style-name="ce96" office:value-type="float" office:value="1000">
            <text:p>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74">
            <text:p>3174</text:p>
          </table:table-cell>
          <table:table-cell table:style-name="ce36" office:value-type="string">
            <text:p>PROJET AVENIR HARKIS FRANCAIS MUSULMAN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/>
          <table:table-cell table:style-name="ce96" office:value-type="float" office:value="12000">
            <text:p>12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3174">
            <text:p>3174</text:p>
          </table:table-cell>
          <table:table-cell table:style-name="ce36" office:value-type="string">
            <text:p>PROJET AVENIR HARKIS FRANCAIS MUSULMAN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51 ANNIVERSAIRE DES ACCORD D'EVIAN</text:p>
          </table:table-cell>
          <table:table-cell table:style-name="ce75" office:value-type="float" office:value="1000">
            <text:p>1 0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01/10/2010</text:p>
          </table:table-cell>
          <table:table-cell table:style-name="ce96" office:value-type="float" office:value="11000">
            <text:p>11 0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4754">
            <text:p>4754</text:p>
          </table:table-cell>
          <table:table-cell table:style-name="ce36" office:value-type="string">
            <text:p>RESEAU ACTIONS JEUNES L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ROC TON TROC</text:p>
          </table:table-cell>
          <table:table-cell table:style-name="ce75" office:value-type="float" office:value="500">
            <text:p>5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2014</text:p>
          </table:table-cell>
          <table:table-cell table:style-name="ce96" office:value-type="float" office:value="500">
            <text:p>5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3" office:value-type="float" office:value="5746">
            <text:p>5746</text:p>
          </table:table-cell>
          <table:table-cell table:style-name="ce36" office:value-type="string">
            <text:p>VOIX DE GARAG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 eme carrefour des Arts</text:p>
          </table:table-cell>
          <table:table-cell table:style-name="ce75" office:value-type="float" office:value="700">
            <text:p>700 €</text:p>
          </table:table-cell>
          <table:table-cell table:style-name="ce96" office:value-type="string">
            <text:p>1 proposée</text:p>
          </table:table-cell>
          <table:table-cell table:style-name="ce96"/>
          <table:table-cell table:style-name="ce100" office:value-type="string">
            <text:p>Conseil Municipal</text:p>
          </table:table-cell>
          <table:table-cell table:style-name="ce121" office:value-type="float" office:value="2014">
            <text:p>2014</text:p>
          </table:table-cell>
          <table:table-cell table:style-name="ce100" office:value-type="string">
            <text:p>12 avril 2014</text:p>
          </table:table-cell>
          <table:table-cell table:style-name="ce96" office:value-type="float" office:value="1400">
            <text:p>1 400,00</text:p>
          </table:table-cell>
          <table:table-cell table:style-name="ce143" office:value-type="string">
            <text:p>VIE ASSOCIATIVE</text:p>
          </table:table-cell>
          <table:table-cell table:style-name="ce167"/>
          <table:table-cell table:number-columns-repeated="1011"/>
        </table:table-row>
        <table:table-row table:style-name="ro1">
          <table:table-cell table:style-name="ce18"/>
          <table:table-cell table:style-name="ce40" table:number-columns-repeated="2"/>
          <table:table-cell table:style-name="ce58" office:value-type="string">
            <text:p>Total</text:p>
          </table:table-cell>
          <table:table-cell table:style-name="ce78" table:formula="of:=SUM([.E1029:.E1140])" office:value-type="float" office:value="127450">
            <text:p>127 450 €</text:p>
          </table:table-cell>
          <table:table-cell table:style-name="ce100" table:number-columns-repeated="2"/>
          <table:table-cell table:style-name="ce100" office:value-type="string">
            <text:p>Conseil Municipal</text:p>
          </table:table-cell>
          <table:table-cell table:style-name="ce100" table:number-columns-repeated="3"/>
          <table:table-cell table:style-name="ce143"/>
          <table:table-cell table:style-name="ce16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>
            <text:p>Code</text:p>
          </table:table-cell>
          <table:table-cell table:style-name="ce52" office:value-type="string">
            <text:p>Structure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Nom du projet</text:p>
          </table:table-cell>
          <table:table-cell table:style-name="ce74" office:value-type="string">
            <text:p>Montant</text:p>
          </table:table-cell>
          <table:table-cell table:style-name="ce107" table:number-columns-repeated="6"/>
          <table:table-cell table:style-name="ce164"/>
          <table:table-cell table:style-name="ce172"/>
          <table:table-cell table:number-columns-repeated="1011"/>
        </table:table-row>
        <table:table-row table:style-name="ro1">
          <table:table-cell table:style-name="ce13" office:value-type="float" office:value="5400">
            <text:p>5400</text:p>
          </table:table-cell>
          <table:table-cell table:style-name="ce36" office:value-type="string">
            <text:p>A.K SPORT (EX : GRINGO TOP TEAM)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500">
            <text:p>1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055">
            <text:p>2055</text:p>
          </table:table-cell>
          <table:table-cell table:style-name="ce36" office:value-type="string">
            <text:p>AIKIDO CLUB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85">
            <text:p>985</text:p>
          </table:table-cell>
          <table:table-cell table:style-name="ce36" office:value-type="string">
            <text:p>AMICALE BOULES LA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87">
            <text:p>1187</text:p>
          </table:table-cell>
          <table:table-cell table:style-name="ce36" office:value-type="string">
            <text:p>ARCEAUX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500">
            <text:p>14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87">
            <text:p>1187</text:p>
          </table:table-cell>
          <table:table-cell table:style-name="ce36" office:value-type="string">
            <text:p>ARCEAUX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REGIONAL DE FOOTBALL</text:p>
          </table:table-cell>
          <table:table-cell table:style-name="ce75" office:value-type="float" office:value="2500">
            <text:p>2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14">
            <text:p>914</text:p>
          </table:table-cell>
          <table:table-cell table:style-name="ce36" office:value-type="string">
            <text:p>ASLJ MONTPELLIER CROIX D'ARGENT VOLLEY BEACH VOLLEY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0">
            <text:p>3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139">
            <text:p>2139</text:p>
          </table:table-cell>
          <table:table-cell table:style-name="ce36" office:value-type="string">
            <text:p>ASPTT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9300">
            <text:p>69 3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639">
            <text:p>2639</text:p>
          </table:table-cell>
          <table:table-cell table:style-name="ce36" office:value-type="string">
            <text:p>ASSO PRESIDENTS PETANQUE SECTEUR MONTPELLIER VIL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565">
            <text:p>5565</text:p>
          </table:table-cell>
          <table:table-cell table:style-name="ce36" office:value-type="string">
            <text:p>ASSOCIATION CULTURELLE ET SPORTIVE MONTPELLIER OUTRE M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086">
            <text:p>5086</text:p>
          </table:table-cell>
          <table:table-cell table:style-name="ce36" office:value-type="string">
            <text:p>ASSOCIATION FOOT-FAUTEUILS - LES FAUTEUILS DE FEU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004">
            <text:p>2004</text:p>
          </table:table-cell>
          <table:table-cell table:style-name="ce36" office:value-type="string">
            <text:p>ASSOCIATION JEUNES PHOBOS ET PAILLADE NO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001">
            <text:p>3001</text:p>
          </table:table-cell>
          <table:table-cell table:style-name="ce36" office:value-type="string">
            <text:p>ASSOCIATION LES FOULEES DU MILLENAI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088">
            <text:p>3088</text:p>
          </table:table-cell>
          <table:table-cell table:style-name="ce36" office:value-type="string">
            <text:p>ASSOCIATION LOISIRS FIGUERO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5">
            <text:p>95</text:p>
          </table:table-cell>
          <table:table-cell table:style-name="ce36" office:value-type="string">
            <text:p>ASSOCIATION SOCIO-CULTURELLE DES JEUNES SPORTIFS DE MONTPELLIER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913">
            <text:p>4913</text:p>
          </table:table-cell>
          <table:table-cell table:style-name="ce36" office:value-type="string">
            <text:p>ASSOCIATION SPORTIVE ATLAS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0">
            <text:p>15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75">
            <text:p>4875</text:p>
          </table:table-cell>
          <table:table-cell table:style-name="ce36" office:value-type="string">
            <text:p>ASSOCIATION SPORTIVE DE CELLENEUV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">
            <text:p>7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75">
            <text:p>4875</text:p>
          </table:table-cell>
          <table:table-cell table:style-name="ce36" office:value-type="string">
            <text:p>ASSOCIATION SPORTIVE DE CELLENEUV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ATION DE TOURNOI ANNUEL</text:p>
          </table:table-cell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30">
            <text:p>1230</text:p>
          </table:table-cell>
          <table:table-cell table:style-name="ce36" office:value-type="string">
            <text:p>ASSOCIATION SPORTIVE DES BEAUX-ARTS MONTPELLIER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800">
            <text:p>27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30">
            <text:p>1230</text:p>
          </table:table-cell>
          <table:table-cell table:style-name="ce36" office:value-type="string">
            <text:p>ASSOCIATION SPORTIVE DES BEAUX-ARTS MONTPELLIER OMNISPORT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'asbam au collège</text:p>
          </table:table-cell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466">
            <text:p>2466</text:p>
          </table:table-cell>
          <table:table-cell table:style-name="ce36" office:value-type="string">
            <text:p>ASSOCIATION SPORTIVE DES CEVEN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200">
            <text:p>3 2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561">
            <text:p>4561</text:p>
          </table:table-cell>
          <table:table-cell table:style-name="ce36" office:value-type="string">
            <text:p>ASSOCIATION SPORTIVE EMPLOYES MUNICIPAUX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500">
            <text:p>12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06">
            <text:p>4806</text:p>
          </table:table-cell>
          <table:table-cell table:style-name="ce36" office:value-type="string">
            <text:p>ASSOCIATION SPORTIVE ET CULTURELLE PAILLADE MERCURE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081">
            <text:p>3081</text:p>
          </table:table-cell>
          <table:table-cell table:style-name="ce36" office:value-type="string">
            <text:p>BLEU VERTIG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">
            <text:p>3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527">
            <text:p>5527</text:p>
          </table:table-cell>
          <table:table-cell table:style-name="ce36" office:value-type="string">
            <text:p>BOWLING CLUB DES SOURDS DE MONTPELLIER BCS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398">
            <text:p>3398</text:p>
          </table:table-cell>
          <table:table-cell table:style-name="ce36" office:value-type="string">
            <text:p>BUJINKAN DOJO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50">
            <text:p>1 9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187">
            <text:p>5187</text:p>
          </table:table-cell>
          <table:table-cell table:style-name="ce36" office:value-type="string">
            <text:p>CARREFOUR DES CIVILISATIONS AC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">
            <text:p>7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63">
            <text:p>963</text:p>
          </table:table-cell>
          <table:table-cell table:style-name="ce36" office:value-type="string">
            <text:p>CEP MONTPELLIER GY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1000">
            <text:p>3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748">
            <text:p>4748</text:p>
          </table:table-cell>
          <table:table-cell table:style-name="ce36" office:value-type="string">
            <text:p>CHEMIN DES CIM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748">
            <text:p>4748</text:p>
          </table:table-cell>
          <table:table-cell table:style-name="ce36" office:value-type="string">
            <text:p>CHEMIN DES CIM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SI GALEM</text:p>
          </table:table-cell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71">
            <text:p>971</text:p>
          </table:table-cell>
          <table:table-cell table:style-name="ce36" office:value-type="string">
            <text:p>CLAPAS PETANQUE BOULISTE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21">
            <text:p>4821</text:p>
          </table:table-cell>
          <table:table-cell table:style-name="ce36" office:value-type="string">
            <text:p>CLUB DES SUPPORTERS BLUE FOX DU MONTPELLIER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819">
            <text:p>1819</text:p>
          </table:table-cell>
          <table:table-cell table:style-name="ce36" office:value-type="string">
            <text:p>CLUB SPORTIF BOULIS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50">
            <text:p>2 2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70">
            <text:p>4870</text:p>
          </table:table-cell>
          <table:table-cell table:style-name="ce36" office:value-type="string">
            <text:p>CLUB SPORTIF DES SOURDS DE MONTPELLIER ET DE L'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549">
            <text:p>1549</text:p>
          </table:table-cell>
          <table:table-cell table:style-name="ce36" office:value-type="string">
            <text:p>COMITE DEPARTEMENTAL DU SPORT ADAPTE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785">
            <text:p>1785</text:p>
          </table:table-cell>
          <table:table-cell table:style-name="ce36" office:value-type="string">
            <text:p>COMITE D'ORGANISATION FORUM SPORTIF ET CULTUREL - COFSE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800">
            <text:p>11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2">
            <text:p>72</text:p>
          </table:table-cell>
          <table:table-cell table:style-name="ce36" office:value-type="string">
            <text:p>CROIX D'ARGENT BASKET CA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000">
            <text:p>27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470">
            <text:p>2470</text:p>
          </table:table-cell>
          <table:table-cell table:style-name="ce36" office:value-type="string">
            <text:p>CROIX D'ARGENT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610">
            <text:p>5610</text:p>
          </table:table-cell>
          <table:table-cell table:style-name="ce36" office:value-type="string">
            <text:p>DES FOULEES VOU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OURSES SOLIDAIRES, JOURNEE INTERNATIONALE DES DROITS DE L'ENFANT</text:p>
          </table:table-cell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300">
            <text:p>7 3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06">
            <text:p>406</text:p>
          </table:table-cell>
          <table:table-cell table:style-name="ce36" office:value-type="string">
            <text:p>ECHECS CLUB MONTPELLIER EC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ESSATHLON 2013/2014</text:p>
          </table:table-cell>
          <table:table-cell table:style-name="ce75" office:value-type="float" office:value="1900">
            <text:p>1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634">
            <text:p>3634</text:p>
          </table:table-cell>
          <table:table-cell table:style-name="ce36" office:value-type="string">
            <text:p>ECOLE DE BOWLING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450">
            <text:p>2 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897">
            <text:p>4897</text:p>
          </table:table-cell>
          <table:table-cell table:style-name="ce36" office:value-type="string">
            <text:p>ENERGIE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233">
            <text:p>4233</text:p>
          </table:table-cell>
          <table:table-cell table:style-name="ce36" office:value-type="string">
            <text:p>ENTENTE CHEMINOTS LANTISSARG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50">
            <text:p>2 2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78">
            <text:p>978</text:p>
          </table:table-cell>
          <table:table-cell table:style-name="ce36" office:value-type="string">
            <text:p>ENTENTE SPORTIVE BOULISTE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50">
            <text:p>1 9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78">
            <text:p>978</text:p>
          </table:table-cell>
          <table:table-cell table:style-name="ce36" office:value-type="string">
            <text:p>ENTENTE SPORTIVE BOULISTE DE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GRAND PRIX DE BOULISTE DE MONTPELLIER</text:p>
          </table:table-cell>
          <table:table-cell table:style-name="ce75" office:value-type="float" office:value="8000">
            <text:p>8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442">
            <text:p>5442</text:p>
          </table:table-cell>
          <table:table-cell table:style-name="ce36" office:value-type="string">
            <text:p>EURSL MONTPELLIER AGGLOMERATION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23000">
            <text:p>22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066">
            <text:p>2066</text:p>
          </table:table-cell>
          <table:table-cell table:style-name="ce36" office:value-type="string">
            <text:p>FETE LE MUR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000">
            <text:p>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02">
            <text:p>102</text:p>
          </table:table-cell>
          <table:table-cell table:style-name="ce36" office:value-type="string">
            <text:p>FOOTBALL CLUB PETIT BA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9000">
            <text:p>3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167">
            <text:p>5167</text:p>
          </table:table-cell>
          <table:table-cell table:style-name="ce36" office:value-type="string">
            <text:p>GENERATION TAEKWON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900">
            <text:p>5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635">
            <text:p>5635</text:p>
          </table:table-cell>
          <table:table-cell table:style-name="ce36" office:value-type="string">
            <text:p>GOREE BASKET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649">
            <text:p>3649</text:p>
          </table:table-cell>
          <table:table-cell table:style-name="ce36" office:value-type="string">
            <text:p>GYMNASTIQUE VOLONTAIRE SECTION D'ALC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80">
            <text:p>38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698">
            <text:p>5698</text:p>
          </table:table-cell>
          <table:table-cell table:style-name="ce36" office:value-type="string">
            <text:p>INSTITUT DE BOXE PIEDS POING MONTPELLIERAIN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INTURE MONDIALE DE CHAUSSFIGHT</text:p>
          </table:table-cell>
          <table:table-cell table:style-name="ce75" office:value-type="float" office:value="4000">
            <text:p>4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533">
            <text:p>4533</text:p>
          </table:table-cell>
          <table:table-cell table:style-name="ce36" office:value-type="string">
            <text:p>JEUNESSE SANS FRONTIER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450">
            <text:p>1 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032">
            <text:p>5032</text:p>
          </table:table-cell>
          <table:table-cell table:style-name="ce36" office:value-type="string">
            <text:p>LA BOULE CATALANE GELY FIGUEROLL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032">
            <text:p>5032</text:p>
          </table:table-cell>
          <table:table-cell table:style-name="ce36" office:value-type="string">
            <text:p>LA BOULE CATALANE GELY FIGUEROLLES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allenge HERNANDEZ</text:p>
          </table:table-cell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34">
            <text:p>1234</text:p>
          </table:table-cell>
          <table:table-cell table:style-name="ce36" office:value-type="string">
            <text:p>LA BOULE DU LANTISSARGU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547">
            <text:p>4547</text:p>
          </table:table-cell>
          <table:table-cell table:style-name="ce36" office:value-type="string">
            <text:p>LA MAISON DU JU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95">
            <text:p>1195</text:p>
          </table:table-cell>
          <table:table-cell table:style-name="ce36" office:value-type="string">
            <text:p>LIONS CLUB MONTPELLIER LANGUEDO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20 KM DE MONTPELLIER 2014</text:p>
          </table:table-cell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77">
            <text:p>577</text:p>
          </table:table-cell>
          <table:table-cell table:style-name="ce36" office:value-type="string">
            <text:p>MALBOSC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701">
            <text:p>4701</text:p>
          </table:table-cell>
          <table:table-cell table:style-name="ce36" office:value-type="string">
            <text:p>MFA MONTPELLIER FOOTBALL AMERICAIN LES HURRICANE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0">
            <text:p>3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38">
            <text:p>1238</text:p>
          </table:table-cell>
          <table:table-cell table:style-name="ce36" office:value-type="string">
            <text:p>MONTPELLIER A M JU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223">
            <text:p>5223</text:p>
          </table:table-cell>
          <table:table-cell table:style-name="ce36" office:value-type="string">
            <text:p>MONTPELLIER AGGLO ATHLETIC MEDITERRANEE <text:s/>M2AM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00">
            <text:p>95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864">
            <text:p>864</text:p>
          </table:table-cell>
          <table:table-cell table:style-name="ce36" office:value-type="string">
            <text:p>MONTPELLIER AGGLOMERATION CANOE KAYAK U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800">
            <text:p>2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012">
            <text:p>4012</text:p>
          </table:table-cell>
          <table:table-cell table:style-name="ce36" office:value-type="string">
            <text:p>MONTPELLIER AGGLOMERATION FUTS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6000">
            <text:p>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659">
            <text:p>3659</text:p>
          </table:table-cell>
          <table:table-cell table:style-name="ce36" office:value-type="string">
            <text:p>MONTPELLIER AGGLOMERATION TAEKWONDO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000">
            <text:p>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659">
            <text:p>3659</text:p>
          </table:table-cell>
          <table:table-cell table:style-name="ce36" office:value-type="string">
            <text:p>MONTPELLIER AGGLOMERATION TAEKWONDO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NTRE DE FORMATION</text:p>
          </table:table-cell>
          <table:table-cell table:style-name="ce75" office:value-type="float" office:value="2000">
            <text:p>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78">
            <text:p>278</text:p>
          </table:table-cell>
          <table:table-cell table:style-name="ce36" office:value-type="string">
            <text:p>MONTPELLIER ARC CLUB MA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500">
            <text:p>7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78">
            <text:p>278</text:p>
          </table:table-cell>
          <table:table-cell table:style-name="ce36" office:value-type="string">
            <text:p>MONTPELLIER ARC CLUB MAC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LA TNJ MONTPELLIERAINE</text:p>
          </table:table-cell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918">
            <text:p>1918</text:p>
          </table:table-cell>
          <table:table-cell table:style-name="ce36" office:value-type="string">
            <text:p>MONTPELLIER ATHLETIC RUNNING CLUB MAR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500">
            <text:p>2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69">
            <text:p>769</text:p>
          </table:table-cell>
          <table:table-cell table:style-name="ce36" office:value-type="string">
            <text:p>MONTPELLIER BADMINTON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69">
            <text:p>769</text:p>
          </table:table-cell>
          <table:table-cell table:style-name="ce36" office:value-type="string">
            <text:p>MONTPELLIER BADMINTON CLUB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MBC TOUR </text:p>
          </table:table-cell>
          <table:table-cell table:style-name="ce75" office:value-type="float" office:value="900">
            <text:p>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417">
            <text:p>1417</text:p>
          </table:table-cell>
          <table:table-cell table:style-name="ce36" office:value-type="string">
            <text:p>MONTPELLIER BASEBALL UNIVERSITE CLUB, LES BARRACUDAS DU LEZ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568">
            <text:p>3568</text:p>
          </table:table-cell>
          <table:table-cell table:style-name="ce36" office:value-type="string">
            <text:p>MONTPELLIER BASKET MOSS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6000">
            <text:p>1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02">
            <text:p>702</text:p>
          </table:table-cell>
          <table:table-cell table:style-name="ce36" office:value-type="string">
            <text:p>MONTPELLIER BEACH VOLLEY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EV Beach Masters</text:p>
          </table:table-cell>
          <table:table-cell table:style-name="ce75" office:value-type="float" office:value="6000">
            <text:p>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140">
            <text:p>2140</text:p>
          </table:table-cell>
          <table:table-cell table:style-name="ce36" office:value-type="string">
            <text:p>MONTPELLIER CHAMBERTE HANDBALL MCH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260">
            <text:p>2260</text:p>
          </table:table-cell>
          <table:table-cell table:style-name="ce36" office:value-type="string">
            <text:p>MONTPELLIER CLUB HANDISPOR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000">
            <text:p>1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808">
            <text:p>3808</text:p>
          </table:table-cell>
          <table:table-cell table:style-name="ce36" office:value-type="string">
            <text:p>MONTPELLIER CULTURE SPORT ADAPTE MCSA.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500">
            <text:p>3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808">
            <text:p>3808</text:p>
          </table:table-cell>
          <table:table-cell table:style-name="ce36" office:value-type="string">
            <text:p>MONTPELLIER CULTURE SPORT ADAPTE MCSA.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Chacun sa foulée</text:p>
          </table:table-cell>
          <table:table-cell table:style-name="ce75" office:value-type="float" office:value="2000">
            <text:p>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556">
            <text:p>4556</text:p>
          </table:table-cell>
          <table:table-cell table:style-name="ce36" office:value-type="string">
            <text:p>MONTPELLIER EAUX VIVES CANOE-KAYAK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800">
            <text:p>5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643">
            <text:p>4643</text:p>
          </table:table-cell>
          <table:table-cell table:style-name="ce36" office:value-type="string">
            <text:p>MONTPELLIER FUNNY RIDER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8">
            <text:p>128</text:p>
          </table:table-cell>
          <table:table-cell table:style-name="ce36" office:value-type="string">
            <text:p>MONTPELLIER HAND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70000">
            <text:p>70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04">
            <text:p>1104</text:p>
          </table:table-cell>
          <table:table-cell table:style-name="ce36" office:value-type="string">
            <text:p>MONTPELLIER HERAULT SPORT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3000">
            <text:p>1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84">
            <text:p>284</text:p>
          </table:table-cell>
          <table:table-cell table:style-name="ce36" office:value-type="string">
            <text:p>MONTPELLIER INL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">
            <text:p>1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833">
            <text:p>3833</text:p>
          </table:table-cell>
          <table:table-cell table:style-name="ce36" office:value-type="string">
            <text:p>MONTPELLIER LANGUEDOC CYCLIS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800">
            <text:p>4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176">
            <text:p>4176</text:p>
          </table:table-cell>
          <table:table-cell table:style-name="ce36" office:value-type="string">
            <text:p>MONTPELLIER NATATION SYNCHRONISEE MNS. <text:s/>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88">
            <text:p>788</text:p>
          </table:table-cell>
          <table:table-cell table:style-name="ce36" office:value-type="string">
            <text:p>MONTPELLIER PAILLADE NATATION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84">
            <text:p>984</text:p>
          </table:table-cell>
          <table:table-cell table:style-name="ce36" office:value-type="string">
            <text:p>MONTPELLIER PETANQUE SAINT MARTIN MPS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700">
            <text:p>3 7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225">
            <text:p>1225</text:p>
          </table:table-cell>
          <table:table-cell table:style-name="ce36" office:value-type="string">
            <text:p>MONTPELLIER PETIT BARD FUTSA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0">
            <text:p>1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933">
            <text:p>3933</text:p>
          </table:table-cell>
          <table:table-cell table:style-name="ce36" office:value-type="string">
            <text:p>MONTPELLIER ROLLER HOCKEY CLUB MRH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500">
            <text:p>10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368">
            <text:p>5368</text:p>
          </table:table-cell>
          <table:table-cell table:style-name="ce36" office:value-type="string">
            <text:p>MONTPELLIER RUGBY CLUB <text:s/>SASP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8000">
            <text:p>118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850">
            <text:p>1850</text:p>
          </table:table-cell>
          <table:table-cell table:style-name="ce36" office:value-type="string">
            <text:p>MONTPELLIER RUGBY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12000">
            <text:p>11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828">
            <text:p>1828</text:p>
          </table:table-cell>
          <table:table-cell table:style-name="ce36" office:value-type="string">
            <text:p>MONTPELLIER TANDEM CLUB HANDISPORT MTCH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541">
            <text:p>1541</text:p>
          </table:table-cell>
          <table:table-cell table:style-name="ce36" office:value-type="string">
            <text:p>MONTPELLIER TENNIS DE TABL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7000">
            <text:p>27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734">
            <text:p>5734</text:p>
          </table:table-cell>
          <table:table-cell table:style-name="ce36" office:value-type="string">
            <text:p>MONTPELLIER XIII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002">
            <text:p>5002</text:p>
          </table:table-cell>
          <table:table-cell table:style-name="ce36" office:value-type="string">
            <text:p>MOSSON FULL CONTAC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000">
            <text:p>4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845">
            <text:p>845</text:p>
          </table:table-cell>
          <table:table-cell table:style-name="ce36" office:value-type="string">
            <text:p>MUC AVIRON UNIVERSITE CLUB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19">
            <text:p>919</text:p>
          </table:table-cell>
          <table:table-cell table:style-name="ce36" office:value-type="string">
            <text:p>MUC ESCRIM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1300">
            <text:p>21 3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26">
            <text:p>926</text:p>
          </table:table-cell>
          <table:table-cell table:style-name="ce36" office:value-type="string">
            <text:p>MUC OMNISPORTS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6000">
            <text:p>8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17">
            <text:p>917</text:p>
          </table:table-cell>
          <table:table-cell table:style-name="ce36" office:value-type="string">
            <text:p>MUC VOLLEY-BALL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9000">
            <text:p>19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794">
            <text:p>794</text:p>
          </table:table-cell>
          <table:table-cell table:style-name="ce36" office:value-type="string">
            <text:p>OCCITANIE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722">
            <text:p>2722</text:p>
          </table:table-cell>
          <table:table-cell table:style-name="ce36" office:value-type="string">
            <text:p>PETANQUE CLUB MONTPELLIER CELLENEUV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608">
            <text:p>2608</text:p>
          </table:table-cell>
          <table:table-cell table:style-name="ce36" office:value-type="string">
            <text:p>RACING-CLUB LEMASSON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0000">
            <text:p>10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608">
            <text:p>2608</text:p>
          </table:table-cell>
          <table:table-cell table:style-name="ce36" office:value-type="string">
            <text:p>RACING-CLUB LEMASSON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NATIONAL ET INTERNATIONAL + ECHANGES</text:p>
          </table:table-cell>
          <table:table-cell table:style-name="ce75" office:value-type="float" office:value="3000">
            <text:p>3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320">
            <text:p>2320</text:p>
          </table:table-cell>
          <table:table-cell table:style-name="ce36" office:value-type="string">
            <text:p>RIMBAUD PETANQU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000">
            <text:p>2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489">
            <text:p>4489</text:p>
          </table:table-cell>
          <table:table-cell table:style-name="ce36" office:value-type="string">
            <text:p>RING ATHLETIQUE DU PETIT BARD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500">
            <text:p>1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31">
            <text:p>931</text:p>
          </table:table-cell>
          <table:table-cell table:style-name="ce36" office:value-type="string">
            <text:p>SAINT-MARTIN GAZELEC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500">
            <text:p>12 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31">
            <text:p>931</text:p>
          </table:table-cell>
          <table:table-cell table:style-name="ce36" office:value-type="string">
            <text:p>SAINT-MARTIN GAZELEC MONTPELLIER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INTERNATIONAL DE FOOTBALL</text:p>
          </table:table-cell>
          <table:table-cell table:style-name="ce75" office:value-type="float" office:value="10000">
            <text:p>10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403">
            <text:p>1403</text:p>
          </table:table-cell>
          <table:table-cell table:style-name="ce36" office:value-type="string">
            <text:p>SARBACANE DE L' HERAULT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5443">
            <text:p>5443</text:p>
          </table:table-cell>
          <table:table-cell table:style-name="ce36" office:value-type="string">
            <text:p>SASP MONTPELLIER HERAULT SPORT CLUB <text:s/>SASP MHSC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00">
            <text:p>95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79">
            <text:p>979</text:p>
          </table:table-cell>
          <table:table-cell table:style-name="ce36" office:value-type="string">
            <text:p>SOCIETE BOULISTE MONTPELLIERAIN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450">
            <text:p>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979">
            <text:p>979</text:p>
          </table:table-cell>
          <table:table-cell table:style-name="ce36" office:value-type="string">
            <text:p>SOCIETE BOULISTE MONTPELLIERAIN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ORGANISER LE CHALLANGE EN SOUVENIR B.GASSET</text:p>
          </table:table-cell>
          <table:table-cell table:style-name="ce75" office:value-type="float" office:value="450">
            <text:p>4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897">
            <text:p>897</text:p>
          </table:table-cell>
          <table:table-cell table:style-name="ce36" office:value-type="string">
            <text:p>SOCIETE DE TIR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800">
            <text:p>1 8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4291">
            <text:p>4291</text:p>
          </table:table-cell>
          <table:table-cell table:style-name="ce36" office:value-type="string">
            <text:p>SPORT INSERTION JEUNES <text:s/>SIJM 34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1200">
            <text:p>1 2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584">
            <text:p>1584</text:p>
          </table:table-cell>
          <table:table-cell table:style-name="ce36" office:value-type="string">
            <text:p>SPORT QUILLES MONTPELLIER SQ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">
            <text:p>9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2502">
            <text:p>2502</text:p>
          </table:table-cell>
          <table:table-cell table:style-name="ce36" office:value-type="string">
            <text:p>SPORT TAMBOURIN CLUB DE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950">
            <text:p>9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420">
            <text:p>1420</text:p>
          </table:table-cell>
          <table:table-cell table:style-name="ce36" office:value-type="string">
            <text:p>STADE LUNARET NORD MONTPELLIER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8000">
            <text:p>8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92">
            <text:p>1192</text:p>
          </table:table-cell>
          <table:table-cell table:style-name="ce36" office:value-type="string">
            <text:p>TENNIS CLUB DE LA PAILLAD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6000">
            <text:p>26 0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192">
            <text:p>1192</text:p>
          </table:table-cell>
          <table:table-cell table:style-name="ce36" office:value-type="string">
            <text:p>TENNIS CLUB DE LA PAILLADE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TOURNOI OPEN</text:p>
          </table:table-cell>
          <table:table-cell table:style-name="ce75" office:value-type="float" office:value="1950">
            <text:p>1 9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3534">
            <text:p>3534</text:p>
          </table:table-cell>
          <table:table-cell table:style-name="ce36" office:value-type="string">
            <text:p>UNION MONTPELLIERAINE POUR LE DEVELOPPEMENT DU SPORT ET DE LA CULTURE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2900">
            <text:p>2 9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634">
            <text:p>1634</text:p>
          </table:table-cell>
          <table:table-cell table:style-name="ce36" office:value-type="string">
            <text:p>VOLLEY LOISIR MONTPELLIER VLM </text:p>
          </table:table-cell>
          <table:table-cell table:style-name="ce13" office:value-type="string">
            <text:p>F</text:p>
          </table:table-cell>
          <table:table-cell table:style-name="ce36"/>
          <table:table-cell table:style-name="ce75" office:value-type="float" office:value="500">
            <text:p>50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13" office:value-type="float" office:value="1634">
            <text:p>1634</text:p>
          </table:table-cell>
          <table:table-cell table:style-name="ce36" office:value-type="string">
            <text:p>VOLLEY LOISIR MONTPELLIER VLM </text:p>
          </table:table-cell>
          <table:table-cell table:style-name="ce13" office:value-type="string">
            <text:p>P</text:p>
          </table:table-cell>
          <table:table-cell table:style-name="ce36" office:value-type="string">
            <text:p>DEVELOPPEMENT VOLLEY JEUNES LICENCIES</text:p>
          </table:table-cell>
          <table:table-cell table:style-name="ce75" office:value-type="float" office:value="250">
            <text:p>250 €</text:p>
          </table:table-cell>
          <table:table-cell table:style-name="ce107" table:number-columns-repeated="6"/>
          <table:table-cell table:style-name="ce165" office:value-type="string">
            <text:p>SPORT HORS PARTANAIRE</text:p>
          </table:table-cell>
          <table:table-cell table:number-columns-repeated="1012"/>
        </table:table-row>
        <table:table-row table:style-name="ro1">
          <table:table-cell table:style-name="ce28"/>
          <table:table-cell table:style-name="ce53"/>
          <table:table-cell table:style-name="ce28"/>
          <table:table-cell table:style-name="ce53" office:value-type="string">
            <text:p>TOTAL</text:p>
          </table:table-cell>
          <table:table-cell table:style-name="ce87" table:formula="of:=SUM([.E1144:.E1264])" office:value-type="float" office:value="1556280">
            <text:p>1 556 280 €</text:p>
          </table:table-cell>
          <table:table-cell table:style-name="ce107" table:number-columns-repeated="6"/>
          <table:table-cell table:style-name="ce164"/>
          <table:table-cell table:number-columns-repeated="1012"/>
        </table:table-row>
        <table:table-row table:style-name="ro1" table:number-rows-repeated="10473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ubventions.$A$1" table:cell-range-address="$Subventions.$A$697:.$F$710"/>
        </table:named-expressions>
      </table:table>
      <table:table table:name="Par thématique" table:style-name="ta2" table:print="false">
        <table:table-column table:style-name="co12" table:default-cell-style-name="Default"/>
        <table:table-column table:style-name="co13" table:default-cell-style-name="ce180"/>
        <table:table-column table:style-name="co14" table:number-columns-repeated="254" table:default-cell-style-name="Default"/>
        <table:table-row table:style-name="ro3" table:number-rows-repeated="2">
          <table:table-cell table:number-columns-repeated="256"/>
        </table:table-row>
        <table:table-row table:style-name="ro3">
          <table:table-cell table:style-name="ce176" office:value-type="string">
            <text:p>Somme de Montant</text:p>
          </table:table-cell>
          <table:table-cell table:style-name="ce181"/>
          <table:table-cell table:number-columns-repeated="254"/>
        </table:table-row>
        <table:table-row table:style-name="ro3">
          <table:table-cell table:style-name="ce176" office:value-type="string">
            <text:p>Thématique</text:p>
          </table:table-cell>
          <table:table-cell table:style-name="ce181" office:value-type="string">
            <text:p>Total</text:p>
          </table:table-cell>
          <table:table-cell table:number-columns-repeated="254"/>
        </table:table-row>
        <table:table-row table:style-name="ro3">
          <table:table-cell table:style-name="ce177" office:value-type="string">
            <text:p>ACTIONS INTERNATIONALES ET JUMELAGES</text:p>
          </table:table-cell>
          <table:table-cell table:style-name="ce182" office:value-type="float" office:value="245850">
            <text:p>245 85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ANCIENS COMBATTANTS / ECOMOBILITE</text:p>
          </table:table-cell>
          <table:table-cell table:style-name="ce183" office:value-type="float" office:value="10212">
            <text:p>10 212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COHESION SOCIALE</text:p>
          </table:table-cell>
          <table:table-cell table:style-name="ce183" office:value-type="float" office:value="38700">
            <text:p>38 7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CULTURE</text:p>
          </table:table-cell>
          <table:table-cell table:style-name="ce183" office:value-type="float" office:value="0">
            <text:p>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DROIT LOGEMENT - CAUTION</text:p>
          </table:table-cell>
          <table:table-cell table:style-name="ce183" office:value-type="float" office:value="57100">
            <text:p>57 1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CONOMIE DES RESSOURCES ET DU PATRIMOINE</text:p>
          </table:table-cell>
          <table:table-cell table:style-name="ce183" office:value-type="float" office:value="0">
            <text:p>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GALITE DES DROITS ET DEVOIRS - LUTTE CONTRE LES DISCRIMINATIONS</text:p>
          </table:table-cell>
          <table:table-cell table:style-name="ce183" office:value-type="float" office:value="40118">
            <text:p>40 118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GALITE DES DROITS ET DEVOIRS - PREVENTION ROUTIERE</text:p>
          </table:table-cell>
          <table:table-cell table:style-name="ce183" office:value-type="float" office:value="4800">
            <text:p>4 8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MPLOI DEV ECO COMMERCIAL / EMPLOI</text:p>
          </table:table-cell>
          <table:table-cell table:style-name="ce183" office:value-type="float" office:value="35300">
            <text:p>35 3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MPLOI DEV ECO COMMERCIAL /DEV ECO COMMERCIAL</text:p>
          </table:table-cell>
          <table:table-cell table:style-name="ce183" office:value-type="float" office:value="19200">
            <text:p>19 2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XCLUSION ANIMAL DANS LA VILLE / ANIMAL DANS LA VILLE</text:p>
          </table:table-cell>
          <table:table-cell table:style-name="ce183" office:value-type="float" office:value="6700">
            <text:p>6 7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EXCLUSION ANIMAL DANS LA VILLE / EXCLUSION</text:p>
          </table:table-cell>
          <table:table-cell table:style-name="ce183" office:value-type="float" office:value="253650">
            <text:p>253 65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FINANCES</text:p>
          </table:table-cell>
          <table:table-cell table:style-name="ce183" office:value-type="float" office:value="0">
            <text:p>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HANDICAP</text:p>
          </table:table-cell>
          <table:table-cell table:style-name="ce183" office:value-type="float" office:value="54200">
            <text:p>54 2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JEUNESSE / VILLE ETUDIANTE</text:p>
          </table:table-cell>
          <table:table-cell table:style-name="ce183" office:value-type="float" office:value="66100">
            <text:p>66 1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MONTPELLIER TERRITOIRE NUMERIQUE</text:p>
          </table:table-cell>
          <table:table-cell table:style-name="ce183" office:value-type="float" office:value="34000">
            <text:p>34 0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PETITE ENFANCE DROITS DES FEMMES / DROITS DES FEMMES</text:p>
          </table:table-cell>
          <table:table-cell table:style-name="ce183" office:value-type="float" office:value="32900">
            <text:p>32 9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PETITE ENFANCE DROITS DES FEMMES / PETITE ENFANCE</text:p>
          </table:table-cell>
          <table:table-cell table:style-name="ce183" office:value-type="float" office:value="16914">
            <text:p>16 914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QUALITE ESPACE PUBLIC ECOLOGIE</text:p>
          </table:table-cell>
          <table:table-cell table:style-name="ce183" office:value-type="float" office:value="10500">
            <text:p>10 5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REUSSITE EDUCATIVE</text:p>
          </table:table-cell>
          <table:table-cell table:style-name="ce183" office:value-type="float" office:value="106200">
            <text:p>106 2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SANTE</text:p>
          </table:table-cell>
          <table:table-cell table:style-name="ce183" office:value-type="float" office:value="93000">
            <text:p>93 00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SOLIDARITE</text:p>
          </table:table-cell>
          <table:table-cell table:style-name="ce183" office:value-type="float" office:value="61050">
            <text:p>61 05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SPORTS</text:p>
          </table:table-cell>
          <table:table-cell table:style-name="ce183" office:value-type="float" office:value="1743230">
            <text:p>1 743 23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VIE ASSOCIATIVE</text:p>
          </table:table-cell>
          <table:table-cell table:style-name="ce183" office:value-type="float" office:value="127950">
            <text:p>127 950 €</text:p>
          </table:table-cell>
          <table:table-cell table:number-columns-repeated="254"/>
        </table:table-row>
        <table:table-row table:style-name="ro3">
          <table:table-cell table:style-name="ce178" office:value-type="string">
            <text:p>(vide)</text:p>
          </table:table-cell>
          <table:table-cell table:style-name="ce183"/>
          <table:table-cell table:number-columns-repeated="254"/>
        </table:table-row>
        <table:table-row table:style-name="ro3">
          <table:table-cell table:style-name="ce179" office:value-type="string">
            <text:p>Total général</text:p>
          </table:table-cell>
          <table:table-cell table:style-name="ce184" office:value-type="float" office:value="3057674">
            <text:p>3 057 674 €</text:p>
          </table:table-cell>
          <table:table-cell table:number-columns-repeated="254"/>
        </table:table-row>
        <table:table-row table:style-name="ro3" table:number-rows-repeated="104854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Détail culture" table:style-name="ta3" table:print="false">
        <table:table-column table:style-name="co9" table:number-columns-repeated="2" table:default-cell-style-name="ce187"/>
        <table:table-column table:style-name="co15" table:default-cell-style-name="ce187"/>
        <table:table-column table:style-name="co16" table:default-cell-style-name="ce187"/>
        <table:table-column table:style-name="co17" table:default-cell-style-name="ce187"/>
        <table:table-column table:style-name="co18" table:default-cell-style-name="ce187"/>
        <table:table-column table:style-name="co19" table:default-cell-style-name="ce187"/>
        <table:table-column table:style-name="co8" table:default-cell-style-name="ce187"/>
        <table:table-column table:style-name="co9" table:number-columns-repeated="248" table:default-cell-style-name="ce187"/>
        <table:table-row table:style-name="ro4">
          <table:table-cell table:style-name="ce185" office:value-type="string">
            <text:p>Thématique</text:p>
          </table:table-cell>
          <table:table-cell table:style-name="ce188" office:value-type="string">
            <text:p>Code</text:p>
          </table:table-cell>
          <table:table-cell table:style-name="ce189" office:value-type="string">
            <text:p>Structure</text:p>
          </table:table-cell>
          <table:table-cell table:style-name="ce188" office:value-type="string">
            <text:p>Type</text:p>
          </table:table-cell>
          <table:table-cell table:style-name="ce189" office:value-type="string">
            <text:p>Nom du projet</text:p>
          </table:table-cell>
          <table:table-cell table:style-name="ce190" office:value-type="string">
            <text:p>Montant</text:p>
          </table:table-cell>
          <table:table-cell table:style-name="ce193" office:value-type="string">
            <text:p>déjà attriubué 2014</text:p>
          </table:table-cell>
          <table:table-cell table:style-name="ce193" office:value-type="string">
            <text:p>étape</text:p>
          </table:table-cell>
          <table:table-cell table:style-name="ce193" office:value-type="string">
            <text:p>rub.</text:p>
          </table:table-cell>
          <table:table-cell table:style-name="ce193" office:value-type="string">
            <text:p>demandé 2014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7">
            <text:p>307</text:p>
          </table:table-cell>
          <table:table-cell table:style-name="ce186" office:value-type="string">
            <text:p>RCF MAGUELONE HERAULT CA30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67">
            <text:p>4967</text:p>
          </table:table-cell>
          <table:table-cell table:style-name="ce186" office:value-type="string">
            <text:p>ZIGZAGS ARBATZ ET COMPAGNIE CA496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Instruction terminé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74">
            <text:p>1274</text:p>
          </table:table-cell>
          <table:table-cell table:style-name="ce186" office:value-type="string">
            <text:p>UN ORGUE DANS LA VILLE CA127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100">
            <text:p>2 1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119">
            <text:p>2119</text:p>
          </table:table-cell>
          <table:table-cell table:style-name="ce186" office:value-type="string">
            <text:p>CENTRE LACORDAIRE CA211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19">
            <text:p>5019</text:p>
          </table:table-cell>
          <table:table-cell table:style-name="ce186" office:value-type="string">
            <text:p>VASISTAS CA501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18">
            <text:p>5018</text:p>
          </table:table-cell>
          <table:table-cell table:style-name="ce186" office:value-type="string">
            <text:p>ASSOCIATION B MEDIATION CA501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64">
            <text:p>3064</text:p>
          </table:table-cell>
          <table:table-cell table:style-name="ce186" office:value-type="string">
            <text:p>LACHE LES MOTS CA306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426">
            <text:p>3426</text:p>
          </table:table-cell>
          <table:table-cell table:style-name="ce186" office:value-type="string">
            <text:p>LA MENTIRA CA342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845">
            <text:p>3845</text:p>
          </table:table-cell>
          <table:table-cell table:style-name="ce186" office:value-type="string">
            <text:p>CENTRE DES ARTS DU CIRQUE BALTHAZAR CDAC CA384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0">
            <text:p>2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86">
            <text:p>1986</text:p>
          </table:table-cell>
          <table:table-cell table:style-name="ce186" office:value-type="string">
            <text:p>CHORALE PROTESTANTE DE MONTPELLIER CA198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992">
            <text:p>992</text:p>
          </table:table-cell>
          <table:table-cell table:style-name="ce186" office:value-type="string">
            <text:p>LE CAMESCOPE APPRIVOISE - VIDEASTES AMATEURS MONTPELLIERAINS CA99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900">
            <text:p>9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900">
            <text:p>9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41">
            <text:p>4941</text:p>
          </table:table-cell>
          <table:table-cell table:style-name="ce186" office:value-type="string">
            <text:p>ASSOCIATION AMADEE CA494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41">
            <text:p>4941</text:p>
          </table:table-cell>
          <table:table-cell table:style-name="ce186" office:value-type="string">
            <text:p>ASSOCIATION AMADEE CA494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DES NOTES ET DES MOT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30">
            <text:p>130</text:p>
          </table:table-cell>
          <table:table-cell table:style-name="ce186" office:value-type="string">
            <text:p>FRIENDS OF THE ANGLOPHONE LIBRARY CA13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Bande Dessiné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05">
            <text:p>5205</text:p>
          </table:table-cell>
          <table:table-cell table:style-name="ce186" office:value-type="string">
            <text:p>COMPAGNIE MOEBIUS CA520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95">
            <text:p>1595</text:p>
          </table:table-cell>
          <table:table-cell table:style-name="ce186" office:value-type="string">
            <text:p>LE CRI DEVOT CA159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95">
            <text:p>1595</text:p>
          </table:table-cell>
          <table:table-cell table:style-name="ce186" office:value-type="string">
            <text:p>LE CRI DEVOT CA159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IVRE JUSQU'AU BOUT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1">
            <text:p>151</text:p>
          </table:table-cell>
          <table:table-cell table:style-name="ce186" office:value-type="string">
            <text:p>CHOEUR UNIVERSITAIRE DE MONTPELLIER LR CA15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49">
            <text:p>1949</text:p>
          </table:table-cell>
          <table:table-cell table:style-name="ce186" office:value-type="string">
            <text:p>THEAVIDA CA194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idaFestiv' (EX FESTIVAL THEAVIDA)</text:p>
          </table:table-cell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5">
            <text:p>565</text:p>
          </table:table-cell>
          <table:table-cell table:style-name="ce186" office:value-type="string">
            <text:p>CARRE MENTHE CA56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5">
            <text:p>565</text:p>
          </table:table-cell>
          <table:table-cell table:style-name="ce186" office:value-type="string">
            <text:p>CARRE MENTHE CA5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Exposition spectacle "L'Orchestre"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625">
            <text:p>1625</text:p>
          </table:table-cell>
          <table:table-cell table:style-name="ce186" office:value-type="string">
            <text:p>LA COMPAGNIE DES SHERPAS CA162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22">
            <text:p>4922</text:p>
          </table:table-cell>
          <table:table-cell table:style-name="ce186" office:value-type="string">
            <text:p>COUVENT DES DOMINICAINS DE MONTPELLIER CA492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Bibliothè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04">
            <text:p>5804</text:p>
          </table:table-cell>
          <table:table-cell table:style-name="ce186" office:value-type="string">
            <text:p>CHAGALL SANS M CA580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09">
            <text:p>5109</text:p>
          </table:table-cell>
          <table:table-cell table:style-name="ce186" office:value-type="string">
            <text:p>COMPAGNIE DE L'ASTROLABE CA510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000">
            <text:p>7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09">
            <text:p>5109</text:p>
          </table:table-cell>
          <table:table-cell table:style-name="ce186" office:value-type="string">
            <text:p>COMPAGNIE DE L'ASTROLABE CA510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'IMPRIMERIE</text:p>
          </table:table-cell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46">
            <text:p>1246</text:p>
          </table:table-cell>
          <table:table-cell table:style-name="ce186" office:value-type="string">
            <text:p>AMISTATS MAX ROUQUETTE CA124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76">
            <text:p>5476</text:p>
          </table:table-cell>
          <table:table-cell table:style-name="ce186" office:value-type="string">
            <text:p>COMPAGNIE L'APARTHEATRE CA547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80">
            <text:p>80</text:p>
          </table:table-cell>
          <table:table-cell table:style-name="ce186" office:value-type="string">
            <text:p>LES AMIS DU MUSEE FABRE AMF CA8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270">
            <text:p>3270</text:p>
          </table:table-cell>
          <table:table-cell table:style-name="ce186" office:value-type="string">
            <text:p>CAUSE TOUJOURS CA327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26">
            <text:p>4726</text:p>
          </table:table-cell>
          <table:table-cell table:style-name="ce186" office:value-type="string">
            <text:p>ENSEMBLE VOCAL L'ACCROCHE CHOEUR CA472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78">
            <text:p>5078</text:p>
          </table:table-cell>
          <table:table-cell table:style-name="ce186" office:value-type="string">
            <text:p>AUTOUR DES AUTEURS, ASSOCIATION DES AUTEURS EN LANGUEDOC ROUSSILLON CA507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011">
            <text:p>4011</text:p>
          </table:table-cell>
          <table:table-cell table:style-name="ce186" office:value-type="string">
            <text:p>ATOUT CHOEUR CA401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78">
            <text:p>5078</text:p>
          </table:table-cell>
          <table:table-cell table:style-name="ce186" office:value-type="string">
            <text:p>AUTOUR DES AUTEURS, ASSOCIATION DES AUTEURS EN LANGUEDOC ROUSSILLON CA507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EVUE NUMERIQUE FUNAMBULE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558">
            <text:p>2558</text:p>
          </table:table-cell>
          <table:table-cell table:style-name="ce186" office:value-type="string">
            <text:p>LES MURS D'AURELLE CA255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49">
            <text:p>1149</text:p>
          </table:table-cell>
          <table:table-cell table:style-name="ce186" office:value-type="string">
            <text:p>VENT DU SUD CA114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16">
            <text:p>5016</text:p>
          </table:table-cell>
          <table:table-cell table:style-name="ce186" office:value-type="string">
            <text:p>COMPAGNIE LES PERLES DE VERRE CA501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16">
            <text:p>5016</text:p>
          </table:table-cell>
          <table:table-cell table:style-name="ce186" office:value-type="string">
            <text:p>COMPAGNIE LES PERLES DE VERRE CA501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AISON LA BAIGNOIRE</text:p>
          </table:table-cell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73">
            <text:p>3073</text:p>
          </table:table-cell>
          <table:table-cell table:style-name="ce186" office:value-type="string">
            <text:p>LES FOURMIS ROUSSES CA307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43">
            <text:p>1143</text:p>
          </table:table-cell>
          <table:table-cell table:style-name="ce186" office:value-type="string">
            <text:p>COMPAGNIE LES GRISETTES CA114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09">
            <text:p>2009</text:p>
          </table:table-cell>
          <table:table-cell table:style-name="ce186" office:value-type="string">
            <text:p>CORALEN CA200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78">
            <text:p>4778</text:p>
          </table:table-cell>
          <table:table-cell table:style-name="ce186" office:value-type="string">
            <text:p>ART ET CREATION CHORALE ACC CA477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44">
            <text:p>5044</text:p>
          </table:table-cell>
          <table:table-cell table:style-name="ce186" office:value-type="string">
            <text:p>CAFE DES AMIS DU JOURNAL L'HUMANITE AMIS HUMA 34 CA504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39">
            <text:p>1939</text:p>
          </table:table-cell>
          <table:table-cell table:style-name="ce186" office:value-type="string">
            <text:p>CENTRE CULTUREL ESPERANTO DE MONTPELLIER CA193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940">
            <text:p>94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97">
            <text:p>297</text:p>
          </table:table-cell>
          <table:table-cell table:style-name="ce186" office:value-type="string">
            <text:p>MOTS PASSANTS CA29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300">
            <text:p>3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95">
            <text:p>1795</text:p>
          </table:table-cell>
          <table:table-cell table:style-name="ce186" office:value-type="string">
            <text:p>LIVING ROOM ESPACE DE CREATION CONTEMPORAINE CA179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Ateliers-Résidence</text:p>
          </table:table-cell>
          <table:table-cell table:style-name="ce191" office:value-type="float" office:value="4200">
            <text:p>4 2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83">
            <text:p>783</text:p>
          </table:table-cell>
          <table:table-cell table:style-name="ce186" office:value-type="string">
            <text:p>CENTRE COMMUNAUTAIRE ET CULTUREL JUIF CA78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55000">
            <text:p>5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72">
            <text:p>5172</text:p>
          </table:table-cell>
          <table:table-cell table:style-name="ce186" office:value-type="string">
            <text:p>LE CHOEUR DES BALLADINS CA517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900">
            <text:p>9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0">
            <text:p>500</text:p>
          </table:table-cell>
          <table:table-cell table:style-name="ce186" office:value-type="string">
            <text:p>CERCLE OCCITAN DE MONTPELLIER CA50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83">
            <text:p>783</text:p>
          </table:table-cell>
          <table:table-cell table:style-name="ce186" office:value-type="string">
            <text:p>CENTRE COMMUNAUTAIRE ET CULTUREL JUIF CA7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IECE SHOAH 250 281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83">
            <text:p>783</text:p>
          </table:table-cell>
          <table:table-cell table:style-name="ce186" office:value-type="string">
            <text:p>CENTRE COMMUNAUTAIRE ET CULTUREL JUIF CA7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IECE SHOAH 250 281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83">
            <text:p>783</text:p>
          </table:table-cell>
          <table:table-cell table:style-name="ce186" office:value-type="string">
            <text:p>CENTRE COMMUNAUTAIRE ET CULTUREL JUIF CA7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IECE SHOAH 250 281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27">
            <text:p>4527</text:p>
          </table:table-cell>
          <table:table-cell table:style-name="ce186" office:value-type="string">
            <text:p>INSTITUT EURO-MEDITERRANEEN UNIVERSITAIRE MAIMONIDE CA452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60000">
            <text:p>6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55">
            <text:p>5055</text:p>
          </table:table-cell>
          <table:table-cell table:style-name="ce186" office:value-type="string">
            <text:p>LO TALHIER PARLAR -CENTRE FORMACION PROFESSIONALA OCCITAN CA505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07">
            <text:p>5807</text:p>
          </table:table-cell>
          <table:table-cell table:style-name="ce186" office:value-type="string">
            <text:p>L'AURA DANSE CA580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490">
            <text:p>1 49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14">
            <text:p>4214</text:p>
          </table:table-cell>
          <table:table-cell table:style-name="ce186" office:value-type="string">
            <text:p>U STRUCTURE NOUVELLE CA421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9000">
            <text:p>9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61">
            <text:p>5461</text:p>
          </table:table-cell>
          <table:table-cell table:style-name="ce186" office:value-type="string">
            <text:p>LA FACTION CA546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74">
            <text:p>4974</text:p>
          </table:table-cell>
          <table:table-cell table:style-name="ce186" office:value-type="string">
            <text:p>LANGUEDOC ROUSSILLON CINEMA CA497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74">
            <text:p>4974</text:p>
          </table:table-cell>
          <table:table-cell table:style-name="ce186" office:value-type="string">
            <text:p>LANGUEDOC ROUSSILLON CINEMA CA497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ONTPELLIER CINEMA</text:p>
          </table:table-cell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53">
            <text:p>4953</text:p>
          </table:table-cell>
          <table:table-cell table:style-name="ce186" office:value-type="string">
            <text:p>L'ARC EN CIEL DES FAUBOURGS CA495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DES FANFARES DE MONTPELLIER</text:p>
          </table:table-cell>
          <table:table-cell table:style-name="ce191" office:value-type="float" office:value="14000">
            <text:p>1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8000">
            <text:p>1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40">
            <text:p>3140</text:p>
          </table:table-cell>
          <table:table-cell table:style-name="ce186" office:value-type="string">
            <text:p>A CONTRE POIL DU SENS CA314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500">
            <text:p>3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49">
            <text:p>5049</text:p>
          </table:table-cell>
          <table:table-cell table:style-name="ce186" office:value-type="string">
            <text:p>N.U. (NOS URGENCES) COLLECTIF D'ARTISTES CA504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97">
            <text:p>597</text:p>
          </table:table-cell>
          <table:table-cell table:style-name="ce186" office:value-type="string">
            <text:p>HORS COMMERCE CA59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9500">
            <text:p>9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9500">
            <text:p>9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76">
            <text:p>1876</text:p>
          </table:table-cell>
          <table:table-cell table:style-name="ce186" office:value-type="string">
            <text:p>COEUR DE LIVRES CA187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00">
            <text:p>10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100000">
            <text:p>10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71">
            <text:p>771</text:p>
          </table:table-cell>
          <table:table-cell table:style-name="ce186" office:value-type="string">
            <text:p>CHAMP LIBRE CA771!</text:p>
          </table:table-cell>
          <table:table-cell table:style-name="ce186" office:value-type="string">
            <text:p>P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vènement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846">
            <text:p>3846</text:p>
          </table:table-cell>
          <table:table-cell table:style-name="ce186" office:value-type="string">
            <text:p>CONFLUENCES. CA384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international de la guitar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00">
            <text:p>20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32">
            <text:p>4932</text:p>
          </table:table-cell>
          <table:table-cell table:style-name="ce186" office:value-type="string">
            <text:p>COMPAGNIE DORE CA493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30">
            <text:p>3930</text:p>
          </table:table-cell>
          <table:table-cell table:style-name="ce186" office:value-type="string">
            <text:p>LA BOURREIO DEL CLAPAS CA393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300">
            <text:p>1 3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39">
            <text:p>5239</text:p>
          </table:table-cell>
          <table:table-cell table:style-name="ce186" office:value-type="string">
            <text:p>RHIZOME CA523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500">
            <text:p>3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88">
            <text:p>3988</text:p>
          </table:table-cell>
          <table:table-cell table:style-name="ce186" office:value-type="string">
            <text:p>MAISON DE LA POESIE CA398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/>
          <table:table-cell table:style-name="ce191" office:value-type="float" office:value="10000">
            <text:p>10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16000">
            <text:p>1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88">
            <text:p>3988</text:p>
          </table:table-cell>
          <table:table-cell table:style-name="ce186" office:value-type="string">
            <text:p>MAISON DE LA POESIE CA398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rintemps des poètes</text:p>
          </table:table-cell>
          <table:table-cell table:style-name="ce191"/>
          <table:table-cell table:style-name="ce191" office:value-type="float" office:value="5000">
            <text:p>5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79">
            <text:p>4279</text:p>
          </table:table-cell>
          <table:table-cell table:style-name="ce186" office:value-type="string">
            <text:p>J'OSE LIRE ET CLAIR DE PLUME CA427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u fil des Contes, de la Nature et des Animaux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37">
            <text:p>1937</text:p>
          </table:table-cell>
          <table:table-cell table:style-name="ce186" office:value-type="string">
            <text:p>FOLIES LYRIQUES CA193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1">
            <text:p>511</text:p>
          </table:table-cell>
          <table:table-cell table:style-name="ce186" office:value-type="string">
            <text:p>ASSOCIATION MERIDIANE CA51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dition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61">
            <text:p>161</text:p>
          </table:table-cell>
          <table:table-cell table:style-name="ce186" office:value-type="string">
            <text:p>CLUB LYRIQUE DE MONTPELLIER CA16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66">
            <text:p>1566</text:p>
          </table:table-cell>
          <table:table-cell table:style-name="ce186" office:value-type="string">
            <text:p>UNION DES ARTS PLASTIQUES DE LA MEDITERRANEE CA156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teliers-Résidenc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5">
            <text:p>375</text:p>
          </table:table-cell>
          <table:table-cell table:style-name="ce186" office:value-type="string">
            <text:p>B.A. BACH CA37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69">
            <text:p>1969</text:p>
          </table:table-cell>
          <table:table-cell table:style-name="ce186" office:value-type="string">
            <text:p>INSTITUT PROTESTANT DE THEOLOGIE IPT CA196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965">
            <text:p>2965</text:p>
          </table:table-cell>
          <table:table-cell table:style-name="ce186" office:value-type="string">
            <text:p>COMPAGNIE IMAGINE CA29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HOAH 250 581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77">
            <text:p>4977</text:p>
          </table:table-cell>
          <table:table-cell table:style-name="ce186" office:value-type="string">
            <text:p>RANK'ART CA497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64">
            <text:p>4964</text:p>
          </table:table-cell>
          <table:table-cell table:style-name="ce186" office:value-type="string">
            <text:p>CINEMUSIQUES CA496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1">
            <text:p>491</text:p>
          </table:table-cell>
          <table:table-cell table:style-name="ce186" office:value-type="string">
            <text:p>SON E RESSON OCCITAN CA49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671">
            <text:p>3671</text:p>
          </table:table-cell>
          <table:table-cell table:style-name="ce186" office:value-type="string">
            <text:p>CROUS - PASS'CULTURE CA367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ASS'CULTURE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40000">
            <text:p>4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85">
            <text:p>3185</text:p>
          </table:table-cell>
          <table:table-cell table:style-name="ce186" office:value-type="string">
            <text:p>LA COMPAGNIE DU PAS'SAGE - RENCONTRES SCENE JEUNESSE CDP RSJ CA318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86">
            <text:p>286</text:p>
          </table:table-cell>
          <table:table-cell table:style-name="ce186" office:value-type="string">
            <text:p>ENSEMBLE INSTRUMENTAL CONTREPOINT CA28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85">
            <text:p>3185</text:p>
          </table:table-cell>
          <table:table-cell table:style-name="ce186" office:value-type="string">
            <text:p>LA COMPAGNIE DU PAS'SAGE - RENCONTRES SCENE JEUNESSE CDP RSJ CA318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pectacle THEATRE D'OBJETS/JEUNE PUBLIC/MUSICA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85">
            <text:p>3185</text:p>
          </table:table-cell>
          <table:table-cell table:style-name="ce186" office:value-type="string">
            <text:p>LA COMPAGNIE DU PAS'SAGE - RENCONTRES SCENE JEUNESSE CDP RSJ CA318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pectacle de THEATRE CIVIL CLOWNESQU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300">
            <text:p>2 3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65">
            <text:p>2265</text:p>
          </table:table-cell>
          <table:table-cell table:style-name="ce186" office:value-type="string">
            <text:p>ASSOCIATION CULTURELLE DES BERBERES DE KABYLIE CA226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65">
            <text:p>2265</text:p>
          </table:table-cell>
          <table:table-cell table:style-name="ce186" office:value-type="string">
            <text:p>ASSOCIATION CULTURELLE DES BERBERES DE KABYLIE CA22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4eme CD des amis du chant Berbere de Kabyili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65">
            <text:p>2265</text:p>
          </table:table-cell>
          <table:table-cell table:style-name="ce186" office:value-type="string">
            <text:p>ASSOCIATION CULTURELLE DES BERBERES DE KABYLIE CA22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emaine culturelle Berber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58">
            <text:p>5358</text:p>
          </table:table-cell>
          <table:table-cell table:style-name="ce186" office:value-type="string">
            <text:p>ASSOCIATION DES CAFES GEOGRAPHIQUES DE MONTPELLIER CA535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91">
            <text:p>2291</text:p>
          </table:table-cell>
          <table:table-cell table:style-name="ce186" office:value-type="string">
            <text:p>MELI MELODIE CA229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44">
            <text:p>444</text:p>
          </table:table-cell>
          <table:table-cell table:style-name="ce186" office:value-type="string">
            <text:p>AMIS DE L'ORGUE DES SAINTS FRANCOIS CA44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7">
            <text:p>547</text:p>
          </table:table-cell>
          <table:table-cell table:style-name="ce186" office:value-type="string">
            <text:p>VOCALYS CA54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339">
            <text:p>3339</text:p>
          </table:table-cell>
          <table:table-cell table:style-name="ce186" office:value-type="string">
            <text:p>ASSOCIATION DES AMIS DU MUSEE LANGUEDOCIEN CA333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564">
            <text:p>3564</text:p>
          </table:table-cell>
          <table:table-cell table:style-name="ce186" office:value-type="string">
            <text:p>JAZZ CLUB MONTPELLIER JCM CA356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74">
            <text:p>5474</text:p>
          </table:table-cell>
          <table:table-cell table:style-name="ce186" office:value-type="string">
            <text:p>NEDA, IRAN EN CHOEUR CA547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800">
            <text:p>8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113">
            <text:p>2113</text:p>
          </table:table-cell>
          <table:table-cell table:style-name="ce186" office:value-type="string">
            <text:p>ATELIER DE RECHERCHE THEATRALE - ART CIE CA211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0">
            <text:p>200</text:p>
          </table:table-cell>
          <table:table-cell table:style-name="ce186" office:value-type="string">
            <text:p>OBJECTIF IMAGE MONTPELLIER CA20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Photo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74">
            <text:p>5474</text:p>
          </table:table-cell>
          <table:table-cell table:style-name="ce186" office:value-type="string">
            <text:p>NEDA, IRAN EN CHOEUR CA547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ncert de Yalda solstice d'hiver avec les chorégiens de Montpellie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200">
            <text:p>1 2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969">
            <text:p>2969</text:p>
          </table:table-cell>
          <table:table-cell table:style-name="ce186" office:value-type="string">
            <text:p>UNIVERSITE DE FIGUEROLLES CA296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49">
            <text:p>5149</text:p>
          </table:table-cell>
          <table:table-cell table:style-name="ce186" office:value-type="string">
            <text:p>BRISCARTS CA514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vènement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732">
            <text:p>2732</text:p>
          </table:table-cell>
          <table:table-cell table:style-name="ce186" office:value-type="string">
            <text:p>CERCLE ALGERIANISTE DE MONTPELLIER CA273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77">
            <text:p>4377</text:p>
          </table:table-cell>
          <table:table-cell table:style-name="ce186" office:value-type="string">
            <text:p>PULX CA437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Instruction terminé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610">
            <text:p>4610</text:p>
          </table:table-cell>
          <table:table-cell table:style-name="ce186" office:value-type="string">
            <text:p>TI CONODO CA461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610">
            <text:p>4610</text:p>
          </table:table-cell>
          <table:table-cell table:style-name="ce186" office:value-type="string">
            <text:p>TI CONODO CA461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ALE KREYOL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659">
            <text:p>1659</text:p>
          </table:table-cell>
          <table:table-cell table:style-name="ce186" office:value-type="string">
            <text:p>LA SPHERE OBLIK CA165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10">
            <text:p>5110</text:p>
          </table:table-cell>
          <table:table-cell table:style-name="ce186" office:value-type="string">
            <text:p>COMPAGNIE VERTIGO CA511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15">
            <text:p>1215</text:p>
          </table:table-cell>
          <table:table-cell table:style-name="ce186" office:value-type="string">
            <text:p>CROQU'OREILLES DIVERGENCE CA121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19">
            <text:p>5319</text:p>
          </table:table-cell>
          <table:table-cell table:style-name="ce186" office:value-type="string">
            <text:p>KLUB KLAMAUK CA531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18">
            <text:p>5818</text:p>
          </table:table-cell>
          <table:table-cell table:style-name="ce186" office:value-type="string">
            <text:p>ASSOCIATION LIGHT MOTIVE CA581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REATION ET DIFFUSION D UN PROJET MUSICA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500">
            <text:p>4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63">
            <text:p>5263</text:p>
          </table:table-cell>
          <table:table-cell table:style-name="ce186" office:value-type="string">
            <text:p>DE BOUCHE A OREILLE CA526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071">
            <text:p>1071</text:p>
          </table:table-cell>
          <table:table-cell table:style-name="ce186" office:value-type="string">
            <text:p>UNIVERSITE PAUL VALERY MONTPELLIER III CA107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0">
            <text:p>1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32">
            <text:p>5132</text:p>
          </table:table-cell>
          <table:table-cell table:style-name="ce186" office:value-type="string">
            <text:p>KINO MONTPELLIER CA513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KINO KABARET INTERNATIONAL DE MONTPELLIER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010">
            <text:p>4010</text:p>
          </table:table-cell>
          <table:table-cell table:style-name="ce186" office:value-type="string">
            <text:p>L'AUTRE THEATRE CA401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"TOUT COMMUNIQUE"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17">
            <text:p>5817</text:p>
          </table:table-cell>
          <table:table-cell table:style-name="ce186" office:value-type="string">
            <text:p>CULTURE CLUB CA581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lti Disciplin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20">
            <text:p>4520</text:p>
          </table:table-cell>
          <table:table-cell table:style-name="ce186" office:value-type="string">
            <text:p>LE GARAGE ELECTRIQUE CA452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71">
            <text:p>1171</text:p>
          </table:table-cell>
          <table:table-cell table:style-name="ce186" office:value-type="string">
            <text:p>SO BOLLYWOOD MONTPELLIER CA117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5eme journées du cinéma indien et bollywood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39">
            <text:p>5039</text:p>
          </table:table-cell>
          <table:table-cell table:style-name="ce186" office:value-type="string">
            <text:p>MACHINE THEATRE CA503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0">
            <text:p>1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37">
            <text:p>4937</text:p>
          </table:table-cell>
          <table:table-cell table:style-name="ce186" office:value-type="string">
            <text:p>COMPAGNIE TIRE PAS LA NAPPE CA493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0">
            <text:p>1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618">
            <text:p>3618</text:p>
          </table:table-cell>
          <table:table-cell table:style-name="ce186" office:value-type="string">
            <text:p>AMIS DE LA LIBRAIRIE LES CINQ CONTINENTS CA361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1200">
            <text:p>1 2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14">
            <text:p>5814</text:p>
          </table:table-cell>
          <table:table-cell table:style-name="ce186" office:value-type="string">
            <text:p>LA RAFFINERIE CA581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91">
            <text:p>3991</text:p>
          </table:table-cell>
          <table:table-cell table:style-name="ce186" office:value-type="string">
            <text:p>BAGAGES D'ACTEURS THEATRE POESIE LITTERATURE CA399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4">
            <text:p>154</text:p>
          </table:table-cell>
          <table:table-cell table:style-name="ce186" office:value-type="string">
            <text:p>JAM - JAZZ ACTION CA15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1">
            <text:p>5821</text:p>
          </table:table-cell>
          <table:table-cell table:style-name="ce186" office:value-type="string">
            <text:p>MONTPELLIER HERAULT BREAKING CLUB CA582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715">
            <text:p>1 715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9">
            <text:p>149</text:p>
          </table:table-cell>
          <table:table-cell table:style-name="ce186" office:value-type="string">
            <text:p>ENSEMBLE VOCAL CLAIRE GARRONE CA14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9">
            <text:p>149</text:p>
          </table:table-cell>
          <table:table-cell table:style-name="ce186" office:value-type="string">
            <text:p>ENSEMBLE VOCAL CLAIRE GARRONE CA14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ONTPELLIER - LA HAVANE AU MEME DIAPASO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1">
            <text:p>5821</text:p>
          </table:table-cell>
          <table:table-cell table:style-name="ce186" office:value-type="string">
            <text:p>MONTPELLIER HERAULT BREAKING CLUB CA582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de danse Hip Hop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283">
            <text:p>3283</text:p>
          </table:table-cell>
          <table:table-cell table:style-name="ce186" office:value-type="string">
            <text:p>COMPAGNIE LES TETES DE BOIS CA328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9000">
            <text:p>9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79">
            <text:p>5379</text:p>
          </table:table-cell>
          <table:table-cell table:style-name="ce186" office:value-type="string">
            <text:p>QUASI INDESTRUCTIBLE PRODUCTION CA537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 QUOI JOUONS NOUS? EN CONCERT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403">
            <text:p>3403</text:p>
          </table:table-cell>
          <table:table-cell table:style-name="ce186" office:value-type="string">
            <text:p>ASSO INTERNATIONALE SAINT ROCH DE MONTPELLIER CA340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5500">
            <text:p>5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472">
            <text:p>4472</text:p>
          </table:table-cell>
          <table:table-cell table:style-name="ce186" office:value-type="string">
            <text:p>LA VISTA THEATRE DE LA MEDITERRANEE CA447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/>
          <table:table-cell table:style-name="ce191" office:value-type="float" office:value="50000">
            <text:p>50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5000">
            <text:p>6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472">
            <text:p>4472</text:p>
          </table:table-cell>
          <table:table-cell table:style-name="ce186" office:value-type="string">
            <text:p>LA VISTA THEATRE DE LA MEDITERRANEE CA447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ASS VISTA</text:p>
          </table:table-cell>
          <table:table-cell table:style-name="ce191"/>
          <table:table-cell table:style-name="ce191" office:value-type="float" office:value="15000">
            <text:p>15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46">
            <text:p>1946</text:p>
          </table:table-cell>
          <table:table-cell table:style-name="ce186" office:value-type="string">
            <text:p>CRESCENDOC CA194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79">
            <text:p>1879</text:p>
          </table:table-cell>
          <table:table-cell table:style-name="ce186" office:value-type="string">
            <text:p>ACADEMIE DES SCIENCES ET DES LETTRES DE MONTPELLIER ASLM CA187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36">
            <text:p>4936</text:p>
          </table:table-cell>
          <table:table-cell table:style-name="ce186" office:value-type="string">
            <text:p>INTERSTICES CA493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79">
            <text:p>1879</text:p>
          </table:table-cell>
          <table:table-cell table:style-name="ce186" office:value-type="string">
            <text:p>ACADEMIE DES SCIENCES ET DES LETTRES DE MONTPELLIER ASLM CA187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RIX SABATIER D 'ESPEYRA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34">
            <text:p>5034</text:p>
          </table:table-cell>
          <table:table-cell table:style-name="ce186" office:value-type="string">
            <text:p>ASSOCIATION CHICANES CA503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000">
            <text:p>7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50">
            <text:p>1250</text:p>
          </table:table-cell>
          <table:table-cell table:style-name="ce186" office:value-type="string">
            <text:p>ASSOCIATION COREE'GRAPHIE CA125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08">
            <text:p>4708</text:p>
          </table:table-cell>
          <table:table-cell table:style-name="ce186" office:value-type="string">
            <text:p>OPERA JUNIOR CA470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05">
            <text:p>105</text:p>
          </table:table-cell>
          <table:table-cell table:style-name="ce186" office:value-type="string">
            <text:p>FESTIVAL INTERNATIONAL DU CINEMA MEDITERRANEEN DE MONTPELLIER CINEMED CA10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290000">
            <text:p>29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37">
            <text:p>4137</text:p>
          </table:table-cell>
          <table:table-cell table:style-name="ce186" office:value-type="string">
            <text:p>CERCLE ZETETIQUE LANGUEDOC ROUSSILLON CA413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NFERENCE DU Pr JACQUES VAN RILLAE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600">
            <text:p>6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3">
            <text:p>5833</text:p>
          </table:table-cell>
          <table:table-cell table:style-name="ce186" office:value-type="string">
            <text:p>ASSOCIATION FESTAFILM CA583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37">
            <text:p>4137</text:p>
          </table:table-cell>
          <table:table-cell table:style-name="ce186" office:value-type="string">
            <text:p>CERCLE ZETETIQUE LANGUEDOC ROUSSILLON CA413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ORAGNISATION DE L EDITION 2014 DE L UNIVERSITE D ETE DU CZL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2">
            <text:p>5822</text:p>
          </table:table-cell>
          <table:table-cell table:style-name="ce186" office:value-type="string">
            <text:p>RIEN DE SPECIAL CA582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ESQUISS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ltimédia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1">
            <text:p>5831</text:p>
          </table:table-cell>
          <table:table-cell table:style-name="ce186" office:value-type="string">
            <text:p>LANGUE ET CULTURE FRANCAISES CA 583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86">
            <text:p>5386</text:p>
          </table:table-cell>
          <table:table-cell table:style-name="ce186" office:value-type="string">
            <text:p>GRAPHIE CA538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1">
            <text:p>5831</text:p>
          </table:table-cell>
          <table:table-cell table:style-name="ce186" office:value-type="string">
            <text:p>LANGUE ET CULTURE FRANCAISES CA 583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URSE ITINERANTE POUR ETUDIANTS ETRANGERS- ETE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86">
            <text:p>5386</text:p>
          </table:table-cell>
          <table:table-cell table:style-name="ce186" office:value-type="string">
            <text:p>GRAPHIE CA538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Ecrire à l'hopita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1100">
            <text:p>1 1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432">
            <text:p>2432</text:p>
          </table:table-cell>
          <table:table-cell table:style-name="ce186" office:value-type="string">
            <text:p>ALLONS'Z'ENFANTS - CIE DIDIER THERON CA243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0">
            <text:p>2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5000">
            <text:p>2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432">
            <text:p>2432</text:p>
          </table:table-cell>
          <table:table-cell table:style-name="ce186" office:value-type="string">
            <text:p>ALLONS'Z'ENFANTS - CIE DIDIER THERON CA243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réation de danse contemporaine.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0">
            <text:p>390</text:p>
          </table:table-cell>
          <table:table-cell table:style-name="ce186" office:value-type="string">
            <text:p>CENTRE CULTUREL ITALIEN SOCIETA DANTE ALIGHIERI CA39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137">
            <text:p>2137</text:p>
          </table:table-cell>
          <table:table-cell table:style-name="ce186" office:value-type="string">
            <text:p>CHORALE COR CANTO A CÆUR JOIE. CA213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314">
            <text:p>3314</text:p>
          </table:table-cell>
          <table:table-cell table:style-name="ce186" office:value-type="string">
            <text:p>BLABLA PRODUCTION CA331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16">
            <text:p>5616</text:p>
          </table:table-cell>
          <table:table-cell table:style-name="ce186" office:value-type="string">
            <text:p>LEVE TOI ET DANSE ! CA561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2">
            <text:p>152</text:p>
          </table:table-cell>
          <table:table-cell table:style-name="ce186" office:value-type="string">
            <text:p>GROUPE VOCAL ARLEQUIN CA15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2">
            <text:p>152</text:p>
          </table:table-cell>
          <table:table-cell table:style-name="ce186" office:value-type="string">
            <text:p>GROUPE VOCAL ARLEQUIN CA15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lassiChoeu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83">
            <text:p>4283</text:p>
          </table:table-cell>
          <table:table-cell table:style-name="ce186" office:value-type="string">
            <text:p>L'EKO DES GARRIGUES CA428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83">
            <text:p>4283</text:p>
          </table:table-cell>
          <table:table-cell table:style-name="ce186" office:value-type="string">
            <text:p>L'EKO DES GARRIGUES CA42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RTS SONORES : DES LYCEENS POETES ET MUSICIE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adio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68">
            <text:p>1968</text:p>
          </table:table-cell>
          <table:table-cell table:style-name="ce186" office:value-type="string">
            <text:p>IDEOKILOGRAMME CA196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68">
            <text:p>1968</text:p>
          </table:table-cell>
          <table:table-cell table:style-name="ce186" office:value-type="string">
            <text:p>IDEOKILOGRAMME CA196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OILA LA FRANCE PASSANT PAR VICHY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636">
            <text:p>3636</text:p>
          </table:table-cell>
          <table:table-cell table:style-name="ce186" office:value-type="string">
            <text:p>ASSOCIATION MONTPELLIERAINE POUR UN JUDAISME HUMANISTE ET LAIQUE CA363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55">
            <text:p>2255</text:p>
          </table:table-cell>
          <table:table-cell table:style-name="ce186" office:value-type="string">
            <text:p>LA STATION MAGNETIQUE (ANCIENNEMENT LE SONOTONE) CA225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ltimédia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55">
            <text:p>2255</text:p>
          </table:table-cell>
          <table:table-cell table:style-name="ce186" office:value-type="string">
            <text:p>LA STATION MAGNETIQUE (ANCIENNEMENT LE SONOTONE) CA225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RESSE-MOI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ltimédia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76">
            <text:p>1176</text:p>
          </table:table-cell>
          <table:table-cell table:style-name="ce186" office:value-type="string">
            <text:p>LA COMPAGNIE PROVISOIRE CA117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10">
            <text:p>5510</text:p>
          </table:table-cell>
          <table:table-cell table:style-name="ce186" office:value-type="string">
            <text:p>DEDALUS CA551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81">
            <text:p>1281</text:p>
          </table:table-cell>
          <table:table-cell table:style-name="ce186" office:value-type="string">
            <text:p>KAINA CA128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500">
            <text:p>7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86">
            <text:p>3786</text:p>
          </table:table-cell>
          <table:table-cell table:style-name="ce186" office:value-type="string">
            <text:p>DANSER BONHEUR CA378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86">
            <text:p>3786</text:p>
          </table:table-cell>
          <table:table-cell table:style-name="ce186" office:value-type="string">
            <text:p>DANSER BONHEUR CA378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OURNEES CULTURELLES ICI ET AILLEUR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311">
            <text:p>3311</text:p>
          </table:table-cell>
          <table:table-cell table:style-name="ce186" office:value-type="string">
            <text:p>COMPANIA INESPERADA CA331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1">
            <text:p>231</text:p>
          </table:table-cell>
          <table:table-cell table:style-name="ce186" office:value-type="string">
            <text:p>THEATRE EN FLAMMES - CREATEF CA23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05">
            <text:p>3005</text:p>
          </table:table-cell>
          <table:table-cell table:style-name="ce186" office:value-type="string">
            <text:p>SONORITES CA300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1">
            <text:p>231</text:p>
          </table:table-cell>
          <table:table-cell table:style-name="ce186" office:value-type="string">
            <text:p>THEATRE EN FLAMMES - CREATEF CA23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QUARTIER DES BEB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8">
            <text:p>38</text:p>
          </table:table-cell>
          <table:table-cell table:style-name="ce186" office:value-type="string">
            <text:p>RADIO AVIVA 88 FM CA3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adio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1">
            <text:p>231</text:p>
          </table:table-cell>
          <table:table-cell table:style-name="ce186" office:value-type="string">
            <text:p>THEATRE EN FLAMMES - CREATEF CA23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ACM, ALBUM "TRAVERSER"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59">
            <text:p>5059</text:p>
          </table:table-cell>
          <table:table-cell table:style-name="ce186" office:value-type="string">
            <text:p>GALERIE AL/MA CA505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91">
            <text:p>4191</text:p>
          </table:table-cell>
          <table:table-cell table:style-name="ce186" office:value-type="string">
            <text:p>ILLUSION ET MACADAM CA419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0">
            <text:p>2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22000">
            <text:p>2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57">
            <text:p>5657</text:p>
          </table:table-cell>
          <table:table-cell table:style-name="ce186" office:value-type="string">
            <text:p>L'ENJAMBEE CA565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800">
            <text:p>8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62">
            <text:p>4962</text:p>
          </table:table-cell>
          <table:table-cell table:style-name="ce186" office:value-type="string">
            <text:p>GROGNON FRERES CA496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28">
            <text:p>4928</text:p>
          </table:table-cell>
          <table:table-cell table:style-name="ce186" office:value-type="string">
            <text:p>VILCANOTA CA492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91">
            <text:p>4191</text:p>
          </table:table-cell>
          <table:table-cell table:style-name="ce186" office:value-type="string">
            <text:p>ILLUSION ET MACADAM CA419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MONTPELLIER 100%</text:p>
          </table:table-cell>
          <table:table-cell table:style-name="ce191"/>
          <table:table-cell table:style-name="ce191" office:value-type="float" office:value="40000">
            <text:p>40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5000">
            <text:p>4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16">
            <text:p>5316</text:p>
          </table:table-cell>
          <table:table-cell table:style-name="ce186" office:value-type="string">
            <text:p>LA COMPAGNIE DES GRANDS ENFANTS CA531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66">
            <text:p>5766</text:p>
          </table:table-cell>
          <table:table-cell table:style-name="ce186" office:value-type="string">
            <text:p>ASSOCIATION ARCHITECTIQUE CA576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66">
            <text:p>5766</text:p>
          </table:table-cell>
          <table:table-cell table:style-name="ce186" office:value-type="string">
            <text:p>ASSOCIATION ARCHITECTIQUE CA576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ERCEPTION CONSCIENT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02">
            <text:p>5802</text:p>
          </table:table-cell>
          <table:table-cell table:style-name="ce186" office:value-type="string">
            <text:p>LA NOUVELLE AVENTURE CA580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OLLYOTT KROUSHNAKETT EN SCEN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867">
            <text:p>867</text:p>
          </table:table-cell>
          <table:table-cell table:style-name="ce186" office:value-type="string">
            <text:p>CELLANOVA.ORG CA86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ISI#9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ltimédia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20">
            <text:p>5020</text:p>
          </table:table-cell>
          <table:table-cell table:style-name="ce186" office:value-type="string">
            <text:p>ASSOCIATION STELLA-MURRAY BROSCH PRODUCTIONS CA502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500">
            <text:p>4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02">
            <text:p>5802</text:p>
          </table:table-cell>
          <table:table-cell table:style-name="ce186" office:value-type="string">
            <text:p>LA NOUVELLE AVENTURE CA580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ABBERWOCKY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02">
            <text:p>5802</text:p>
          </table:table-cell>
          <table:table-cell table:style-name="ce186" office:value-type="string">
            <text:p>LA NOUVELLE AVENTURE CA580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IRELE ET LA SORCIER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959">
            <text:p>959</text:p>
          </table:table-cell>
          <table:table-cell table:style-name="ce186" office:value-type="string">
            <text:p>ARCHIVES DU MONDE CA95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4">
            <text:p>5824</text:p>
          </table:table-cell>
          <table:table-cell table:style-name="ce186" office:value-type="string">
            <text:p>LA MAISON CA582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e croyais que mettre la main à la pâte d'écrivait mettre la main à la patt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73">
            <text:p>1973</text:p>
          </table:table-cell>
          <table:table-cell table:style-name="ce186" office:value-type="string">
            <text:p>ASSOCIATION LES AMIS DU GRAIN DES MOTS CA197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31">
            <text:p>1531</text:p>
          </table:table-cell>
          <table:table-cell table:style-name="ce186" office:value-type="string">
            <text:p>LECTURA E OC CA153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874">
            <text:p>874</text:p>
          </table:table-cell>
          <table:table-cell table:style-name="ce186" office:value-type="string">
            <text:p>LA COMPAGNIE DE L'ECORCOBALISSE CA87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01">
            <text:p>4101</text:p>
          </table:table-cell>
          <table:table-cell table:style-name="ce186" office:value-type="string">
            <text:p>COMPAGNIE BELLE PAGAILLE CA410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25">
            <text:p>4325</text:p>
          </table:table-cell>
          <table:table-cell table:style-name="ce186" office:value-type="string">
            <text:p>L'OUTIL THEATRE CA432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500">
            <text:p>8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9000">
            <text:p>9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67">
            <text:p>5367</text:p>
          </table:table-cell>
          <table:table-cell table:style-name="ce186" office:value-type="string">
            <text:p>L'AIRE CA536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25">
            <text:p>4325</text:p>
          </table:table-cell>
          <table:table-cell table:style-name="ce186" office:value-type="string">
            <text:p>L'OUTIL THEATRE CA432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IDE A LA CREATIO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84">
            <text:p>5684</text:p>
          </table:table-cell>
          <table:table-cell table:style-name="ce186" office:value-type="string">
            <text:p>BUREAU DES ARTS ET TERRITOIRES CA568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45">
            <text:p>3745</text:p>
          </table:table-cell>
          <table:table-cell table:style-name="ce186" office:value-type="string">
            <text:p>ASSOCIATION CHRETIENS ET CULTURES CA374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15 EME FESTIVAL INTERRELIGIEUX DE MUSIQUES SACREES</text:p>
          </table:table-cell>
          <table:table-cell table:style-name="ce191" office:value-type="float" office:value="17000">
            <text:p>17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7000">
            <text:p>1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57">
            <text:p>2057</text:p>
          </table:table-cell>
          <table:table-cell table:style-name="ce186" office:value-type="string">
            <text:p>ARS MUSICA MONTPELLIER CA205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8">
            <text:p>148</text:p>
          </table:table-cell>
          <table:table-cell table:style-name="ce186" office:value-type="string">
            <text:p>CHOEURS DE L'ENCLOS CA14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500">
            <text:p>3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8">
            <text:p>148</text:p>
          </table:table-cell>
          <table:table-cell table:style-name="ce186" office:value-type="string">
            <text:p>CHOEURS DE L'ENCLOS CA14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ENTENAIRE DES CHOEURS DE L ENCLO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72">
            <text:p>5472</text:p>
          </table:table-cell>
          <table:table-cell table:style-name="ce186" office:value-type="string">
            <text:p>VOY'ELLES CHOEUR DE FEMMES DE MEDITERRANEE VOY'ELLES CA547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6">
            <text:p>146</text:p>
          </table:table-cell>
          <table:table-cell table:style-name="ce186" office:value-type="string">
            <text:p>AMIS DE L'ORGUE ET CHÆURS DE LA CATHEDRALE CA14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">
            <text:p>2</text:p>
          </table:table-cell>
          <table:table-cell table:style-name="ce186" office:value-type="string">
            <text:p>ENTENTE AVICOLE DE L'HERAULT EAH CA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cologie - Environnement</text:p>
          </table:table-cell>
          <table:table-cell table:style-name="ce191" office:value-type="float" office:value="750">
            <text:p>75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26">
            <text:p>2326</text:p>
          </table:table-cell>
          <table:table-cell table:style-name="ce186" office:value-type="string">
            <text:p>MUSIC EVENTS CA232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/>
          <table:table-cell table:style-name="ce191" office:value-type="float" office:value="125000">
            <text:p>125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25000">
            <text:p>12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07">
            <text:p>1207</text:p>
          </table:table-cell>
          <table:table-cell table:style-name="ce186" office:value-type="string">
            <text:p>ACTION D'ESPACE CA120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I CA TE DIT QU ON PARL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252">
            <text:p>3252</text:p>
          </table:table-cell>
          <table:table-cell table:style-name="ce186" office:value-type="string">
            <text:p>ASSOCIATION ACHLES CA325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94">
            <text:p>4994</text:p>
          </table:table-cell>
          <table:table-cell table:style-name="ce186" office:value-type="string">
            <text:p>LA COMPAGNIE DU CAPITAINE CA499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09">
            <text:p>1709</text:p>
          </table:table-cell>
          <table:table-cell table:style-name="ce186" office:value-type="string">
            <text:p>EPSEDANSE CA170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RODUCTION ET TOURNEE DES CREATIONS CHOREGRAPHIQUES DU NID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36">
            <text:p>1136</text:p>
          </table:table-cell>
          <table:table-cell table:style-name="ce186" office:value-type="string">
            <text:p>MAISON DE LA GRAVURE MEDITERRANEE CA113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teliers-Résidence</text:p>
          </table:table-cell>
          <table:table-cell table:style-name="ce191" office:value-type="float" office:value="2800">
            <text:p>2 8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36">
            <text:p>1136</text:p>
          </table:table-cell>
          <table:table-cell table:style-name="ce186" office:value-type="string">
            <text:p>MAISON DE LA GRAVURE MEDITERRANEE CA113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TE DE L ESTAMPE 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teliers-Résidence</text:p>
          </table:table-cell>
          <table:table-cell table:style-name="ce191" office:value-type="float" office:value="1475">
            <text:p>1 475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36">
            <text:p>1136</text:p>
          </table:table-cell>
          <table:table-cell table:style-name="ce186" office:value-type="string">
            <text:p>MAISON DE LA GRAVURE MEDITERRANEE CA113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EMOIRE D UN TERRITOIRE- MONTPELLIER GRAVE PAR CAROLINE BOUYE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teliers-Résidence</text:p>
          </table:table-cell>
          <table:table-cell table:style-name="ce191" office:value-type="float" office:value="4280">
            <text:p>4 28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12">
            <text:p>4812</text:p>
          </table:table-cell>
          <table:table-cell table:style-name="ce186" office:value-type="string">
            <text:p>COMPAGNIE ADESSO E SEMPRE CA481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2000">
            <text:p>1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12">
            <text:p>4812</text:p>
          </table:table-cell>
          <table:table-cell table:style-name="ce186" office:value-type="string">
            <text:p>COMPAGNIE ADESSO E SEMPRE CA481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HYBRIDES 2014</text:p>
          </table:table-cell>
          <table:table-cell table:style-name="ce191" office:value-type="float" office:value="30000">
            <text:p>3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0">
            <text:p>4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630">
            <text:p>4630</text:p>
          </table:table-cell>
          <table:table-cell table:style-name="ce186" office:value-type="string">
            <text:p>CHOEUR D'O CA463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ncert 2014 Choeur d'ô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19">
            <text:p>4819</text:p>
          </table:table-cell>
          <table:table-cell table:style-name="ce186" office:value-type="string">
            <text:p>L'ATALANTE CA481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53">
            <text:p>153</text:p>
          </table:table-cell>
          <table:table-cell table:style-name="ce186" office:value-type="string">
            <text:p>ENSEMBLE VOCAL DE MONTPELLIER CA15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 Messie de Haendel</text:p>
          </table:table-cell>
          <table:table-cell table:style-name="ce191" office:value-type="float" office:value="6500">
            <text:p>6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40">
            <text:p>1240</text:p>
          </table:table-cell>
          <table:table-cell table:style-name="ce186" office:value-type="string">
            <text:p>SATELLITE CA124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95">
            <text:p>5095</text:p>
          </table:table-cell>
          <table:table-cell table:style-name="ce186" office:value-type="string">
            <text:p>LES CHIENS ANDALOUS CA509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95">
            <text:p>5095</text:p>
          </table:table-cell>
          <table:table-cell table:style-name="ce186" office:value-type="string">
            <text:p>LES CHIENS ANDALOUS CA509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2013/2014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2800">
            <text:p>2 8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8">
            <text:p>5828</text:p>
          </table:table-cell>
          <table:table-cell table:style-name="ce186" office:value-type="string">
            <text:p>MOJO PIN PRODUCTION CA582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27">
            <text:p>5827</text:p>
          </table:table-cell>
          <table:table-cell table:style-name="ce186" office:value-type="string">
            <text:p>ACTIONS MONTPELLIER MUSIQUE ENSEMBLE SOLIDAIRE AMMES CA 5827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315">
            <text:p>1315</text:p>
          </table:table-cell>
          <table:table-cell table:style-name="ce186" office:value-type="string">
            <text:p>THEATRE DE LA REMISE CA131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65">
            <text:p>5665</text:p>
          </table:table-cell>
          <table:table-cell table:style-name="ce186" office:value-type="string">
            <text:p>EN TRAITS LIBRES CA566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44">
            <text:p>3944</text:p>
          </table:table-cell>
          <table:table-cell table:style-name="ce186" office:value-type="string">
            <text:p>ASSOCIATION DES CHOEURS DE MONTPELLIER CA394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65">
            <text:p>5665</text:p>
          </table:table-cell>
          <table:table-cell table:style-name="ce186" office:value-type="string">
            <text:p>EN TRAITS LIBRES CA56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INTERNATIONAL AUTOUR DE LA MICRO-EDITIO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44">
            <text:p>3944</text:p>
          </table:table-cell>
          <table:table-cell table:style-name="ce186" office:value-type="string">
            <text:p>ASSOCIATION DES CHOEURS DE MONTPELLIER CA394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HORALISSIMO</text:p>
          </table:table-cell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79">
            <text:p>4979</text:p>
          </table:table-cell>
          <table:table-cell table:style-name="ce186" office:value-type="string">
            <text:p>POLYFOLIES CA497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79">
            <text:p>4979</text:p>
          </table:table-cell>
          <table:table-cell table:style-name="ce186" office:value-type="string">
            <text:p>POLYFOLIES CA497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s histoires extraordinair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13">
            <text:p>5413</text:p>
          </table:table-cell>
          <table:table-cell table:style-name="ce186" office:value-type="string">
            <text:p>RAMBLIN' BASTRINGUE CA541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 SKELETON BAND - LA CASTAGNE</text:p>
          </table:table-cell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94">
            <text:p>4994</text:p>
          </table:table-cell>
          <table:table-cell table:style-name="ce186" office:value-type="string">
            <text:p>LA COMPAGNIE DU CAPITAINE CA499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8EME FESTIVAL D IMPROVISATION INTERGALACTIQUE DE MONTPELLIER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4">
            <text:p>184</text:p>
          </table:table-cell>
          <table:table-cell table:style-name="ce186" office:value-type="string">
            <text:p>LOU PARAGE DE MOUNT PELIE CA18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">
            <text:p>48</text:p>
          </table:table-cell>
          <table:table-cell table:style-name="ce186" office:value-type="string">
            <text:p>FM PLUS ASSO PROTESTANTE DE RADIO-TELEVISION RADIO FM PLUS CA4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adio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96">
            <text:p>3996</text:p>
          </table:table-cell>
          <table:table-cell table:style-name="ce186" office:value-type="string">
            <text:p>ENSEMBLE CHORAL UNIVERSITAIRE DE MONTPELLIER ECUME CA399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500">
            <text:p>3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96">
            <text:p>3996</text:p>
          </table:table-cell>
          <table:table-cell table:style-name="ce186" office:value-type="string">
            <text:p>ENSEMBLE CHORAL UNIVERSITAIRE DE MONTPELLIER ECUME CA399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UBANEANDO</text:p>
          </table:table-cell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13">
            <text:p>5513</text:p>
          </table:table-cell>
          <table:table-cell table:style-name="ce186" office:value-type="string">
            <text:p>COMPAGNIE LA VASTE ENTREPRISE CA551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08">
            <text:p>5008</text:p>
          </table:table-cell>
          <table:table-cell table:style-name="ce186" office:value-type="string">
            <text:p>CASA AMADIS ASSO CULTURELLE DE LANGUE PORTUGAISE DE MONTPELLIER CA500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IVRES PAROLES LUSITANES REVOLUTION DES OEILLETS 1974-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2400">
            <text:p>2 4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2">
            <text:p>412</text:p>
          </table:table-cell>
          <table:table-cell table:style-name="ce186" office:value-type="string">
            <text:p>INTENSITES CA41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617">
            <text:p>3617</text:p>
          </table:table-cell>
          <table:table-cell table:style-name="ce186" office:value-type="string">
            <text:p>COMPAGNIE POINT DU JOUR CA361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961">
            <text:p>3961</text:p>
          </table:table-cell>
          <table:table-cell table:style-name="ce186" office:value-type="string">
            <text:p>COMPAGNIE AURELIA CA396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500">
            <text:p>7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78">
            <text:p>2378</text:p>
          </table:table-cell>
          <table:table-cell table:style-name="ce186" office:value-type="string">
            <text:p>FEDERATION DES RADIOS ASSOCIATIVES ET NON COMMERCIALES CA237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adio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51">
            <text:p>4951</text:p>
          </table:table-cell>
          <table:table-cell table:style-name="ce186" office:value-type="string">
            <text:p>ASSOCIATION BRUIT QUI COURT CA495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89">
            <text:p>4389</text:p>
          </table:table-cell>
          <table:table-cell table:style-name="ce186" office:value-type="string">
            <text:p>ARDEC CA438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0">
            <text:p>1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0">
            <text:p>5830</text:p>
          </table:table-cell>
          <table:table-cell table:style-name="ce186" office:value-type="string">
            <text:p>LES EBRUITEURS CA583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S VOIX DE L'OGRESS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455">
            <text:p>3455</text:p>
          </table:table-cell>
          <table:table-cell table:style-name="ce186" office:value-type="string">
            <text:p>ARTEFACTDANSE CA345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37">
            <text:p>5537</text:p>
          </table:table-cell>
          <table:table-cell table:style-name="ce186" office:value-type="string">
            <text:p>MOM'ART FACTORY CA553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03">
            <text:p>2003</text:p>
          </table:table-cell>
          <table:table-cell table:style-name="ce186" office:value-type="string">
            <text:p>COMPAGNIE AUGUSTE SINGE CA200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52">
            <text:p>5052</text:p>
          </table:table-cell>
          <table:table-cell table:style-name="ce186" office:value-type="string">
            <text:p>COMPAGNIE AUTRE MINA CA505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8">
            <text:p>418</text:p>
          </table:table-cell>
          <table:table-cell table:style-name="ce186" office:value-type="string">
            <text:p>ASSOCIATION RAMA. CA41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9500">
            <text:p>9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0000">
            <text:p>2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03">
            <text:p>2003</text:p>
          </table:table-cell>
          <table:table-cell table:style-name="ce186" office:value-type="string">
            <text:p>COMPAGNIE AUGUSTE SINGE CA200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EAN PAUL NE CLOW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3">
            <text:p>473</text:p>
          </table:table-cell>
          <table:table-cell table:style-name="ce186" office:value-type="string">
            <text:p>LE BAO CA47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04">
            <text:p>3104</text:p>
          </table:table-cell>
          <table:table-cell table:style-name="ce186" office:value-type="string">
            <text:p>ETRE EN SCENE CA310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500">
            <text:p>7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8500">
            <text:p>8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747">
            <text:p>2747</text:p>
          </table:table-cell>
          <table:table-cell table:style-name="ce186" office:value-type="string">
            <text:p>ICONOSCOPE CA274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857">
            <text:p>2857</text:p>
          </table:table-cell>
          <table:table-cell table:style-name="ce186" office:value-type="string">
            <text:p>SINGULIER PLURIEL CA285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857">
            <text:p>2857</text:p>
          </table:table-cell>
          <table:table-cell table:style-name="ce186" office:value-type="string">
            <text:p>SINGULIER PLURIEL CA285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AGABONDAGE ARTISTIQU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74">
            <text:p>1774</text:p>
          </table:table-cell>
          <table:table-cell table:style-name="ce186" office:value-type="string">
            <text:p>COMPAGNIE PEPI MORENA CA177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41">
            <text:p>5141</text:p>
          </table:table-cell>
          <table:table-cell table:style-name="ce186" office:value-type="string">
            <text:p>DROMMARNA CA514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74">
            <text:p>1774</text:p>
          </table:table-cell>
          <table:table-cell table:style-name="ce186" office:value-type="string">
            <text:p>COMPAGNIE PEPI MORENA CA177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Une vie rêvé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88">
            <text:p>4388</text:p>
          </table:table-cell>
          <table:table-cell table:style-name="ce186" office:value-type="string">
            <text:p>LE PASSE MURAILLE CA438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IPOP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94">
            <text:p>4194</text:p>
          </table:table-cell>
          <table:table-cell table:style-name="ce186" office:value-type="string">
            <text:p>FONDS REGIONAL D'ART CONTEMPORAIN CA419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5500">
            <text:p>5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07">
            <text:p>107</text:p>
          </table:table-cell>
          <table:table-cell table:style-name="ce186" office:value-type="string">
            <text:p>LES AMIS DE JEAN VIGO CA10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65">
            <text:p>4265</text:p>
          </table:table-cell>
          <table:table-cell table:style-name="ce186" office:value-type="string">
            <text:p>ATTITUDE CA426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5000">
            <text:p>5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5000">
            <text:p>5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65">
            <text:p>4265</text:p>
          </table:table-cell>
          <table:table-cell table:style-name="ce186" office:value-type="string">
            <text:p>ATTITUDE CA42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BATTLE OF THE YEAR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0">
            <text:p>4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645">
            <text:p>645</text:p>
          </table:table-cell>
          <table:table-cell table:style-name="ce186" office:value-type="string">
            <text:p>SOCIETE ASTRONOMIQUE DE MONTPELLIER - PIERRE VAURIOT CA64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cience</text:p>
          </table:table-cell>
          <table:table-cell table:style-name="ce191" office:value-type="float" office:value="8300">
            <text:p>8 3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72">
            <text:p>5872</text:p>
          </table:table-cell>
          <table:table-cell table:style-name="ce186" office:value-type="string">
            <text:p>LE JAMAIS LU FRANCE CA587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DU JAMAIS LU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800">
            <text:p>2 8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3">
            <text:p>5833</text:p>
          </table:table-cell>
          <table:table-cell table:style-name="ce186" office:value-type="string">
            <text:p>ASSOCIATION FESTAFILM CA583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festafilm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79">
            <text:p>4779</text:p>
          </table:table-cell>
          <table:table-cell table:style-name="ce186" office:value-type="string">
            <text:p>CULTURE SALSA CA477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1842">
            <text:p>11 842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79">
            <text:p>4779</text:p>
          </table:table-cell>
          <table:table-cell table:style-name="ce186" office:value-type="string">
            <text:p>CULTURE SALSA CA477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A DANSE POUR TOU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9500">
            <text:p>9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54">
            <text:p>5154</text:p>
          </table:table-cell>
          <table:table-cell table:style-name="ce186" office:value-type="string">
            <text:p>C'EST RARE FILM CA515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7 eme semaine du cinema suisse</text:p>
          </table:table-cell>
          <table:table-cell table:style-name="ce191"/>
          <table:table-cell table:style-name="ce191" office:value-type="float" office:value="2000">
            <text:p>2 000,00</text:p>
          </table:table-cell>
          <table:table-cell table:style-name="ce186" office:value-type="string">
            <text:p>Validation de l'échéancier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37">
            <text:p>5037</text:p>
          </table:table-cell>
          <table:table-cell table:style-name="ce186" office:value-type="string">
            <text:p>TRANSIT COLLECTIF PHOTOGRAPHIQUE CA503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Photo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06">
            <text:p>5106</text:p>
          </table:table-cell>
          <table:table-cell table:style-name="ce186" office:value-type="string">
            <text:p>LE CAFE DU COMPTOIR CA510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37">
            <text:p>5037</text:p>
          </table:table-cell>
          <table:table-cell table:style-name="ce186" office:value-type="string">
            <text:p>TRANSIT COLLECTIF PHOTOGRAPHIQUE CA503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ROJET RESILIENCE 2014</text:p>
          </table:table-cell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Photo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06">
            <text:p>5106</text:p>
          </table:table-cell>
          <table:table-cell table:style-name="ce186" office:value-type="string">
            <text:p>LE CAFE DU COMPTOIR CA510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OLUME 3 LE COMPTOIR DES FOUS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61">
            <text:p>5361</text:p>
          </table:table-cell>
          <table:table-cell table:style-name="ce186" office:value-type="string">
            <text:p>L OREILLE ELECTRIQUE CA536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668">
            <text:p>3668</text:p>
          </table:table-cell>
          <table:table-cell table:style-name="ce186" office:value-type="string">
            <text:p>COMPAGNIE COMME CA CA366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46">
            <text:p>3746</text:p>
          </table:table-cell>
          <table:table-cell table:style-name="ce186" office:value-type="string">
            <text:p>ASSOCIATION UNI'SONS CA374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0">
            <text:p>15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5000">
            <text:p>2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746">
            <text:p>3746</text:p>
          </table:table-cell>
          <table:table-cell table:style-name="ce186" office:value-type="string">
            <text:p>ASSOCIATION UNI'SONS CA374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ARABESQU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83">
            <text:p>1783</text:p>
          </table:table-cell>
          <table:table-cell table:style-name="ce186" office:value-type="string">
            <text:p>OCTOPUS EXPRESSION CA17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ENSIBILISATION A L'HISTOIRE DE MONTPELLIE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350">
            <text:p>4 35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89">
            <text:p>5689</text:p>
          </table:table-cell>
          <table:table-cell table:style-name="ce186" office:value-type="string">
            <text:p>PAHASKA CA568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683">
            <text:p>2683</text:p>
          </table:table-cell>
          <table:table-cell table:style-name="ce186" office:value-type="string">
            <text:p>LES GENS DU QUAI CA268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7000">
            <text:p>7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616">
            <text:p>616</text:p>
          </table:table-cell>
          <table:table-cell table:style-name="ce186" office:value-type="string">
            <text:p>SOCIETE ARCHEOLOGIQUE DE MONTPELLIER - MUSEE LANGUEDOCIEN CA61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616">
            <text:p>616</text:p>
          </table:table-cell>
          <table:table-cell table:style-name="ce186" office:value-type="string">
            <text:p>SOCIETE ARCHEOLOGIQUE DE MONTPELLIER - MUSEE LANGUEDOCIEN CA61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lloque sur les rites funéraires en Egypte ancienn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Patrimoine Histor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081">
            <text:p>4081</text:p>
          </table:table-cell>
          <table:table-cell table:style-name="ce186" office:value-type="string">
            <text:p>GRAIN D'IMAGE CA408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BOUTOGRAPHIES</text:p>
          </table:table-cell>
          <table:table-cell table:style-name="ce191" office:value-type="float" office:value="20000">
            <text:p>2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Photo</text:p>
          </table:table-cell>
          <table:table-cell table:style-name="ce191" office:value-type="float" office:value="35000">
            <text:p>3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88">
            <text:p>5388</text:p>
          </table:table-cell>
          <table:table-cell table:style-name="ce186" office:value-type="string">
            <text:p>INTIME CAMARADE CA5388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">
            <text:p>58</text:p>
          </table:table-cell>
          <table:table-cell table:style-name="ce186" office:value-type="string">
            <text:p>ATELIER THEATR'ELLES CA5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BALADE DES MOT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">
            <text:p>58</text:p>
          </table:table-cell>
          <table:table-cell table:style-name="ce186" office:value-type="string">
            <text:p>ATELIER THEATR'ELLES CA58!</text:p>
          </table:table-cell>
          <table:table-cell table:style-name="ce186" office:value-type="string">
            <text:p>F</text:p>
          </table:table-cell>
          <table:table-cell table:style-name="ce186" office:value-type="string">
            <text:p>BALADE DES MOTS</text:p>
          </table:table-cell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05">
            <text:p>5105</text:p>
          </table:table-cell>
          <table:table-cell table:style-name="ce186" office:value-type="string">
            <text:p>L'ADRESSE CA510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0">
            <text:p>2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471">
            <text:p>3471</text:p>
          </table:table-cell>
          <table:table-cell table:style-name="ce186" office:value-type="string">
            <text:p>COMPAGNIE DES NUITS PARTAGEES CA347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3">
            <text:p>5843</text:p>
          </table:table-cell>
          <table:table-cell table:style-name="ce186" office:value-type="string">
            <text:p>CHEEKY GROOVE CA584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45">
            <text:p>5045</text:p>
          </table:table-cell>
          <table:table-cell table:style-name="ce186" office:value-type="string">
            <text:p>LA COMPAGNIE MARITIME LA PILOTINE CA504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65">
            <text:p>465</text:p>
          </table:table-cell>
          <table:table-cell table:style-name="ce186" office:value-type="string">
            <text:p>CHOEUR LES CHOREGIENS CA46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65">
            <text:p>465</text:p>
          </table:table-cell>
          <table:table-cell table:style-name="ce186" office:value-type="string">
            <text:p>CHOEUR LES CHOREGIENS CA4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REATION D'ORFEO ET 3 CONCERTS DE CARMINA BURNA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55">
            <text:p>5855</text:p>
          </table:table-cell>
          <table:table-cell table:style-name="ce186" office:value-type="string">
            <text:p>I SWING THE WORLD CA585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300">
            <text:p>2 3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6">
            <text:p>76</text:p>
          </table:table-cell>
          <table:table-cell table:style-name="ce186" office:value-type="string">
            <text:p>COMITE DE QUARTIER SAINT ROCH ET ECUSSON CA7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NIMATION CULTURELLE ET DIVERSIT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73">
            <text:p>5373</text:p>
          </table:table-cell>
          <table:table-cell table:style-name="ce186" office:value-type="string">
            <text:p>LO SAGE E LO FOL PROD CA537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IOTA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55">
            <text:p>4955</text:p>
          </table:table-cell>
          <table:table-cell table:style-name="ce186" office:value-type="string">
            <text:p>MUSIQUES SANS FRONTIERES CA495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0">
            <text:p>8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80000">
            <text:p>8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55">
            <text:p>4955</text:p>
          </table:table-cell>
          <table:table-cell table:style-name="ce186" office:value-type="string">
            <text:p>MUSIQUES SANS FRONTIERES CA495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LWANE - Création musique et dans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55">
            <text:p>4955</text:p>
          </table:table-cell>
          <table:table-cell table:style-name="ce186" office:value-type="string">
            <text:p>MUSIQUES SANS FRONTIERES CA495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DIFFUSION ORCHESTRE PHILARMONIQUE ANDALOU DE JERUSALEM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65">
            <text:p>265</text:p>
          </table:table-cell>
          <table:table-cell table:style-name="ce186" office:value-type="string">
            <text:p>OPERA ET ORCHESTRE NATIONAL DE MONTPELLIER OONM CA2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nimations dans les écoles maternell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0">
            <text:p>2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65">
            <text:p>265</text:p>
          </table:table-cell>
          <table:table-cell table:style-name="ce186" office:value-type="string">
            <text:p>OPERA ET ORCHESTRE NATIONAL DE MONTPELLIER OONM CA26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ncert dans les maisons pour tou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46">
            <text:p>5146</text:p>
          </table:table-cell>
          <table:table-cell table:style-name="ce186" office:value-type="string">
            <text:p>PYARE CA514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BALKONY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4">
            <text:p>5834</text:p>
          </table:table-cell>
          <table:table-cell table:style-name="ce186" office:value-type="string">
            <text:p>SCREAM BOX PICTURES CA583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4">
            <text:p>5834</text:p>
          </table:table-cell>
          <table:table-cell table:style-name="ce186" office:value-type="string">
            <text:p>SCREAM BOX PICTURES CA583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MERICAN FAST FOOD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9">
            <text:p>529</text:p>
          </table:table-cell>
          <table:table-cell table:style-name="ce186" office:value-type="string">
            <text:p>LA FRICHE DE MIMI CA52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083">
            <text:p>1083</text:p>
          </table:table-cell>
          <table:table-cell table:style-name="ce186" office:value-type="string">
            <text:p>FEDERATION NATIONALE DES COMPAGNIES DE THEATRE AMATEUR CD 34 CA108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CION JEUNES COMEDIE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461">
            <text:p>1461</text:p>
          </table:table-cell>
          <table:table-cell table:style-name="ce186" office:value-type="string">
            <text:p>COLLECTIF KOA CA146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ENCONTRES KOA JAZZ FESTVAL 7 EME EDITION</text:p>
          </table:table-cell>
          <table:table-cell table:style-name="ce191" office:value-type="float" office:value="6000">
            <text:p>6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1000">
            <text:p>1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9">
            <text:p>529</text:p>
          </table:table-cell>
          <table:table-cell table:style-name="ce186" office:value-type="string">
            <text:p>LA FRICHE DE MIMI CA52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OURS DE FRICH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Structure Ressources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75">
            <text:p>5875</text:p>
          </table:table-cell>
          <table:table-cell table:style-name="ce186" office:value-type="string">
            <text:p>RHIZOME CA587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71">
            <text:p>5171</text:p>
          </table:table-cell>
          <table:table-cell table:style-name="ce186" office:value-type="string">
            <text:p>ALETHEIA CA517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91">
            <text:p>4991</text:p>
          </table:table-cell>
          <table:table-cell table:style-name="ce186" office:value-type="string">
            <text:p>GROUPE NOCES DANSE IMAGES CA499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7">
            <text:p>227</text:p>
          </table:table-cell>
          <table:table-cell table:style-name="ce186" office:value-type="string">
            <text:p>THEATRE TALHERS PRODUCTION LA RAMPE T.I.O CA22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50000">
            <text:p>5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71">
            <text:p>5171</text:p>
          </table:table-cell>
          <table:table-cell table:style-name="ce186" office:value-type="string">
            <text:p>ALETHEIA CA517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ERIE URBAIN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Audio Visuel</text:p>
          </table:table-cell>
          <table:table-cell table:style-name="ce191" office:value-type="float" office:value="14000">
            <text:p>1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7">
            <text:p>227</text:p>
          </table:table-cell>
          <table:table-cell table:style-name="ce186" office:value-type="string">
            <text:p>THEATRE TALHERS PRODUCTION LA RAMPE T.I.O CA22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CTION CULTURELLE ET LINGUISTIQUE DE THEATRE D OC JEUNES PUBLIC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1500">
            <text:p>1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10">
            <text:p>1110</text:p>
          </table:table-cell>
          <table:table-cell table:style-name="ce186" office:value-type="string">
            <text:p>COMPAGNIE ODETTE LOUISE CA111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ACCORDEON PLURIE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64">
            <text:p>4364</text:p>
          </table:table-cell>
          <table:table-cell table:style-name="ce186" office:value-type="string">
            <text:p>EXIT COMPAGNIE CA436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2000">
            <text:p>1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33">
            <text:p>1733</text:p>
          </table:table-cell>
          <table:table-cell table:style-name="ce186" office:value-type="string">
            <text:p>ATOUT CLOWNS CA173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75">
            <text:p>5575</text:p>
          </table:table-cell>
          <table:table-cell table:style-name="ce186" office:value-type="string">
            <text:p>JE PARS A ZART CA557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19">
            <text:p>1919</text:p>
          </table:table-cell>
          <table:table-cell table:style-name="ce186" office:value-type="string">
            <text:p>ASSOCIATION POUR LE DEVELOPPEMENT D'UN OUTIL RADIOPHONIQUE ETUDIA CA191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09">
            <text:p>5209</text:p>
          </table:table-cell>
          <table:table-cell table:style-name="ce186" office:value-type="string">
            <text:p>SUR L'AIR DE RIEN CA520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LBUM "CHANSONS OUBLIEES 1930-1939"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67">
            <text:p>5567</text:p>
          </table:table-cell>
          <table:table-cell table:style-name="ce186" office:value-type="string">
            <text:p>ARTOTHEQUE A MONTPELLIER CA556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67">
            <text:p>5567</text:p>
          </table:table-cell>
          <table:table-cell table:style-name="ce186" office:value-type="string">
            <text:p>ARTOTHEQUE A MONTPELLIER CA556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ORGANISATION EXPOSITIO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56">
            <text:p>5156</text:p>
          </table:table-cell>
          <table:table-cell table:style-name="ce186" office:value-type="string">
            <text:p>ASSOCIATION TAF PRODUCTION CA515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54">
            <text:p>2254</text:p>
          </table:table-cell>
          <table:table-cell table:style-name="ce186" office:value-type="string">
            <text:p>BE FAST CA225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LBUM SALUT LES ANGES</text:p>
          </table:table-cell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6">
            <text:p>5836</text:p>
          </table:table-cell>
          <table:table-cell table:style-name="ce186" office:value-type="string">
            <text:p>COLLECTIF DES CHANSONS FRAICHES CA583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ABARET DES CHANSONS FRAICH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5">
            <text:p>5835</text:p>
          </table:table-cell>
          <table:table-cell table:style-name="ce186" office:value-type="string">
            <text:p>COMPAGNIE KATRINESK CA583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700">
            <text:p>1 7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56">
            <text:p>5156</text:p>
          </table:table-cell>
          <table:table-cell table:style-name="ce186" office:value-type="string">
            <text:p>ASSOCIATION TAF PRODUCTION CA515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BLUES SESSIO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33">
            <text:p>5733</text:p>
          </table:table-cell>
          <table:table-cell table:style-name="ce186" office:value-type="string">
            <text:p>TURBULENCES SONORES CA573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TURBULENCES SONORES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39">
            <text:p>5839</text:p>
          </table:table-cell>
          <table:table-cell table:style-name="ce186" office:value-type="string">
            <text:p>LE TAFEUR CA583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99">
            <text:p>5499</text:p>
          </table:table-cell>
          <table:table-cell table:style-name="ce186" office:value-type="string">
            <text:p>COMPAGNIE LA HURLANTE CA549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EGARDS EN BIAIS CREATION EN PARTAGE DEDIE A L ESPACE PUBLIC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66">
            <text:p>5266</text:p>
          </table:table-cell>
          <table:table-cell table:style-name="ce186" office:value-type="string">
            <text:p>SQUEEZE CA526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66">
            <text:p>5266</text:p>
          </table:table-cell>
          <table:table-cell table:style-name="ce186" office:value-type="string">
            <text:p>SQUEEZE CA526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ZONE AUTONOMIE LITTERAIRE 4 EME EDITIO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encontre Littérai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77">
            <text:p>4577</text:p>
          </table:table-cell>
          <table:table-cell table:style-name="ce186" office:value-type="string">
            <text:p>TANG'HERAULT MONTPELLIER CA457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MONTPELLIER TANGOSUD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22">
            <text:p>3022</text:p>
          </table:table-cell>
          <table:table-cell table:style-name="ce186" office:value-type="string">
            <text:p>LES ECRIVAINS MEDITERRANEENS CA3022!</text:p>
          </table:table-cell>
          <table:table-cell table:style-name="ce186" office:value-type="string">
            <text:p>F</text:p>
          </table:table-cell>
          <table:table-cell table:style-name="ce186" office:value-type="string">
            <text:p>Numéro spécial Salah STETIE (citoyen d'honneur ville de Montpellier)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dition</text:p>
          </table:table-cell>
          <table:table-cell table:style-name="ce191" office:value-type="float" office:value="2650">
            <text:p>2 65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92">
            <text:p>5492</text:p>
          </table:table-cell>
          <table:table-cell table:style-name="ce186" office:value-type="string">
            <text:p>DEEP MUSIC CA549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BURN REMIX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51">
            <text:p>5051</text:p>
          </table:table-cell>
          <table:table-cell table:style-name="ce186" office:value-type="string">
            <text:p>ACADEMIE INTERNATIONALE DE MUSIQUE DE MONTPELLIER CA505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61">
            <text:p>5661</text:p>
          </table:table-cell>
          <table:table-cell table:style-name="ce186" office:value-type="string">
            <text:p>LA NIVATYEP COMPAGNIE CA566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61">
            <text:p>5661</text:p>
          </table:table-cell>
          <table:table-cell table:style-name="ce186" office:value-type="string">
            <text:p>LA NIVATYEP COMPAGNIE CA566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 TES SOUHAIT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390">
            <text:p>2390</text:p>
          </table:table-cell>
          <table:table-cell table:style-name="ce186" office:value-type="string">
            <text:p>ALMAC CA2390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HUELLA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02">
            <text:p>1902</text:p>
          </table:table-cell>
          <table:table-cell table:style-name="ce186" office:value-type="string">
            <text:p>ASSOCIATION DU NOUVEAU SAINTE-ANNE CA190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22ème Nuits de Saint Anne (Soirées musicales) - 3 Expositions au Cartrée Ste Ann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4000">
            <text:p>1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82">
            <text:p>5382</text:p>
          </table:table-cell>
          <table:table-cell table:style-name="ce186" office:value-type="string">
            <text:p>L'INSOLENTE CA538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54">
            <text:p>5254</text:p>
          </table:table-cell>
          <table:table-cell table:style-name="ce186" office:value-type="string">
            <text:p>MARIE LOUISE BOUILLONNE CA525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23">
            <text:p>4923</text:p>
          </table:table-cell>
          <table:table-cell table:style-name="ce186" office:value-type="string">
            <text:p>280 COMMUNICATIONS CA492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923">
            <text:p>4923</text:p>
          </table:table-cell>
          <table:table-cell table:style-name="ce186" office:value-type="string">
            <text:p>280 COMMUNICATIONS CA492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ULIE GORDEN &amp; THE DIGITAL ORCHESTRA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94">
            <text:p>2094</text:p>
          </table:table-cell>
          <table:table-cell table:style-name="ce186" office:value-type="string">
            <text:p>ASSOCIATION SIN CA209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TADEK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98">
            <text:p>5398</text:p>
          </table:table-cell>
          <table:table-cell table:style-name="ce186" office:value-type="string">
            <text:p>MELTING POT MUSIC CA539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98">
            <text:p>5398</text:p>
          </table:table-cell>
          <table:table-cell table:style-name="ce186" office:value-type="string">
            <text:p>MELTING POT MUSIC CA539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2+2=5? L4INCROYABLE FESTIVAL </text:p>
          </table:table-cell>
          <table:table-cell table:style-name="ce191" office:value-type="float" office:value="3500">
            <text:p>3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0000">
            <text:p>3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34">
            <text:p>5534</text:p>
          </table:table-cell>
          <table:table-cell table:style-name="ce186" office:value-type="string">
            <text:p>ASSOCIATION SPONTANE CA553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aison artistique Linette -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iffusion et Média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10">
            <text:p>1810</text:p>
          </table:table-cell>
          <table:table-cell table:style-name="ce186" office:value-type="string">
            <text:p>OAQADI ON A QUELQUE CHOSE A DIRE CA181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23">
            <text:p>4723</text:p>
          </table:table-cell>
          <table:table-cell table:style-name="ce186" office:value-type="string">
            <text:p>APPEL DU GESTE ACTUEL CA472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857">
            <text:p>857</text:p>
          </table:table-cell>
          <table:table-cell table:style-name="ce186" office:value-type="string">
            <text:p>A LA BARAK ATELIER DE PHOTOGRAPHIE CA85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Photo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8">
            <text:p>5848</text:p>
          </table:table-cell>
          <table:table-cell table:style-name="ce186" office:value-type="string">
            <text:p>LE THEATRE EN MOUVEMENT CA584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8">
            <text:p>5848</text:p>
          </table:table-cell>
          <table:table-cell table:style-name="ce186" office:value-type="string">
            <text:p>LE THEATRE EN MOUVEMENT CA584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ORTRAITS DE FEMM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037">
            <text:p>2037</text:p>
          </table:table-cell>
          <table:table-cell table:style-name="ce186" office:value-type="string">
            <text:p>ANIMA CA203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39">
            <text:p>5739</text:p>
          </table:table-cell>
          <table:table-cell table:style-name="ce186" office:value-type="string">
            <text:p>L ESCALE DE L HUMOUR PRODUCTION CA573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155">
            <text:p>8 155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39">
            <text:p>5739</text:p>
          </table:table-cell>
          <table:table-cell table:style-name="ce186" office:value-type="string">
            <text:p>L ESCALE DE L HUMOUR PRODUCTION CA573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L ESCALE DE L HUMOUR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65360">
            <text:p>165 36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42">
            <text:p>5542</text:p>
          </table:table-cell>
          <table:table-cell table:style-name="ce186" office:value-type="string">
            <text:p>L USINE A REVES CA554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62">
            <text:p>5662</text:p>
          </table:table-cell>
          <table:table-cell table:style-name="ce186" office:value-type="string">
            <text:p>ZIPAKEU CA566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5">
            <text:p>5845</text:p>
          </table:table-cell>
          <table:table-cell table:style-name="ce186" office:value-type="string">
            <text:p>KARKABOU PRODUCTION CA584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7">
            <text:p>5847</text:p>
          </table:table-cell>
          <table:table-cell table:style-name="ce186" office:value-type="string">
            <text:p>CONDAMNES A REUSSIR CA584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7">
            <text:p>5847</text:p>
          </table:table-cell>
          <table:table-cell table:style-name="ce186" office:value-type="string">
            <text:p>CONDAMNES A REUSSIR CA584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TELIER D ECRITURE MUSIQUE ET CINEMA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0">
            <text:p>5860</text:p>
          </table:table-cell>
          <table:table-cell table:style-name="ce186" office:value-type="string">
            <text:p>CIE EL TRICICLO CA5860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Lectu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82">
            <text:p>382</text:p>
          </table:table-cell>
          <table:table-cell table:style-name="ce186" office:value-type="string">
            <text:p>ASSOCIATION JULES SONIC PRODS CA38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32">
            <text:p>5432</text:p>
          </table:table-cell>
          <table:table-cell table:style-name="ce186" office:value-type="string">
            <text:p>INTER'CAL CA543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32">
            <text:p>5432</text:p>
          </table:table-cell>
          <table:table-cell table:style-name="ce186" office:value-type="string">
            <text:p>INTER'CAL CA543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TE DE LA CHATAIGN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159">
            <text:p>2159</text:p>
          </table:table-cell>
          <table:table-cell table:style-name="ce186" office:value-type="string">
            <text:p>BOITE NOIRE UNITE DE RECHERCHE CONTEMPORAINE CA215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05">
            <text:p>5505</text:p>
          </table:table-cell>
          <table:table-cell table:style-name="ce186" office:value-type="string">
            <text:p>MOUVEMENTS PERPETUELS CA550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LAMEURS DES AREN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238">
            <text:p>5238</text:p>
          </table:table-cell>
          <table:table-cell table:style-name="ce186" office:value-type="string">
            <text:p>LES GALERIES DE MONTPELLIER CA523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DRAWING ROOM 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vènement</text:p>
          </table:table-cell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29">
            <text:p>5129</text:p>
          </table:table-cell>
          <table:table-cell table:style-name="ce186" office:value-type="string">
            <text:p>CELEPHAIS - BLACK MAMBA CA512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Edition</text:p>
          </table:table-cell>
          <table:table-cell table:style-name="ce191" office:value-type="float" office:value="4500">
            <text:p>4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2">
            <text:p>532</text:p>
          </table:table-cell>
          <table:table-cell table:style-name="ce186" office:value-type="string">
            <text:p>ATHOME CA53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2">
            <text:p>532</text:p>
          </table:table-cell>
          <table:table-cell table:style-name="ce186" office:value-type="string">
            <text:p>ATHOME CA53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 TARTUFE DE MOLIER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75">
            <text:p>1175</text:p>
          </table:table-cell>
          <table:table-cell table:style-name="ce186" office:value-type="string">
            <text:p>KUMBAYA GOSPEL CHOIR CA117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intiation au gospe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53">
            <text:p>5853</text:p>
          </table:table-cell>
          <table:table-cell table:style-name="ce186" office:value-type="string">
            <text:p>VOLCANIK PROD CA585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53">
            <text:p>5853</text:p>
          </table:table-cell>
          <table:table-cell table:style-name="ce186" office:value-type="string">
            <text:p>VOLCANIK PROD CA585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VACANCES SCOLAIRES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72">
            <text:p>5672</text:p>
          </table:table-cell>
          <table:table-cell table:style-name="ce186" office:value-type="string">
            <text:p>INFRA CA567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Edition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81">
            <text:p>1781</text:p>
          </table:table-cell>
          <table:table-cell table:style-name="ce186" office:value-type="string">
            <text:p>REGARDS SUR LE CINEMA ALGERIEN CA178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EGARDS SUR LE CINEMA ALGERIEN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inéma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74">
            <text:p>5374</text:p>
          </table:table-cell>
          <table:table-cell table:style-name="ce186" office:value-type="string">
            <text:p>APAAAV CA5374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lti Disciplin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374">
            <text:p>5374</text:p>
          </table:table-cell>
          <table:table-cell table:style-name="ce186" office:value-type="string">
            <text:p>APAAAV CA537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AISON CULTURELLE ANNEE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lti Disciplin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88">
            <text:p>1788</text:p>
          </table:table-cell>
          <table:table-cell table:style-name="ce186" office:value-type="string">
            <text:p>LES NUITS DU CHAT CA178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LES NUITS DU CHAT 11/2014</text:p>
          </table:table-cell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867">
            <text:p>1867</text:p>
          </table:table-cell>
          <table:table-cell table:style-name="ce186" office:value-type="string">
            <text:p>PIC ET COLEGRAM CA186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500">
            <text:p>4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49">
            <text:p>5849</text:p>
          </table:table-cell>
          <table:table-cell table:style-name="ce186" office:value-type="string">
            <text:p>CIE STROPH CA584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TALK ! ABOUT ME ...I'M FABOLOU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54">
            <text:p>5554</text:p>
          </table:table-cell>
          <table:table-cell table:style-name="ce186" office:value-type="string">
            <text:p>COMPAGNIE THEATRE DU SUD CA555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29">
            <text:p>5629</text:p>
          </table:table-cell>
          <table:table-cell table:style-name="ce186" office:value-type="string">
            <text:p>COMPAGNIE JANALOKA CA562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500">
            <text:p>6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54">
            <text:p>5554</text:p>
          </table:table-cell>
          <table:table-cell table:style-name="ce186" office:value-type="string">
            <text:p>COMPAGNIE THEATRE DU SUD CA555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ICE DE THEATRE "NEUF MOI"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29">
            <text:p>5629</text:p>
          </table:table-cell>
          <table:table-cell table:style-name="ce186" office:value-type="string">
            <text:p>COMPAGNIE JANALOKA CA562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ETAMORPHOSES MYTHES ET SONTES INDIE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478">
            <text:p>4478</text:p>
          </table:table-cell>
          <table:table-cell table:style-name="ce186" office:value-type="string">
            <text:p>IDENTITES ET PARTAGE CA4478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113">
            <text:p>1113</text:p>
          </table:table-cell>
          <table:table-cell table:style-name="ce186" office:value-type="string">
            <text:p>CLAQUETTES EN VOGUE CA111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500">
            <text:p>1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9">
            <text:p>29</text:p>
          </table:table-cell>
          <table:table-cell table:style-name="ce186" office:value-type="string">
            <text:p>MONTPELLIER CONTACTS - RADIO CLAPAS CA2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Radio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478">
            <text:p>4478</text:p>
          </table:table-cell>
          <table:table-cell table:style-name="ce186" office:value-type="string">
            <text:p>IDENTITES ET PARTAGE CA447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EMAINE CULTURELLE BERBER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mmunautair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43">
            <text:p>5643</text:p>
          </table:table-cell>
          <table:table-cell table:style-name="ce186" office:value-type="string">
            <text:p>A BAILAR TANGO CA564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43">
            <text:p>5643</text:p>
          </table:table-cell>
          <table:table-cell table:style-name="ce186" office:value-type="string">
            <text:p>A BAILAR TANGO CA564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A MILONGA DU MUSEE / TANGO ET VIDEO IN SITU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Danse</text:p>
          </table:table-cell>
          <table:table-cell table:style-name="ce191" office:value-type="float" office:value="2500">
            <text:p>2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55">
            <text:p>4755</text:p>
          </table:table-cell>
          <table:table-cell table:style-name="ce186" office:value-type="string">
            <text:p>ASSOCIATION LOLA PRODUCT CA475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55">
            <text:p>4755</text:p>
          </table:table-cell>
          <table:table-cell table:style-name="ce186" office:value-type="string">
            <text:p>ASSOCIATION LOLA PRODUCT CA475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UBSONICA OPEN AIR</text:p>
          </table:table-cell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55">
            <text:p>4755</text:p>
          </table:table-cell>
          <table:table-cell table:style-name="ce186" office:value-type="string">
            <text:p>ASSOCIATION LOLA PRODUCT CA475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SUBSONICA OPEN AIR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900">
            <text:p>3 9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77">
            <text:p>4277</text:p>
          </table:table-cell>
          <table:table-cell table:style-name="ce186" office:value-type="string">
            <text:p>MUSIQUE ET VIN CA427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277">
            <text:p>4277</text:p>
          </table:table-cell>
          <table:table-cell table:style-name="ce186" office:value-type="string">
            <text:p>MUSIQUE ET VIN CA427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jaz et vi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6">
            <text:p>5866</text:p>
          </table:table-cell>
          <table:table-cell table:style-name="ce186" office:value-type="string">
            <text:p>COMPAGNIE THEATRALE FRANCOPHONE CA586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6">
            <text:p>5866</text:p>
          </table:table-cell>
          <table:table-cell table:style-name="ce186" office:value-type="string">
            <text:p>COMPAGNIE THEATRALE FRANCOPHONE CA586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TOUTE PETITE HISTOIRE BLEU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17">
            <text:p>4817</text:p>
          </table:table-cell>
          <table:table-cell table:style-name="ce186" office:value-type="string">
            <text:p>VOX RAPIDO CA4817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966">
            <text:p>1966</text:p>
          </table:table-cell>
          <table:table-cell table:style-name="ce186" office:value-type="string">
            <text:p>ASSOCIATION DES PRODUCTEURS EDITEUR DE MUSIQUE EN LANGUEDOC ROUSS CA196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4000">
            <text:p>4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56">
            <text:p>3156</text:p>
          </table:table-cell>
          <table:table-cell table:style-name="ce186" office:value-type="string">
            <text:p>PRIMESAUTIER THEATRE CA3156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500">
            <text:p>2 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156">
            <text:p>3156</text:p>
          </table:table-cell>
          <table:table-cell table:style-name="ce186" office:value-type="string">
            <text:p>PRIMESAUTIER THEATRE CA315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un lapin qui se perd dans la nuit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01">
            <text:p>5401</text:p>
          </table:table-cell>
          <table:table-cell table:style-name="ce186" office:value-type="string">
            <text:p>SECTOR SEVEN CA540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17">
            <text:p>5517</text:p>
          </table:table-cell>
          <table:table-cell table:style-name="ce186" office:value-type="string">
            <text:p>ACCIDENTAL COMPANY CA551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59">
            <text:p>5859</text:p>
          </table:table-cell>
          <table:table-cell table:style-name="ce186" office:value-type="string">
            <text:p>COMPAGNIE BIS ET TER CA5859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17">
            <text:p>5517</text:p>
          </table:table-cell>
          <table:table-cell table:style-name="ce186" office:value-type="string">
            <text:p>ACCIDENTAL COMPANY CA551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ATELIER LIBRE DE THEATRE GESTUEL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1">
            <text:p>5861</text:p>
          </table:table-cell>
          <table:table-cell table:style-name="ce186" office:value-type="string">
            <text:p>ACORD PRODUCTION CA586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WESTERN HIP HOP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99">
            <text:p>4799</text:p>
          </table:table-cell>
          <table:table-cell table:style-name="ce186" office:value-type="string">
            <text:p>CABO MUNDO - CAP MONDE CA4799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2250">
            <text:p>12 25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193">
            <text:p>2193</text:p>
          </table:table-cell>
          <table:table-cell table:style-name="ce186" office:value-type="string">
            <text:p>LE PETIT ATELIER MAISON DES FAMILLES CA219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799">
            <text:p>4799</text:p>
          </table:table-cell>
          <table:table-cell table:style-name="ce186" office:value-type="string">
            <text:p>CABO MUNDO - CAP MONDE CA4799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A THEBAIDE OU LES FRERES ENNEMI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9250">
            <text:p>9 25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44">
            <text:p>4544</text:p>
          </table:table-cell>
          <table:table-cell table:style-name="ce186" office:value-type="string">
            <text:p>CHOEUR OCCITAN DE MONTPELLIER NADALENCA CA4544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44">
            <text:p>4544</text:p>
          </table:table-cell>
          <table:table-cell table:style-name="ce186" office:value-type="string">
            <text:p>CHOEUR OCCITAN DE MONTPELLIER NADALENCA CA4544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ésistencia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Régional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7">
            <text:p>5867</text:p>
          </table:table-cell>
          <table:table-cell table:style-name="ce186" office:value-type="string">
            <text:p>COMPAGNIE IMPERIAL CA586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42">
            <text:p>2242</text:p>
          </table:table-cell>
          <table:table-cell table:style-name="ce186" office:value-type="string">
            <text:p>L'OISEAU LYRE CA2242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67">
            <text:p>5867</text:p>
          </table:table-cell>
          <table:table-cell table:style-name="ce186" office:value-type="string">
            <text:p>COMPAGNIE IMPERIAL CA5867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GALA "ENTRESORT EN-BALE"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42">
            <text:p>2242</text:p>
          </table:table-cell>
          <table:table-cell table:style-name="ce186" office:value-type="string">
            <text:p>L'OISEAU LYRE CA224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résidence artistiqu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2242">
            <text:p>2242</text:p>
          </table:table-cell>
          <table:table-cell table:style-name="ce186" office:value-type="string">
            <text:p>L'OISEAU LYRE CA224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ontes des deux rives</text:p>
          </table:table-cell>
          <table:table-cell table:style-name="ce191" office:value-type="float" office:value="1000">
            <text:p>1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Conte et Poésie</text:p>
          </table:table-cell>
          <table:table-cell table:style-name="ce191" office:value-type="float" office:value="1330">
            <text:p>1 33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203">
            <text:p>3203</text:p>
          </table:table-cell>
          <table:table-cell table:style-name="ce186" office:value-type="string">
            <text:p>SINA KAWA THEATRE CA3203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036">
            <text:p>5036</text:p>
          </table:table-cell>
          <table:table-cell table:style-name="ce186" office:value-type="string">
            <text:p>APERTO CA5036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Galerie</text:p>
          </table:table-cell>
          <table:table-cell table:style-name="ce191" office:value-type="float" office:value="9000">
            <text:p>9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73">
            <text:p>5873</text:p>
          </table:table-cell>
          <table:table-cell table:style-name="ce186" office:value-type="string">
            <text:p>COMPAGNIE VAGABONDS CA587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REATIO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Danse</text:p>
          </table:table-cell>
          <table:table-cell table:style-name="ce191" office:value-type="float" office:value="4000">
            <text:p>4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91">
            <text:p>4591</text:p>
          </table:table-cell>
          <table:table-cell table:style-name="ce186" office:value-type="string">
            <text:p>COMPAGNIE DE LA TRAVERSEE CA4591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91">
            <text:p>4591</text:p>
          </table:table-cell>
          <table:table-cell table:style-name="ce186" office:value-type="string">
            <text:p>COMPAGNIE DE LA TRAVERSEE CA459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DE LA CULTURE JUIV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Théâtr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/>
          <table:table-cell table:style-name="ce186" office:value-type="string">
            <text:p>MOUVEMENTS SUR LA VILLE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Demande</text:p>
          </table:table-cell>
          <table:table-cell table:style-name="ce186"/>
          <table:table-cell table:style-name="ce191" office:value-type="float" office:value="10000">
            <text:p>1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82">
            <text:p>5682</text:p>
          </table:table-cell>
          <table:table-cell table:style-name="ce186" office:value-type="string">
            <text:p>MOUVEMENT INSOLITE CULTUREL ET ARTISTIQUE CA5682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682">
            <text:p>5682</text:p>
          </table:table-cell>
          <table:table-cell table:style-name="ce186" office:value-type="string">
            <text:p>MOUVEMENT INSOLITE CULTUREL ET ARTISTIQUE CA568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DEDAL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2000">
            <text:p>2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185">
            <text:p>4185</text:p>
          </table:table-cell>
          <table:table-cell table:style-name="ce186" office:value-type="string">
            <text:p>ACTE CHANSON CA4185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6000">
            <text:p>6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/>
          <table:table-cell table:style-name="ce186" office:value-type="string">
            <text:p>I.PROJET-ECHANGES INTERNATIONAUX CULTURE CITOYENNETE CA7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TIERS LIEU CULTUREL ET ARTISTIQUE 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Demande</text:p>
          </table:table-cell>
          <table:table-cell table:style-name="ce186"/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1">
            <text:p>71</text:p>
          </table:table-cell>
          <table:table-cell table:style-name="ce186" office:value-type="string">
            <text:p>I.PROJET-ECHANGES INTERNATIONAUX CULTURE CITOYENNETE CA7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DES MOTS ET DES SON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/>
          <table:table-cell table:style-name="ce191" office:value-type="float" office:value="8000">
            <text:p>8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88">
            <text:p>5888</text:p>
          </table:table-cell>
          <table:table-cell table:style-name="ce186" office:value-type="string">
            <text:p>UN KILO D'ETINCELLES CA5888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5000">
            <text:p>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888">
            <text:p>5888</text:p>
          </table:table-cell>
          <table:table-cell table:style-name="ce186" office:value-type="string">
            <text:p>UN KILO D'ETINCELLES CA5888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MON MEC</text:p>
          </table:table-cell>
          <table:table-cell table:style-name="ce191" office:value-type="float" office:value="2000">
            <text:p>2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sique</text:p>
          </table:table-cell>
          <table:table-cell table:style-name="ce191" office:value-type="float" office:value="4320">
            <text:p>4 32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192">
            <text:p>5192</text:p>
          </table:table-cell>
          <table:table-cell table:style-name="ce186" office:value-type="string">
            <text:p>ASSO RECHERCHE ENSEIGNEMENT LANGUES ANCIENNES MONTPELLIER ARELAM CA519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journée de l'antiquité 2014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Demande</text:p>
          </table:table-cell>
          <table:table-cell table:style-name="ce186"/>
          <table:table-cell table:style-name="ce191" office:value-type="float" office:value="500">
            <text:p>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797">
            <text:p>797</text:p>
          </table:table-cell>
          <table:table-cell table:style-name="ce186" office:value-type="string">
            <text:p>COMEDIE MUSICALE AMELIE DEUX AILES CA797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8200">
            <text:p>8 2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32">
            <text:p>432</text:p>
          </table:table-cell>
          <table:table-cell table:style-name="ce186" office:value-type="string">
            <text:p>ASSOCIATION DES PUPILLES DE L'ENSEIGNEMENT PUBLIC HERAULT CA432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a Bulle Bleue : évènements appartés et ouvertur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3051">
            <text:p>3051</text:p>
          </table:table-cell>
          <table:table-cell table:style-name="ce186" office:value-type="string">
            <text:p>LEZ' ARTS M3 CA3051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ARADISAQUES</text:p>
          </table:table-cell>
          <table:table-cell table:style-name="ce191" office:value-type="float" office:value="500">
            <text:p>5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Multi Discipline</text:p>
          </table:table-cell>
          <table:table-cell table:style-name="ce191" office:value-type="float" office:value="1000">
            <text:p>1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73">
            <text:p>4573</text:p>
          </table:table-cell>
          <table:table-cell table:style-name="ce186" office:value-type="string">
            <text:p>ATELIER DE RENCONTRE ET DE RECHERCHE COMPARATIVE EN ETHNOLOGIE CA457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573">
            <text:p>4573</text:p>
          </table:table-cell>
          <table:table-cell table:style-name="ce186" office:value-type="string">
            <text:p>ATELIER DE RENCONTRE ET DE RECHERCHE COMPARATIVE EN ETHNOLOGIE CA4573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le bistrot des Etnologues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201">
            <text:p>1201</text:p>
          </table:table-cell>
          <table:table-cell table:style-name="ce186" office:value-type="string">
            <text:p>LA BOUTIQUE D'ECRITURE ET CO CA1201!</text:p>
          </table:table-cell>
          <table:table-cell table:style-name="ce186" office:value-type="string">
            <text:p>F</text:p>
          </table:table-cell>
          <table:table-cell table:style-name="ce186"/>
          <table:table-cell table:style-name="ce191" office:value-type="float" office:value="20000">
            <text:p>20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25000">
            <text:p>2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748">
            <text:p>1748</text:p>
          </table:table-cell>
          <table:table-cell table:style-name="ce186" office:value-type="string">
            <text:p>LES RENCONTRES DU COURT CA1748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6 ème rencontres du court</text:p>
          </table:table-cell>
          <table:table-cell table:style-name="ce191" office:value-type="float" office:value="3000">
            <text:p>3 000,00</text:p>
          </table:table-cell>
          <table:table-cell table:style-name="ce191" office:value-type="float" office:value="0">
            <text:p>0,00</text:p>
          </table:table-cell>
          <table:table-cell table:style-name="ce186" office:value-type="string">
            <text:p>Conseil Municipal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5000">
            <text:p>1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1620">
            <text:p>1620</text:p>
          </table:table-cell>
          <table:table-cell table:style-name="ce186" office:value-type="string">
            <text:p>LE PRINTEMPS DES COMEDIENS CA1620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00000">
            <text:p>100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446">
            <text:p>5446</text:p>
          </table:table-cell>
          <table:table-cell table:style-name="ce186" office:value-type="string">
            <text:p>CREACTION CIE CREACTION CA544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Expédition Rêves # 2 suite et fi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5500">
            <text:p>5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/>
          <table:table-cell table:style-name="ce186" office:value-type="string">
            <text:p>FA SI LA MUSICAL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CREATION D UNE ECOLE DE MUSIQUE CHANT DANSE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500">
            <text:p>1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/>
          <table:table-cell table:style-name="ce186" office:value-type="string">
            <text:p>ARTICHAUT - PRODUCTIONS CULTURELLES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970">
            <text:p>97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4813">
            <text:p>4813</text:p>
          </table:table-cell>
          <table:table-cell table:style-name="ce186" office:value-type="string">
            <text:p>LA POESIA CA4813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Demande</text:p>
          </table:table-cell>
          <table:table-cell table:style-name="ce186"/>
          <table:table-cell table:style-name="ce191" office:value-type="float" office:value="7000">
            <text:p>7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736">
            <text:p>5736</text:p>
          </table:table-cell>
          <table:table-cell table:style-name="ce186" office:value-type="string">
            <text:p>CHAMBRE SYNDICALE DES CERAMISTES ET ATELIERS D'ART DE FRANCE CA5736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INTERNATIONAL FILMS METIERS D ART 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Demande</text:p>
          </table:table-cell>
          <table:table-cell table:style-name="ce186"/>
          <table:table-cell table:style-name="ce191" office:value-type="float" office:value="35000">
            <text:p>35 0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85">
            <text:p>5585</text:p>
          </table:table-cell>
          <table:table-cell table:style-name="ce186" office:value-type="string">
            <text:p>STREET WAY CA5585!</text:p>
          </table:table-cell>
          <table:table-cell table:style-name="ce186" office:value-type="string">
            <text:p>F</text:p>
          </table:table-cell>
          <table:table-cell table:style-name="ce186"/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10878">
            <text:p>10 878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85">
            <text:p>5585</text:p>
          </table:table-cell>
          <table:table-cell table:style-name="ce186" office:value-type="string">
            <text:p>STREET WAY CA558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PACC MEN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3500">
            <text:p>3 500,00</text:p>
          </table:table-cell>
          <table:table-cell table:number-columns-repeated="246"/>
        </table:table-row>
        <table:table-row table:style-name="ro5">
          <table:table-cell table:style-name="ce186" office:value-type="string">
            <text:p>CULTURE</text:p>
          </table:table-cell>
          <table:table-cell table:style-name="ce186" office:value-type="float" office:value="5585">
            <text:p>5585</text:p>
          </table:table-cell>
          <table:table-cell table:style-name="ce186" office:value-type="string">
            <text:p>STREET WAY CA5585!</text:p>
          </table:table-cell>
          <table:table-cell table:style-name="ce186" office:value-type="string">
            <text:p>P</text:p>
          </table:table-cell>
          <table:table-cell table:style-name="ce186" office:value-type="string">
            <text:p>FESTIVAL BATTLE STREET WAY</text:p>
          </table:table-cell>
          <table:table-cell table:number-columns-repeated="2" table:style-name="ce191" office:value-type="float" office:value="0">
            <text:p>0,00</text:p>
          </table:table-cell>
          <table:table-cell table:style-name="ce186" office:value-type="string">
            <text:p>Instruction technique</text:p>
          </table:table-cell>
          <table:table-cell table:style-name="ce186" office:value-type="string">
            <text:p>à sélectionner</text:p>
          </table:table-cell>
          <table:table-cell table:style-name="ce191" office:value-type="float" office:value="3000">
            <text:p>3 000,00</text:p>
          </table:table-cell>
          <table:table-cell table:number-columns-repeated="246"/>
        </table:table-row>
        <table:table-row table:style-name="ro5">
          <table:table-cell table:number-columns-repeated="5"/>
          <table:table-cell table:style-name="ce192" table:formula="of:=SUM([.F2:.F449])" office:value-type="float" office:value="987900">
            <text:p>987 900,00</text:p>
          </table:table-cell>
          <table:table-cell table:style-name="ce194" table:formula="of:=1014900-[.F450]" office:value-type="float" office:value="27000">
            <text:p>27 000,00</text:p>
          </table:table-cell>
          <table:table-cell table:number-columns-repeated="249"/>
        </table:table-row>
        <table:table-row table:style-name="ro5" table:number-rows-repeated="1048125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range table:name="Excel_BuiltIn__FilterDatabase" table:base-cell-address="$Subventions.$A$1" table:cell-range-address="$'Détail culture'.$A$1:.$J$1"/>
        </table:named-expressions>
      </table:table>
      <table:table table:name="Détail Sport" table:style-name="ta4" table:print="false"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4" table:number-columns-repeated="252" table:default-cell-style-name="Default"/>
        <table:table-row table:style-name="ro6">
          <table:table-cell table:style-name="ce195" office:value-type="float" office:value="5400">
            <text:p>5400</text:p>
          </table:table-cell>
          <table:table-cell table:style-name="ce199" office:value-type="string">
            <text:p>A.K SPORT (EX : GRINGO TOP TEAM)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1500">
            <text:p>11 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2055">
            <text:p>2055</text:p>
          </table:table-cell>
          <table:table-cell table:style-name="ce199" office:value-type="string">
            <text:p>AIKIDO CLUB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985">
            <text:p>985</text:p>
          </table:table-cell>
          <table:table-cell table:style-name="ce199" office:value-type="string">
            <text:p>AMICALE BOULES LA PAILLAD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1187">
            <text:p>1187</text:p>
          </table:table-cell>
          <table:table-cell table:style-name="ce199" office:value-type="string">
            <text:p>ARCEAUX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4500">
            <text:p>14 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1187">
            <text:p>1187</text:p>
          </table:table-cell>
          <table:table-cell table:style-name="ce199" office:value-type="string">
            <text:p>ARCEAUX MONTPELLIER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TOURNOI REGIONAL DE FOOTBALL</text:p>
          </table:table-cell>
          <table:table-cell table:style-name="ce204" office:value-type="float" office:value="2500">
            <text:p>2 5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914">
            <text:p>914</text:p>
          </table:table-cell>
          <table:table-cell table:style-name="ce199" office:value-type="string">
            <text:p>ASLJ MONTPELLIER CROIX D'ARGENT VOLLEY BEACH VOLLEY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9000">
            <text:p>39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2139">
            <text:p>2139</text:p>
          </table:table-cell>
          <table:table-cell table:style-name="ce199" office:value-type="string">
            <text:p>ASPTT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69300">
            <text:p>69 3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2639">
            <text:p>2639</text:p>
          </table:table-cell>
          <table:table-cell table:style-name="ce199" office:value-type="string">
            <text:p>ASSO PRESIDENTS PETANQUE SECTEUR MONTPELLIER VILL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6000">
            <text:p>6 0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5565">
            <text:p>5565</text:p>
          </table:table-cell>
          <table:table-cell table:style-name="ce199" office:value-type="string">
            <text:p>ASSOCIATION CULTURELLE ET SPORTIVE MONTPELLIER OUTRE M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5086">
            <text:p>5086</text:p>
          </table:table-cell>
          <table:table-cell table:style-name="ce199" office:value-type="string">
            <text:p>ASSOCIATION FOOT-FAUTEUILS - LES FAUTEUILS DE FEU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2004">
            <text:p>2004</text:p>
          </table:table-cell>
          <table:table-cell table:style-name="ce199" office:value-type="string">
            <text:p>ASSOCIATION JEUNES PHOBOS ET PAILLADE NORD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500">
            <text:p>1 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001">
            <text:p>3001</text:p>
          </table:table-cell>
          <table:table-cell table:style-name="ce199" office:value-type="string">
            <text:p>ASSOCIATION LES FOULEES DU MILLENAIR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500">
            <text:p>2 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088">
            <text:p>3088</text:p>
          </table:table-cell>
          <table:table-cell table:style-name="ce199" office:value-type="string">
            <text:p>ASSOCIATION LOISIRS FIGUEROLL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000">
            <text:p>1 000 €</text:p>
          </table:table-cell>
          <table:table-cell table:number-columns-repeated="251"/>
        </table:table-row>
        <table:table-row table:style-name="ro10">
          <table:table-cell table:style-name="ce195" office:value-type="float" office:value="95">
            <text:p>95</text:p>
          </table:table-cell>
          <table:table-cell table:style-name="ce199" office:value-type="string">
            <text:p>ASSOCIATION SOCIO-CULTURELLE DES JEUNES SPORTIFS DE MONTPELLIER OMNISPORT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000">
            <text:p>1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4913">
            <text:p>4913</text:p>
          </table:table-cell>
          <table:table-cell table:style-name="ce199" office:value-type="string">
            <text:p>ASSOCIATION SPORTIVE ATLAS PAILLAD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5000">
            <text:p>15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4875">
            <text:p>4875</text:p>
          </table:table-cell>
          <table:table-cell table:style-name="ce199" office:value-type="string">
            <text:p>ASSOCIATION SPORTIVE DE CELLENEUV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7000">
            <text:p>7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4875">
            <text:p>4875</text:p>
          </table:table-cell>
          <table:table-cell table:style-name="ce199" office:value-type="string">
            <text:p>ASSOCIATION SPORTIVE DE CELLENEUVE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ORGANISATION DE TOURNOI ANNUEL</text:p>
          </table:table-cell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1230">
            <text:p>1230</text:p>
          </table:table-cell>
          <table:table-cell table:style-name="ce199" office:value-type="string">
            <text:p>ASSOCIATION SPORTIVE DES BEAUX-ARTS MONTPELLIER OMNISPORT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7800">
            <text:p>27 8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1230">
            <text:p>1230</text:p>
          </table:table-cell>
          <table:table-cell table:style-name="ce199" office:value-type="string">
            <text:p>ASSOCIATION SPORTIVE DES BEAUX-ARTS MONTPELLIER OMNISPORTS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L'asbam au collège</text:p>
          </table:table-cell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2466">
            <text:p>2466</text:p>
          </table:table-cell>
          <table:table-cell table:style-name="ce199" office:value-type="string">
            <text:p>ASSOCIATION SPORTIVE DES CEVENN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200">
            <text:p>3 2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4561">
            <text:p>4561</text:p>
          </table:table-cell>
          <table:table-cell table:style-name="ce199" office:value-type="string">
            <text:p>ASSOCIATION SPORTIVE EMPLOYES MUNICIPAUX DE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2500">
            <text:p>12 5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4806">
            <text:p>4806</text:p>
          </table:table-cell>
          <table:table-cell table:style-name="ce199" office:value-type="string">
            <text:p>ASSOCIATION SPORTIVE ET CULTURELLE PAILLADE MERCURE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4000">
            <text:p>4 000 €</text:p>
          </table:table-cell>
          <table:table-cell table:number-columns-repeated="251"/>
        </table:table-row>
        <table:table-row table:style-name="ro3">
          <table:table-cell table:style-name="ce195" office:value-type="float" office:value="3081">
            <text:p>3081</text:p>
          </table:table-cell>
          <table:table-cell table:style-name="ce199" office:value-type="string">
            <text:p>BLEU VERTIG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900">
            <text:p>3 9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5527">
            <text:p>5527</text:p>
          </table:table-cell>
          <table:table-cell table:style-name="ce199" office:value-type="string">
            <text:p>BOWLING CLUB DES SOURDS DE MONTPELLIER BCSM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3398">
            <text:p>3398</text:p>
          </table:table-cell>
          <table:table-cell table:style-name="ce199" office:value-type="string">
            <text:p>BUJINKAN DOJO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950">
            <text:p>1 95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5187">
            <text:p>5187</text:p>
          </table:table-cell>
          <table:table-cell table:style-name="ce199" office:value-type="string">
            <text:p>CARREFOUR DES CIVILISATIONS ACC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7000">
            <text:p>7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963">
            <text:p>963</text:p>
          </table:table-cell>
          <table:table-cell table:style-name="ce199" office:value-type="string">
            <text:p>CEP MONTPELLIER GYM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1000">
            <text:p>31 000 €</text:p>
          </table:table-cell>
          <table:table-cell table:number-columns-repeated="251"/>
        </table:table-row>
        <table:table-row table:style-name="ro3">
          <table:table-cell table:style-name="ce195" office:value-type="float" office:value="4748">
            <text:p>4748</text:p>
          </table:table-cell>
          <table:table-cell table:style-name="ce199" office:value-type="string">
            <text:p>CHEMIN DES CIM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900">
            <text:p>2 900 €</text:p>
          </table:table-cell>
          <table:table-cell table:number-columns-repeated="251"/>
        </table:table-row>
        <table:table-row table:style-name="ro3">
          <table:table-cell table:style-name="ce195" office:value-type="float" office:value="4748">
            <text:p>4748</text:p>
          </table:table-cell>
          <table:table-cell table:style-name="ce199" office:value-type="string">
            <text:p>CHEMIN DES CIMES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TSI GALEM</text:p>
          </table:table-cell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971">
            <text:p>971</text:p>
          </table:table-cell>
          <table:table-cell table:style-name="ce199" office:value-type="string">
            <text:p>CLAPAS PETANQUE BOULISTE <text:s/>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450">
            <text:p>45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4821">
            <text:p>4821</text:p>
          </table:table-cell>
          <table:table-cell table:style-name="ce199" office:value-type="string">
            <text:p>CLUB DES SUPPORTERS BLUE FOX DU MONTPELLIER HANDBALL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4800">
            <text:p>4 8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1819">
            <text:p>1819</text:p>
          </table:table-cell>
          <table:table-cell table:style-name="ce199" office:value-type="string">
            <text:p>CLUB SPORTIF BOULISTE DE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250">
            <text:p>2 25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4870">
            <text:p>4870</text:p>
          </table:table-cell>
          <table:table-cell table:style-name="ce199" office:value-type="string">
            <text:p>CLUB SPORTIF DES SOURDS DE MONTPELLIER ET DE L'HERAULT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500">
            <text:p>1 5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1549">
            <text:p>1549</text:p>
          </table:table-cell>
          <table:table-cell table:style-name="ce199" office:value-type="string">
            <text:p>COMITE DEPARTEMENTAL DU SPORT ADAPTE HERAULT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1785">
            <text:p>1785</text:p>
          </table:table-cell>
          <table:table-cell table:style-name="ce199" office:value-type="string">
            <text:p>COMITE D'ORGANISATION FORUM SPORTIF ET CULTUREL - COFSEC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1800">
            <text:p>11 8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72">
            <text:p>72</text:p>
          </table:table-cell>
          <table:table-cell table:style-name="ce199" office:value-type="string">
            <text:p>CROIX D'ARGENT BASKET CAB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7000">
            <text:p>27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2470">
            <text:p>2470</text:p>
          </table:table-cell>
          <table:table-cell table:style-name="ce199" office:value-type="string">
            <text:p>CROIX D'ARGENT PETANQU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450">
            <text:p>450 €</text:p>
          </table:table-cell>
          <table:table-cell table:number-columns-repeated="251"/>
        </table:table-row>
        <table:table-row table:style-name="ro10">
          <table:table-cell table:style-name="ce195" office:value-type="float" office:value="5610">
            <text:p>5610</text:p>
          </table:table-cell>
          <table:table-cell table:style-name="ce199" office:value-type="string">
            <text:p>DES FOULEES VOUS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COURSES SOLIDAIRES, JOURNEE INTERNATIONALE DES DROITS DE L'ENFANT</text:p>
          </table:table-cell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406">
            <text:p>406</text:p>
          </table:table-cell>
          <table:table-cell table:style-name="ce199" office:value-type="string">
            <text:p>ECHECS CLUB MONTPELLIER ECM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7300">
            <text:p>7 3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406">
            <text:p>406</text:p>
          </table:table-cell>
          <table:table-cell table:style-name="ce199" office:value-type="string">
            <text:p>ECHECS CLUB MONTPELLIER ECM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CHESSATHLON 2013/2014</text:p>
          </table:table-cell>
          <table:table-cell table:style-name="ce204" office:value-type="float" office:value="1900">
            <text:p>1 9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634">
            <text:p>3634</text:p>
          </table:table-cell>
          <table:table-cell table:style-name="ce199" office:value-type="string">
            <text:p>ECOLE DE BOWLING DE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450">
            <text:p>2 450 €</text:p>
          </table:table-cell>
          <table:table-cell table:number-columns-repeated="251"/>
        </table:table-row>
        <table:table-row table:style-name="ro3">
          <table:table-cell table:style-name="ce195" office:value-type="float" office:value="4897">
            <text:p>4897</text:p>
          </table:table-cell>
          <table:table-cell table:style-name="ce199" office:value-type="string">
            <text:p>ENERGIE PAILLAD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000">
            <text:p>1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4233">
            <text:p>4233</text:p>
          </table:table-cell>
          <table:table-cell table:style-name="ce199" office:value-type="string">
            <text:p>ENTENTE CHEMINOTS LANTISSARGU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250">
            <text:p>2 25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978">
            <text:p>978</text:p>
          </table:table-cell>
          <table:table-cell table:style-name="ce199" office:value-type="string">
            <text:p>ENTENTE SPORTIVE BOULISTE DE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950">
            <text:p>1 95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978">
            <text:p>978</text:p>
          </table:table-cell>
          <table:table-cell table:style-name="ce199" office:value-type="string">
            <text:p>ENTENTE SPORTIVE BOULISTE DE MONTPELLIER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GRAND PRIX DE BOULISTE DE MONTPELLIER</text:p>
          </table:table-cell>
          <table:table-cell table:style-name="ce204" office:value-type="float" office:value="8000">
            <text:p>8 0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5442">
            <text:p>5442</text:p>
          </table:table-cell>
          <table:table-cell table:style-name="ce199" office:value-type="string">
            <text:p>EURSL MONTPELLIER AGGLOMERATION HANDBALL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23000">
            <text:p>223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2066">
            <text:p>2066</text:p>
          </table:table-cell>
          <table:table-cell table:style-name="ce199" office:value-type="string">
            <text:p>FETE LE MUR MONTPELLIER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9000">
            <text:p>9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102">
            <text:p>102</text:p>
          </table:table-cell>
          <table:table-cell table:style-name="ce199" office:value-type="string">
            <text:p>FOOTBALL CLUB PETIT BARD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9000">
            <text:p>39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5167">
            <text:p>5167</text:p>
          </table:table-cell>
          <table:table-cell table:style-name="ce199" office:value-type="string">
            <text:p>GENERATION TAEKWONDO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900">
            <text:p>5 9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5635">
            <text:p>5635</text:p>
          </table:table-cell>
          <table:table-cell table:style-name="ce199" office:value-type="string">
            <text:p>GOREE BASKET CLUB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000">
            <text:p>1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649">
            <text:p>3649</text:p>
          </table:table-cell>
          <table:table-cell table:style-name="ce199" office:value-type="string">
            <text:p>GYMNASTIQUE VOLONTAIRE SECTION D'ALCO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80">
            <text:p>38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5698">
            <text:p>5698</text:p>
          </table:table-cell>
          <table:table-cell table:style-name="ce199" office:value-type="string">
            <text:p>INSTITUT DE BOXE PIEDS POING MONTPELLIERAIN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CEINTURE MONDIALE DE CHAUSSFIGHT</text:p>
          </table:table-cell>
          <table:table-cell table:style-name="ce204" office:value-type="float" office:value="4000">
            <text:p>4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4533">
            <text:p>4533</text:p>
          </table:table-cell>
          <table:table-cell table:style-name="ce199" office:value-type="string">
            <text:p>JEUNESSE SANS FRONTIER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450">
            <text:p>1 45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5032">
            <text:p>5032</text:p>
          </table:table-cell>
          <table:table-cell table:style-name="ce199" office:value-type="string">
            <text:p>LA BOULE CATALANE GELY FIGUEROLL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5032">
            <text:p>5032</text:p>
          </table:table-cell>
          <table:table-cell table:style-name="ce199" office:value-type="string">
            <text:p>LA BOULE CATALANE GELY FIGUEROLLES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challenge HERNANDEZ</text:p>
          </table:table-cell>
          <table:table-cell table:style-name="ce204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1234">
            <text:p>1234</text:p>
          </table:table-cell>
          <table:table-cell table:style-name="ce199" office:value-type="string">
            <text:p>LA BOULE DU LANTISSARGU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4547">
            <text:p>4547</text:p>
          </table:table-cell>
          <table:table-cell table:style-name="ce199" office:value-type="string">
            <text:p>LA MAISON DU JUDO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900">
            <text:p>2 9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1195">
            <text:p>1195</text:p>
          </table:table-cell>
          <table:table-cell table:style-name="ce199" office:value-type="string">
            <text:p>LIONS CLUB MONTPELLIER LANGUEDOC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20 KM DE MONTPELLIER 2014</text:p>
          </table:table-cell>
          <table:table-cell table:style-name="ce204" office:value-type="float" office:value="3000">
            <text:p>3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577">
            <text:p>577</text:p>
          </table:table-cell>
          <table:table-cell table:style-name="ce199" office:value-type="string">
            <text:p>MALBOSC PETANQUE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000">
            <text:p>1 0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4701">
            <text:p>4701</text:p>
          </table:table-cell>
          <table:table-cell table:style-name="ce199" office:value-type="string">
            <text:p>MFA MONTPELLIER FOOTBALL AMERICAIN LES HURRICANES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3500">
            <text:p>3 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1238">
            <text:p>1238</text:p>
          </table:table-cell>
          <table:table-cell table:style-name="ce199" office:value-type="string">
            <text:p>MONTPELLIER A M JUDO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900">
            <text:p>2 900 €</text:p>
          </table:table-cell>
          <table:table-cell table:number-columns-repeated="251"/>
        </table:table-row>
        <table:table-row table:style-name="ro8">
          <table:table-cell table:style-name="ce195" office:value-type="float" office:value="5223">
            <text:p>5223</text:p>
          </table:table-cell>
          <table:table-cell table:style-name="ce199" office:value-type="string">
            <text:p>MONTPELLIER AGGLO ATHLETIC MEDITERRANEE <text:s/>M2AM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95000">
            <text:p>95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864">
            <text:p>864</text:p>
          </table:table-cell>
          <table:table-cell table:style-name="ce199" office:value-type="string">
            <text:p>MONTPELLIER AGGLOMERATION CANOE KAYAK UC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800">
            <text:p>2 8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4012">
            <text:p>4012</text:p>
          </table:table-cell>
          <table:table-cell table:style-name="ce199" office:value-type="string">
            <text:p>MONTPELLIER AGGLOMERATION FUTSAL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6000">
            <text:p>6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659">
            <text:p>3659</text:p>
          </table:table-cell>
          <table:table-cell table:style-name="ce199" office:value-type="string">
            <text:p>MONTPELLIER AGGLOMERATION TAEKWONDO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9000">
            <text:p>9 0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3659">
            <text:p>3659</text:p>
          </table:table-cell>
          <table:table-cell table:style-name="ce199" office:value-type="string">
            <text:p>MONTPELLIER AGGLOMERATION TAEKWONDO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CENTRE DE FORMATION</text:p>
          </table:table-cell>
          <table:table-cell table:style-name="ce204" office:value-type="float" office:value="2000">
            <text:p>2 0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278">
            <text:p>278</text:p>
          </table:table-cell>
          <table:table-cell table:style-name="ce199" office:value-type="string">
            <text:p>MONTPELLIER ARC CLUB MAC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7500">
            <text:p>7 500 €</text:p>
          </table:table-cell>
          <table:table-cell table:number-columns-repeated="251"/>
        </table:table-row>
        <table:table-row table:style-name="ro7">
          <table:table-cell table:style-name="ce195" office:value-type="float" office:value="278">
            <text:p>278</text:p>
          </table:table-cell>
          <table:table-cell table:style-name="ce199" office:value-type="string">
            <text:p>MONTPELLIER ARC CLUB MAC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LA TNJ MONTPELLIERAINE</text:p>
          </table:table-cell>
          <table:table-cell table:style-name="ce204" office:value-type="float" office:value="3000">
            <text:p>3 000 €</text:p>
          </table:table-cell>
          <table:table-cell office:value-type="float" office:value="3000">
            <text:p>3000</text:p>
          </table:table-cell>
          <table:table-cell table:number-columns-repeated="250"/>
        </table:table-row>
        <table:table-row table:style-name="ro7">
          <table:table-cell table:style-name="ce195" office:value-type="float" office:value="1918">
            <text:p>1918</text:p>
          </table:table-cell>
          <table:table-cell table:style-name="ce199" office:value-type="string">
            <text:p>MONTPELLIER ATHLETIC RUNNING CLUB MARC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2500">
            <text:p>2 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769">
            <text:p>769</text:p>
          </table:table-cell>
          <table:table-cell table:style-name="ce199" office:value-type="string">
            <text:p>MONTPELLIER BADMINTON CLUB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1500">
            <text:p>1 500 €</text:p>
          </table:table-cell>
          <table:table-cell table:number-columns-repeated="251"/>
        </table:table-row>
        <table:table-row table:style-name="ro6">
          <table:table-cell table:style-name="ce195" office:value-type="float" office:value="769">
            <text:p>769</text:p>
          </table:table-cell>
          <table:table-cell table:style-name="ce199" office:value-type="string">
            <text:p>MONTPELLIER BADMINTON CLUB </text:p>
          </table:table-cell>
          <table:table-cell table:style-name="ce195" office:value-type="string">
            <text:p>P</text:p>
          </table:table-cell>
          <table:table-cell table:style-name="ce199" office:value-type="string">
            <text:p>MBC TOUR </text:p>
          </table:table-cell>
          <table:table-cell table:style-name="ce204" office:value-type="float" office:value="900">
            <text:p>900 €</text:p>
          </table:table-cell>
          <table:table-cell table:number-columns-repeated="251"/>
        </table:table-row>
        <table:table-row table:style-name="ro9">
          <table:table-cell table:style-name="ce195" office:value-type="float" office:value="1417">
            <text:p>1417</text:p>
          </table:table-cell>
          <table:table-cell table:style-name="ce199" office:value-type="string">
            <text:p>MONTPELLIER BASEBALL UNIVERSITE CLUB, LES BARRACUDAS DU LEZ </text:p>
          </table:table-cell>
          <table:table-cell table:style-name="ce195" office:value-type="string">
            <text:p>F</text:p>
          </table:table-cell>
          <table:table-cell table:style-name="ce199"/>
          <table:table-cell table:style-name="ce204" office:value-type="float" office:value="4800">
            <text:p>4 8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3568">
            <text:p>3568</text:p>
          </table:table-cell>
          <table:table-cell table:style-name="ce200" office:value-type="string">
            <text:p>MONTPELLIER BASKET MOSSON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6000">
            <text:p>16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702">
            <text:p>702</text:p>
          </table:table-cell>
          <table:table-cell table:style-name="ce200" office:value-type="string">
            <text:p>MONTPELLIER BEACH VOLLEY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CEV Beach Masters</text:p>
          </table:table-cell>
          <table:table-cell table:style-name="ce205" office:value-type="float" office:value="6000">
            <text:p>6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2140">
            <text:p>2140</text:p>
          </table:table-cell>
          <table:table-cell table:style-name="ce200" office:value-type="string">
            <text:p>MONTPELLIER CHAMBERTE HANDBALL MCHB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000">
            <text:p>1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2260">
            <text:p>2260</text:p>
          </table:table-cell>
          <table:table-cell table:style-name="ce200" office:value-type="string">
            <text:p>MONTPELLIER CLUB HANDISPORT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9000">
            <text:p>19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3808">
            <text:p>3808</text:p>
          </table:table-cell>
          <table:table-cell table:style-name="ce200" office:value-type="string">
            <text:p>MONTPELLIER CULTURE SPORT ADAPTE MCSA.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3500">
            <text:p>3 5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3808">
            <text:p>3808</text:p>
          </table:table-cell>
          <table:table-cell table:style-name="ce200" office:value-type="string">
            <text:p>MONTPELLIER CULTURE SPORT ADAPTE MCSA.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Chacun sa foulée</text:p>
          </table:table-cell>
          <table:table-cell table:style-name="ce205" office:value-type="float" office:value="2000">
            <text:p>2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4556">
            <text:p>4556</text:p>
          </table:table-cell>
          <table:table-cell table:style-name="ce200" office:value-type="string">
            <text:p>MONTPELLIER EAUX VIVES CANOE-KAYAK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5800">
            <text:p>5 8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4643">
            <text:p>4643</text:p>
          </table:table-cell>
          <table:table-cell table:style-name="ce200" office:value-type="string">
            <text:p>MONTPELLIER FUNNY RIDERS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000">
            <text:p>2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28">
            <text:p>128</text:p>
          </table:table-cell>
          <table:table-cell table:style-name="ce200" office:value-type="string">
            <text:p>MONTPELLIER HANDBALL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70000">
            <text:p>70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1104">
            <text:p>1104</text:p>
          </table:table-cell>
          <table:table-cell table:style-name="ce200" office:value-type="string">
            <text:p>MONTPELLIER HERAULT SPORT CLUB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3000">
            <text:p>13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284">
            <text:p>284</text:p>
          </table:table-cell>
          <table:table-cell table:style-name="ce200" office:value-type="string">
            <text:p>MONTPELLIER INLIN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000">
            <text:p>1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3833">
            <text:p>3833</text:p>
          </table:table-cell>
          <table:table-cell table:style-name="ce200" office:value-type="string">
            <text:p>MONTPELLIER LANGUEDOC CYCLISM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4800">
            <text:p>4 800 €</text:p>
          </table:table-cell>
          <table:table-cell table:number-columns-repeated="251"/>
        </table:table-row>
        <table:table-row table:style-name="ro8">
          <table:table-cell table:style-name="ce196" office:value-type="float" office:value="4176">
            <text:p>4176</text:p>
          </table:table-cell>
          <table:table-cell table:style-name="ce200" office:value-type="string">
            <text:p>MONTPELLIER NATATION SYNCHRONISEE MNS. <text:s/>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8000">
            <text:p>8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788">
            <text:p>788</text:p>
          </table:table-cell>
          <table:table-cell table:style-name="ce200" office:value-type="string">
            <text:p>MONTPELLIER PAILLADE NATATION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900">
            <text:p>2 9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984">
            <text:p>984</text:p>
          </table:table-cell>
          <table:table-cell table:style-name="ce200" office:value-type="string">
            <text:p>MONTPELLIER PETANQUE SAINT MARTIN MPSM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3700">
            <text:p>3 7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1225">
            <text:p>1225</text:p>
          </table:table-cell>
          <table:table-cell table:style-name="ce200" office:value-type="string">
            <text:p>MONTPELLIER PETIT BARD FUTSAL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2000">
            <text:p>12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3933">
            <text:p>3933</text:p>
          </table:table-cell>
          <table:table-cell table:style-name="ce200" office:value-type="string">
            <text:p>MONTPELLIER ROLLER HOCKEY CLUB MRHC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0500">
            <text:p>10 5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5368">
            <text:p>5368</text:p>
          </table:table-cell>
          <table:table-cell table:style-name="ce200" office:value-type="string">
            <text:p>MONTPELLIER RUGBY CLUB <text:s/>SASP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18000">
            <text:p>118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850">
            <text:p>1850</text:p>
          </table:table-cell>
          <table:table-cell table:style-name="ce200" office:value-type="string">
            <text:p>MONTPELLIER RUGBY CLUB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12000">
            <text:p>112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1828">
            <text:p>1828</text:p>
          </table:table-cell>
          <table:table-cell table:style-name="ce200" office:value-type="string">
            <text:p>MONTPELLIER TANDEM CLUB HANDISPORT MTCH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500">
            <text:p>5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541">
            <text:p>1541</text:p>
          </table:table-cell>
          <table:table-cell table:style-name="ce200" office:value-type="string">
            <text:p>MONTPELLIER TENNIS DE TABL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7000">
            <text:p>27 000 €</text:p>
          </table:table-cell>
          <table:table-cell table:number-columns-repeated="251"/>
        </table:table-row>
        <table:table-row table:style-name="ro3">
          <table:table-cell table:style-name="ce196" office:value-type="float" office:value="5734">
            <text:p>5734</text:p>
          </table:table-cell>
          <table:table-cell table:style-name="ce200" office:value-type="string">
            <text:p>MONTPELLIER XIII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0000">
            <text:p>10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5002">
            <text:p>5002</text:p>
          </table:table-cell>
          <table:table-cell table:style-name="ce200" office:value-type="string">
            <text:p>MOSSON FULL CONTACT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4000">
            <text:p>4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845">
            <text:p>845</text:p>
          </table:table-cell>
          <table:table-cell table:style-name="ce200" office:value-type="string">
            <text:p>MUC AVIRON UNIVERSITE CLUB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3000">
            <text:p>3 000 €</text:p>
          </table:table-cell>
          <table:table-cell table:number-columns-repeated="251"/>
        </table:table-row>
        <table:table-row table:style-name="ro3">
          <table:table-cell table:style-name="ce196" office:value-type="float" office:value="919">
            <text:p>919</text:p>
          </table:table-cell>
          <table:table-cell table:style-name="ce200" office:value-type="string">
            <text:p>MUC ESCRIM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1300">
            <text:p>21 300 €</text:p>
          </table:table-cell>
          <table:table-cell table:number-columns-repeated="251"/>
        </table:table-row>
        <table:table-row table:style-name="ro3">
          <table:table-cell table:style-name="ce196" office:value-type="float" office:value="926">
            <text:p>926</text:p>
          </table:table-cell>
          <table:table-cell table:style-name="ce200" office:value-type="string">
            <text:p>MUC OMNISPORTS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86000">
            <text:p>86 000 €</text:p>
          </table:table-cell>
          <table:table-cell table:number-columns-repeated="251"/>
        </table:table-row>
        <table:table-row table:style-name="ro3">
          <table:table-cell table:style-name="ce196" office:value-type="float" office:value="917">
            <text:p>917</text:p>
          </table:table-cell>
          <table:table-cell table:style-name="ce200" office:value-type="string">
            <text:p>MUC VOLLEY-BALL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9000">
            <text:p>19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794">
            <text:p>794</text:p>
          </table:table-cell>
          <table:table-cell table:style-name="ce200" office:value-type="string">
            <text:p>OCCITANIE PETANQU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500">
            <text:p>1 5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2722">
            <text:p>2722</text:p>
          </table:table-cell>
          <table:table-cell table:style-name="ce200" office:value-type="string">
            <text:p>PETANQUE CLUB MONTPELLIER CELLENEUV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3000">
            <text:p>3 0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2608">
            <text:p>2608</text:p>
          </table:table-cell>
          <table:table-cell table:style-name="ce200" office:value-type="string">
            <text:p>RACING-CLUB LEMASSON MONTPELLIER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0000">
            <text:p>10 000 €</text:p>
          </table:table-cell>
          <table:table-cell table:number-columns-repeated="251"/>
        </table:table-row>
        <table:table-row table:style-name="ro8">
          <table:table-cell table:style-name="ce196" office:value-type="float" office:value="2608">
            <text:p>2608</text:p>
          </table:table-cell>
          <table:table-cell table:style-name="ce200" office:value-type="string">
            <text:p>RACING-CLUB LEMASSON MONTPELLIER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TOURNOI NATIONAL ET INTERNATIONAL + ECHANGES</text:p>
          </table:table-cell>
          <table:table-cell table:style-name="ce205" office:value-type="float" office:value="3000">
            <text:p>3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2320">
            <text:p>2320</text:p>
          </table:table-cell>
          <table:table-cell table:style-name="ce200" office:value-type="string">
            <text:p>RIMBAUD PETANQU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000">
            <text:p>2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4489">
            <text:p>4489</text:p>
          </table:table-cell>
          <table:table-cell table:style-name="ce200" office:value-type="string">
            <text:p>RING ATHLETIQUE DU PETIT BARD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500">
            <text:p>1 5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931">
            <text:p>931</text:p>
          </table:table-cell>
          <table:table-cell table:style-name="ce200" office:value-type="string">
            <text:p>SAINT-MARTIN GAZELEC MONTPELLIER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2500">
            <text:p>12 50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931">
            <text:p>931</text:p>
          </table:table-cell>
          <table:table-cell table:style-name="ce200" office:value-type="string">
            <text:p>SAINT-MARTIN GAZELEC MONTPELLIER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TOURNOI INTERNATIONAL DE FOOTBALL</text:p>
          </table:table-cell>
          <table:table-cell table:style-name="ce205" office:value-type="float" office:value="10000">
            <text:p>10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403">
            <text:p>1403</text:p>
          </table:table-cell>
          <table:table-cell table:style-name="ce200" office:value-type="string">
            <text:p>SARBACANE DE L' HERAULT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200">
            <text:p>1 200 €</text:p>
          </table:table-cell>
          <table:table-cell table:number-columns-repeated="251"/>
        </table:table-row>
        <table:table-row table:style-name="ro8">
          <table:table-cell table:style-name="ce196" office:value-type="float" office:value="5443">
            <text:p>5443</text:p>
          </table:table-cell>
          <table:table-cell table:style-name="ce200" office:value-type="string">
            <text:p>SASP MONTPELLIER HERAULT SPORT CLUB <text:s/>SASP MHSC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95000">
            <text:p>95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979">
            <text:p>979</text:p>
          </table:table-cell>
          <table:table-cell table:style-name="ce200" office:value-type="string">
            <text:p>SOCIETE BOULISTE MONTPELLIERAIN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450">
            <text:p>450 €</text:p>
          </table:table-cell>
          <table:table-cell table:number-columns-repeated="251"/>
        </table:table-row>
        <table:table-row table:style-name="ro8">
          <table:table-cell table:style-name="ce196" office:value-type="float" office:value="979">
            <text:p>979</text:p>
          </table:table-cell>
          <table:table-cell table:style-name="ce200" office:value-type="string">
            <text:p>SOCIETE BOULISTE MONTPELLIERAINE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ORGANISER LE CHALLANGE EN SOUVENIR B.GASSET</text:p>
          </table:table-cell>
          <table:table-cell table:style-name="ce205" office:value-type="float" office:value="450">
            <text:p>45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897">
            <text:p>897</text:p>
          </table:table-cell>
          <table:table-cell table:style-name="ce200" office:value-type="string">
            <text:p>SOCIETE DE TIR DE MONTPELLIER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800">
            <text:p>1 8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4291">
            <text:p>4291</text:p>
          </table:table-cell>
          <table:table-cell table:style-name="ce200" office:value-type="string">
            <text:p>SPORT INSERTION JEUNES <text:s/>SIJM 34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1200">
            <text:p>1 2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584">
            <text:p>1584</text:p>
          </table:table-cell>
          <table:table-cell table:style-name="ce200" office:value-type="string">
            <text:p>SPORT QUILLES MONTPELLIER SQM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950">
            <text:p>95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2502">
            <text:p>2502</text:p>
          </table:table-cell>
          <table:table-cell table:style-name="ce200" office:value-type="string">
            <text:p>SPORT TAMBOURIN CLUB DE MONTPELLIER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950">
            <text:p>950 €</text:p>
          </table:table-cell>
          <table:table-cell table:number-columns-repeated="251"/>
        </table:table-row>
        <table:table-row table:style-name="ro7">
          <table:table-cell table:style-name="ce196" office:value-type="float" office:value="1420">
            <text:p>1420</text:p>
          </table:table-cell>
          <table:table-cell table:style-name="ce200" office:value-type="string">
            <text:p>STADE LUNARET NORD MONTPELLIER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8000">
            <text:p>8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192">
            <text:p>1192</text:p>
          </table:table-cell>
          <table:table-cell table:style-name="ce200" office:value-type="string">
            <text:p>TENNIS CLUB DE LA PAILLAD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6000">
            <text:p>26 0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192">
            <text:p>1192</text:p>
          </table:table-cell>
          <table:table-cell table:style-name="ce200" office:value-type="string">
            <text:p>TENNIS CLUB DE LA PAILLADE </text:p>
          </table:table-cell>
          <table:table-cell table:style-name="ce196" office:value-type="string">
            <text:p>P</text:p>
          </table:table-cell>
          <table:table-cell table:style-name="ce200" office:value-type="string">
            <text:p>TOURNOI OPEN</text:p>
          </table:table-cell>
          <table:table-cell table:style-name="ce205" office:value-type="float" office:value="1950">
            <text:p>1 950 €</text:p>
          </table:table-cell>
          <table:table-cell table:number-columns-repeated="251"/>
        </table:table-row>
        <table:table-row table:style-name="ro10">
          <table:table-cell table:style-name="ce196" office:value-type="float" office:value="3534">
            <text:p>3534</text:p>
          </table:table-cell>
          <table:table-cell table:style-name="ce200" office:value-type="string">
            <text:p>UNION MONTPELLIERAINE POUR LE DEVELOPPEMENT DU SPORT ET DE LA CULTURE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2900">
            <text:p>2 900 €</text:p>
          </table:table-cell>
          <table:table-cell table:number-columns-repeated="251"/>
        </table:table-row>
        <table:table-row table:style-name="ro6">
          <table:table-cell table:style-name="ce196" office:value-type="float" office:value="1634">
            <text:p>1634</text:p>
          </table:table-cell>
          <table:table-cell table:style-name="ce200" office:value-type="string">
            <text:p>VOLLEY LOISIR MONTPELLIER VLM </text:p>
          </table:table-cell>
          <table:table-cell table:style-name="ce196" office:value-type="string">
            <text:p>F</text:p>
          </table:table-cell>
          <table:table-cell table:style-name="ce200"/>
          <table:table-cell table:style-name="ce205" office:value-type="float" office:value="500">
            <text:p>500 €</text:p>
          </table:table-cell>
          <table:table-cell table:number-columns-repeated="251"/>
        </table:table-row>
        <table:table-row table:style-name="ro11">
          <table:table-cell table:style-name="ce197" office:value-type="float" office:value="1634">
            <text:p>1634</text:p>
          </table:table-cell>
          <table:table-cell table:style-name="ce201" office:value-type="string">
            <text:p>VOLLEY LOISIR MONTPELLIER VLM </text:p>
          </table:table-cell>
          <table:table-cell table:style-name="ce197" office:value-type="string">
            <text:p>P</text:p>
          </table:table-cell>
          <table:table-cell table:style-name="ce201" office:value-type="string">
            <text:p>DEVELOPPEMENT VOLLEY JEUNES LICENCIES</text:p>
          </table:table-cell>
          <table:table-cell table:style-name="ce206" office:value-type="float" office:value="250">
            <text:p>250 €</text:p>
          </table:table-cell>
          <table:table-cell table:number-columns-repeated="251"/>
        </table:table-row>
        <table:table-row table:style-name="ro12">
          <table:table-cell table:style-name="ce198"/>
          <table:table-cell table:style-name="ce202" table:number-columns-repeated="2"/>
          <table:table-cell table:style-name="ce203" office:value-type="string">
            <text:p>Total</text:p>
          </table:table-cell>
          <table:table-cell table:style-name="ce207" table:formula="of:=SUM([.E1:.E121])" office:value-type="float" office:value="1556280">
            <text:p>1 556 280 €</text:p>
          </table:table-cell>
          <table:table-cell table:number-columns-repeated="251"/>
        </table:table-row>
        <table:table-row table:style-name="ro3" table:number-rows-repeated="1048453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/>
      <table:database-ranges>
        <table:database-range table:name="Excel_BuiltIn__FilterDatabase" table:target-range-address="'Détail culture'.A1:'Détail culture'.J1" table:display-filter-buttons="true"/>
      </table:database-ranges>
      <table:data-pilot-tables>
        <table:data-pilot-table table:name="Tableau croisé dynamique1" table:application-data="" table:target-range-address="'Par thématique'.A3:'Par thématique'.B30" table:buttons="'Par thématique'.A4" table:ignore-empty-rows="true" table:identify-categories="true" table:show-filter-button="false">
          <table:source-cell-range table:cell-range-address="Subventions.A1:Subventions.H65353"/>
          <table:data-pilot-field table:source-field-name="Thématiqu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CTIONS INTERNATIONALES ET JUMELAGES" table:display="true" table:show-details="true"/>
                <table:data-pilot-member table:name="ANCIENS COMBATTANTS / ECOMOBILITE" table:display="true" table:show-details="true"/>
                <table:data-pilot-member table:name="COHESION SOCIALE" table:display="true" table:show-details="true"/>
                <table:data-pilot-member table:name="CULTURE" table:display="true" table:show-details="true"/>
                <table:data-pilot-member table:name="DROIT LOGEMENT - CAUTION" table:display="true" table:show-details="true"/>
                <table:data-pilot-member table:name="ECONOMIE DES RESSOURCES ET DU PATRIMOINE" table:display="true" table:show-details="true"/>
                <table:data-pilot-member table:name="EGALITE DES DROITS ET DEVOIRS - LUTTE CONTRE LES DISCRIMINATIONS" table:display="true" table:show-details="true"/>
                <table:data-pilot-member table:name="EGALITE DES DROITS ET DEVOIRS - PREVENTION ROUTIERE" table:display="true" table:show-details="true"/>
                <table:data-pilot-member table:name="EMPLOI DEV ECO COMMERCIAL / EMPLOI" table:display="true" table:show-details="true"/>
                <table:data-pilot-member table:name="EMPLOI DEV ECO COMMERCIAL /DEV ECO COMMERCIAL" table:display="true" table:show-details="true"/>
                <table:data-pilot-member table:name="EXCLUSION ANIMAL DANS LA VILLE / ANIMAL DANS LA VILLE" table:display="true" table:show-details="true"/>
                <table:data-pilot-member table:name="EXCLUSION ANIMAL DANS LA VILLE / EXCLUSION" table:display="true" table:show-details="true"/>
                <table:data-pilot-member table:name="FINANCES" table:display="true" table:show-details="true"/>
                <table:data-pilot-member table:name="HANDICAP" table:display="true" table:show-details="true"/>
                <table:data-pilot-member table:name="JEUNESSE / VILLE ETUDIANTE" table:display="true" table:show-details="true"/>
                <table:data-pilot-member table:name="MONTPELLIER TERRITOIRE NUMERIQUE" table:display="true" table:show-details="true"/>
                <table:data-pilot-member table:name="PETITE ENFANCE DROITS DES FEMMES / DROITS DES FEMMES" table:display="true" table:show-details="true"/>
                <table:data-pilot-member table:name="PETITE ENFANCE DROITS DES FEMMES / PETITE ENFANCE" table:display="true" table:show-details="true"/>
                <table:data-pilot-member table:name="QUALITE ESPACE PUBLIC ECOLOGIE" table:display="true" table:show-details="true"/>
                <table:data-pilot-member table:name="REUSSITE EDUCATIVE" table:display="true" table:show-details="true"/>
                <table:data-pilot-member table:name="SANTE" table:display="true" table:show-details="true"/>
                <table:data-pilot-member table:name="SOLIDARITE" table:display="true" table:show-details="true"/>
                <table:data-pilot-member table:name="SPORTS" table:display="true" table:show-details="true"/>
                <table:data-pilot-member table:name="VIE ASSOCIATIV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d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ructur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 du projet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ntant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oposée 2014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1 proposée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ntant" tableooo:display-name="Somme de Montant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ooo:display-name="Données" table:is-data-layout-field="true" table:orientation="hidden" table:used-hierarchy="-1" table:function="auto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 number:grouping="true"/>
    </number:number-style>
    <number:number-style style:name="N119">
      <number:number number:decimal-places="0" number:min-integer-digits="1" number:grouping="true"/>
      <number:text> €</number:text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/04/2014</text:date>, <text:time>16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bventions" style:display-name="PageStyle_Subven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_20_thématique" style:display-name="PageStyle_Par thémat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étail_20_culture" style:display-name="PageStyle_Détail cul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étail_20_Sport" style:display-name="PageStyle_Détail Spor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AIR,Sophian</meta:initial-creator>
    <meta:creation-date>2014-01-27T11:47:46</meta:creation-date>
    <dc:creator>john smith</dc:creator>
    <dc:date>2014-04-10T16:05:31</dc:date>
    <meta:document-statistic meta:table-count="4" meta:cell-count="15028" meta:object-count="0"/>
    <meta:generator>OpenOffice/4.0.1$Win32 OpenOffice.org_project/401m5$Build-9714</meta:generator>
  </office:meta>
</office:document-meta>
</file>